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1ae7c6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b83b1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6e3332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6e3f31" style:font-size-asian="10.5pt" style:font-style-asian="italic" style:font-size-complex="12pt" style:font-style-complex="italic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64" style:family="paragraph" style:parent-style-name="Text_20_body">
      <style:paragraph-properties fo:text-align="center" style:justify-single-word="false"/>
      <style:text-properties officeooo:paragraph-rsid="001ae7c6"/>
    </style:style>
    <style:style style:name="P65" style:family="paragraph" style:parent-style-name="Text_20_body">
      <style:text-properties officeooo:paragraph-rsid="001e16ea"/>
    </style:style>
    <style:style style:name="P66" style:family="paragraph" style:parent-style-name="Text_20_body">
      <style:text-properties officeooo:rsid="019ddc74" officeooo:paragraph-rsid="001e16ea"/>
    </style:style>
    <style:style style:name="P67" style:family="paragraph" style:parent-style-name="Text_20_body" style:list-style-name="L1">
      <style:text-properties officeooo:paragraph-rsid="001e16ea"/>
    </style:style>
    <style:style style:name="P68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69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70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71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73" style:family="paragraph" style:parent-style-name="Text_20_body" style:list-style-name="L2">
      <style:text-properties officeooo:rsid="019ddc74" officeooo:paragraph-rsid="001e16ea"/>
    </style:style>
    <style:style style:name="P74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6" style:family="paragraph" style:parent-style-name="Heading_20_1" style:list-style-name=""/>
    <style:style style:name="P77" style:family="paragraph" style:parent-style-name="Heading_20_1">
      <style:paragraph-properties fo:break-before="page"/>
    </style:style>
    <style:style style:name="P78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officeooo:rsid="00749e07" style:font-weight-asian="bold" style:font-weight-complex="bold"/>
    </style:style>
    <style:style style:name="T3" style:family="text">
      <style:text-properties style:text-position="super 58%" fo:font-weight="bold" officeooo:rsid="001e16ea" style:font-weight-asian="bold" style:font-weight-complex="bold"/>
    </style:style>
    <style:style style:name="T4" style:family="text">
      <style:text-properties officeooo:rsid="00184249"/>
    </style:style>
    <style:style style:name="T5" style:family="text">
      <style:text-properties officeooo:rsid="001e16ea"/>
    </style:style>
    <style:style style:name="T6" style:family="text">
      <style:text-properties officeooo:rsid="0016dcb2"/>
    </style:style>
    <style:style style:name="T7" style:family="text">
      <style:text-properties officeooo:rsid="002af4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f49a" style:font-weight-asian="bold" style:font-weight-complex="bold"/>
    </style:style>
    <style:style style:name="T10" style:family="text">
      <style:text-properties fo:font-weight="bold" officeooo:rsid="001f5ebc" style:font-weight-asian="bold" style:font-weight-complex="bold"/>
    </style:style>
    <style:style style:name="T11" style:family="text">
      <style:text-properties officeooo:rsid="00368c79"/>
    </style:style>
    <style:style style:name="T12" style:family="text">
      <style:text-properties officeooo:rsid="0036f4ba"/>
    </style:style>
    <style:style style:name="T13" style:family="text">
      <style:text-properties officeooo:rsid="0037a73d"/>
    </style:style>
    <style:style style:name="T14" style:family="text">
      <style:text-properties officeooo:rsid="0037a803"/>
    </style:style>
    <style:style style:name="T15" style:family="text">
      <style:text-properties officeooo:rsid="003918ee"/>
    </style:style>
    <style:style style:name="T16" style:family="text">
      <style:text-properties officeooo:rsid="003d9ab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04c9d" style:font-style-asian="italic" style:font-style-complex="italic"/>
    </style:style>
    <style:style style:name="T19" style:family="text">
      <style:text-properties fo:font-style="italic" officeooo:rsid="0037a73d" style:font-style-asian="italic" style:font-style-complex="italic"/>
    </style:style>
    <style:style style:name="T20" style:family="text">
      <style:text-properties fo:font-style="italic" officeooo:rsid="0044ef6e" style:font-style-asian="italic" style:font-style-complex="italic"/>
    </style:style>
    <style:style style:name="T21" style:family="text">
      <style:text-properties fo:font-style="italic" officeooo:rsid="004b899f" style:font-style-asian="italic" style:font-style-complex="italic"/>
    </style:style>
    <style:style style:name="T22" style:family="text">
      <style:text-properties fo:font-style="italic" officeooo:rsid="004c2d5a" style:font-style-asian="italic" style:font-style-complex="italic"/>
    </style:style>
    <style:style style:name="T23" style:family="text">
      <style:text-properties fo:font-style="italic" officeooo:rsid="0066d275" style:font-style-asian="italic" style:font-style-complex="italic"/>
    </style:style>
    <style:style style:name="T24" style:family="text">
      <style:text-properties fo:font-style="italic" officeooo:rsid="006e3332" style:font-style-asian="italic" style:font-style-complex="italic"/>
    </style:style>
    <style:style style:name="T25" style:family="text">
      <style:text-properties officeooo:rsid="00404c9d"/>
    </style:style>
    <style:style style:name="T26" style:family="text">
      <style:text-properties officeooo:rsid="004490ff"/>
    </style:style>
    <style:style style:name="T27" style:family="text">
      <style:text-properties officeooo:rsid="0044ef6e"/>
    </style:style>
    <style:style style:name="T28" style:family="text">
      <style:text-properties officeooo:rsid="0048f9db"/>
    </style:style>
    <style:style style:name="T29" style:family="text">
      <style:text-properties officeooo:rsid="0049e960"/>
    </style:style>
    <style:style style:name="T30" style:family="text">
      <style:text-properties officeooo:rsid="004d7fdd"/>
    </style:style>
    <style:style style:name="T31" style:family="text">
      <style:text-properties officeooo:rsid="004e0c01"/>
    </style:style>
    <style:style style:name="T32" style:family="text">
      <style:text-properties officeooo:rsid="004e2a5b"/>
    </style:style>
    <style:style style:name="T33" style:family="text">
      <style:text-properties officeooo:rsid="0050267e"/>
    </style:style>
    <style:style style:name="T34" style:family="text">
      <style:text-properties officeooo:rsid="00518c1c"/>
    </style:style>
    <style:style style:name="T35" style:family="text">
      <style:text-properties officeooo:rsid="00579a99"/>
    </style:style>
    <style:style style:name="T36" style:family="text">
      <style:text-properties officeooo:rsid="00624018"/>
    </style:style>
    <style:style style:name="T37" style:family="text">
      <style:text-properties officeooo:rsid="0066d275"/>
    </style:style>
    <style:style style:name="T38" style:family="text">
      <style:text-properties officeooo:rsid="00671aef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66d275" style:font-style-asian="normal" style:font-style-complex="normal"/>
    </style:style>
    <style:style style:name="T41" style:family="text">
      <style:text-properties fo:font-style="normal" officeooo:rsid="006e3332" style:font-style-asian="normal" style:font-style-complex="normal"/>
    </style:style>
    <style:style style:name="T42" style:family="text">
      <style:text-properties officeooo:rsid="006a9067"/>
    </style:style>
    <style:style style:name="T43" style:family="text">
      <style:text-properties officeooo:rsid="006e3332"/>
    </style:style>
    <style:style style:name="T44" style:family="text">
      <style:text-properties officeooo:rsid="006e3f31"/>
    </style:style>
    <style:style style:name="T45" style:family="text">
      <style:text-properties officeooo:rsid="0070a71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Title"><text:alphabetical-index-mark-start text:id="IMark67287928"/><text:alphabetical-index-mark-start text:id="IMark67132728"/><text:alphabetical-index-mark-start text:id="IMark68682888"/><text:alphabetical-index-mark-start text:id="IMark68686808"/><text:alphabetical-index-mark-start text:id="IMark67133288"/><text:alphabetical-index-mark-start text:id="IMark68691416"/><text:alphabetical-index-mark-start text:id="IMark68674136"/><text:alphabetical-index-mark-start text:id="IMark65030552"/><text:alphabetical-index-mark-start text:id="IMark68629960"/><text:alphabetical-index-mark-start text:id="IMark65672072"/><text:span text:style-name="T11">Sql</text:span><text:alphabetical-index-mark-end text:id="IMark65672072"/><text:alphabetical-index-mark-end text:id="IMark68629960"/><text:alphabetical-index-mark-end text:id="IMark65030552"/><text:alphabetical-index-mark-end text:id="IMark68674136"/><text:alphabetical-index-mark-end text:id="IMark68691416"/><text:alphabetical-index-mark-end text:id="IMark67133288"/><text:alphabetical-index-mark-end text:id="IMark68686808"/><text:alphabetical-index-mark-end text:id="IMark68682888"/><text:alphabetical-index-mark-end text:id="IMark67132728"/><text:alphabetical-index-mark-end text:id="IMark67287928"/><text:span text:style-name="T11">p -</text:span> Simple <text:alphabetical-index-mark-start text:id="IMark68316168"/><text:alphabetical-index-mark-start text:id="IMark68696200"/><text:alphabetical-index-mark-start text:id="IMark68697464"/><text:alphabetical-index-mark-start text:id="IMark64808120"/><text:alphabetical-index-mark-start text:id="IMark64270488"/>terminal<text:alphabetical-index-mark-end text:id="IMark64270488"/><text:alphabetical-index-mark-end text:id="IMark64808120"/><text:alphabetical-index-mark-end text:id="IMark68697464"/><text:alphabetical-index-mark-end text:id="IMark68696200"/><text:alphabetical-index-mark-end text:id="IMark68316168"/> <text:alphabetical-index-mark-start text:id="IMark65497096"/><text:alphabetical-index-mark-start text:id="IMark65538728"/><text:alphabetical-index-mark-start text:id="IMark65586344"/><text:alphabetical-index-mark-start text:id="IMark67308072"/><text:alphabetical-index-mark-start text:id="IMark65120408"/>query<text:alphabetical-index-mark-end text:id="IMark65120408"/><text:alphabetical-index-mark-end text:id="IMark67308072"/><text:alphabetical-index-mark-end text:id="IMark65586344"/><text:alphabetical-index-mark-end text:id="IMark65538728"/><text:alphabetical-index-mark-end text:id="IMark65497096"/> and <text:alphabetical-index-mark-start text:id="IMark65748584"/><text:alphabetical-index-mark-start text:id="IMark67107192"/><text:alphabetical-index-mark-start text:id="IMark66133352"/><text:alphabetical-index-mark-start text:id="IMark66604648"/><text:alphabetical-index-mark-start text:id="IMark66352568"/>.<text:alphabetical-index-mark-start text:id="IMark64957416"/><text:alphabetical-index-mark-start text:id="IMark64958680"/><text:alphabetical-index-mark-start text:id="IMark66355160"/><text:alphabetical-index-mark-start text:id="IMark66356392"/><text:alphabetical-index-mark-start text:id="IMark64460472"/><text:alphabetical-index-mark-start text:id="IMark60328264"/><text:alphabetical-index-mark-start text:id="IMark60329592"/><text:alphabetical-index-mark-start text:id="IMark52389848"/><text:alphabetical-index-mark-start text:id="IMark66711800"/><text:alphabetical-index-mark-start text:id="IMark52460792"/>sql<text:alphabetical-index-mark-end text:id="IMark52460792"/><text:alphabetical-index-mark-end text:id="IMark66711800"/><text:alphabetical-index-mark-end text:id="IMark52389848"/><text:alphabetical-index-mark-end text:id="IMark60329592"/><text:alphabetical-index-mark-end text:id="IMark60328264"/><text:alphabetical-index-mark-end text:id="IMark64460472"/><text:alphabetical-index-mark-end text:id="IMark66356392"/><text:alphabetical-index-mark-end text:id="IMark66355160"/><text:alphabetical-index-mark-end text:id="IMark64958680"/><text:alphabetical-index-mark-end text:id="IMark64957416"/><text:alphabetical-index-mark-end text:id="IMark66352568"/><text:alphabetical-index-mark-end text:id="IMark66604648"/><text:alphabetical-index-mark-end text:id="IMark66133352"/><text:alphabetical-index-mark-end text:id="IMark67107192"/><text:alphabetical-index-mark-end text:id="IMark65748584"/> <text:alphabetical-index-mark-start text:id="IMark65497240"/><text:alphabetical-index-mark-start text:id="IMark64800856"/><text:alphabetical-index-mark-start text:id="IMark64802184"/><text:alphabetical-index-mark-start text:id="IMark65278984"/><text:alphabetical-index-mark-start text:id="IMark67224216"/>file<text:alphabetical-index-mark-end text:id="IMark67224216"/><text:alphabetical-index-mark-end text:id="IMark65278984"/><text:alphabetical-index-mark-end text:id="IMark64802184"/><text:alphabetical-index-mark-end text:id="IMark64800856"/><text:alphabetical-index-mark-end text:id="IMark65497240"/> processing for <text:alphabetical-index-mark-start text:id="IMark68635016"/><text:alphabetical-index-mark-start text:id="IMark68636344"/><text:alphabetical-index-mark-start text:id="IMark68639704"/><text:alphabetical-index-mark-start text:id="IMark68641032"/><text:alphabetical-index-mark-start text:id="IMark68644376"/><text:alphabetical-index-mark-start text:id="IMark68647688"/><text:alphabetical-index-mark-start text:id="IMark68648984"/><text:alphabetical-index-mark-start text:id="IMark68652328"/><text:alphabetical-index-mark-start text:id="IMark68653656"/><text:alphabetical-index-mark-start text:id="IMark68657080"/><text:alphabetical-index-mark-start text:id="IMark68662952"/><text:alphabetical-index-mark-start text:id="IMark68664216"/><text:alphabetical-index-mark-start text:id="IMark68667640"/><text:alphabetical-index-mark-start text:id="IMark36034632"/><text:alphabetical-index-mark-start text:id="IMark68672312"/>Sql<text:alphabetical-index-mark-end text:id="IMark68672312"/><text:alphabetical-index-mark-end text:id="IMark36034632"/><text:alphabetical-index-mark-end text:id="IMark68667640"/><text:alphabetical-index-mark-end text:id="IMark68664216"/><text:alphabetical-index-mark-end text:id="IMark68662952"/><text:alphabetical-index-mark-end text:id="IMark68657080"/><text:alphabetical-index-mark-end text:id="IMark68653656"/><text:alphabetical-index-mark-end text:id="IMark68652328"/><text:alphabetical-index-mark-end text:id="IMark68648984"/><text:alphabetical-index-mark-end text:id="IMark68647688"/>ite<text:alphabetical-index-mark-end text:id="IMark68644376"/><text:alphabetical-index-mark-end text:id="IMark68641032"/><text:alphabetical-index-mark-end text:id="IMark68639704"/><text:alphabetical-index-mark-end text:id="IMark68636344"/><text:alphabetical-index-mark-end text:id="IMark68635016"/>3</text:p>
      <text:p text:style-name="Text_20_body"/>
      <text:p text:style-name="P64">Pablo <text:alphabetical-index-mark-start text:id="IMark68691032"/><text:alphabetical-index-mark-start text:id="IMark68687688"/><text:alphabetical-index-mark-start text:id="IMark68686424"/><text:alphabetical-index-mark-start text:id="IMark68682504"/><text:alphabetical-index-mark-start text:id="IMark68679112"/><text:alphabetical-index-mark-start text:id="IMark67132728"/><text:alphabetical-index-mark-start text:id="IMark68668968"/><text:alphabetical-index-mark-start text:id="IMark64802184"/><text:alphabetical-index-mark-start text:id="IMark68673752"/><text:alphabetical-index-mark-start text:id="IMark68629576"/><text:alphabetical-index-mark-start text:id="IMark65671688"/><text:alphabetical-index-mark-start text:id="IMark65030120"/><text:alphabetical-index-mark-start text:id="IMark68690568"/><text:alphabetical-index-mark-start text:id="IMark66762440"/><text:alphabetical-index-mark-start text:id="IMark68692888"/>Edronkin<text:alphabetical-index-mark-end text:id="IMark68692888"/><text:alphabetical-index-mark-end text:id="IMark66762440"/><text:alphabetical-index-mark-end text:id="IMark68690568"/><text:alphabetical-index-mark-end text:id="IMark65030120"/><text:alphabetical-index-mark-end text:id="IMark65671688"/><text:alphabetical-index-mark-end text:id="IMark68629576"/><text:alphabetical-index-mark-end text:id="IMark68673752"/><text:alphabetical-index-mark-end text:id="IMark64802184"/><text:alphabetical-index-mark-end text:id="IMark68668968"/><text:alphabetical-index-mark-end text:id="IMark67132728"/><text:alphabetical-index-mark-end text:id="IMark68679112"/><text:alphabetical-index-mark-end text:id="IMark68682504"/><text:alphabetical-index-mark-end text:id="IMark68686424"/><text:alphabetical-index-mark-end text:id="IMark68687688"/><text:alphabetical-index-mark-end text:id="IMark68691032"/>, <text:span text:style-name="T1">2019</text:span></text:p>
      <text:p text:style-name="P4"><text:a xlink:type="simple" xlink:href="https://orcid.org/0000-0001-8690-7030" text:style-name="Internet_20_link" text:visited-style-name="Visited_20_Internet_20_Link">https://</text:a><text:alphabetical-index-mark-start text:id="IMark68686424"/><text:alphabetical-index-mark-start text:id="IMark68682504"/><text:alphabetical-index-mark-start text:id="IMark68679112"/><text:alphabetical-index-mark-start text:id="IMark67132728"/><text:alphabetical-index-mark-start text:id="IMark68668968"/><text:alphabetical-index-mark-start text:id="IMark64802184"/><text:alphabetical-index-mark-start text:id="IMark68673752"/><text:alphabetical-index-mark-start text:id="IMark68629576"/><text:alphabetical-index-mark-start text:id="IMark65671688"/><text:alphabetical-index-mark-start text:id="IMark65030120"/><text:alphabetical-index-mark-start text:id="IMark68690568"/><text:alphabetical-index-mark-start text:id="IMark68687688"/><text:alphabetical-index-mark-start text:id="IMark68691032"/><text:alphabetical-index-mark-start text:id="IMark68697752"/><text:alphabetical-index-mark-start text:id="IMark68651944"/><text:alphabetical-index-mark-start text:id="IMark65496712"/><text:alphabetical-index-mark-start text:id="IMark64333560"/><text:alphabetical-index-mark-start text:id="IMark68631160"/><text:alphabetical-index-mark-start text:id="IMark68689416"/><text:a xlink:type="simple" xlink:href="https://orcid.org/0000-0001-8690-7030" text:style-name="Internet_20_link" text:visited-style-name="Visited_20_Internet_20_Link">orcid</text:a><text:alphabetical-index-mark-end text:id="IMark68689416"/><text:alphabetical-index-mark-end text:id="IMark68631160"/><text:alphabetical-index-mark-end text:id="IMark64333560"/><text:alphabetical-index-mark-end text:id="IMark65496712"/><text:alphabetical-index-mark-end text:id="IMark68651944"/><text:alphabetical-index-mark-end text:id="IMark68697752"/><text:alphabetical-index-mark-end text:id="IMark68691032"/><text:alphabetical-index-mark-end text:id="IMark68687688"/><text:alphabetical-index-mark-end text:id="IMark68690568"/><text:alphabetical-index-mark-end text:id="IMark65030120"/><text:alphabetical-index-mark-end text:id="IMark65671688"/><text:alphabetical-index-mark-end text:id="IMark68629576"/><text:alphabetical-index-mark-end text:id="IMark68673752"/><text:alphabetical-index-mark-end text:id="IMark64802184"/><text:alphabetical-index-mark-end text:id="IMark68668968"/><text:alphabetical-index-mark-end text:id="IMark67132728"/><text:alphabetical-index-mark-end text:id="IMark68679112"/><text:alphabetical-index-mark-end text:id="IMark68682504"/><text:alphabetical-index-mark-end text:id="IMark68686424"/><text:a xlink:type="simple" xlink:href="https://orcid.org/0000-0001-8690-7030" text:style-name="Internet_20_link" text:visited-style-name="Visited_20_Internet_20_Link">.org/0000-0001-8690-7030</text:a></text:p>
      <text:p text:style-name="P4"/>
      <text:h text:style-name="Heading_20_1" text:outline-level="1"><text:bookmark-start text:name="__RefHeading___Toc941_76759228"/>Abstract.<text:bookmark-end text:name="__RefHeading___Toc941_76759228"/></text:h>
      <text:p text:style-name="P5"/>
      <text:p text:style-name="P21"><text:alphabetical-index-mark-start text:id="IMark68691032"/><text:alphabetical-index-mark-start text:id="IMark68682504"/><text:alphabetical-index-mark-start text:id="IMark68697752"/><text:alphabetical-index-mark-start text:id="IMark68679112"/><text:alphabetical-index-mark-start text:id="IMark68686424"/><text:alphabetical-index-mark-start text:id="IMark64802184"/><text:alphabetical-index-mark-start text:id="IMark67132728"/><text:alphabetical-index-mark-start text:id="IMark68673752"/><text:alphabetical-index-mark-start text:id="IMark68668968"/><text:alphabetical-index-mark-start text:id="IMark63772184"/>Sql<text:alphabetical-index-mark-end text:id="IMark63772184"/><text:alphabetical-index-mark-end text:id="IMark68668968"/><text:alphabetical-index-mark-end text:id="IMark68673752"/><text:alphabetical-index-mark-end text:id="IMark67132728"/><text:alphabetical-index-mark-end text:id="IMark64802184"/><text:alphabetical-index-mark-end text:id="IMark68686424"/><text:alphabetical-index-mark-end text:id="IMark68679112"/><text:alphabetical-index-mark-end text:id="IMark68697752"/><text:alphabetical-index-mark-end text:id="IMark68682504"/><text:alphabetical-index-mark-end text:id="IMark68691032"/>p is a very small <text:alphabetical-index-mark-start text:id="IMark66000200"/><text:alphabetical-index-mark-start text:id="IMark65671688"/><text:alphabetical-index-mark-start text:id="IMark68629576"/><text:alphabetical-index-mark-start text:id="IMark65030120"/><text:alphabetical-index-mark-start text:id="IMark65030840"/>program<text:alphabetical-index-mark-end text:id="IMark65030840"/><text:alphabetical-index-mark-end text:id="IMark65030120"/><text:alphabetical-index-mark-end text:id="IMark68629576"/><text:alphabetical-index-mark-end text:id="IMark65671688"/><text:alphabetical-index-mark-end text:id="IMark66000200"/> written in C++ that allows the user to send <text:alphabetical-index-mark-start text:id="IMark68690568"/><text:alphabetical-index-mark-start text:id="IMark68687688"/><text:alphabetical-index-mark-start text:id="IMark63205384"/><text:alphabetical-index-mark-start text:id="IMark64807736"/><text:alphabetical-index-mark-start text:id="IMark68715096"/><text:alphabetical-index-mark-start text:id="IMark68631160"/><text:alphabetical-index-mark-start text:id="IMark64519672"/><text:alphabetical-index-mark-start text:id="IMark57202648"/><text:alphabetical-index-mark-start text:id="IMark68629096"/><text:alphabetical-index-mark-start text:id="IMark65674824"/>SQL<text:alphabetical-index-mark-end text:id="IMark65674824"/><text:alphabetical-index-mark-end text:id="IMark68629096"/><text:alphabetical-index-mark-end text:id="IMark57202648"/><text:alphabetical-index-mark-end text:id="IMark64519672"/><text:alphabetical-index-mark-end text:id="IMark68631160"/><text:alphabetical-index-mark-end text:id="IMark68715096"/><text:alphabetical-index-mark-end text:id="IMark64807736"/><text:alphabetical-index-mark-end text:id="IMark63205384"/><text:alphabetical-index-mark-end text:id="IMark68687688"/><text:alphabetical-index-mark-end text:id="IMark68690568"/> <text:alphabetical-index-mark-start text:id="IMark66356392"/><text:alphabetical-index-mark-start text:id="IMark66693336"/><text:alphabetical-index-mark-start text:id="IMark66694664"/><text:alphabetical-index-mark-start text:id="IMark64814392"/><text:alphabetical-index-mark-start text:id="IMark66537320"/>queries<text:alphabetical-index-mark-end text:id="IMark66537320"/><text:alphabetical-index-mark-end text:id="IMark64814392"/><text:alphabetical-index-mark-end text:id="IMark66694664"/><text:alphabetical-index-mark-end text:id="IMark66693336"/><text:alphabetical-index-mark-end text:id="IMark66356392"/> to a <text:alphabetical-index-mark-start text:id="IMark63372168"/><text:alphabetical-index-mark-start text:id="IMark66581960"/><text:alphabetical-index-mark-start text:id="IMark64866136"/><text:alphabetical-index-mark-start text:id="IMark64867464"/><text:alphabetical-index-mark-start text:id="IMark63297272"/><text:alphabetical-index-mark-start text:id="IMark63298600"/><text:alphabetical-index-mark-start text:id="IMark66035528"/><text:alphabetical-index-mark-start text:id="IMark66542056"/><text:alphabetical-index-mark-start text:id="IMark66543384"/><text:alphabetical-index-mark-start text:id="IMark67194056"/><text:alphabetical-index-mark-start text:id="IMark67195384"/><text:alphabetical-index-mark-start text:id="IMark67198424"/><text:alphabetical-index-mark-start text:id="IMark67199752"/><text:alphabetical-index-mark-start text:id="IMark68273560"/><text:alphabetical-index-mark-start text:id="IMark68274888"/>Sql<text:alphabetical-index-mark-end text:id="IMark68274888"/><text:alphabetical-index-mark-end text:id="IMark68273560"/><text:alphabetical-index-mark-end text:id="IMark67199752"/><text:alphabetical-index-mark-end text:id="IMark67198424"/><text:alphabetical-index-mark-end text:id="IMark67195384"/><text:alphabetical-index-mark-end text:id="IMark67194056"/><text:alphabetical-index-mark-end text:id="IMark66543384"/><text:alphabetical-index-mark-end text:id="IMark66542056"/><text:alphabetical-index-mark-end text:id="IMark66035528"/><text:alphabetical-index-mark-end text:id="IMark63298600"/>ite<text:alphabetical-index-mark-end text:id="IMark63297272"/><text:alphabetical-index-mark-end text:id="IMark64867464"/><text:alphabetical-index-mark-end text:id="IMark64866136"/><text:alphabetical-index-mark-end text:id="IMark66581960"/><text:alphabetical-index-mark-end text:id="IMark63372168"/>3 <text:alphabetical-index-mark-start text:id="IMark68724312"/><text:alphabetical-index-mark-start text:id="IMark68725608"/><text:alphabetical-index-mark-start text:id="IMark68690120"/><text:alphabetical-index-mark-start text:id="IMark68728072"/><text:alphabetical-index-mark-start text:id="IMark68729368"/>database<text:alphabetical-index-mark-end text:id="IMark68729368"/><text:alphabetical-index-mark-end text:id="IMark68728072"/><text:alphabetical-index-mark-end text:id="IMark68690120"/><text:alphabetical-index-mark-end text:id="IMark68725608"/><text:alphabetical-index-mark-end text:id="IMark68724312"/> from a <text:alphabetical-index-mark-start text:id="IMark68736488"/><text:alphabetical-index-mark-start text:id="IMark68737816"/><text:alphabetical-index-mark-start text:id="IMark68739480"/><text:alphabetical-index-mark-start text:id="IMark68740536"/><text:alphabetical-index-mark-start text:id="IMark68744664"/>common<text:alphabetical-index-mark-end text:id="IMark68744664"/><text:alphabetical-index-mark-end text:id="IMark68740536"/><text:alphabetical-index-mark-end text:id="IMark68739480"/><text:alphabetical-index-mark-end text:id="IMark68737816"/><text:alphabetical-index-mark-end text:id="IMark68736488"/> <text:alphabetical-index-mark-start text:id="IMark68751784"/><text:alphabetical-index-mark-start text:id="IMark68753048"/><text:alphabetical-index-mark-start text:id="IMark68754776"/><text:alphabetical-index-mark-start text:id="IMark68757080"/><text:alphabetical-index-mark-start text:id="IMark68758408"/>terminal<text:alphabetical-index-mark-end text:id="IMark68758408"/><text:alphabetical-index-mark-end text:id="IMark68757080"/><text:alphabetical-index-mark-end text:id="IMark68754776"/><text:alphabetical-index-mark-end text:id="IMark68753048"/><text:alphabetical-index-mark-end text:id="IMark68751784"/> without the use of any <text:alphabetical-index-mark-start text:id="IMark68764888"/><text:alphabetical-index-mark-start text:id="IMark68766152"/><text:alphabetical-index-mark-start text:id="IMark68767416"/><text:alphabetical-index-mark-start text:id="IMark68768744"/><text:alphabetical-index-mark-start text:id="IMark68769944"/>application<text:alphabetical-index-mark-end text:id="IMark68769944"/><text:alphabetical-index-mark-end text:id="IMark68768744"/><text:alphabetical-index-mark-end text:id="IMark68767416"/><text:alphabetical-index-mark-end text:id="IMark68766152"/><text:alphabetical-index-mark-end text:id="IMark68764888"/> or <text:alphabetical-index-mark-start text:id="IMark68777064"/><text:alphabetical-index-mark-start text:id="IMark68778392"/><text:alphabetical-index-mark-start text:id="IMark68780056"/><text:alphabetical-index-mark-start text:id="IMark68781112"/><text:alphabetical-index-mark-start text:id="IMark68790456"/>library<text:alphabetical-index-mark-end text:id="IMark68790456"/><text:alphabetical-index-mark-end text:id="IMark68781112"/><text:alphabetical-index-mark-end text:id="IMark68780056"/><text:alphabetical-index-mark-end text:id="IMark68778392"/><text:alphabetical-index-mark-end text:id="IMark68777064"/> other than itself <text:span text:style-name="T28">and </text:span><text:alphabetical-index-mark-start text:id="IMark68798328"/><text:alphabetical-index-mark-start text:id="IMark68799592"/><text:alphabetical-index-mark-start text:id="IMark68800984"/><text:alphabetical-index-mark-start text:id="IMark68802632"/><text:alphabetical-index-mark-start text:id="IMark68803960"/><text:alphabetical-index-mark-start text:id="IMark68805624"/><text:alphabetical-index-mark-start text:id="IMark68806680"/><text:alphabetical-index-mark-start text:id="IMark68711672"/><text:alphabetical-index-mark-start text:id="IMark68713000"/><text:alphabetical-index-mark-start text:id="IMark68370680"/><text:alphabetical-index-mark-start text:id="IMark68372008"/><text:alphabetical-index-mark-start text:id="IMark65568008"/><text:alphabetical-index-mark-start text:id="IMark65569304"/><text:alphabetical-index-mark-start text:id="IMark64460088"/><text:alphabetical-index-mark-start text:id="IMark67172392"/><text:span text:style-name="T28">Sql</text:span><text:alphabetical-index-mark-end text:id="IMark67172392"/><text:alphabetical-index-mark-end text:id="IMark64460088"/><text:alphabetical-index-mark-end text:id="IMark65569304"/><text:alphabetical-index-mark-end text:id="IMark65568008"/><text:alphabetical-index-mark-end text:id="IMark68372008"/><text:alphabetical-index-mark-end text:id="IMark68370680"/><text:alphabetical-index-mark-end text:id="IMark68713000"/><text:alphabetical-index-mark-end text:id="IMark68711672"/><text:alphabetical-index-mark-end text:id="IMark68806680"/><text:alphabetical-index-mark-end text:id="IMark68805624"/><text:span text:style-name="T28">ite</text:span><text:alphabetical-index-mark-end text:id="IMark68803960"/><text:alphabetical-index-mark-end text:id="IMark68802632"/><text:alphabetical-index-mark-end text:id="IMark68800984"/><text:alphabetical-index-mark-end text:id="IMark68799592"/><text:alphabetical-index-mark-end text:id="IMark68798328"/><text:span text:style-name="T28">3</text:span>.</text:p>
      <text:p text:style-name="P5"/>
      <text:h text:style-name="Heading_20_1" text:outline-level="1"><text:bookmark-start text:name="__RefHeading___Toc943_76759228"/>Keywords.<text:bookmark-end text:name="__RefHeading___Toc943_76759228"/></text:h>
      <text:p text:style-name="P5"/>
      <text:p text:style-name="P20"><text:alphabetical-index-mark-start text:id="IMark68691032"/><text:alphabetical-index-mark-start text:id="IMark68682504"/><text:alphabetical-index-mark-start text:id="IMark68697752"/><text:alphabetical-index-mark-start text:id="IMark68679112"/><text:alphabetical-index-mark-start text:id="IMark68686424"/><text:alphabetical-index-mark-start text:id="IMark64802184"/><text:alphabetical-index-mark-start text:id="IMark67132728"/><text:alphabetical-index-mark-start text:id="IMark68673752"/><text:alphabetical-index-mark-start text:id="IMark68668968"/><text:alphabetical-index-mark-start text:id="IMark63772184"/><text:alphabetical-index-mark-start text:id="IMark68690568"/><text:alphabetical-index-mark-start text:id="IMark63205384"/><text:alphabetical-index-mark-start text:id="IMark68687688"/><text:alphabetical-index-mark-start text:id="IMark66000200"/><text:alphabetical-index-mark-start text:id="IMark65671688"/>Sql<text:alphabetical-index-mark-end text:id="IMark65671688"/><text:alphabetical-index-mark-end text:id="IMark66000200"/><text:alphabetical-index-mark-end text:id="IMark68687688"/><text:alphabetical-index-mark-end text:id="IMark63205384"/><text:alphabetical-index-mark-end text:id="IMark68690568"/><text:alphabetical-index-mark-end text:id="IMark63772184"/><text:alphabetical-index-mark-end text:id="IMark68668968"/><text:alphabetical-index-mark-end text:id="IMark68673752"/><text:alphabetical-index-mark-end text:id="IMark67132728"/><text:alphabetical-index-mark-end text:id="IMark64802184"/>ite<text:alphabetical-index-mark-end text:id="IMark68686424"/><text:alphabetical-index-mark-end text:id="IMark68679112"/><text:alphabetical-index-mark-end text:id="IMark68697752"/><text:alphabetical-index-mark-end text:id="IMark68682504"/><text:alphabetical-index-mark-end text:id="IMark68691032"/>, <text:alphabetical-index-mark-start text:id="IMark68629576"/><text:alphabetical-index-mark-start text:id="IMark65030840"/><text:alphabetical-index-mark-start text:id="IMark65030120"/><text:alphabetical-index-mark-start text:id="IMark68792072"/><text:alphabetical-index-mark-start text:id="IMark68713288"/><text:alphabetical-index-mark-start text:id="IMark68792888"/><text:alphabetical-index-mark-start text:id="IMark68772376"/><text:alphabetical-index-mark-start text:id="IMark68761976"/><text:alphabetical-index-mark-start text:id="IMark68747848"/><text:alphabetical-index-mark-start text:id="IMark64547848"/>sql<text:alphabetical-index-mark-end text:id="IMark64547848"/><text:alphabetical-index-mark-end text:id="IMark68747848"/><text:alphabetical-index-mark-end text:id="IMark68761976"/><text:alphabetical-index-mark-end text:id="IMark68772376"/><text:alphabetical-index-mark-end text:id="IMark68792888"/><text:alphabetical-index-mark-end text:id="IMark68713288"/><text:alphabetical-index-mark-end text:id="IMark68792072"/><text:alphabetical-index-mark-end text:id="IMark65030120"/><text:alphabetical-index-mark-end text:id="IMark65030840"/><text:alphabetical-index-mark-end text:id="IMark68629576"/>p, <text:alphabetical-index-mark-start text:id="IMark65923448"/><text:alphabetical-index-mark-start text:id="IMark68640072"/><text:alphabetical-index-mark-start text:id="IMark67224584"/><text:alphabetical-index-mark-start text:id="IMark68663320"/><text:alphabetical-index-mark-start text:id="IMark63179576"/><text:alphabetical-index-mark-start text:id="IMark65150792"/><text:alphabetical-index-mark-start text:id="IMark68753336"/><text:alphabetical-index-mark-start text:id="IMark64459880"/><text:alphabetical-index-mark-start text:id="IMark68758696"/><text:alphabetical-index-mark-start text:id="IMark57203912"/><text:alphabetical-index-mark-start text:id="IMark68781400"/><text:alphabetical-index-mark-start text:id="IMark64808696"/><text:alphabetical-index-mark-start text:id="IMark68794312"/><text:alphabetical-index-mark-start text:id="IMark68773800"/><text:alphabetical-index-mark-start text:id="IMark68748520"/>sql<text:alphabetical-index-mark-end text:id="IMark68748520"/><text:alphabetical-index-mark-end text:id="IMark68773800"/><text:alphabetical-index-mark-end text:id="IMark68794312"/><text:alphabetical-index-mark-end text:id="IMark64808696"/><text:alphabetical-index-mark-end text:id="IMark68781400"/><text:alphabetical-index-mark-end text:id="IMark57203912"/><text:alphabetical-index-mark-end text:id="IMark68758696"/><text:alphabetical-index-mark-end text:id="IMark64459880"/><text:alphabetical-index-mark-end text:id="IMark68753336"/><text:alphabetical-index-mark-end text:id="IMark65150792"/>ite<text:alphabetical-index-mark-end text:id="IMark63179576"/><text:alphabetical-index-mark-end text:id="IMark68663320"/><text:alphabetical-index-mark-end text:id="IMark67224584"/><text:alphabetical-index-mark-end text:id="IMark68640072"/><text:alphabetical-index-mark-end text:id="IMark65923448"/>3, data, <text:alphabetical-index-mark-start text:id="IMark68738568"/><text:alphabetical-index-mark-start text:id="IMark68804712"/><text:alphabetical-index-mark-start text:id="IMark68779144"/><text:alphabetical-index-mark-start text:id="IMark66352856"/><text:alphabetical-index-mark-start text:id="IMark68765640"/>database<text:alphabetical-index-mark-end text:id="IMark68765640"/><text:alphabetical-index-mark-end text:id="IMark66352856"/><text:alphabetical-index-mark-end text:id="IMark68779144"/><text:alphabetical-index-mark-end text:id="IMark68804712"/><text:alphabetical-index-mark-end text:id="IMark68738568"/>, <text:alphabetical-index-mark-start text:id="IMark65568296"/><text:alphabetical-index-mark-start text:id="IMark68791208"/><text:alphabetical-index-mark-start text:id="IMark68768360"/><text:alphabetical-index-mark-start text:id="IMark68737240"/><text:alphabetical-index-mark-start text:id="IMark68745368"/><text:alphabetical-index-mark-start text:id="IMark64867080"/><text:alphabetical-index-mark-start text:id="IMark66542808"/><text:alphabetical-index-mark-start text:id="IMark67194760"/><text:alphabetical-index-mark-start text:id="IMark67199368"/><text:alphabetical-index-mark-start text:id="IMark66694088"/>sql<text:alphabetical-index-mark-end text:id="IMark66694088"/><text:alphabetical-index-mark-end text:id="IMark67199368"/><text:alphabetical-index-mark-end text:id="IMark67194760"/><text:alphabetical-index-mark-end text:id="IMark66542808"/><text:alphabetical-index-mark-end text:id="IMark64867080"/><text:alphabetical-index-mark-end text:id="IMark68745368"/><text:alphabetical-index-mark-end text:id="IMark68737240"/><text:alphabetical-index-mark-end text:id="IMark68768360"/><text:alphabetical-index-mark-end text:id="IMark68791208"/><text:alphabetical-index-mark-end text:id="IMark65568296"/></text:p>
      <text:p text:style-name="P5"/>
      <text:h text:style-name="Heading_20_1" text:outline-level="1"><text:bookmark-start text:name="__RefHeading___Toc945_76759228"/>Acknowledgements.<text:bookmark-end text:name="__RefHeading___Toc945_76759228"/></text:h>
      <text:p text:style-name="P5"/>
      <text:p text:style-name="P65"><text:span text:style-name="T4">This </text:span><text:alphabetical-index-mark-start text:id="IMark68697752"/><text:alphabetical-index-mark-start text:id="IMark68679112"/><text:span text:style-name="T4">project</text:span><text:alphabetical-index-mark-end text:id="IMark68679112"/><text:alphabetical-index-mark-end text:id="IMark68697752"/><text:span text:style-name="T4"> could not have taken place without the work done by</text:span>:</text:p>
      <text:list xml:id="list3392439349090344032" text:style-name="L1">
        <text:list-header>
          <text:p text:style-name="P67"/>
        </text:list-header>
        <text:list-item>
          <text:p text:style-name="P68">The <text:alphabetical-index-mark-start text:id="IMark66000200"/><text:alphabetical-index-mark-start text:id="IMark65030840"/><text:alphabetical-index-mark-start text:id="IMark65030120"/><text:alphabetical-index-mark-start text:id="IMark68792072"/><text:alphabetical-index-mark-start text:id="IMark68713288"/><text:alphabetical-index-mark-start text:id="IMark68682504"/><text:alphabetical-index-mark-start text:id="IMark68691032"/><text:alphabetical-index-mark-start text:id="IMark68756392"/><text:alphabetical-index-mark-start text:id="IMark65279848"/><text:alphabetical-index-mark-start text:id="IMark68794600"/>develop<text:alphabetical-index-mark-end text:id="IMark68794600"/><text:alphabetical-index-mark-end text:id="IMark65279848"/>er<text:alphabetical-index-mark-end text:id="IMark68756392"/><text:alphabetical-index-mark-end text:id="IMark68691032"/><text:alphabetical-index-mark-end text:id="IMark68682504"/><text:alphabetical-index-mark-end text:id="IMark68713288"/><text:alphabetical-index-mark-end text:id="IMark68792072"/><text:alphabetical-index-mark-end text:id="IMark65030120"/><text:alphabetical-index-mark-end text:id="IMark65030840"/><text:alphabetical-index-mark-end text:id="IMark66000200"/>s of <text:alphabetical-index-mark-start text:id="IMark68748808"/><text:alphabetical-index-mark-start text:id="IMark68686424"/><text:alphabetical-index-mark-start text:id="IMark68697752"/><text:alphabetical-index-mark-start text:id="IMark67132728"/><text:alphabetical-index-mark-start text:id="IMark64802184"/><text:alphabetical-index-mark-start text:id="IMark68733512"/><text:alphabetical-index-mark-start text:id="IMark68668968"/><text:alphabetical-index-mark-start text:id="IMark68746280"/><text:alphabetical-index-mark-start text:id="IMark68769480"/><text:alphabetical-index-mark-start text:id="IMark68789992"/><text:alphabetical-index-mark-start text:id="IMark65923368"/><text:alphabetical-index-mark-start text:id="IMark68663240"/><text:alphabetical-index-mark-start text:id="IMark68792808"/><text:alphabetical-index-mark-start text:id="IMark68747768"/><text:alphabetical-index-mark-start text:id="IMark68728360"/><text:alphabetical-index-mark-start text:id="IMark68728456"/><text:alphabetical-index-mark-start text:id="IMark68738392"/><text:alphabetical-index-mark-start text:id="IMark68804712"/><text:alphabetical-index-mark-start text:id="IMark68636632"/><text:alphabetical-index-mark-start text:id="IMark66443272"/><text:alphabetical-index-mark-start text:id="IMark67287704"/><text:alphabetical-index-mark-start text:id="IMark36034408"/><text:alphabetical-index-mark-start text:id="IMark68740824"/><text:alphabetical-index-mark-start text:id="IMark68735752"/><text:alphabetical-index-mark-start text:id="IMark68776328"/>Sql<text:alphabetical-index-mark-end text:id="IMark68776328"/><text:alphabetical-index-mark-end text:id="IMark68735752"/><text:alphabetical-index-mark-end text:id="IMark68740824"/><text:alphabetical-index-mark-end text:id="IMark36034408"/><text:alphabetical-index-mark-end text:id="IMark67287704"/><text:alphabetical-index-mark-end text:id="IMark66443272"/><text:alphabetical-index-mark-end text:id="IMark68636632"/><text:alphabetical-index-mark-end text:id="IMark68804712"/><text:alphabetical-index-mark-end text:id="IMark68738392"/><text:alphabetical-index-mark-end text:id="IMark68728456"/><text:alphabetical-index-mark-end text:id="IMark68728360"/>ite<text:alphabetical-index-mark-end text:id="IMark68747768"/><text:alphabetical-index-mark-end text:id="IMark68792808"/><text:alphabetical-index-mark-end text:id="IMark68663240"/><text:alphabetical-index-mark-end text:id="IMark65923368"/><text:alphabetical-index-mark-end text:id="IMark68789992"/>3<text:alphabetical-index-mark-end text:id="IMark68769480"/><text:alphabetical-index-mark-end text:id="IMark68746280"/><text:alphabetical-index-mark-end text:id="IMark68668968"/><text:alphabetical-index-mark-end text:id="IMark68733512"/><text:alphabetical-index-mark-end text:id="IMark64802184"/><text:alphabetical-index-mark-end text:id="IMark67132728"/><text:alphabetical-index-mark-end text:id="IMark68697752"/><text:alphabetical-index-mark-end text:id="IMark68686424"/><text:alphabetical-index-mark-end text:id="IMark68748808"/><text:span text:style-name="T2">[6.</text:span><text:span text:style-name="T3">1</text:span><text:span text:style-name="T2">.]</text:span>.</text:p>
        </text:list-item>
      </text:list>
      <text:p text:style-name="P5"/>
      <text:h text:style-name="Heading_20_1" text:outline-level="1"><text:bookmark-start text:name="__RefHeading___Toc947_76759228"/><text:alphabetical-index-mark-start text:id="IMark63772184"/><text:alphabetical-index-mark-start text:id="IMark63205384"/><text:alphabetical-index-mark-start text:id="IMark68748808"/><text:alphabetical-index-mark-start text:id="IMark68686424"/><text:alphabetical-index-mark-start text:id="IMark68697752"/>License<text:alphabetical-index-mark-end text:id="IMark68697752"/><text:alphabetical-index-mark-end text:id="IMark68686424"/><text:alphabetical-index-mark-end text:id="IMark68748808"/><text:alphabetical-index-mark-end text:id="IMark63205384"/><text:alphabetical-index-mark-end text:id="IMark63772184"/> <text:span text:style-name="T5">and </text:span>info <text:span text:style-name="T5">for contributors.</text:span><text:bookmark-end text:name="__RefHeading___Toc947_76759228"/></text:h>
      <text:p text:style-name="P5"/>
      <text:p text:style-name="P66">Please read the following <text:alphabetical-index-mark-start text:id="IMark68746280"/><text:alphabetical-index-mark-start text:id="IMark66000200"/><text:alphabetical-index-mark-start text:id="IMark65030840"/><text:alphabetical-index-mark-start text:id="IMark65030120"/><text:alphabetical-index-mark-start text:id="IMark68792072"/><text:alphabetical-index-mark-start text:id="IMark68713288"/><text:alphabetical-index-mark-start text:id="IMark68682504"/><text:alphabetical-index-mark-start text:id="IMark68691032"/><text:alphabetical-index-mark-start text:id="IMark68756392"/><text:alphabetical-index-mark-start text:id="IMark65279848"/><text:alphabetical-index-mark-start text:id="IMark68794600"/><text:alphabetical-index-mark-start text:id="IMark68629576"/><text:alphabetical-index-mark-start text:id="IMark68769032"/>fil<text:alphabetical-index-mark-start text:id="IMark68687688"/>e<text:alphabetical-index-mark-end text:id="IMark68769032"/><text:alphabetical-index-mark-end text:id="IMark68629576"/><text:alphabetical-index-mark-end text:id="IMark68794600"/><text:alphabetical-index-mark-end text:id="IMark65279848"/><text:alphabetical-index-mark-end text:id="IMark68756392"/><text:alphabetical-index-mark-end text:id="IMark68691032"/><text:alphabetical-index-mark-end text:id="IMark68682504"/><text:alphabetical-index-mark-end text:id="IMark68713288"/><text:alphabetical-index-mark-end text:id="IMark68792072"/><text:alphabetical-index-mark-end text:id="IMark65030120"/><text:alphabetical-index-mark-end text:id="IMark65030840"/><text:alphabetical-index-mark-end text:id="IMark66000200"/><text:alphabetical-index-mark-end text:id="IMark68746280"/>s<text:alphabetical-index-mark-end text:id="IMark68687688"/> included with this <text:alphabetical-index-mark-start text:id="IMark65671688"/><text:alphabetical-index-mark-start text:id="IMark68673752"/>project<text:alphabetical-index-mark-end text:id="IMark68673752"/><text:alphabetical-index-mark-end text:id="IMark65671688"/>:</text:p>
      <text:p text:style-name="P66"/>
      <text:list xml:id="list5842631166854463978" text:style-name="L2">
        <text:list-item>
          <text:p text:style-name="P73"><text:alphabetical-index-mark-start text:id="IMark63205384"/><text:alphabetical-index-mark-start text:id="IMark68748808"/><text:alphabetical-index-mark-start text:id="IMark68686424"/><text:alphabetical-index-mark-start text:id="IMark68697752"/><text:alphabetical-index-mark-start text:id="IMark68690568"/><text:alphabetical-index-mark-start text:id="IMark64802184"/><text:alphabetical-index-mark-start text:id="IMark67132728"/>README<text:alphabetical-index-mark-end text:id="IMark67132728"/><text:alphabetical-index-mark-end text:id="IMark64802184"/><text:alphabetical-index-mark-end text:id="IMark68690568"/><text:alphabetical-index-mark-end text:id="IMark68697752"/><text:alphabetical-index-mark-end text:id="IMark68686424"/><text:alphabetical-index-mark-end text:id="IMark68748808"/><text:alphabetical-index-mark-end text:id="IMark63205384"/>.md: contains info on <text:alphabetical-index-mark-start text:id="IMark68372296"/><text:alphabetical-index-mark-start text:id="IMark68668968"/><text:alphabetical-index-mark-start text:id="IMark68733512"/><text:alphabetical-index-mark-start text:id="IMark68736040"/><text:alphabetical-index-mark-start text:id="IMark68797128"/><text:alphabetical-index-mark-start text:id="IMark68673752"/>setting<text:alphabetical-index-mark-end text:id="IMark68673752"/><text:alphabetical-index-mark-end text:id="IMark68797128"/><text:alphabetical-index-mark-end text:id="IMark68736040"/><text:alphabetical-index-mark-end text:id="IMark68733512"/><text:alphabetical-index-mark-end text:id="IMark68668968"/><text:alphabetical-index-mark-end text:id="IMark68372296"/> up your <text:alphabetical-index-mark-start text:id="IMark65671688"/><text:alphabetical-index-mark-start text:id="IMark68687688"/><text:alphabetical-index-mark-start text:id="IMark68746280"/><text:alphabetical-index-mark-start text:id="IMark66000200"/><text:alphabetical-index-mark-start text:id="IMark65030840"/><text:alphabetical-index-mark-start text:id="IMark65030120"/><text:alphabetical-index-mark-start text:id="IMark68792072"/><text:alphabetical-index-mark-start text:id="IMark68713288"/><text:alphabetical-index-mark-start text:id="IMark68682504"/><text:alphabetical-index-mark-start text:id="IMark68691032"/><text:alphabetical-index-mark-start text:id="IMark68756392"/><text:alphabetical-index-mark-start text:id="IMark65279848"/><text:alphabetical-index-mark-start text:id="IMark68794600"/><text:alphabetical-index-mark-start text:id="IMark68629576"/><text:alphabetical-index-mark-start text:id="IMark68769032"/><text:alphabetical-index-mark-start text:id="IMark68679112"/><text:alphabetical-index-mark-start text:id="IMark68776616"/><text:alphabetical-index-mark-start text:id="IMark63772184"/><text:alphabetical-index-mark-start text:id="IMark68774088"/><text:alphabetical-index-mark-start text:id="IMark68770856"/><text:alphabetical-index-mark-start text:id="IMark67300376"/>system<text:alphabetical-index-mark-end text:id="IMark67300376"/><text:alphabetical-index-mark-end text:id="IMark68770856"/><text:alphabetical-index-mark-end text:id="IMark68774088"/><text:alphabetical-index-mark-end text:id="IMark63772184"/><text:alphabetical-index-mark-end text:id="IMark68776616"/><text:alphabetical-index-mark-end text:id="IMark68679112"/><text:alphabetical-index-mark-end text:id="IMark68769032"/><text:alphabetical-index-mark-end text:id="IMark68629576"/><text:alphabetical-index-mark-end text:id="IMark68794600"/><text:alphabetical-index-mark-end text:id="IMark65279848"/><text:alphabetical-index-mark-end text:id="IMark68756392"/><text:alphabetical-index-mark-end text:id="IMark68691032"/><text:alphabetical-index-mark-end text:id="IMark68682504"/><text:alphabetical-index-mark-end text:id="IMark68713288"/><text:alphabetical-index-mark-end text:id="IMark68792072"/><text:alphabetical-index-mark-end text:id="IMark65030120"/><text:alphabetical-index-mark-end text:id="IMark65030840"/><text:alphabetical-index-mark-end text:id="IMark66000200"/><text:alphabetical-index-mark-end text:id="IMark68746280"/><text:alphabetical-index-mark-end text:id="IMark68687688"/><text:alphabetical-index-mark-end text:id="IMark65671688"/> and <text:alphabetical-index-mark-start text:id="IMark68763480"/><text:alphabetical-index-mark-start text:id="IMark68804712"/><text:alphabetical-index-mark-start text:id="IMark67160600"/><text:alphabetical-index-mark-start text:id="IMark63367848"/><text:alphabetical-index-mark-start text:id="IMark63369176"/><text:alphabetical-index-mark-start text:id="IMark63235128"/><text:alphabetical-index-mark-start text:id="IMark63236456"/><text:alphabetical-index-mark-start text:id="IMark65123096"/><text:alphabetical-index-mark-start text:id="IMark65124424"/><text:alphabetical-index-mark-start text:id="IMark64663992"/><text:alphabetical-index-mark-start text:id="IMark64665320"/><text:alphabetical-index-mark-start text:id="IMark66467880"/><text:alphabetical-index-mark-start text:id="IMark66469208"/><text:alphabetical-index-mark-start text:id="IMark64998216"/>install<text:alphabetical-index-mark-end text:id="IMark64998216"/><text:alphabetical-index-mark-end text:id="IMark66469208"/><text:alphabetical-index-mark-end text:id="IMark66467880"/><text:alphabetical-index-mark-end text:id="IMark64665320"/><text:alphabetical-index-mark-end text:id="IMark64663992"/><text:alphabetical-index-mark-end text:id="IMark65124424"/><text:alphabetical-index-mark-end text:id="IMark65123096"/><text:alphabetical-index-mark-end text:id="IMark63236456"/><text:alphabetical-index-mark-end text:id="IMark63235128"/><text:alphabetical-index-mark-end text:id="IMark63369176"/><text:alphabetical-index-mark-end text:id="IMark63367848"/><text:alphabetical-index-mark-end text:id="IMark67160600"/><text:alphabetical-index-mark-end text:id="IMark68804712"/><text:alphabetical-index-mark-end text:id="IMark68763480"/>ing the <text:alphabetical-index-mark-start text:id="IMark65000296"/><text:alphabetical-index-mark-start text:id="IMark66021736"/><text:alphabetical-index-mark-start text:id="IMark66023064"/><text:alphabetical-index-mark-start text:id="IMark64831640"/><text:alphabetical-index-mark-start text:id="IMark64832872"/><text:alphabetical-index-mark-start text:id="IMark64834200"/><text:alphabetical-index-mark-start text:id="IMark64834296"/><text:alphabetical-index-mark-start text:id="IMark64822360"/><text:alphabetical-index-mark-start text:id="IMark65531240"/><text:alphabetical-index-mark-start text:id="IMark65532568"/><text:alphabetical-index-mark-start text:id="IMark64840488"/><text:alphabetical-index-mark-start text:id="IMark64841752"/><text:alphabetical-index-mark-start text:id="IMark64843080"/>fil<text:alphabetical-index-mark-start text:id="IMark63400824"/>e<text:alphabetical-index-mark-end text:id="IMark64843080"/><text:alphabetical-index-mark-end text:id="IMark64841752"/><text:alphabetical-index-mark-end text:id="IMark64840488"/><text:alphabetical-index-mark-end text:id="IMark65532568"/><text:alphabetical-index-mark-end text:id="IMark65531240"/><text:alphabetical-index-mark-end text:id="IMark64822360"/><text:alphabetical-index-mark-end text:id="IMark64834296"/><text:alphabetical-index-mark-end text:id="IMark64834200"/><text:alphabetical-index-mark-end text:id="IMark64832872"/><text:alphabetical-index-mark-end text:id="IMark64831640"/><text:alphabetical-index-mark-end text:id="IMark66023064"/><text:alphabetical-index-mark-end text:id="IMark66021736"/><text:alphabetical-index-mark-end text:id="IMark65000296"/>s<text:alphabetical-index-mark-end text:id="IMark63400824"/> <text:span text:style-name="T6">related to this </text:span><text:alphabetical-index-mark-start text:id="IMark67066184"/><text:alphabetical-index-mark-start text:id="IMark67090456"/><text:span text:style-name="T6">module</text:span><text:alphabetical-index-mark-end text:id="IMark67090456"/><text:alphabetical-index-mark-end text:id="IMark67066184"/>.</text:p>
          <text:p text:style-name="P73"><text:soft-page-break/></text:p>
        </text:list-item>
        <text:list-item>
          <text:p text:style-name="P73"><text:alphabetical-index-mark-start text:id="IMark68746280"/><text:alphabetical-index-mark-start text:id="IMark66000200"/><text:alphabetical-index-mark-start text:id="IMark65030840"/><text:alphabetical-index-mark-start text:id="IMark65030120"/><text:alphabetical-index-mark-start text:id="IMark68792072"/><text:alphabetical-index-mark-start text:id="IMark68713288"/><text:alphabetical-index-mark-start text:id="IMark68682504"/>CONTRIBUTING<text:alphabetical-index-mark-end text:id="IMark68682504"/><text:alphabetical-index-mark-end text:id="IMark68713288"/><text:alphabetical-index-mark-end text:id="IMark68792072"/><text:alphabetical-index-mark-end text:id="IMark65030120"/><text:alphabetical-index-mark-end text:id="IMark65030840"/><text:alphabetical-index-mark-end text:id="IMark66000200"/><text:alphabetical-index-mark-end text:id="IMark68746280"/>.md: if you wan<text:span text:style-name="T35">t</text:span> to <text:alphabetical-index-mark-start text:id="IMark68691032"/><text:alphabetical-index-mark-start text:id="IMark68756392"/><text:alphabetical-index-mark-start text:id="IMark65279848"/><text:alphabetical-index-mark-start text:id="IMark68794600"/><text:alphabetical-index-mark-start text:id="IMark68629576"/><text:alphabetical-index-mark-start text:id="IMark68769032"/>contribute<text:alphabetical-index-mark-end text:id="IMark68769032"/><text:alphabetical-index-mark-end text:id="IMark68629576"/><text:alphabetical-index-mark-end text:id="IMark68794600"/><text:alphabetical-index-mark-end text:id="IMark65279848"/><text:alphabetical-index-mark-end text:id="IMark68756392"/><text:alphabetical-index-mark-end text:id="IMark68691032"/> to this <text:alphabetical-index-mark-start text:id="IMark68679112"/><text:alphabetical-index-mark-start text:id="IMark68776616"/>project<text:alphabetical-index-mark-end text:id="IMark68776616"/><text:alphabetical-index-mark-end text:id="IMark68679112"/>.</text:p>
          <text:p text:style-name="P73"/>
        </text:list-item>
        <text:list-item>
          <text:p text:style-name="P69"><text:alphabetical-index-mark-start text:id="IMark68668968"/><text:alphabetical-index-mark-start text:id="IMark68733512"/><text:alphabetical-index-mark-start text:id="IMark68736040"/><text:alphabetical-index-mark-start text:id="IMark68797128"/><text:alphabetical-index-mark-start text:id="IMark68673752"/><text:alphabetical-index-mark-start text:id="IMark63205384"/><text:alphabetical-index-mark-start text:id="IMark68748808"/>COPYING<text:alphabetical-index-mark-end text:id="IMark68748808"/><text:alphabetical-index-mark-end text:id="IMark63205384"/><text:alphabetical-index-mark-end text:id="IMark68673752"/><text:alphabetical-index-mark-end text:id="IMark68797128"/><text:alphabetical-index-mark-end text:id="IMark68736040"/><text:alphabetical-index-mark-end text:id="IMark68733512"/><text:alphabetical-index-mark-end text:id="IMark68668968"/>: for <text:alphabetical-index-mark-start text:id="IMark68686424"/><text:alphabetical-index-mark-start text:id="IMark68697752"/><text:alphabetical-index-mark-start text:id="IMark68690568"/><text:alphabetical-index-mark-start text:id="IMark64802184"/><text:alphabetical-index-mark-start text:id="IMark67132728"/><text:alphabetical-index-mark-start text:id="IMark65000296"/><text:alphabetical-index-mark-start text:id="IMark68687688"/><text:alphabetical-index-mark-start text:id="IMark65671688"/><text:alphabetical-index-mark-start text:id="IMark64545816"/><text:alphabetical-index-mark-start text:id="IMark68746280"/><text:alphabetical-index-mark-start text:id="IMark66000200"/><text:alphabetical-index-mark-start text:id="IMark65030840"/><text:alphabetical-index-mark-start text:id="IMark65030120"/><text:alphabetical-index-mark-start text:id="IMark68792072"/><text:alphabetical-index-mark-start text:id="IMark68713288"/>license<text:alphabetical-index-mark-end text:id="IMark68713288"/><text:alphabetical-index-mark-end text:id="IMark68792072"/><text:alphabetical-index-mark-end text:id="IMark65030120"/><text:alphabetical-index-mark-end text:id="IMark65030840"/><text:alphabetical-index-mark-end text:id="IMark66000200"/><text:alphabetical-index-mark-end text:id="IMark68746280"/><text:alphabetical-index-mark-end text:id="IMark64545816"/><text:alphabetical-index-mark-end text:id="IMark65671688"/><text:alphabetical-index-mark-end text:id="IMark68687688"/><text:alphabetical-index-mark-end text:id="IMark65000296"/><text:alphabetical-index-mark-end text:id="IMark67132728"/><text:alphabetical-index-mark-end text:id="IMark64802184"/><text:alphabetical-index-mark-end text:id="IMark68690568"/><text:alphabetical-index-mark-end text:id="IMark68697752"/><text:alphabetical-index-mark-end text:id="IMark68686424"/> <text:alphabetical-index-mark-start text:id="IMark68776616"/>in<text:alphabetical-index-mark-start text:id="IMark68679112"/><text:alphabetical-index-mark-start text:id="IMark68691032"/><text:alphabetical-index-mark-start text:id="IMark68756392"/><text:alphabetical-index-mark-start text:id="IMark65279848"/><text:alphabetical-index-mark-start text:id="IMark68794600"/><text:alphabetical-index-mark-start text:id="IMark68629576"/><text:alphabetical-index-mark-start text:id="IMark68769032"/><text:alphabetical-index-mark-start text:id="IMark68372296"/><text:alphabetical-index-mark-start text:id="IMark68774088"/><text:alphabetical-index-mark-start text:id="IMark68730280"/><text:alphabetical-index-mark-start text:id="IMark67667976"/><text:alphabetical-index-mark-start text:id="IMark64804184"/>format<text:alphabetical-index-mark-end text:id="IMark64804184"/><text:alphabetical-index-mark-end text:id="IMark67667976"/><text:alphabetical-index-mark-end text:id="IMark68730280"/><text:alphabetical-index-mark-end text:id="IMark68774088"/><text:alphabetical-index-mark-end text:id="IMark68372296"/><text:alphabetical-index-mark-end text:id="IMark68769032"/><text:alphabetical-index-mark-end text:id="IMark68629576"/><text:alphabetical-index-mark-end text:id="IMark68794600"/><text:alphabetical-index-mark-end text:id="IMark65279848"/><text:alphabetical-index-mark-end text:id="IMark68756392"/><text:alphabetical-index-mark-end text:id="IMark68691032"/><text:alphabetical-index-mark-end text:id="IMark68679112"/>ion<text:alphabetical-index-mark-end text:id="IMark68776616"/>.</text:p>
        </text:list-item>
      </text:list>
      <text:p text:style-name="P38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77" text:outline-level="1"><text:alphabetical-index-mark-start text:id="IMark66000200"/>Table<text:alphabetical-index-mark-end text:id="IMark66000200"/> of Contents</text:h>
          </text:index-title>
          <text:p text:style-name="P74"><text:a xlink:type="simple" xlink:href="#__RefHeading___Toc941_76759228" text:style-name="Index_20_Link" text:visited-style-name="Index_20_Link"><text:span text:style-name="Index_20_Link"/></text:a></text:p>
          <text:p text:style-name="P74"><text:a xlink:type="simple" xlink:href="#__RefHeading___Toc941_76759228" text:style-name="Index_20_Link" text:visited-style-name="Index_20_Link">Abstract.<text:tab/>1</text:a></text:p>
          <text:p text:style-name="P74"><text:a xlink:type="simple" xlink:href="#__RefHeading___Toc943_76759228" text:style-name="Index_20_Link" text:visited-style-name="Index_20_Link">Keywords.<text:tab/>1</text:a></text:p>
          <text:p text:style-name="P74"><text:a xlink:type="simple" xlink:href="#__RefHeading___Toc945_76759228" text:style-name="Index_20_Link" text:visited-style-name="Index_20_Link">Acknowledgements.<text:tab/>1</text:a></text:p>
          <text:p text:style-name="P74"><text:alphabetical-index-mark-start text:id="IMark68794600"/><text:a xlink:type="simple" xlink:href="#__RefHeading___Toc947_76759228" text:style-name="Index_20_Link" text:visited-style-name="Index_20_Link">License</text:a><text:alphabetical-index-mark-end text:id="IMark68794600"/><text:a xlink:type="simple" xlink:href="#__RefHeading___Toc947_76759228" text:style-name="Index_20_Link" text:visited-style-name="Index_20_Link"> and info for contributors.<text:tab/>1</text:a></text:p>
          <text:p text:style-name="P74"><text:a xlink:type="simple" xlink:href="#__RefHeading___Toc949_76759228" text:style-name="Index_20_Link" text:visited-style-name="Index_20_Link">1. Introduction.<text:tab/>5</text:a></text:p>
          <text:p text:style-name="P74"><text:a xlink:type="simple" xlink:href="#__RefHeading___Toc951_76759228" text:style-name="Index_20_Link" text:visited-style-name="Index_20_Link">2. Conventions, caveats and base conditions for development.<text:tab/>6</text:a></text:p>
          <text:p text:style-name="P74"><text:a xlink:type="simple" xlink:href="#__RefHeading___Toc953_76759228" text:style-name="Index_20_Link" text:visited-style-name="Index_20_Link">2.1. Terms and abbreviations used.<text:tab/>6</text:a></text:p>
          <text:p text:style-name="P74"><text:a xlink:type="simple" xlink:href="#__RefHeading___Toc955_76759228" text:style-name="Index_20_Link" text:visited-style-name="Index_20_Link">2.2. Caveats.<text:tab/>6</text:a></text:p>
          <text:p text:style-name="P74"><text:a xlink:type="simple" xlink:href="#__RefHeading___Toc957_76759228" text:style-name="Index_20_Link" text:visited-style-name="Index_20_Link">2.3.1. </text:a><text:alphabetical-index-mark-start text:id="IMark63772184"/><text:alphabetical-index-mark-start text:id="IMark68769032"/><text:a xlink:type="simple" xlink:href="#__RefHeading___Toc957_76759228" text:style-name="Index_20_Link" text:visited-style-name="Index_20_Link">SQL</text:a><text:alphabetical-index-mark-end text:id="IMark68769032"/><text:alphabetical-index-mark-end text:id="IMark63772184"/><text:a xlink:type="simple" xlink:href="#__RefHeading___Toc957_76759228" text:style-name="Index_20_Link" text:visited-style-name="Index_20_Link"> </text:a><text:alphabetical-index-mark-start text:id="IMark65000296"/><text:a xlink:type="simple" xlink:href="#__RefHeading___Toc957_76759228" text:style-name="Index_20_Link" text:visited-style-name="Index_20_Link">dialect</text:a><text:alphabetical-index-mark-end text:id="IMark65000296"/><text:a xlink:type="simple" xlink:href="#__RefHeading___Toc957_76759228" text:style-name="Index_20_Link" text:visited-style-name="Index_20_Link">.<text:tab/>6</text:a></text:p>
          <text:p text:style-name="P74"><text:a xlink:type="simple" xlink:href="#__RefHeading___Toc959_76759228" text:style-name="Index_20_Link" text:visited-style-name="Index_20_Link">2.3.2. Retrieval of </text:a><text:alphabetical-index-mark-start text:id="IMark68629576"/><text:a xlink:type="simple" xlink:href="#__RefHeading___Toc959_76759228" text:style-name="Index_20_Link" text:visited-style-name="Index_20_Link">query</text:a><text:alphabetical-index-mark-end text:id="IMark68629576"/><text:a xlink:type="simple" xlink:href="#__RefHeading___Toc959_76759228" text:style-name="Index_20_Link" text:visited-style-name="Index_20_Link"> </text:a><text:alphabetical-index-mark-start text:id="IMark68769032"/><text:alphabetical-index-mark-start text:id="IMark66776152"/><text:a xlink:type="simple" xlink:href="#__RefHeading___Toc959_76759228" text:style-name="Index_20_Link" text:visited-style-name="Index_20_Link">result</text:a><text:alphabetical-index-mark-end text:id="IMark66776152"/><text:a xlink:type="simple" xlink:href="#__RefHeading___Toc959_76759228" text:style-name="Index_20_Link" text:visited-style-name="Index_20_Link">s</text:a><text:alphabetical-index-mark-end text:id="IMark68769032"/><text:a xlink:type="simple" xlink:href="#__RefHeading___Toc959_76759228" text:style-name="Index_20_Link" text:visited-style-name="Index_20_Link">.<text:tab/>7</text:a></text:p>
          <text:p text:style-name="P74"><text:a xlink:type="simple" xlink:href="#__RefHeading___Toc961_76759228" text:style-name="Index_20_Link" text:visited-style-name="Index_20_Link">2.3.3. </text:a><text:alphabetical-index-mark-start text:id="IMark63205384"/><text:alphabetical-index-mark-start text:id="IMark67132728"/><text:a xlink:type="simple" xlink:href="#__RefHeading___Toc961_76759228" text:style-name="Index_20_Link" text:visited-style-name="Index_20_Link">Sql</text:a><text:alphabetical-index-mark-end text:id="IMark67132728"/><text:alphabetical-index-mark-end text:id="IMark63205384"/><text:a xlink:type="simple" xlink:href="#__RefHeading___Toc961_76759228" text:style-name="Index_20_Link" text:visited-style-name="Index_20_Link"> </text:a><text:alphabetical-index-mark-start text:id="IMark68746280"/><text:a xlink:type="simple" xlink:href="#__RefHeading___Toc961_76759228" text:style-name="Index_20_Link" text:visited-style-name="Index_20_Link">file</text:a><text:alphabetical-index-mark-end text:id="IMark68746280"/><text:a xlink:type="simple" xlink:href="#__RefHeading___Toc961_76759228" text:style-name="Index_20_Link" text:visited-style-name="Index_20_Link"> and </text:a><text:alphabetical-index-mark-start text:id="IMark68372296"/><text:a xlink:type="simple" xlink:href="#__RefHeading___Toc961_76759228" text:style-name="Index_20_Link" text:visited-style-name="Index_20_Link">composite</text:a><text:alphabetical-index-mark-end text:id="IMark68372296"/><text:a xlink:type="simple" xlink:href="#__RefHeading___Toc961_76759228" text:style-name="Index_20_Link" text:visited-style-name="Index_20_Link"> </text:a><text:alphabetical-index-mark-start text:id="IMark64802184"/><text:a xlink:type="simple" xlink:href="#__RefHeading___Toc961_76759228" text:style-name="Index_20_Link" text:visited-style-name="Index_20_Link">query</text:a><text:alphabetical-index-mark-end text:id="IMark64802184"/><text:a xlink:type="simple" xlink:href="#__RefHeading___Toc961_76759228" text:style-name="Index_20_Link" text:visited-style-name="Index_20_Link"> </text:a><text:alphabetical-index-mark-start text:id="IMark64545816"/><text:a xlink:type="simple" xlink:href="#__RefHeading___Toc961_76759228" text:style-name="Index_20_Link" text:visited-style-name="Index_20_Link">syntax</text:a><text:alphabetical-index-mark-end text:id="IMark64545816"/><text:a xlink:type="simple" xlink:href="#__RefHeading___Toc961_76759228" text:style-name="Index_20_Link" text:visited-style-name="Index_20_Link">.<text:tab/>8</text:a></text:p>
          <text:p text:style-name="P74"><text:a xlink:type="simple" xlink:href="#__RefHeading___Toc963_76759228" text:style-name="Index_20_Link" text:visited-style-name="Index_20_Link">2.3.4. </text:a><text:alphabetical-index-mark-start text:id="IMark65030120"/><text:alphabetical-index-mark-start text:id="IMark65030840"/><text:a xlink:type="simple" xlink:href="#__RefHeading___Toc963_76759228" text:style-name="Index_20_Link" text:visited-style-name="Index_20_Link">System</text:a><text:alphabetical-index-mark-end text:id="IMark65030840"/><text:alphabetical-index-mark-end text:id="IMark65030120"/><text:a xlink:type="simple" xlink:href="#__RefHeading___Toc963_76759228" text:style-name="Index_20_Link" text:visited-style-name="Index_20_Link"> </text:a><text:alphabetical-index-mark-start text:id="IMark67132728"/><text:a xlink:type="simple" xlink:href="#__RefHeading___Toc963_76759228" text:style-name="Index_20_Link" text:visited-style-name="Index_20_Link">call</text:a><text:alphabetical-index-mark-end text:id="IMark67132728"/><text:a xlink:type="simple" xlink:href="#__RefHeading___Toc963_76759228" text:style-name="Index_20_Link" text:visited-style-name="Index_20_Link">s.<text:tab/>9</text:a></text:p>
          <text:p text:style-name="P74"><text:a xlink:type="simple" xlink:href="#__RefHeading___Toc965_76759228" text:style-name="Index_20_Link" text:visited-style-name="Index_20_Link">3. Development.<text:tab/>11</text:a></text:p>
          <text:p text:style-name="P74"><text:a xlink:type="simple" xlink:href="#__RefHeading___Toc967_76759228" text:style-name="Index_20_Link" text:visited-style-name="Index_20_Link">3.1. Possible developments in the future.<text:tab/>11</text:a></text:p>
          <text:p text:style-name="P74"><text:a xlink:type="simple" xlink:href="#__RefHeading___Toc969_76759228" text:style-name="Index_20_Link" text:visited-style-name="Index_20_Link">3.1.1. Embed </text:a><text:alphabetical-index-mark-start text:id="IMark66776152"/><text:alphabetical-index-mark-start text:id="IMark68746280"/><text:a xlink:type="simple" xlink:href="#__RefHeading___Toc969_76759228" text:style-name="Index_20_Link" text:visited-style-name="Index_20_Link">sql</text:a><text:alphabetical-index-mark-end text:id="IMark68746280"/><text:alphabetical-index-mark-end text:id="IMark66776152"/><text:a xlink:type="simple" xlink:href="#__RefHeading___Toc969_76759228" text:style-name="Index_20_Link" text:visited-style-name="Index_20_Link">p in a multi </text:a><text:alphabetical-index-mark-start text:id="IMark68690568"/><text:a xlink:type="simple" xlink:href="#__RefHeading___Toc969_76759228" text:style-name="Index_20_Link" text:visited-style-name="Index_20_Link">thread</text:a><text:alphabetical-index-mark-end text:id="IMark68690568"/><text:a xlink:type="simple" xlink:href="#__RefHeading___Toc969_76759228" text:style-name="Index_20_Link" text:visited-style-name="Index_20_Link">ed </text:a><text:alphabetical-index-mark-start text:id="IMark67132728"/><text:a xlink:type="simple" xlink:href="#__RefHeading___Toc969_76759228" text:style-name="Index_20_Link" text:visited-style-name="Index_20_Link">environment</text:a><text:alphabetical-index-mark-end text:id="IMark67132728"/><text:a xlink:type="simple" xlink:href="#__RefHeading___Toc969_76759228" text:style-name="Index_20_Link" text:visited-style-name="Index_20_Link">.<text:tab/>11</text:a></text:p>
          <text:p text:style-name="P74"><text:a xlink:type="simple" xlink:href="#__RefHeading___Toc971_76759228" text:style-name="Index_20_Link" text:visited-style-name="Index_20_Link">3.1.2. </text:a><text:alphabetical-index-mark-start text:id="IMark65279848"/><text:a xlink:type="simple" xlink:href="#__RefHeading___Toc971_76759228" text:style-name="Index_20_Link" text:visited-style-name="Index_20_Link">Call</text:a><text:alphabetical-index-mark-end text:id="IMark65279848"/><text:a xlink:type="simple" xlink:href="#__RefHeading___Toc971_76759228" text:style-name="Index_20_Link" text:visited-style-name="Index_20_Link"> </text:a><text:alphabetical-index-mark-start text:id="IMark68769032"/><text:alphabetical-index-mark-start text:id="IMark68713288"/><text:a xlink:type="simple" xlink:href="#__RefHeading___Toc971_76759228" text:style-name="Index_20_Link" text:visited-style-name="Index_20_Link">sql</text:a><text:alphabetical-index-mark-end text:id="IMark68713288"/><text:alphabetical-index-mark-end text:id="IMark68769032"/><text:a xlink:type="simple" xlink:href="#__RefHeading___Toc971_76759228" text:style-name="Index_20_Link" text:visited-style-name="Index_20_Link">p from within an un</text:a><text:alphabetical-index-mark-start text:id="IMark68629576"/><text:a xlink:type="simple" xlink:href="#__RefHeading___Toc971_76759228" text:style-name="Index_20_Link" text:visited-style-name="Index_20_Link">common</text:a><text:alphabetical-index-mark-end text:id="IMark68629576"/><text:a xlink:type="simple" xlink:href="#__RefHeading___Toc971_76759228" text:style-name="Index_20_Link" text:visited-style-name="Index_20_Link"> language.<text:tab/>11</text:a></text:p>
          <text:p text:style-name="P74"><text:a xlink:type="simple" xlink:href="#__RefHeading___Toc973_76759228" text:style-name="Index_20_Link" text:visited-style-name="Index_20_Link">3.1.3. Provide multi </text:a><text:alphabetical-index-mark-start text:id="IMark66000200"/><text:a xlink:type="simple" xlink:href="#__RefHeading___Toc973_76759228" text:style-name="Index_20_Link" text:visited-style-name="Index_20_Link">thread</text:a><text:alphabetical-index-mark-end text:id="IMark66000200"/><text:a xlink:type="simple" xlink:href="#__RefHeading___Toc973_76759228" text:style-name="Index_20_Link" text:visited-style-name="Index_20_Link">ing capability from within </text:a><text:alphabetical-index-mark-start text:id="IMark68673752"/><text:alphabetical-index-mark-start text:id="IMark65000296"/><text:a xlink:type="simple" xlink:href="#__RefHeading___Toc973_76759228" text:style-name="Index_20_Link" text:visited-style-name="Index_20_Link">sql</text:a><text:alphabetical-index-mark-end text:id="IMark65000296"/><text:alphabetical-index-mark-end text:id="IMark68673752"/><text:a xlink:type="simple" xlink:href="#__RefHeading___Toc973_76759228" text:style-name="Index_20_Link" text:visited-style-name="Index_20_Link">p.<text:tab/>12</text:a></text:p>
          <text:p text:style-name="P74"><text:a xlink:type="simple" xlink:href="#__RefHeading___Toc975_76759228" text:style-name="Index_20_Link" text:visited-style-name="Index_20_Link">3.2. </text:a><text:alphabetical-index-mark-start text:id="IMark68733512"/><text:a xlink:type="simple" xlink:href="#__RefHeading___Toc975_76759228" text:style-name="Index_20_Link" text:visited-style-name="Index_20_Link">Operating</text:a><text:alphabetical-index-mark-end text:id="IMark68733512"/><text:a xlink:type="simple" xlink:href="#__RefHeading___Toc975_76759228" text:style-name="Index_20_Link" text:visited-style-name="Index_20_Link"> </text:a><text:alphabetical-index-mark-start text:id="IMark68736040"/><text:alphabetical-index-mark-start text:id="IMark65279848"/><text:a xlink:type="simple" xlink:href="#__RefHeading___Toc975_76759228" text:style-name="Index_20_Link" text:visited-style-name="Index_20_Link">system</text:a><text:alphabetical-index-mark-end text:id="IMark65279848"/><text:alphabetical-index-mark-end text:id="IMark68736040"/><text:a xlink:type="simple" xlink:href="#__RefHeading___Toc975_76759228" text:style-name="Index_20_Link" text:visited-style-name="Index_20_Link">.<text:tab/>12</text:a></text:p>
          <text:p text:style-name="P74"><text:a xlink:type="simple" xlink:href="#__RefHeading___Toc977_76759228" text:style-name="Index_20_Link" text:visited-style-name="Index_20_Link">4. Structure<text:tab/>13</text:a></text:p>
          <text:p text:style-name="P74"><text:a xlink:type="simple" xlink:href="#__RefHeading___Toc979_76759228" text:style-name="Index_20_Link" text:visited-style-name="Index_20_Link">4.1. </text:a><text:alphabetical-index-mark-start text:id="IMark68629576"/><text:a xlink:type="simple" xlink:href="#__RefHeading___Toc979_76759228" text:style-name="Index_20_Link" text:visited-style-name="Index_20_Link">/doc</text:a><text:alphabetical-index-mark-end text:id="IMark68629576"/><text:a xlink:type="simple" xlink:href="#__RefHeading___Toc979_76759228" text:style-name="Index_20_Link" text:visited-style-name="Index_20_Link"><text:tab/>13</text:a></text:p>
          <text:p text:style-name="P74"><text:a xlink:type="simple" xlink:href="#__RefHeading___Toc981_76759228" text:style-name="Index_20_Link" text:visited-style-name="Index_20_Link">4.2. </text:a><text:alphabetical-index-mark-start text:id="IMark68733512"/><text:a xlink:type="simple" xlink:href="#__RefHeading___Toc981_76759228" text:style-name="Index_20_Link" text:visited-style-name="Index_20_Link">/examples</text:a><text:alphabetical-index-mark-end text:id="IMark68733512"/><text:a xlink:type="simple" xlink:href="#__RefHeading___Toc981_76759228" text:style-name="Index_20_Link" text:visited-style-name="Index_20_Link"><text:tab/>13</text:a></text:p>
          <text:p text:style-name="P74"><text:a xlink:type="simple" xlink:href="#__RefHeading___Toc983_76759228" text:style-name="Index_20_Link" text:visited-style-name="Index_20_Link">5. Use<text:tab/>14</text:a></text:p>
          <text:p text:style-name="P74"><text:a xlink:type="simple" xlink:href="#__RefHeading___Toc985_76759228" text:style-name="Index_20_Link" text:visited-style-name="Index_20_Link">5.1. </text:a><text:alphabetical-index-mark-start text:id="IMark68792072"/><text:a xlink:type="simple" xlink:href="#__RefHeading___Toc985_76759228" text:style-name="Index_20_Link" text:visited-style-name="Index_20_Link">Install</text:a><text:alphabetical-index-mark-end text:id="IMark68792072"/><text:a xlink:type="simple" xlink:href="#__RefHeading___Toc985_76759228" text:style-name="Index_20_Link" text:visited-style-name="Index_20_Link">ation<text:tab/>14</text:a></text:p>
          <text:p text:style-name="P74"><text:a xlink:type="simple" xlink:href="#__RefHeading___Toc987_76759228" text:style-name="Index_20_Link" text:visited-style-name="Index_20_Link">5.1.1. Co</text:a><text:alphabetical-index-mark-start text:id="IMark68673752"/><text:a xlink:type="simple" xlink:href="#__RefHeading___Toc987_76759228" text:style-name="Index_20_Link" text:visited-style-name="Index_20_Link">mpi</text:a><text:alphabetical-index-mark-end text:id="IMark68673752"/><text:a xlink:type="simple" xlink:href="#__RefHeading___Toc987_76759228" text:style-name="Index_20_Link" text:visited-style-name="Index_20_Link">lation<text:tab/>14</text:a></text:p>
          <text:p text:style-name="P74"><text:a xlink:type="simple" xlink:href="#__RefHeading___Toc989_76759228" text:style-name="Index_20_Link" text:visited-style-name="Index_20_Link">5.2. De</text:a><text:alphabetical-index-mark-start text:id="IMark68797128"/><text:a xlink:type="simple" xlink:href="#__RefHeading___Toc989_76759228" text:style-name="Index_20_Link" text:visited-style-name="Index_20_Link">install</text:a><text:alphabetical-index-mark-end text:id="IMark68797128"/><text:a xlink:type="simple" xlink:href="#__RefHeading___Toc989_76759228" text:style-name="Index_20_Link" text:visited-style-name="Index_20_Link">ation<text:tab/>14</text:a></text:p>
          <text:p text:style-name="P74"><text:a xlink:type="simple" xlink:href="#__RefHeading___Toc991_76759228" text:style-name="Index_20_Link" text:visited-style-name="Index_20_Link">5.3. </text:a><text:alphabetical-index-mark-start text:id="IMark68746280"/><text:a xlink:type="simple" xlink:href="#__RefHeading___Toc991_76759228" text:style-name="Index_20_Link" text:visited-style-name="Index_20_Link">Call</text:a><text:alphabetical-index-mark-end text:id="IMark68746280"/><text:a xlink:type="simple" xlink:href="#__RefHeading___Toc991_76759228" text:style-name="Index_20_Link" text:visited-style-name="Index_20_Link">ing </text:a><text:alphabetical-index-mark-start text:id="IMark68792072"/><text:alphabetical-index-mark-start text:id="IMark68751336"/><text:a xlink:type="simple" xlink:href="#__RefHeading___Toc991_76759228" text:style-name="Index_20_Link" text:visited-style-name="Index_20_Link">sql</text:a><text:alphabetical-index-mark-end text:id="IMark68751336"/><text:alphabetical-index-mark-end text:id="IMark68792072"/><text:a xlink:type="simple" xlink:href="#__RefHeading___Toc991_76759228" text:style-name="Index_20_Link" text:visited-style-name="Index_20_Link">p with two arguments.<text:tab/>15</text:a></text:p>
          <text:p text:style-name="P74"><text:a xlink:type="simple" xlink:href="#__RefHeading___Toc8555_467953159" text:style-name="Index_20_Link" text:visited-style-name="Index_20_Link">5.4. </text:a><text:alphabetical-index-mark-start text:id="IMark68686424"/><text:a xlink:type="simple" xlink:href="#__RefHeading___Toc8555_467953159" text:style-name="Index_20_Link" text:visited-style-name="Index_20_Link">Call</text:a><text:alphabetical-index-mark-end text:id="IMark68686424"/><text:a xlink:type="simple" xlink:href="#__RefHeading___Toc8555_467953159" text:style-name="Index_20_Link" text:visited-style-name="Index_20_Link">ing </text:a><text:alphabetical-index-mark-start text:id="IMark68690568"/><text:alphabetical-index-mark-start text:id="IMark68794600"/><text:a xlink:type="simple" xlink:href="#__RefHeading___Toc8555_467953159" text:style-name="Index_20_Link" text:visited-style-name="Index_20_Link">sql</text:a><text:alphabetical-index-mark-end text:id="IMark68794600"/><text:alphabetical-index-mark-end text:id="IMark68690568"/><text:a xlink:type="simple" xlink:href="#__RefHeading___Toc8555_467953159" text:style-name="Index_20_Link" text:visited-style-name="Index_20_Link">p with three arguments.<text:tab/>16</text:a></text:p>
          <text:p text:style-name="P74"><text:a xlink:type="simple" xlink:href="#__RefHeading___Toc6740_413320909" text:style-name="Index_20_Link" text:visited-style-name="Index_20_Link">5.4.1. </text:a><text:alphabetical-index-mark-start text:id="IMark68733512"/><text:a xlink:type="simple" xlink:href="#__RefHeading___Toc6740_413320909" text:style-name="Index_20_Link" text:visited-style-name="Index_20_Link">OPEN_</text:a><text:alphabetical-index-mark-start text:id="IMark68748808"/><text:a xlink:type="simple" xlink:href="#__RefHeading___Toc6740_413320909" text:style-name="Index_20_Link" text:visited-style-name="Index_20_Link">QUERY</text:a><text:alphabetical-index-mark-end text:id="IMark68748808"/><text:a xlink:type="simple" xlink:href="#__RefHeading___Toc6740_413320909" text:style-name="Index_20_Link" text:visited-style-name="Index_20_Link">_CLOSE</text:a><text:alphabetical-index-mark-end text:id="IMark68733512"/><text:a xlink:type="simple" xlink:href="#__RefHeading___Toc6740_413320909" text:style-name="Index_20_Link" text:visited-style-name="Index_20_Link"><text:tab/>16</text:a></text:p>
          <text:p text:style-name="P74"><text:soft-page-break/><text:a xlink:type="simple" xlink:href="#__RefHeading___Toc6742_413320909" text:style-name="Index_20_Link" text:visited-style-name="Index_20_Link">5.4.2. </text:a><text:alphabetical-index-mark-start text:id="IMark66000200"/><text:a xlink:type="simple" xlink:href="#__RefHeading___Toc6742_413320909" text:style-name="Index_20_Link" text:visited-style-name="Index_20_Link">TEST_DB</text:a><text:alphabetical-index-mark-end text:id="IMark66000200"/><text:a xlink:type="simple" xlink:href="#__RefHeading___Toc6742_413320909" text:style-name="Index_20_Link" text:visited-style-name="Index_20_Link"><text:tab/>16</text:a></text:p>
          <text:p text:style-name="P74"><text:a xlink:type="simple" xlink:href="#__RefHeading___Toc993_76759228" text:style-name="Index_20_Link" text:visited-style-name="Index_20_Link">6. Sources<text:tab/>17</text:a></text:p>
          <text:p text:style-name="P74"><text:a xlink:type="simple" xlink:href="#__RefHeading___Toc8557_467953159" text:style-name="Index_20_Link" text:visited-style-name="Index_20_Link">Alphabetical Index<text:tab/>18</text:a></text:p>
        </text:index-body>
      </text:table-of-content>
      <text:h text:style-name="P76" text:outline-level="1"/>
      <text:h text:style-name="P77" text:outline-level="1"><text:bookmark-start text:name="__RefHeading___Toc949_76759228"/>1. Introduction.<text:bookmark-end text:name="__RefHeading___Toc949_76759228"/></text:h>
      <text:p text:style-name="P5"/>
      <text:p text:style-name="P22"><text:alphabetical-index-mark-start text:id="IMark68673752"/><text:alphabetical-index-mark-start text:id="IMark66000200"/><text:alphabetical-index-mark-start text:id="IMark65030840"/><text:alphabetical-index-mark-start text:id="IMark63205384"/><text:alphabetical-index-mark-start text:id="IMark68774088"/><text:alphabetical-index-mark-start text:id="IMark65030120"/><text:alphabetical-index-mark-start text:id="IMark68629576"/><text:alphabetical-index-mark-start text:id="IMark66776152"/><text:alphabetical-index-mark-start text:id="IMark63401768"/><text:alphabetical-index-mark-start text:id="IMark64833816"/><text:alphabetical-index-mark-start text:id="IMark67132728"/><text:alphabetical-index-mark-start text:id="IMark68372296"/><text:alphabetical-index-mark-start text:id="IMark68686424"/><text:alphabetical-index-mark-start text:id="IMark68769032"/><text:alphabetical-index-mark-start text:id="IMark68733512"/>Sql<text:alphabetical-index-mark-end text:id="IMark68733512"/><text:alphabetical-index-mark-end text:id="IMark68769032"/><text:alphabetical-index-mark-end text:id="IMark68686424"/><text:alphabetical-index-mark-end text:id="IMark68372296"/><text:alphabetical-index-mark-end text:id="IMark67132728"/><text:alphabetical-index-mark-end text:id="IMark64833816"/><text:alphabetical-index-mark-end text:id="IMark63401768"/><text:alphabetical-index-mark-end text:id="IMark66776152"/><text:alphabetical-index-mark-end text:id="IMark68629576"/><text:alphabetical-index-mark-end text:id="IMark65030120"/>ite<text:alphabetical-index-mark-end text:id="IMark68774088"/><text:alphabetical-index-mark-end text:id="IMark63205384"/><text:alphabetical-index-mark-end text:id="IMark65030840"/><text:alphabetical-index-mark-end text:id="IMark66000200"/><text:alphabetical-index-mark-end text:id="IMark68673752"/>3 is one of the most widely used <text:alphabetical-index-mark-start text:id="IMark68713288"/><text:alphabetical-index-mark-start text:id="IMark64545816"/><text:alphabetical-index-mark-start text:id="IMark68751336"/><text:alphabetical-index-mark-start text:id="IMark68794600"/><text:alphabetical-index-mark-start text:id="IMark68746280"/>relational<text:alphabetical-index-mark-end text:id="IMark68746280"/><text:alphabetical-index-mark-end text:id="IMark68794600"/><text:alphabetical-index-mark-end text:id="IMark68751336"/><text:alphabetical-index-mark-end text:id="IMark64545816"/><text:alphabetical-index-mark-end text:id="IMark68713288"/> <text:alphabetical-index-mark-start text:id="IMark68690568"/><text:alphabetical-index-mark-start text:id="IMark63772184"/><text:alphabetical-index-mark-start text:id="IMark68776616"/><text:alphabetical-index-mark-start text:id="IMark68797128"/><text:alphabetical-index-mark-start text:id="IMark65533432"/>database<text:alphabetical-index-mark-end text:id="IMark65533432"/><text:alphabetical-index-mark-end text:id="IMark68797128"/><text:alphabetical-index-mark-end text:id="IMark68776616"/><text:alphabetical-index-mark-end text:id="IMark63772184"/><text:alphabetical-index-mark-end text:id="IMark68690568"/> <text:alphabetical-index-mark-start text:id="IMark65279848"/><text:alphabetical-index-mark-start text:id="IMark65000296"/><text:alphabetical-index-mark-start text:id="IMark65671688"/><text:alphabetical-index-mark-start text:id="IMark68792072"/><text:alphabetical-index-mark-start text:id="IMark68697752"/><text:alphabetical-index-mark-start text:id="IMark68748808"/><text:alphabetical-index-mark-start text:id="IMark66766440"/><text:alphabetical-index-mark-start text:id="IMark68736040"/><text:alphabetical-index-mark-start text:id="IMark68668968"/><text:alphabetical-index-mark-start text:id="IMark63380072"/>system<text:alphabetical-index-mark-end text:id="IMark63380072"/><text:alphabetical-index-mark-end text:id="IMark68668968"/><text:alphabetical-index-mark-end text:id="IMark68736040"/><text:alphabetical-index-mark-end text:id="IMark66766440"/><text:alphabetical-index-mark-end text:id="IMark68748808"/><text:alphabetical-index-mark-end text:id="IMark68697752"/><text:alphabetical-index-mark-end text:id="IMark68792072"/><text:alphabetical-index-mark-end text:id="IMark65671688"/><text:alphabetical-index-mark-end text:id="IMark65000296"/><text:alphabetical-index-mark-end text:id="IMark65279848"/>s; it is very simple, lightweight and fast, and while it cannot be compared with great <text:alphabetical-index-mark-start text:id="IMark64802184"/><text:alphabetical-index-mark-start text:id="IMark68703176"/><text:alphabetical-index-mark-start text:id="IMark68115016"/><text:alphabetical-index-mark-start text:id="IMark68116280"/><text:alphabetical-index-mark-start text:id="IMark68117544"/>server<text:alphabetical-index-mark-end text:id="IMark68117544"/><text:alphabetical-index-mark-end text:id="IMark68116280"/><text:alphabetical-index-mark-end text:id="IMark68115016"/><text:alphabetical-index-mark-end text:id="IMark68703176"/><text:alphabetical-index-mark-end text:id="IMark64802184"/> - based <text:alphabetical-index-mark-start text:id="IMark64342312"/><text:alphabetical-index-mark-start text:id="IMark67768120"/><text:alphabetical-index-mark-start text:id="IMark64976024"/><text:alphabetical-index-mark-start text:id="IMark64977256"/><text:alphabetical-index-mark-start text:id="IMark64978520"/>relational<text:alphabetical-index-mark-end text:id="IMark64978520"/><text:alphabetical-index-mark-end text:id="IMark64977256"/><text:alphabetical-index-mark-end text:id="IMark64976024"/><text:alphabetical-index-mark-end text:id="IMark67768120"/><text:alphabetical-index-mark-end text:id="IMark64342312"/> <text:alphabetical-index-mark-start text:id="IMark67129144"/><text:alphabetical-index-mark-start text:id="IMark67130408"/><text:alphabetical-index-mark-start text:id="IMark67391672"/><text:alphabetical-index-mark-start text:id="IMark67393000"/><text:alphabetical-index-mark-start text:id="IMark67394328"/>database<text:alphabetical-index-mark-end text:id="IMark67394328"/><text:alphabetical-index-mark-end text:id="IMark67393000"/><text:alphabetical-index-mark-end text:id="IMark67391672"/><text:alphabetical-index-mark-end text:id="IMark67130408"/><text:alphabetical-index-mark-end text:id="IMark67129144"/> <text:alphabetical-index-mark-start text:id="IMark66092440"/><text:alphabetical-index-mark-start text:id="IMark66093768"/><text:alphabetical-index-mark-start text:id="IMark65872936"/><text:alphabetical-index-mark-start text:id="IMark65874264"/><text:alphabetical-index-mark-start text:id="IMark65875592"/><text:alphabetical-index-mark-start text:id="IMark65534328"/><text:alphabetical-index-mark-start text:id="IMark65535656"/><text:alphabetical-index-mark-start text:id="IMark65536984"/><text:alphabetical-index-mark-start text:id="IMark66545000"/><text:alphabetical-index-mark-start text:id="IMark66546328"/>system<text:alphabetical-index-mark-end text:id="IMark66546328"/><text:alphabetical-index-mark-end text:id="IMark66545000"/><text:alphabetical-index-mark-end text:id="IMark65536984"/><text:alphabetical-index-mark-end text:id="IMark65535656"/><text:alphabetical-index-mark-end text:id="IMark65534328"/><text:alphabetical-index-mark-end text:id="IMark65875592"/><text:alphabetical-index-mark-end text:id="IMark65874264"/><text:alphabetical-index-mark-end text:id="IMark65872936"/><text:alphabetical-index-mark-end text:id="IMark66093768"/><text:alphabetical-index-mark-end text:id="IMark66092440"/>s in terms of versatility or capabilities, it does fill a niche for many users, <text:span text:style-name="T28">probably most of those that need a </text:span><text:alphabetical-index-mark-start text:id="IMark66418776"/><text:alphabetical-index-mark-start text:id="IMark66419832"/><text:alphabetical-index-mark-start text:id="IMark66056440"/><text:alphabetical-index-mark-start text:id="IMark66057768"/><text:alphabetical-index-mark-start text:id="IMark66059096"/><text:span text:style-name="T28">relational</text:span><text:alphabetical-index-mark-end text:id="IMark66059096"/><text:alphabetical-index-mark-end text:id="IMark66057768"/><text:alphabetical-index-mark-end text:id="IMark66056440"/><text:alphabetical-index-mark-end text:id="IMark66419832"/><text:alphabetical-index-mark-end text:id="IMark66418776"/><text:span text:style-name="T28"> </text:span><text:alphabetical-index-mark-start text:id="IMark65889496"/><text:alphabetical-index-mark-start text:id="IMark65890824"/><text:alphabetical-index-mark-start text:id="IMark59198376"/><text:alphabetical-index-mark-start text:id="IMark59199432"/><text:alphabetical-index-mark-start text:id="IMark59200760"/><text:span text:style-name="T28">database</text:span><text:alphabetical-index-mark-end text:id="IMark59200760"/><text:alphabetical-index-mark-end text:id="IMark59199432"/><text:alphabetical-index-mark-end text:id="IMark59198376"/><text:alphabetical-index-mark-end text:id="IMark65890824"/><text:alphabetical-index-mark-end text:id="IMark65889496"/><text:span text:style-name="T28"> </text:span><text:alphabetical-index-mark-start text:id="IMark66626536"/><text:alphabetical-index-mark-start text:id="IMark66627800"/><text:alphabetical-index-mark-start text:id="IMark66629128"/><text:alphabetical-index-mark-start text:id="IMark66629704"/><text:alphabetical-index-mark-start text:id="IMark65995704"/><text:alphabetical-index-mark-start text:id="IMark65997032"/><text:alphabetical-index-mark-start text:id="IMark68144216"/><text:alphabetical-index-mark-start text:id="IMark68145480"/><text:alphabetical-index-mark-start text:id="IMark68146808"/><text:alphabetical-index-mark-start text:id="IMark68148136"/><text:span text:style-name="T28">system</text:span><text:alphabetical-index-mark-end text:id="IMark68148136"/><text:alphabetical-index-mark-end text:id="IMark68146808"/><text:alphabetical-index-mark-end text:id="IMark68145480"/><text:alphabetical-index-mark-end text:id="IMark68144216"/><text:alphabetical-index-mark-end text:id="IMark65997032"/><text:alphabetical-index-mark-end text:id="IMark65995704"/><text:alphabetical-index-mark-end text:id="IMark66629704"/><text:alphabetical-index-mark-end text:id="IMark66629128"/><text:alphabetical-index-mark-end text:id="IMark66627800"/><text:alphabetical-index-mark-end text:id="IMark66626536"/><text:span text:style-name="T28"> without the complications involved in maintaining a </text:span><text:alphabetical-index-mark-start text:id="IMark68148232"/><text:alphabetical-index-mark-start text:id="IMark66948936"/><text:alphabetical-index-mark-start text:id="IMark57203912"/><text:alphabetical-index-mark-start text:id="IMark66862488"/><text:alphabetical-index-mark-start text:id="IMark66863816"/><text:span text:style-name="T28">server</text:span><text:alphabetical-index-mark-end text:id="IMark66863816"/><text:alphabetical-index-mark-end text:id="IMark66862488"/><text:alphabetical-index-mark-end text:id="IMark57203912"/><text:alphabetical-index-mark-end text:id="IMark66948936"/><text:alphabetical-index-mark-end text:id="IMark68148232"/><text:span text:style-name="T28"> – based alternative such as </text:span><text:alphabetical-index-mark-start text:id="IMark67253464"/><text:alphabetical-index-mark-start text:id="IMark67254792"/><text:alphabetical-index-mark-start text:id="IMark67256120"/><text:alphabetical-index-mark-start text:id="IMark67512808"/><text:alphabetical-index-mark-start text:id="IMark67514136"/><text:span text:style-name="T28">Postgre</text:span><text:alphabetical-index-mark-start text:id="IMark67516216"/><text:alphabetical-index-mark-start text:id="IMark67671512"/><text:alphabetical-index-mark-start text:id="IMark67672840"/><text:alphabetical-index-mark-start text:id="IMark67674168"/><text:alphabetical-index-mark-start text:id="IMark67760808"/><text:alphabetical-index-mark-start text:id="IMark67762136"/><text:alphabetical-index-mark-start text:id="IMark67763464"/><text:alphabetical-index-mark-start text:id="IMark66911928"/><text:alphabetical-index-mark-start text:id="IMark66913256"/><text:alphabetical-index-mark-start text:id="IMark66914584"/><text:span text:style-name="T28">SQL</text:span><text:alphabetical-index-mark-end text:id="IMark66914584"/><text:alphabetical-index-mark-end text:id="IMark66913256"/><text:alphabetical-index-mark-end text:id="IMark66911928"/><text:alphabetical-index-mark-end text:id="IMark67763464"/><text:alphabetical-index-mark-end text:id="IMark67762136"/><text:alphabetical-index-mark-end text:id="IMark67760808"/><text:alphabetical-index-mark-end text:id="IMark67674168"/><text:alphabetical-index-mark-end text:id="IMark67672840"/><text:alphabetical-index-mark-end text:id="IMark67671512"/><text:alphabetical-index-mark-end text:id="IMark67516216"/><text:alphabetical-index-mark-end text:id="IMark67514136"/><text:alphabetical-index-mark-end text:id="IMark67512808"/><text:alphabetical-index-mark-end text:id="IMark67256120"/><text:alphabetical-index-mark-end text:id="IMark67254792"/><text:alphabetical-index-mark-end text:id="IMark67253464"/><text:span text:style-name="T28">, </text:span><text:alphabetical-index-mark-start text:id="IMark68539112"/><text:alphabetical-index-mark-start text:id="IMark65690008"/><text:alphabetical-index-mark-start text:id="IMark65691064"/><text:alphabetical-index-mark-start text:id="IMark65692392"/><text:alphabetical-index-mark-start text:id="IMark65693720"/><text:span text:style-name="T28">My</text:span><text:alphabetical-index-mark-start text:id="IMark64418040"/><text:alphabetical-index-mark-start text:id="IMark64419368"/><text:alphabetical-index-mark-start text:id="IMark65125496"/><text:alphabetical-index-mark-start text:id="IMark65126824"/><text:alphabetical-index-mark-start text:id="IMark65128152"/><text:alphabetical-index-mark-start text:id="IMark65129480"/><text:alphabetical-index-mark-start text:id="IMark67387512"/><text:alphabetical-index-mark-start text:id="IMark67388840"/><text:alphabetical-index-mark-start text:id="IMark67390168"/><text:alphabetical-index-mark-start text:id="IMark64896744"/><text:span text:style-name="T28">sql</text:span><text:alphabetical-index-mark-end text:id="IMark64896744"/><text:alphabetical-index-mark-end text:id="IMark67390168"/><text:alphabetical-index-mark-end text:id="IMark67388840"/><text:alphabetical-index-mark-end text:id="IMark67387512"/><text:alphabetical-index-mark-end text:id="IMark65129480"/><text:alphabetical-index-mark-end text:id="IMark65128152"/><text:alphabetical-index-mark-end text:id="IMark65126824"/><text:alphabetical-index-mark-end text:id="IMark65125496"/><text:alphabetical-index-mark-end text:id="IMark64419368"/><text:alphabetical-index-mark-end text:id="IMark64418040"/><text:alphabetical-index-mark-end text:id="IMark65693720"/><text:alphabetical-index-mark-end text:id="IMark65692392"/><text:alphabetical-index-mark-end text:id="IMark65691064"/><text:alphabetical-index-mark-end text:id="IMark65690008"/><text:alphabetical-index-mark-end text:id="IMark68539112"/><text:span text:style-name="T28"> or </text:span><text:alphabetical-index-mark-start text:id="IMark66340088"/><text:alphabetical-index-mark-start text:id="IMark66341144"/><text:alphabetical-index-mark-start text:id="IMark66356392"/><text:alphabetical-index-mark-start text:id="IMark68311128"/><text:alphabetical-index-mark-start text:id="IMark68312456"/><text:span text:style-name="T28">MariaDB</text:span><text:alphabetical-index-mark-end text:id="IMark68312456"/><text:alphabetical-index-mark-end text:id="IMark68311128"/><text:alphabetical-index-mark-end text:id="IMark66356392"/><text:alphabetical-index-mark-end text:id="IMark66341144"/><text:alphabetical-index-mark-end text:id="IMark66340088"/>.</text:p>
      <text:p text:style-name="P7"/>
      <text:p text:style-name="P20">Recently I have been developing a <text:alphabetical-index-mark-start text:id="IMark65279848"/><text:alphabetical-index-mark-start text:id="IMark65000296"/><text:alphabetical-index-mark-start text:id="IMark65671688"/><text:alphabetical-index-mark-start text:id="IMark68792072"/><text:alphabetical-index-mark-start text:id="IMark68697752"/>dataset<text:alphabetical-index-mark-end text:id="IMark68697752"/><text:alphabetical-index-mark-end text:id="IMark68792072"/><text:alphabetical-index-mark-end text:id="IMark65671688"/><text:alphabetical-index-mark-end text:id="IMark65000296"/><text:alphabetical-index-mark-end text:id="IMark65279848"/> based on a <text:alphabetical-index-mark-start text:id="IMark68748808"/><text:alphabetical-index-mark-start text:id="IMark66766440"/><text:alphabetical-index-mark-start text:id="IMark68736040"/><text:alphabetical-index-mark-start text:id="IMark68668968"/><text:alphabetical-index-mark-start text:id="IMark63380072"/><text:alphabetical-index-mark-start text:id="IMark68690568"/><text:alphabetical-index-mark-start text:id="IMark63772184"/><text:alphabetical-index-mark-start text:id="IMark68776616"/><text:alphabetical-index-mark-start text:id="IMark68797128"/><text:alphabetical-index-mark-start text:id="IMark65533432"/><text:alphabetical-index-mark-start text:id="IMark68713288"/><text:alphabetical-index-mark-start text:id="IMark64545816"/><text:alphabetical-index-mark-start text:id="IMark68751336"/><text:alphabetical-index-mark-start text:id="IMark68794600"/><text:alphabetical-index-mark-start text:id="IMark68746280"/>Sql<text:alphabetical-index-mark-end text:id="IMark68746280"/><text:alphabetical-index-mark-end text:id="IMark68794600"/><text:alphabetical-index-mark-end text:id="IMark68751336"/><text:alphabetical-index-mark-end text:id="IMark64545816"/><text:alphabetical-index-mark-end text:id="IMark68713288"/><text:alphabetical-index-mark-end text:id="IMark65533432"/><text:alphabetical-index-mark-end text:id="IMark68797128"/><text:alphabetical-index-mark-end text:id="IMark68776616"/><text:alphabetical-index-mark-end text:id="IMark63772184"/><text:alphabetical-index-mark-end text:id="IMark68690568"/>ite<text:alphabetical-index-mark-end text:id="IMark63380072"/><text:alphabetical-index-mark-end text:id="IMark68668968"/><text:alphabetical-index-mark-end text:id="IMark68736040"/><text:alphabetical-index-mark-end text:id="IMark66766440"/><text:alphabetical-index-mark-end text:id="IMark68748808"/>3 <text:alphabetical-index-mark-start text:id="IMark68673752"/><text:alphabetical-index-mark-start text:id="IMark66000200"/><text:alphabetical-index-mark-start text:id="IMark65030840"/><text:alphabetical-index-mark-start text:id="IMark63205384"/><text:alphabetical-index-mark-start text:id="IMark68774088"/>database<text:alphabetical-index-mark-end text:id="IMark68774088"/><text:alphabetical-index-mark-end text:id="IMark63205384"/><text:alphabetical-index-mark-end text:id="IMark65030840"/><text:alphabetical-index-mark-end text:id="IMark66000200"/><text:alphabetical-index-mark-end text:id="IMark68673752"/>. Being a <text:alphabetical-index-mark-start text:id="IMark65030120"/><text:alphabetical-index-mark-start text:id="IMark68629576"/><text:alphabetical-index-mark-start text:id="IMark66776152"/><text:alphabetical-index-mark-start text:id="IMark63401768"/><text:alphabetical-index-mark-start text:id="IMark64833816"/>relational<text:alphabetical-index-mark-end text:id="IMark64833816"/><text:alphabetical-index-mark-end text:id="IMark63401768"/><text:alphabetical-index-mark-end text:id="IMark66776152"/><text:alphabetical-index-mark-end text:id="IMark68629576"/><text:alphabetical-index-mark-end text:id="IMark65030120"/> <text:alphabetical-index-mark-start text:id="IMark67132728"/><text:alphabetical-index-mark-start text:id="IMark68372296"/><text:alphabetical-index-mark-start text:id="IMark68686424"/><text:alphabetical-index-mark-start text:id="IMark68769032"/><text:alphabetical-index-mark-start text:id="IMark68733512"/><text:alphabetical-index-mark-start text:id="IMark64342312"/><text:alphabetical-index-mark-start text:id="IMark65693720"/><text:alphabetical-index-mark-start text:id="IMark68703176"/><text:alphabetical-index-mark-start text:id="IMark64802184"/><text:alphabetical-index-mark-start text:id="IMark67130696"/>system<text:alphabetical-index-mark-end text:id="IMark67130696"/><text:alphabetical-index-mark-end text:id="IMark64802184"/><text:alphabetical-index-mark-end text:id="IMark68703176"/><text:alphabetical-index-mark-end text:id="IMark65693720"/><text:alphabetical-index-mark-end text:id="IMark64342312"/><text:alphabetical-index-mark-end text:id="IMark68733512"/><text:alphabetical-index-mark-end text:id="IMark68769032"/><text:alphabetical-index-mark-end text:id="IMark68686424"/><text:alphabetical-index-mark-end text:id="IMark68372296"/><text:alphabetical-index-mark-end text:id="IMark67132728"/>, <text:alphabetical-index-mark-start text:id="IMark66141672"/><text:alphabetical-index-mark-start text:id="IMark67128760"/><text:alphabetical-index-mark-start text:id="IMark66833112"/><text:alphabetical-index-mark-start text:id="IMark64341928"/><text:alphabetical-index-mark-start text:id="IMark68120072"/>dataset<text:alphabetical-index-mark-end text:id="IMark68120072"/><text:alphabetical-index-mark-end text:id="IMark64341928"/><text:alphabetical-index-mark-end text:id="IMark66833112"/><text:alphabetical-index-mark-end text:id="IMark67128760"/><text:alphabetical-index-mark-end text:id="IMark66141672"/>s constructed using <text:alphabetical-index-mark-start text:id="IMark68700536"/><text:alphabetical-index-mark-start text:id="IMark65517800"/><text:alphabetical-index-mark-start text:id="IMark65889112"/><text:alphabetical-index-mark-start text:id="IMark65994088"/><text:alphabetical-index-mark-start text:id="IMark68537224"/><text:alphabetical-index-mark-start text:id="IMark66837048"/><text:alphabetical-index-mark-start text:id="IMark65689624"/><text:alphabetical-index-mark-start text:id="IMark65614952"/><text:alphabetical-index-mark-start text:id="IMark65573112"/><text:alphabetical-index-mark-start text:id="IMark66419448"/><text:alphabetical-index-mark-start text:id="IMark68539864"/><text:alphabetical-index-mark-start text:id="IMark64416344"/><text:alphabetical-index-mark-start text:id="IMark67387032"/><text:alphabetical-index-mark-start text:id="IMark67387128"/><text:alphabetical-index-mark-start text:id="IMark68115768"/>Sql<text:alphabetical-index-mark-end text:id="IMark68115768"/><text:alphabetical-index-mark-end text:id="IMark67387128"/><text:alphabetical-index-mark-end text:id="IMark67387032"/><text:alphabetical-index-mark-end text:id="IMark64416344"/><text:alphabetical-index-mark-end text:id="IMark68539864"/><text:alphabetical-index-mark-end text:id="IMark66419448"/><text:alphabetical-index-mark-end text:id="IMark65573112"/><text:alphabetical-index-mark-end text:id="IMark65614952"/><text:alphabetical-index-mark-end text:id="IMark65689624"/><text:alphabetical-index-mark-end text:id="IMark66837048"/>ite<text:alphabetical-index-mark-end text:id="IMark68537224"/><text:alphabetical-index-mark-end text:id="IMark65994088"/><text:alphabetical-index-mark-end text:id="IMark65889112"/><text:alphabetical-index-mark-end text:id="IMark65517800"/><text:alphabetical-index-mark-end text:id="IMark68700536"/>3 are far better <text:span text:style-name="T28">to </text:span><text:alphabetical-index-mark-start text:id="IMark59200184"/><text:alphabetical-index-mark-start text:id="IMark59201512"/><text:alphabetical-index-mark-start text:id="IMark65890200"/><text:alphabetical-index-mark-start text:id="IMark66628744"/><text:alphabetical-index-mark-start text:id="IMark68146232"/><text:span text:style-name="T28">handle</text:span><text:alphabetical-index-mark-end text:id="IMark68146232"/><text:alphabetical-index-mark-end text:id="IMark66628744"/><text:alphabetical-index-mark-end text:id="IMark65890200"/><text:alphabetical-index-mark-end text:id="IMark59201512"/><text:alphabetical-index-mark-end text:id="IMark59200184"/><text:span text:style-name="T28"> and to safely keep data </text:span>than <text:alphabetical-index-mark-start text:id="IMark67514840"/><text:alphabetical-index-mark-start text:id="IMark67672456"/><text:alphabetical-index-mark-start text:id="IMark67761560"/><text:alphabetical-index-mark-start text:id="IMark67762840"/><text:alphabetical-index-mark-start text:id="IMark66912872"/>common<text:alphabetical-index-mark-end text:id="IMark66912872"/><text:alphabetical-index-mark-end text:id="IMark67762840"/><text:alphabetical-index-mark-end text:id="IMark67761560"/><text:alphabetical-index-mark-end text:id="IMark67672456"/><text:alphabetical-index-mark-end text:id="IMark67514840"/> flat <text:alphabetical-index-mark-start text:id="IMark65619096"/><text:alphabetical-index-mark-start text:id="IMark65127576"/><text:alphabetical-index-mark-start text:id="IMark65129096"/><text:alphabetical-index-mark-start text:id="IMark67389592"/><text:alphabetical-index-mark-start text:id="IMark64897448"/>file<text:alphabetical-index-mark-end text:id="IMark64897448"/><text:alphabetical-index-mark-end text:id="IMark67389592"/><text:alphabetical-index-mark-end text:id="IMark65129096"/><text:alphabetical-index-mark-end text:id="IMark65127576"/><text:alphabetical-index-mark-end text:id="IMark65619096"/> <text:alphabetical-index-mark-start text:id="IMark66342088"/><text:alphabetical-index-mark-start text:id="IMark66420120"/><text:alphabetical-index-mark-start text:id="IMark64420120"/><text:alphabetical-index-mark-start text:id="IMark65891576"/><text:alphabetical-index-mark-start text:id="IMark64279464"/>format<text:alphabetical-index-mark-end text:id="IMark64279464"/><text:alphabetical-index-mark-end text:id="IMark65891576"/><text:alphabetical-index-mark-end text:id="IMark64420120"/><text:alphabetical-index-mark-end text:id="IMark66420120"/><text:alphabetical-index-mark-end text:id="IMark66342088"/>s used for <text:alphabetical-index-mark-start text:id="IMark66312680"/><text:alphabetical-index-mark-start text:id="IMark66313848"/><text:alphabetical-index-mark-start text:id="IMark65522456"/><text:alphabetical-index-mark-start text:id="IMark65523784"/><text:alphabetical-index-mark-start text:id="IMark65525112"/>dataset<text:alphabetical-index-mark-end text:id="IMark65525112"/><text:alphabetical-index-mark-end text:id="IMark65523784"/><text:alphabetical-index-mark-end text:id="IMark65522456"/><text:alphabetical-index-mark-end text:id="IMark66313848"/><text:alphabetical-index-mark-end text:id="IMark66312680"/> creation, no t to mention the fact that data scientists usually spend more time preparing the data from a conventional <text:alphabetical-index-mark-start text:id="IMark64524360"/><text:alphabetical-index-mark-start text:id="IMark64525592"/><text:alphabetical-index-mark-start text:id="IMark64526920"/><text:alphabetical-index-mark-start text:id="IMark57203512"/><text:alphabetical-index-mark-start text:id="IMark63198920"/>dataset<text:alphabetical-index-mark-end text:id="IMark63198920"/><text:alphabetical-index-mark-end text:id="IMark57203512"/><text:alphabetical-index-mark-end text:id="IMark64526920"/><text:alphabetical-index-mark-end text:id="IMark64525592"/><text:alphabetical-index-mark-end text:id="IMark64524360"/> than actually using the data to do the actual research.</text:p>
      <text:p text:style-name="P20"/>
      <text:p text:style-name="P20">In this regard, <text:alphabetical-index-mark-start text:id="IMark68372296"/><text:alphabetical-index-mark-start text:id="IMark68686424"/><text:alphabetical-index-mark-start text:id="IMark68769032"/><text:alphabetical-index-mark-start text:id="IMark68733512"/><text:alphabetical-index-mark-start text:id="IMark64342312"/><text:alphabetical-index-mark-start text:id="IMark65693720"/><text:alphabetical-index-mark-start text:id="IMark68703176"/><text:alphabetical-index-mark-start text:id="IMark64802184"/><text:alphabetical-index-mark-start text:id="IMark67130696"/><text:alphabetical-index-mark-start text:id="IMark65030120"/>SQL<text:alphabetical-index-mark-end text:id="IMark65030120"/><text:alphabetical-index-mark-end text:id="IMark67130696"/><text:alphabetical-index-mark-end text:id="IMark64802184"/><text:alphabetical-index-mark-end text:id="IMark68703176"/><text:alphabetical-index-mark-end text:id="IMark65693720"/><text:alphabetical-index-mark-end text:id="IMark64342312"/><text:alphabetical-index-mark-end text:id="IMark68733512"/><text:alphabetical-index-mark-end text:id="IMark68769032"/><text:alphabetical-index-mark-end text:id="IMark68686424"/><text:alphabetical-index-mark-end text:id="IMark68372296"/> offers several <text:alphabetical-index-mark-start text:id="IMark68629576"/><text:alphabetical-index-mark-start text:id="IMark66776152"/><text:alphabetical-index-mark-start text:id="IMark64833816"/><text:alphabetical-index-mark-start text:id="IMark68673752"/><text:alphabetical-index-mark-start text:id="IMark66000200"/>advantage<text:alphabetical-index-mark-end text:id="IMark66000200"/><text:alphabetical-index-mark-end text:id="IMark68673752"/><text:alphabetical-index-mark-end text:id="IMark64833816"/><text:alphabetical-index-mark-end text:id="IMark66776152"/><text:alphabetical-index-mark-end text:id="IMark68629576"/>s over <text:alphabetical-index-mark-start text:id="IMark65030840"/><text:alphabetical-index-mark-start text:id="IMark63205384"/><text:alphabetical-index-mark-start text:id="IMark68774088"/><text:alphabetical-index-mark-start text:id="IMark68748808"/><text:alphabetical-index-mark-start text:id="IMark66766440"/>tool<text:alphabetical-index-mark-end text:id="IMark66766440"/><text:alphabetical-index-mark-end text:id="IMark68748808"/><text:alphabetical-index-mark-end text:id="IMark68774088"/><text:alphabetical-index-mark-end text:id="IMark63205384"/><text:alphabetical-index-mark-end text:id="IMark65030840"/>s used for flat <text:alphabetical-index-mark-start text:id="IMark68736040"/><text:alphabetical-index-mark-start text:id="IMark68668968"/><text:alphabetical-index-mark-start text:id="IMark63380072"/><text:alphabetical-index-mark-start text:id="IMark68690568"/><text:alphabetical-index-mark-start text:id="IMark63772184"/>file<text:alphabetical-index-mark-end text:id="IMark63772184"/><text:alphabetical-index-mark-end text:id="IMark68690568"/><text:alphabetical-index-mark-end text:id="IMark63380072"/><text:alphabetical-index-mark-end text:id="IMark68668968"/><text:alphabetical-index-mark-end text:id="IMark68736040"/>s, plus, data integrity is better on <text:alphabetical-index-mark-start text:id="IMark68776616"/><text:alphabetical-index-mark-start text:id="IMark68797128"/><text:alphabetical-index-mark-start text:id="IMark65533432"/><text:alphabetical-index-mark-start text:id="IMark68713288"/><text:alphabetical-index-mark-start text:id="IMark64545816"/>relational<text:alphabetical-index-mark-end text:id="IMark64545816"/><text:alphabetical-index-mark-end text:id="IMark68713288"/><text:alphabetical-index-mark-end text:id="IMark65533432"/><text:alphabetical-index-mark-end text:id="IMark68797128"/><text:alphabetical-index-mark-end text:id="IMark68776616"/> <text:alphabetical-index-mark-start text:id="IMark68751336"/><text:alphabetical-index-mark-start text:id="IMark68794600"/><text:alphabetical-index-mark-start text:id="IMark68746280"/><text:alphabetical-index-mark-start text:id="IMark65279848"/><text:alphabetical-index-mark-start text:id="IMark65000296"/>database<text:alphabetical-index-mark-end text:id="IMark65000296"/><text:alphabetical-index-mark-end text:id="IMark65279848"/><text:alphabetical-index-mark-end text:id="IMark68746280"/><text:alphabetical-index-mark-end text:id="IMark68794600"/><text:alphabetical-index-mark-end text:id="IMark68751336"/>s. <text:span text:style-name="T12">However, </text:span><text:alphabetical-index-mark-start text:id="IMark65671688"/><text:alphabetical-index-mark-start text:id="IMark68792072"/><text:alphabetical-index-mark-start text:id="IMark68697752"/><text:alphabetical-index-mark-start text:id="IMark67132728"/><text:alphabetical-index-mark-start text:id="IMark68539864"/><text:alphabetical-index-mark-start text:id="IMark67386648"/><text:alphabetical-index-mark-start text:id="IMark64501528"/><text:alphabetical-index-mark-start text:id="IMark66338952"/><text:alphabetical-index-mark-start text:id="IMark66839304"/><text:alphabetical-index-mark-start text:id="IMark67016168"/><text:alphabetical-index-mark-start text:id="IMark65527544"/><text:alphabetical-index-mark-start text:id="IMark65015208"/><text:alphabetical-index-mark-start text:id="IMark66834616"/><text:alphabetical-index-mark-start text:id="IMark65749528"/><text:alphabetical-index-mark-start text:id="IMark65994088"/><text:span text:style-name="T12">Sql</text:span><text:alphabetical-index-mark-end text:id="IMark65994088"/><text:alphabetical-index-mark-end text:id="IMark65749528"/><text:alphabetical-index-mark-end text:id="IMark66834616"/><text:alphabetical-index-mark-end text:id="IMark65015208"/><text:alphabetical-index-mark-end text:id="IMark65527544"/><text:alphabetical-index-mark-end text:id="IMark67016168"/><text:alphabetical-index-mark-end text:id="IMark66839304"/><text:alphabetical-index-mark-end text:id="IMark66338952"/><text:alphabetical-index-mark-end text:id="IMark64501528"/><text:alphabetical-index-mark-end text:id="IMark67386648"/><text:span text:style-name="T12">ite</text:span><text:alphabetical-index-mark-end text:id="IMark68539864"/><text:alphabetical-index-mark-end text:id="IMark67132728"/><text:alphabetical-index-mark-end text:id="IMark68697752"/><text:alphabetical-index-mark-end text:id="IMark68792072"/><text:alphabetical-index-mark-end text:id="IMark65671688"/><text:span text:style-name="T12">3 has some limitations, and one of those is that it is not easy to </text:span><text:alphabetical-index-mark-start text:id="IMark63200616"/><text:alphabetical-index-mark-start text:id="IMark65298040"/><text:alphabetical-index-mark-start text:id="IMark68315000"/><text:alphabetical-index-mark-start text:id="IMark66340760"/><text:alphabetical-index-mark-start text:id="IMark67015416"/><text:span text:style-name="T12">execute</text:span><text:alphabetical-index-mark-end text:id="IMark67015416"/><text:alphabetical-index-mark-end text:id="IMark66340760"/><text:alphabetical-index-mark-end text:id="IMark68315000"/><text:alphabetical-index-mark-end text:id="IMark65298040"/><text:alphabetical-index-mark-end text:id="IMark63200616"/><text:span text:style-name="T12"> a significant number of </text:span><text:alphabetical-index-mark-start text:id="IMark65525864"/><text:alphabetical-index-mark-start text:id="IMark66342088"/><text:alphabetical-index-mark-start text:id="IMark65128904"/><text:alphabetical-index-mark-start text:id="IMark67672216"/><text:alphabetical-index-mark-start text:id="IMark66912872"/><text:span text:style-name="T12">queries</text:span><text:alphabetical-index-mark-end text:id="IMark66912872"/><text:alphabetical-index-mark-end text:id="IMark67672216"/><text:alphabetical-index-mark-end text:id="IMark65128904"/><text:alphabetical-index-mark-end text:id="IMark66342088"/><text:alphabetical-index-mark-end text:id="IMark65525864"/><text:span text:style-name="T12"> or </text:span><text:alphabetical-index-mark-start text:id="IMark60315800"/><text:alphabetical-index-mark-start text:id="IMark60316824"/><text:alphabetical-index-mark-start text:id="IMark67182200"/><text:alphabetical-index-mark-start text:id="IMark67183528"/><text:alphabetical-index-mark-start text:id="IMark67184856"/><text:alphabetical-index-mark-start text:id="IMark68752648"/><text:alphabetical-index-mark-start text:id="IMark67189624"/><text:alphabetical-index-mark-start text:id="IMark67190952"/><text:alphabetical-index-mark-start text:id="IMark67192280"/><text:alphabetical-index-mark-start text:id="IMark64454632"/><text:span text:style-name="T12">SQL</text:span><text:alphabetical-index-mark-end text:id="IMark64454632"/><text:alphabetical-index-mark-end text:id="IMark67192280"/><text:alphabetical-index-mark-end text:id="IMark67190952"/><text:alphabetical-index-mark-end text:id="IMark67189624"/><text:alphabetical-index-mark-end text:id="IMark68752648"/><text:alphabetical-index-mark-end text:id="IMark67184856"/><text:alphabetical-index-mark-end text:id="IMark67183528"/><text:alphabetical-index-mark-end text:id="IMark67182200"/><text:alphabetical-index-mark-end text:id="IMark60316824"/><text:alphabetical-index-mark-end text:id="IMark60315800"/><text:span text:style-name="T12"> </text:span><text:alphabetical-index-mark-start text:id="IMark66050584"/><text:alphabetical-index-mark-start text:id="IMark66051848"/><text:alphabetical-index-mark-start text:id="IMark66053176"/><text:alphabetical-index-mark-start text:id="IMark66054504"/><text:alphabetical-index-mark-start text:id="IMark36028968"/><text:span text:style-name="T12">sentence</text:span><text:alphabetical-index-mark-end text:id="IMark36028968"/><text:alphabetical-index-mark-end text:id="IMark66054504"/><text:alphabetical-index-mark-end text:id="IMark66053176"/><text:alphabetical-index-mark-end text:id="IMark66051848"/><text:alphabetical-index-mark-end text:id="IMark66050584"/><text:span text:style-name="T12">s at once using scripts or </text:span><text:alphabetical-index-mark-start text:id="IMark66397256"/><text:alphabetical-index-mark-start text:id="IMark66398584"/><text:alphabetical-index-mark-start text:id="IMark67259896"/><text:alphabetical-index-mark-start text:id="IMark67261224"/><text:alphabetical-index-mark-start text:id="IMark67262552"/><text:span text:style-name="T12">program</text:span><text:alphabetical-index-mark-end text:id="IMark67262552"/><text:alphabetical-index-mark-end text:id="IMark67261224"/><text:alphabetical-index-mark-end text:id="IMark67259896"/><text:alphabetical-index-mark-end text:id="IMark66398584"/><text:alphabetical-index-mark-end text:id="IMark66397256"/><text:span text:style-name="T12">s, like it is generally possible with products like those I mentioned before.</text:span></text:p>
      <text:p text:style-name="P20"/>
      <text:p text:style-name="P23">The development of this particular <text:alphabetical-index-mark-start text:id="IMark65000296"/><text:alphabetical-index-mark-start text:id="IMark68776616"/><text:alphabetical-index-mark-start text:id="IMark68797128"/><text:alphabetical-index-mark-start text:id="IMark65533432"/><text:alphabetical-index-mark-start text:id="IMark68713288"/>dataset<text:alphabetical-index-mark-end text:id="IMark68713288"/><text:alphabetical-index-mark-end text:id="IMark65533432"/><text:alphabetical-index-mark-end text:id="IMark68797128"/><text:alphabetical-index-mark-end text:id="IMark68776616"/><text:alphabetical-index-mark-end text:id="IMark65000296"/> requires constant updates and a processing protocol for the data entered that soon became <text:alphabetical-index-mark-start text:id="IMark64545816"/><text:alphabetical-index-mark-start text:id="IMark68736040"/><text:alphabetical-index-mark-start text:id="IMark68668968"/><text:alphabetical-index-mark-start text:id="IMark63380072"/><text:alphabetical-index-mark-start text:id="IMark68690568"/>repetitive<text:alphabetical-index-mark-end text:id="IMark68690568"/><text:alphabetical-index-mark-end text:id="IMark63380072"/><text:alphabetical-index-mark-end text:id="IMark68668968"/><text:alphabetical-index-mark-end text:id="IMark68736040"/><text:alphabetical-index-mark-end text:id="IMark64545816"/>, so I decided to write myself a <text:alphabetical-index-mark-start text:id="IMark63772184"/><text:alphabetical-index-mark-start text:id="IMark65030840"/><text:alphabetical-index-mark-start text:id="IMark63205384"/><text:alphabetical-index-mark-start text:id="IMark68774088"/><text:alphabetical-index-mark-start text:id="IMark68748808"/>program<text:alphabetical-index-mark-end text:id="IMark68748808"/><text:alphabetical-index-mark-end text:id="IMark68774088"/><text:alphabetical-index-mark-end text:id="IMark63205384"/><text:alphabetical-index-mark-end text:id="IMark65030840"/><text:alphabetical-index-mark-end text:id="IMark63772184"/> to help me automate the whole work, and thus I wrote <text:alphabetical-index-mark-start text:id="IMark66766440"/><text:alphabetical-index-mark-start text:id="IMark68629576"/><text:alphabetical-index-mark-start text:id="IMark66776152"/><text:alphabetical-index-mark-start text:id="IMark64833816"/><text:alphabetical-index-mark-start text:id="IMark68673752"/><text:alphabetical-index-mark-start text:id="IMark66000200"/><text:alphabetical-index-mark-start text:id="IMark68372296"/><text:alphabetical-index-mark-start text:id="IMark68686424"/><text:alphabetical-index-mark-start text:id="IMark68769032"/><text:alphabetical-index-mark-start text:id="IMark68733512"/>sql<text:alphabetical-index-mark-end text:id="IMark68733512"/><text:alphabetical-index-mark-end text:id="IMark68769032"/><text:alphabetical-index-mark-end text:id="IMark68686424"/><text:alphabetical-index-mark-end text:id="IMark68372296"/><text:alphabetical-index-mark-end text:id="IMark66000200"/><text:alphabetical-index-mark-end text:id="IMark68673752"/><text:alphabetical-index-mark-end text:id="IMark64833816"/><text:alphabetical-index-mark-end text:id="IMark66776152"/><text:alphabetical-index-mark-end text:id="IMark68629576"/><text:alphabetical-index-mark-end text:id="IMark66766440"/>c.</text:p>
      <text:p text:style-name="P23"/>
      <text:p text:style-name="P23"><text:span text:style-name="T28">This is not an ambitious project but a home – grown solution, so to speak. </text:span>It does not pretend to be a <text:span text:style-name="T28">super </text:span><text:alphabetical-index-mark-start text:id="IMark64802184"/><text:alphabetical-index-mark-start text:id="IMark67130696"/><text:alphabetical-index-mark-start text:id="IMark65030120"/><text:alphabetical-index-mark-start text:id="IMark65671688"/><text:alphabetical-index-mark-start text:id="IMark68792072"/><text:span text:style-name="T28">tool</text:span><text:alphabetical-index-mark-end text:id="IMark68792072"/><text:alphabetical-index-mark-end text:id="IMark65671688"/><text:alphabetical-index-mark-end text:id="IMark65030120"/><text:alphabetical-index-mark-end text:id="IMark67130696"/><text:alphabetical-index-mark-end text:id="IMark64802184"/><text:span text:style-name="T28"> of any kind</text:span> but it does the work of executing <text:alphabetical-index-mark-start text:id="IMark68697752"/><text:alphabetical-index-mark-start text:id="IMark67132728"/><text:alphabetical-index-mark-start text:id="IMark68539864"/><text:alphabetical-index-mark-start text:id="IMark68794600"/><text:alphabetical-index-mark-start text:id="IMark68751336"/>independent<text:alphabetical-index-mark-end text:id="IMark68751336"/><text:alphabetical-index-mark-end text:id="IMark68794600"/><text:alphabetical-index-mark-end text:id="IMark68539864"/><text:alphabetical-index-mark-end text:id="IMark67132728"/><text:alphabetical-index-mark-end text:id="IMark68697752"/> <text:alphabetical-index-mark-start text:id="IMark65279848"/><text:alphabetical-index-mark-start text:id="IMark68746280"/><text:alphabetical-index-mark-start text:id="IMark68629576"/><text:alphabetical-index-mark-start text:id="IMark66766440"/><text:alphabetical-index-mark-start text:id="IMark66776152"/><text:alphabetical-index-mark-start text:id="IMark64833816"/><text:alphabetical-index-mark-start text:id="IMark68673752"/><text:alphabetical-index-mark-start text:id="IMark66000200"/><text:alphabetical-index-mark-start text:id="IMark68372296"/><text:alphabetical-index-mark-start text:id="IMark68686424"/>SQL<text:alphabetical-index-mark-end text:id="IMark68686424"/><text:alphabetical-index-mark-end text:id="IMark68372296"/><text:alphabetical-index-mark-end text:id="IMark66000200"/><text:alphabetical-index-mark-end text:id="IMark68673752"/><text:alphabetical-index-mark-end text:id="IMark64833816"/><text:alphabetical-index-mark-end text:id="IMark66776152"/><text:alphabetical-index-mark-end text:id="IMark66766440"/><text:alphabetical-index-mark-end text:id="IMark68629576"/><text:alphabetical-index-mark-end text:id="IMark68746280"/><text:alphabetical-index-mark-end text:id="IMark65279848"/> <text:alphabetical-index-mark-start text:id="IMark68769032"/><text:alphabetical-index-mark-start text:id="IMark68733512"/><text:alphabetical-index-mark-start text:id="IMark63772184"/><text:alphabetical-index-mark-start text:id="IMark65030840"/><text:alphabetical-index-mark-start text:id="IMark63205384"/>queries<text:alphabetical-index-mark-end text:id="IMark63205384"/><text:alphabetical-index-mark-end text:id="IMark65030840"/><text:alphabetical-index-mark-end text:id="IMark63772184"/><text:alphabetical-index-mark-end text:id="IMark68733512"/><text:alphabetical-index-mark-end text:id="IMark68769032"/> or series of several <text:alphabetical-index-mark-start text:id="IMark68774088"/><text:alphabetical-index-mark-start text:id="IMark68748808"/><text:alphabetical-index-mark-start text:id="IMark64545816"/><text:alphabetical-index-mark-start text:id="IMark68736040"/><text:alphabetical-index-mark-start text:id="IMark68668968"/>queries<text:alphabetical-index-mark-end text:id="IMark68668968"/><text:alphabetical-index-mark-end text:id="IMark68736040"/><text:alphabetical-index-mark-end text:id="IMark64545816"/><text:alphabetical-index-mark-end text:id="IMark68748808"/><text:alphabetical-index-mark-end text:id="IMark68774088"/> grouped into a <text:alphabetical-index-mark-start text:id="IMark63380072"/><text:alphabetical-index-mark-start text:id="IMark68690568"/><text:alphabetical-index-mark-start text:id="IMark65000296"/><text:alphabetical-index-mark-start text:id="IMark68776616"/><text:alphabetical-index-mark-start text:id="IMark68797128"/>single<text:alphabetical-index-mark-end text:id="IMark68797128"/><text:alphabetical-index-mark-end text:id="IMark68776616"/><text:alphabetical-index-mark-end text:id="IMark65000296"/><text:alphabetical-index-mark-end text:id="IMark68690568"/><text:alphabetical-index-mark-end text:id="IMark63380072"/> <text:alphabetical-index-mark-start text:id="IMark65533432"/><text:alphabetical-index-mark-start text:id="IMark68713288"/><text:alphabetical-index-mark-start text:id="IMark64342312"/><text:alphabetical-index-mark-start text:id="IMark68703176"/><text:alphabetical-index-mark-start text:id="IMark65693720"/>file<text:alphabetical-index-mark-end text:id="IMark65693720"/><text:alphabetical-index-mark-end text:id="IMark68703176"/><text:alphabetical-index-mark-end text:id="IMark64342312"/><text:alphabetical-index-mark-end text:id="IMark68713288"/><text:alphabetical-index-mark-end text:id="IMark65533432"/>.</text:p>
      <text:p text:style-name="P23"/>
      <text:p text:style-name="P23"/>
      <text:p text:style-name="P7"/>
      <text:p text:style-name="P9"/>
      <text:p text:style-name="P17"/>
      <text:p text:style-name="P18"/>
      <text:p text:style-name="P5"/>
      <text:h text:style-name="P77" text:outline-level="1"><text:bookmark-start text:name="__RefHeading___Toc951_76759228"/>2. Conventions, caveats and base conditions for development.<text:bookmark-end text:name="__RefHeading___Toc951_76759228"/></text:h>
      <text:p text:style-name="P5"/>
      <text:p text:style-name="P13">Take into consideration these <text:alphabetical-index-mark-start text:id="IMark64545816"/><text:alphabetical-index-mark-start text:id="IMark68736040"/><text:alphabetical-index-mark-start text:id="IMark68668968"/><text:alphabetical-index-mark-start text:id="IMark68769032"/><text:alphabetical-index-mark-start text:id="IMark68733512"/>factor<text:alphabetical-index-mark-end text:id="IMark68733512"/><text:alphabetical-index-mark-end text:id="IMark68769032"/><text:alphabetical-index-mark-end text:id="IMark68668968"/><text:alphabetical-index-mark-end text:id="IMark68736040"/><text:alphabetical-index-mark-end text:id="IMark64545816"/>s.</text:p>
      <text:p text:style-name="P10"/>
      <text:h text:style-name="Heading_20_2" text:outline-level="2"><text:bookmark-start text:name="__RefHeading___Toc953_76759228"/>2.1. Terms and abbreviations used.<text:bookmark-end text:name="__RefHeading___Toc953_76759228"/></text:h>
      <text:p text:style-name="P13"/>
      <text:list xml:id="list8756965531809620970" text:style-name="L3">
        <text:list-item>
          <text:p text:style-name="P70"><text:alphabetical-index-mark-start text:id="IMark64833816"/><text:alphabetical-index-mark-start text:id="IMark68673752"/><text:alphabetical-index-mark-start text:id="IMark66000200"/><text:alphabetical-index-mark-start text:id="IMark68372296"/>Composite<text:alphabetical-index-mark-end text:id="IMark68372296"/><text:alphabetical-index-mark-end text:id="IMark66000200"/><text:alphabetical-index-mark-end text:id="IMark68673752"/><text:alphabetical-index-mark-end text:id="IMark64833816"/> <text:alphabetical-index-mark-start text:id="IMark68686424"/><text:alphabetical-index-mark-start text:id="IMark68697752"/><text:alphabetical-index-mark-start text:id="IMark67132728"/><text:alphabetical-index-mark-start text:id="IMark68539864"/>query<text:alphabetical-index-mark-end text:id="IMark68539864"/><text:alphabetical-index-mark-end text:id="IMark67132728"/><text:alphabetical-index-mark-end text:id="IMark68697752"/><text:alphabetical-index-mark-end text:id="IMark68686424"/>: a <text:alphabetical-index-mark-start text:id="IMark68794600"/><text:alphabetical-index-mark-start text:id="IMark68751336"/><text:alphabetical-index-mark-start text:id="IMark66629704"/><text:alphabetical-index-mark-start text:id="IMark65133528"/>query<text:alphabetical-index-mark-end text:id="IMark65133528"/><text:alphabetical-index-mark-end text:id="IMark66629704"/><text:alphabetical-index-mark-end text:id="IMark68751336"/><text:alphabetical-index-mark-end text:id="IMark68794600"/> passed as argument to <text:alphabetical-index-mark-start text:id="IMark63296392"/><text:alphabetical-index-mark-start text:id="IMark67130696"/><text:alphabetical-index-mark-start text:id="IMark64802184"/><text:alphabetical-index-mark-start text:id="IMark65671688"/><text:alphabetical-index-mark-start text:id="IMark65030120"/><text:alphabetical-index-mark-start text:id="IMark67009320"/><text:alphabetical-index-mark-start text:id="IMark68713288"/><text:alphabetical-index-mark-start text:id="IMark68792072"/>sql<text:alphabetical-index-mark-end text:id="IMark68792072"/><text:alphabetical-index-mark-end text:id="IMark68713288"/><text:alphabetical-index-mark-end text:id="IMark67009320"/><text:alphabetical-index-mark-end text:id="IMark65030120"/><text:alphabetical-index-mark-end text:id="IMark65671688"/><text:alphabetical-index-mark-end text:id="IMark64802184"/><text:alphabetical-index-mark-end text:id="IMark67130696"/><text:alphabetical-index-mark-end text:id="IMark63296392"/>c that is in fact, a succession of two or more <text:alphabetical-index-mark-start text:id="IMark65614424"/><text:alphabetical-index-mark-start text:id="IMark64342312"/><text:alphabetical-index-mark-start text:id="IMark65533432"/><text:alphabetical-index-mark-start text:id="IMark65693720"/>queries<text:alphabetical-index-mark-end text:id="IMark65693720"/><text:alphabetical-index-mark-end text:id="IMark65533432"/><text:alphabetical-index-mark-end text:id="IMark64342312"/><text:alphabetical-index-mark-end text:id="IMark65614424"/> separated one from the other by a “;” <text:alphabetical-index-mark-start text:id="IMark68703176"/><text:alphabetical-index-mark-start text:id="IMark68690568"/><text:alphabetical-index-mark-start text:id="IMark63380072"/><text:alphabetical-index-mark-start text:id="IMark65000296"/>character<text:alphabetical-index-mark-end text:id="IMark65000296"/><text:alphabetical-index-mark-end text:id="IMark63380072"/><text:alphabetical-index-mark-end text:id="IMark68690568"/><text:alphabetical-index-mark-end text:id="IMark68703176"/>.</text:p>
          <text:p text:style-name="P70"/>
        </text:list-item>
        <text:list-item>
          <text:p text:style-name="P71"><text:span text:style-name="T13">DB</text:span>: <text:span text:style-name="T13">Data base</text:span>.</text:p>
          <text:p text:style-name="P71"/>
        </text:list-item>
        <text:list-item>
          <text:p text:style-name="P71"><text:span text:style-name="T13">RDB</text:span>: <text:alphabetical-index-mark-start text:id="IMark68733512"/><text:alphabetical-index-mark-start text:id="IMark63772184"/><text:alphabetical-index-mark-start text:id="IMark63205384"/><text:alphabetical-index-mark-start text:id="IMark65030840"/><text:alphabetical-index-mark-start text:id="IMark65279848"/><text:span text:style-name="T13">Relational</text:span><text:alphabetical-index-mark-end text:id="IMark65279848"/><text:alphabetical-index-mark-end text:id="IMark65030840"/><text:alphabetical-index-mark-end text:id="IMark63205384"/><text:alphabetical-index-mark-end text:id="IMark63772184"/><text:alphabetical-index-mark-end text:id="IMark68733512"/><text:span text:style-name="T13"> data base</text:span>.</text:p>
          <text:p text:style-name="P71"/>
        </text:list-item>
        <text:list-item>
          <text:p text:style-name="P71"><text:alphabetical-index-mark-start text:id="IMark68703176"/><text:alphabetical-index-mark-start text:id="IMark63380072"/><text:alphabetical-index-mark-start text:id="IMark65000296"/><text:alphabetical-index-mark-start text:id="IMark65614424"/><text:alphabetical-index-mark-start text:id="IMark64342312"/>R<text:alphabetical-index-mark-start text:id="IMark65533432"/><text:alphabetical-index-mark-start text:id="IMark65693720"/><text:alphabetical-index-mark-start text:id="IMark63296392"/><text:alphabetical-index-mark-start text:id="IMark67130696"/><text:alphabetical-index-mark-start text:id="IMark64802184"/><text:span text:style-name="T13">DBMS</text:span><text:alphabetical-index-mark-end text:id="IMark64802184"/><text:alphabetical-index-mark-end text:id="IMark67130696"/><text:alphabetical-index-mark-end text:id="IMark63296392"/><text:alphabetical-index-mark-end text:id="IMark65693720"/><text:alphabetical-index-mark-end text:id="IMark65533432"/><text:alphabetical-index-mark-end text:id="IMark64342312"/><text:alphabetical-index-mark-end text:id="IMark65614424"/><text:alphabetical-index-mark-end text:id="IMark65000296"/><text:alphabetical-index-mark-end text:id="IMark63380072"/><text:alphabetical-index-mark-end text:id="IMark68703176"/>: <text:alphabetical-index-mark-start text:id="IMark65671688"/><text:alphabetical-index-mark-start text:id="IMark65030120"/><text:alphabetical-index-mark-start text:id="IMark67009320"/><text:alphabetical-index-mark-start text:id="IMark68713288"/><text:alphabetical-index-mark-start text:id="IMark68792072"/>Re<text:span text:style-name="T13">lational</text:span><text:alphabetical-index-mark-end text:id="IMark68792072"/><text:alphabetical-index-mark-end text:id="IMark68713288"/><text:alphabetical-index-mark-end text:id="IMark67009320"/><text:alphabetical-index-mark-end text:id="IMark65030120"/><text:alphabetical-index-mark-end text:id="IMark65671688"/><text:span text:style-name="T13"> data base </text:span><text:alphabetical-index-mark-start text:id="IMark68794600"/><text:alphabetical-index-mark-start text:id="IMark68751336"/><text:alphabetical-index-mark-start text:id="IMark66629704"/><text:alphabetical-index-mark-start text:id="IMark65133528"/><text:alphabetical-index-mark-start text:id="IMark68686424"/><text:span text:style-name="T13">manage</text:span><text:alphabetical-index-mark-end text:id="IMark68686424"/><text:alphabetical-index-mark-end text:id="IMark65133528"/><text:alphabetical-index-mark-end text:id="IMark66629704"/><text:alphabetical-index-mark-end text:id="IMark68751336"/><text:alphabetical-index-mark-end text:id="IMark68794600"/><text:span text:style-name="T13">ment </text:span><text:alphabetical-index-mark-start text:id="IMark68697752"/><text:alphabetical-index-mark-start text:id="IMark67132728"/><text:alphabetical-index-mark-start text:id="IMark68539864"/><text:alphabetical-index-mark-start text:id="IMark64833816"/><text:alphabetical-index-mark-start text:id="IMark68673752"/><text:alphabetical-index-mark-start text:id="IMark66000200"/><text:alphabetical-index-mark-start text:id="IMark68372296"/><text:alphabetical-index-mark-start text:id="IMark68776616"/><text:alphabetical-index-mark-start text:id="IMark68748808"/><text:alphabetical-index-mark-start text:id="IMark68797128"/><text:span text:style-name="T13">system</text:span><text:alphabetical-index-mark-end text:id="IMark68797128"/><text:alphabetical-index-mark-end text:id="IMark68748808"/><text:alphabetical-index-mark-end text:id="IMark68776616"/><text:alphabetical-index-mark-end text:id="IMark68372296"/><text:alphabetical-index-mark-end text:id="IMark66000200"/><text:alphabetical-index-mark-end text:id="IMark68673752"/><text:alphabetical-index-mark-end text:id="IMark64833816"/><text:alphabetical-index-mark-end text:id="IMark68539864"/><text:alphabetical-index-mark-end text:id="IMark67132728"/><text:alphabetical-index-mark-end text:id="IMark68697752"/>.</text:p>
          <text:p text:style-name="P71"/>
        </text:list-item>
        <text:list-item>
          <text:p text:style-name="P71"><text:alphabetical-index-mark-start text:id="IMark68736040"/><text:alphabetical-index-mark-start text:id="IMark68769032"/><text:alphabetical-index-mark-start text:id="IMark68668968"/><text:alphabetical-index-mark-start text:id="IMark68746280"/>.<text:alphabetical-index-mark-start text:id="IMark68733512"/><text:alphabetical-index-mark-start text:id="IMark63772184"/><text:alphabetical-index-mark-start text:id="IMark63205384"/><text:alphabetical-index-mark-start text:id="IMark65030840"/><text:alphabetical-index-mark-start text:id="IMark65279848"/><text:alphabetical-index-mark-start text:id="IMark66776152"/><text:alphabetical-index-mark-start text:id="IMark68629576"/><text:alphabetical-index-mark-start text:id="IMark68690568"/><text:span text:style-name="T36">sql</text:span><text:alphabetical-index-mark-end text:id="IMark68690568"/><text:alphabetical-index-mark-end text:id="IMark68629576"/><text:alphabetical-index-mark-end text:id="IMark66776152"/><text:alphabetical-index-mark-end text:id="IMark65279848"/><text:alphabetical-index-mark-end text:id="IMark65030840"/><text:alphabetical-index-mark-end text:id="IMark63205384"/><text:alphabetical-index-mark-end text:id="IMark63772184"/><text:alphabetical-index-mark-end text:id="IMark68733512"/><text:alphabetical-index-mark-end text:id="IMark68746280"/><text:alphabetical-index-mark-end text:id="IMark68668968"/><text:alphabetical-index-mark-end text:id="IMark68769032"/><text:alphabetical-index-mark-end text:id="IMark68736040"/><text:span text:style-name="T36"> </text:span><text:alphabetical-index-mark-start text:id="IMark66766440"/><text:alphabetical-index-mark-start text:id="IMark68774088"/><text:alphabetical-index-mark-start text:id="IMark68703176"/><text:alphabetical-index-mark-start text:id="IMark63380072"/><text:span text:style-name="T36">file</text:span><text:alphabetical-index-mark-end text:id="IMark63380072"/><text:alphabetical-index-mark-end text:id="IMark68703176"/><text:alphabetical-index-mark-end text:id="IMark68774088"/><text:alphabetical-index-mark-end text:id="IMark66766440"/><text:span text:style-name="T36">: a flat </text:span><text:alphabetical-index-mark-start text:id="IMark65000296"/><text:alphabetical-index-mark-start text:id="IMark65614424"/><text:alphabetical-index-mark-start text:id="IMark64342312"/><text:alphabetical-index-mark-start text:id="IMark65533432"/><text:span text:style-name="T36">file</text:span><text:alphabetical-index-mark-end text:id="IMark65533432"/><text:alphabetical-index-mark-end text:id="IMark64342312"/><text:alphabetical-index-mark-end text:id="IMark65614424"/><text:alphabetical-index-mark-end text:id="IMark65000296"/><text:span text:style-name="T36"> that contains various </text:span><text:alphabetical-index-mark-start text:id="IMark65693720"/><text:alphabetical-index-mark-start text:id="IMark63296392"/><text:alphabetical-index-mark-start text:id="IMark67130696"/><text:alphabetical-index-mark-start text:id="IMark64802184"/><text:alphabetical-index-mark-start text:id="IMark65671688"/><text:alphabetical-index-mark-start text:id="IMark65030120"/><text:alphabetical-index-mark-start text:id="IMark67009320"/><text:alphabetical-index-mark-start text:id="IMark68713288"/><text:span text:style-name="T36">SQL</text:span><text:alphabetical-index-mark-end text:id="IMark68713288"/><text:alphabetical-index-mark-end text:id="IMark67009320"/><text:alphabetical-index-mark-end text:id="IMark65030120"/><text:alphabetical-index-mark-end text:id="IMark65671688"/><text:alphabetical-index-mark-end text:id="IMark64802184"/><text:alphabetical-index-mark-end text:id="IMark67130696"/><text:alphabetical-index-mark-end text:id="IMark63296392"/><text:alphabetical-index-mark-end text:id="IMark65693720"/><text:span text:style-name="T36"> </text:span><text:alphabetical-index-mark-start text:id="IMark68792072"/><text:alphabetical-index-mark-start text:id="IMark68794600"/><text:alphabetical-index-mark-start text:id="IMark68751336"/><text:alphabetical-index-mark-start text:id="IMark66629704"/><text:span text:style-name="T36">queries</text:span><text:alphabetical-index-mark-end text:id="IMark66629704"/><text:alphabetical-index-mark-end text:id="IMark68751336"/><text:alphabetical-index-mark-end text:id="IMark68794600"/><text:alphabetical-index-mark-end text:id="IMark68792072"/><text:span text:style-name="T36">. Such a </text:span><text:alphabetical-index-mark-start text:id="IMark65133528"/><text:alphabetical-index-mark-start text:id="IMark68686424"/><text:alphabetical-index-mark-start text:id="IMark67132728"/><text:alphabetical-index-mark-start text:id="IMark68697752"/><text:span text:style-name="T36">file</text:span><text:alphabetical-index-mark-end text:id="IMark68697752"/><text:alphabetical-index-mark-end text:id="IMark67132728"/><text:alphabetical-index-mark-end text:id="IMark68686424"/><text:alphabetical-index-mark-end text:id="IMark65133528"/><text:span text:style-name="T36"> contains, in fact, a </text:span><text:alphabetical-index-mark-start text:id="IMark68539864"/><text:alphabetical-index-mark-start text:id="IMark64833816"/><text:alphabetical-index-mark-start text:id="IMark68673752"/><text:alphabetical-index-mark-start text:id="IMark66000200"/><text:span text:style-name="T36">composite</text:span><text:alphabetical-index-mark-end text:id="IMark66000200"/><text:alphabetical-index-mark-end text:id="IMark68673752"/><text:alphabetical-index-mark-end text:id="IMark64833816"/><text:alphabetical-index-mark-end text:id="IMark68539864"/><text:span text:style-name="T36"> </text:span><text:alphabetical-index-mark-start text:id="IMark68372296"/><text:alphabetical-index-mark-start text:id="IMark68776616"/><text:alphabetical-index-mark-start text:id="IMark68748808"/><text:alphabetical-index-mark-start text:id="IMark68797128"/><text:span text:style-name="T36">query</text:span><text:alphabetical-index-mark-end text:id="IMark68797128"/><text:alphabetical-index-mark-end text:id="IMark68748808"/><text:alphabetical-index-mark-end text:id="IMark68776616"/><text:alphabetical-index-mark-end text:id="IMark68372296"/><text:span text:style-name="T36">.</text:span></text:p>
        </text:list-item>
      </text:list>
      <text:p text:style-name="P49"/>
      <text:p text:style-name="P13"/>
      <text:h text:style-name="Heading_20_2" text:outline-level="2"><text:bookmark-start text:name="__RefHeading___Toc955_76759228"/>2.2. Caveats.<text:bookmark-end text:name="__RefHeading___Toc955_76759228"/></text:h>
      <text:p text:style-name="P13"/>
      <text:p text:style-name="P13"><text:span text:style-name="T29">While using </text:span><text:alphabetical-index-mark-start text:id="IMark66776152"/><text:alphabetical-index-mark-start text:id="IMark68629576"/><text:alphabetical-index-mark-start text:id="IMark68690568"/><text:alphabetical-index-mark-start text:id="IMark66766440"/><text:alphabetical-index-mark-start text:id="IMark68774088"/><text:alphabetical-index-mark-start text:id="IMark68703176"/><text:alphabetical-index-mark-start text:id="IMark63380072"/><text:alphabetical-index-mark-start text:id="IMark65000296"/><text:alphabetical-index-mark-start text:id="IMark65614424"/><text:alphabetical-index-mark-start text:id="IMark64342312"/><text:span text:style-name="T29">sql</text:span><text:alphabetical-index-mark-end text:id="IMark64342312"/><text:alphabetical-index-mark-end text:id="IMark65614424"/><text:alphabetical-index-mark-end text:id="IMark65000296"/><text:alphabetical-index-mark-end text:id="IMark63380072"/><text:alphabetical-index-mark-end text:id="IMark68703176"/><text:alphabetical-index-mark-end text:id="IMark68774088"/><text:alphabetical-index-mark-end text:id="IMark66766440"/><text:alphabetical-index-mark-end text:id="IMark68690568"/><text:alphabetical-index-mark-end text:id="IMark68629576"/><text:alphabetical-index-mark-end text:id="IMark66776152"/><text:span text:style-name="T29">c y</text:span>ou should be aware of:</text:p>
      <text:p text:style-name="P13"/>
      <text:h text:style-name="Heading_20_3" text:outline-level="3"><text:bookmark-start text:name="__RefHeading___Toc957_76759228"/>2.3.1. <text:alphabetical-index-mark-start text:id="IMark65671688"/><text:alphabetical-index-mark-start text:id="IMark67009320"/><text:alphabetical-index-mark-start text:id="IMark68713288"/><text:alphabetical-index-mark-start text:id="IMark68792072"/><text:alphabetical-index-mark-start text:id="IMark68794600"/><text:alphabetical-index-mark-start text:id="IMark68751336"/><text:alphabetical-index-mark-start text:id="IMark66629704"/><text:alphabetical-index-mark-start text:id="IMark65133528"/><text:alphabetical-index-mark-start text:id="IMark68686424"/><text:alphabetical-index-mark-start text:id="IMark67132728"/>S<text:span text:style-name="T13">QL</text:span><text:alphabetical-index-mark-end text:id="IMark67132728"/><text:alphabetical-index-mark-end text:id="IMark68686424"/><text:alphabetical-index-mark-end text:id="IMark65133528"/><text:alphabetical-index-mark-end text:id="IMark66629704"/><text:alphabetical-index-mark-end text:id="IMark68751336"/><text:alphabetical-index-mark-end text:id="IMark68794600"/><text:alphabetical-index-mark-end text:id="IMark68792072"/><text:alphabetical-index-mark-end text:id="IMark68713288"/><text:alphabetical-index-mark-end text:id="IMark67009320"/><text:alphabetical-index-mark-end text:id="IMark65671688"/><text:span text:style-name="T13"> </text:span><text:alphabetical-index-mark-start text:id="IMark68697752"/><text:alphabetical-index-mark-start text:id="IMark64545816"/><text:alphabetical-index-mark-start text:id="IMark68539864"/><text:alphabetical-index-mark-start text:id="IMark64833816"/><text:alphabetical-index-mark-start text:id="IMark68673752"/><text:span text:style-name="T13">dialect</text:span><text:alphabetical-index-mark-end text:id="IMark68673752"/><text:alphabetical-index-mark-end text:id="IMark64833816"/><text:alphabetical-index-mark-end text:id="IMark68539864"/><text:alphabetical-index-mark-end text:id="IMark64545816"/><text:alphabetical-index-mark-end text:id="IMark68697752"/><text:span text:style-name="T13">.</text:span><text:bookmark-end text:name="__RefHeading___Toc957_76759228"/></text:h>
      <text:p text:style-name="P13"/>
      <text:p text:style-name="P13"><text:alphabetical-index-mark-start text:id="IMark68797128"/><text:alphabetical-index-mark-start text:id="IMark67398072"/><text:alphabetical-index-mark-start text:id="IMark68205432"/><text:alphabetical-index-mark-start text:id="IMark66520968"/><text:alphabetical-index-mark-start text:id="IMark67396840"/><text:alphabetical-index-mark-start text:id="IMark68769032"/><text:alphabetical-index-mark-start text:id="IMark68736040"/><text:alphabetical-index-mark-start text:id="IMark68746280"/><text:alphabetical-index-mark-start text:id="IMark68668968"/><text:alphabetical-index-mark-start text:id="IMark68733512"/><text:alphabetical-index-mark-start text:id="IMark63772184"/><text:alphabetical-index-mark-start text:id="IMark63205384"/><text:alphabetical-index-mark-start text:id="IMark65279848"/><text:alphabetical-index-mark-start text:id="IMark65030840"/><text:alphabetical-index-mark-start text:id="IMark65533432"/><text:span text:style-name="T13">Sql</text:span><text:alphabetical-index-mark-end text:id="IMark65533432"/><text:alphabetical-index-mark-end text:id="IMark65030840"/><text:alphabetical-index-mark-end text:id="IMark65279848"/><text:alphabetical-index-mark-end text:id="IMark63205384"/><text:alphabetical-index-mark-end text:id="IMark63772184"/><text:alphabetical-index-mark-end text:id="IMark68733512"/><text:alphabetical-index-mark-end text:id="IMark68668968"/><text:alphabetical-index-mark-end text:id="IMark68746280"/><text:alphabetical-index-mark-end text:id="IMark68736040"/><text:alphabetical-index-mark-end text:id="IMark68769032"/><text:span text:style-name="T13">ite</text:span><text:alphabetical-index-mark-end text:id="IMark67396840"/><text:alphabetical-index-mark-end text:id="IMark66520968"/><text:alphabetical-index-mark-end text:id="IMark68205432"/><text:alphabetical-index-mark-end text:id="IMark67398072"/><text:alphabetical-index-mark-end text:id="IMark68797128"/><text:span text:style-name="T13">3 uses its own </text:span><text:alphabetical-index-mark-start text:id="IMark66776152"/><text:alphabetical-index-mark-start text:id="IMark68629576"/><text:alphabetical-index-mark-start text:id="IMark68690568"/><text:alphabetical-index-mark-start text:id="IMark66766440"/><text:alphabetical-index-mark-start text:id="IMark68774088"/><text:alphabetical-index-mark-start text:id="IMark68703176"/><text:alphabetical-index-mark-start text:id="IMark63380072"/><text:alphabetical-index-mark-start text:id="IMark65000296"/><text:alphabetical-index-mark-start text:id="IMark65614424"/><text:alphabetical-index-mark-start text:id="IMark64342312"/><text:span text:style-name="T13">SQL</text:span><text:alphabetical-index-mark-end text:id="IMark64342312"/><text:alphabetical-index-mark-end text:id="IMark65614424"/><text:alphabetical-index-mark-end text:id="IMark65000296"/><text:alphabetical-index-mark-end text:id="IMark63380072"/><text:alphabetical-index-mark-end text:id="IMark68703176"/><text:alphabetical-index-mark-end text:id="IMark68774088"/><text:alphabetical-index-mark-end text:id="IMark66766440"/><text:alphabetical-index-mark-end text:id="IMark68690568"/><text:alphabetical-index-mark-end text:id="IMark68629576"/><text:alphabetical-index-mark-end text:id="IMark66776152"/><text:span text:style-name="T13"> </text:span><text:alphabetical-index-mark-start text:id="IMark63296392"/><text:alphabetical-index-mark-start text:id="IMark65693720"/><text:alphabetical-index-mark-start text:id="IMark64802184"/><text:alphabetical-index-mark-start text:id="IMark67130696"/><text:alphabetical-index-mark-start text:id="IMark65030120"/><text:span text:style-name="T13">dialect</text:span><text:alphabetical-index-mark-end text:id="IMark65030120"/><text:alphabetical-index-mark-end text:id="IMark67130696"/><text:alphabetical-index-mark-end text:id="IMark64802184"/><text:alphabetical-index-mark-end text:id="IMark65693720"/><text:alphabetical-index-mark-end text:id="IMark63296392"/>. <text:span text:style-name="T13">This </text:span><text:alphabetical-index-mark-start text:id="IMark65671688"/><text:alphabetical-index-mark-start text:id="IMark67009320"/><text:alphabetical-index-mark-start text:id="IMark68713288"/><text:alphabetical-index-mark-start text:id="IMark68792072"/><text:alphabetical-index-mark-start text:id="IMark68794600"/><text:span text:style-name="T13">program</text:span><text:alphabetical-index-mark-end text:id="IMark68794600"/><text:alphabetical-index-mark-end text:id="IMark68792072"/><text:alphabetical-index-mark-end text:id="IMark68713288"/><text:alphabetical-index-mark-end text:id="IMark67009320"/><text:alphabetical-index-mark-end text:id="IMark65671688"/><text:span text:style-name="T13"> does not do anything with the </text:span><text:alphabetical-index-mark-start text:id="IMark68751336"/><text:alphabetical-index-mark-start text:id="IMark66629704"/><text:alphabetical-index-mark-start text:id="IMark65133528"/><text:alphabetical-index-mark-start text:id="IMark68686424"/><text:alphabetical-index-mark-start text:id="IMark67132728"/><text:span text:style-name="T13">code</text:span><text:alphabetical-index-mark-end text:id="IMark67132728"/><text:alphabetical-index-mark-end text:id="IMark68686424"/><text:alphabetical-index-mark-end text:id="IMark65133528"/><text:alphabetical-index-mark-end text:id="IMark66629704"/><text:alphabetical-index-mark-end text:id="IMark68751336"/><text:span text:style-name="T13"> passed to </text:span><text:alphabetical-index-mark-start text:id="IMark68697752"/><text:alphabetical-index-mark-start text:id="IMark64545816"/><text:alphabetical-index-mark-start text:id="IMark68539864"/><text:alphabetical-index-mark-start text:id="IMark64833816"/><text:alphabetical-index-mark-start text:id="IMark68673752"/><text:alphabetical-index-mark-start text:id="IMark68372296"/><text:alphabetical-index-mark-start text:id="IMark66000200"/><text:alphabetical-index-mark-start text:id="IMark68748808"/><text:alphabetical-index-mark-start text:id="IMark68776616"/><text:alphabetical-index-mark-start text:id="IMark67757352"/><text:alphabetical-index-mark-start text:id="IMark64835448"/><text:alphabetical-index-mark-start text:id="IMark65853096"/><text:alphabetical-index-mark-start text:id="IMark65705736"/><text:alphabetical-index-mark-start text:id="IMark67152744"/><text:alphabetical-index-mark-start text:id="IMark67418536"/><text:span text:style-name="T13">Sql</text:span><text:alphabetical-index-mark-end text:id="IMark67418536"/><text:alphabetical-index-mark-end text:id="IMark67152744"/><text:alphabetical-index-mark-end text:id="IMark65705736"/><text:alphabetical-index-mark-end text:id="IMark65853096"/><text:alphabetical-index-mark-end text:id="IMark64835448"/><text:alphabetical-index-mark-end text:id="IMark67757352"/><text:alphabetical-index-mark-end text:id="IMark68776616"/><text:alphabetical-index-mark-end text:id="IMark68748808"/><text:alphabetical-index-mark-end text:id="IMark66000200"/><text:alphabetical-index-mark-end text:id="IMark68372296"/><text:span text:style-name="T13">ite</text:span><text:alphabetical-index-mark-end text:id="IMark68673752"/><text:alphabetical-index-mark-end text:id="IMark64833816"/><text:alphabetical-index-mark-end text:id="IMark68539864"/><text:alphabetical-index-mark-end text:id="IMark64545816"/><text:alphabetical-index-mark-end text:id="IMark68697752"/><text:span text:style-name="T13">3; however you still need to pass adequate </text:span><text:alphabetical-index-mark-start text:id="IMark65490360"/><text:alphabetical-index-mark-start text:id="IMark65158632"/><text:alphabetical-index-mark-start text:id="IMark67051416"/><text:alphabetical-index-mark-start text:id="IMark63273560"/><text:alphabetical-index-mark-start text:id="IMark63274888"/><text:span text:style-name="T13">code</text:span><text:alphabetical-index-mark-end text:id="IMark63274888"/><text:alphabetical-index-mark-end text:id="IMark63273560"/><text:alphabetical-index-mark-end text:id="IMark67051416"/><text:alphabetical-index-mark-end text:id="IMark65158632"/><text:alphabetical-index-mark-end text:id="IMark65490360"/><text:span text:style-name="T13">. If it seems that </text:span><text:alphabetical-index-mark-start text:id="IMark66356392"/><text:alphabetical-index-mark-start text:id="IMark67227368"/><text:alphabetical-index-mark-start text:id="IMark67228696"/><text:alphabetical-index-mark-start text:id="IMark67230024"/><text:alphabetical-index-mark-start text:id="IMark67231352"/><text:alphabetical-index-mark-start text:id="IMark64229064"/><text:alphabetical-index-mark-start text:id="IMark64230392"/><text:alphabetical-index-mark-start text:id="IMark64231720"/><text:alphabetical-index-mark-start text:id="IMark64233048"/><text:alphabetical-index-mark-start text:id="IMark64912568"/><text:span text:style-name="T13">Sql</text:span><text:alphabetical-index-mark-end text:id="IMark64912568"/><text:alphabetical-index-mark-end text:id="IMark64233048"/><text:alphabetical-index-mark-end text:id="IMark64231720"/><text:alphabetical-index-mark-end text:id="IMark64230392"/><text:alphabetical-index-mark-end text:id="IMark64229064"/><text:alphabetical-index-mark-end text:id="IMark67231352"/><text:alphabetical-index-mark-end text:id="IMark67230024"/><text:alphabetical-index-mark-end text:id="IMark67228696"/><text:alphabetical-index-mark-end text:id="IMark67227368"/><text:alphabetical-index-mark-end text:id="IMark66356392"/><text:span text:style-name="T13">c does nothing when you are attempting to use it, the most likely reason is that your </text:span><text:alphabetical-index-mark-start text:id="IMark67549896"/><text:alphabetical-index-mark-start text:id="IMark67551224"/><text:alphabetical-index-mark-start text:id="IMark63216312"/><text:alphabetical-index-mark-start text:id="IMark63217640"/><text:alphabetical-index-mark-start text:id="IMark63218968"/><text:alphabetical-index-mark-start text:id="IMark63220296"/><text:alphabetical-index-mark-start text:id="IMark66461176"/><text:alphabetical-index-mark-start text:id="IMark66462440"/><text:span text:style-name="T13">SQL</text:span><text:alphabetical-index-mark-end text:id="IMark66462440"/><text:alphabetical-index-mark-end text:id="IMark66461176"/><text:alphabetical-index-mark-end text:id="IMark63220296"/><text:alphabetical-index-mark-end text:id="IMark63218968"/><text:alphabetical-index-mark-end text:id="IMark63217640"/><text:alphabetical-index-mark-end text:id="IMark63216312"/><text:alphabetical-index-mark-end text:id="IMark67551224"/><text:alphabetical-index-mark-end text:id="IMark67549896"/><text:span text:style-name="T13"> has an error, as understood by </text:span><text:alphabetical-index-mark-start text:id="IMark68210328"/><text:alphabetical-index-mark-start text:id="IMark68211656"/><text:alphabetical-index-mark-start text:id="IMark60272296"/><text:alphabetical-index-mark-start text:id="IMark60273624"/><text:alphabetical-index-mark-start text:id="IMark60274952"/><text:alphabetical-index-mark-start text:id="IMark60276280"/><text:alphabetical-index-mark-start text:id="IMark60277608"/><text:alphabetical-index-mark-start text:id="IMark60359720"/><text:alphabetical-index-mark-start text:id="IMark60361048"/><text:alphabetical-index-mark-start text:id="IMark60362376"/><text:alphabetical-index-mark-start text:id="IMark60363704"/><text:alphabetical-index-mark-start text:id="IMark60365032"/><text:span text:style-name="T13">Sql</text:span><text:alphabetical-index-mark-end text:id="IMark60365032"/><text:alphabetical-index-mark-end text:id="IMark60363704"/><text:alphabetical-index-mark-end text:id="IMark60362376"/><text:alphabetical-index-mark-end text:id="IMark60361048"/><text:alphabetical-index-mark-end text:id="IMark60359720"/><text:alphabetical-index-mark-end text:id="IMark60277608"/><text:alphabetical-index-mark-end text:id="IMark60276280"/><text:alphabetical-index-mark-end text:id="IMark60274952"/><text:span text:style-name="T13">ite</text:span><text:alphabetical-index-mark-end text:id="IMark60273624"/><text:alphabetical-index-mark-end text:id="IMark60272296"/><text:alphabetical-index-mark-end text:id="IMark68211656"/><text:alphabetical-index-mark-end text:id="IMark68210328"/><text:span text:style-name="T13">3. In that case:</text:span></text:p>
      <text:p text:style-name="P13"><text:soft-page-break/></text:p>
      <text:p text:style-name="P13"/>
      <text:p text:style-name="P48"><text:span text:style-name="T8">2.3.1.1.</text:span> Check that your <text:alphabetical-index-mark-start text:id="IMark65533432"/><text:alphabetical-index-mark-start text:id="IMark68797128"/><text:alphabetical-index-mark-start text:id="IMark67398072"/><text:alphabetical-index-mark-start text:id="IMark68205432"/><text:alphabetical-index-mark-start text:id="IMark66520968"/><text:alphabetical-index-mark-start text:id="IMark67396840"/><text:alphabetical-index-mark-start text:id="IMark66776152"/><text:alphabetical-index-mark-start text:id="IMark68629576"/>SQL<text:alphabetical-index-mark-end text:id="IMark68629576"/><text:alphabetical-index-mark-end text:id="IMark66776152"/><text:alphabetical-index-mark-end text:id="IMark67396840"/><text:alphabetical-index-mark-end text:id="IMark66520968"/><text:alphabetical-index-mark-end text:id="IMark68205432"/><text:alphabetical-index-mark-end text:id="IMark67398072"/><text:alphabetical-index-mark-end text:id="IMark68797128"/><text:alphabetical-index-mark-end text:id="IMark65533432"/> is syntacti<text:alphabetical-index-mark-start text:id="IMark68690568"/><text:alphabetical-index-mark-start text:id="IMark66766440"/><text:alphabetical-index-mark-start text:id="IMark68774088"/><text:alphabetical-index-mark-start text:id="IMark68703176"/>call<text:alphabetical-index-mark-end text:id="IMark68703176"/><text:alphabetical-index-mark-end text:id="IMark68774088"/><text:alphabetical-index-mark-end text:id="IMark66766440"/><text:alphabetical-index-mark-end text:id="IMark68690568"/>y correct, according to <text:alphabetical-index-mark-start text:id="IMark63380072"/><text:alphabetical-index-mark-start text:id="IMark65000296"/><text:alphabetical-index-mark-start text:id="IMark65614424"/><text:alphabetical-index-mark-start text:id="IMark64342312"/><text:alphabetical-index-mark-start text:id="IMark63296392"/><text:alphabetical-index-mark-start text:id="IMark65693720"/><text:alphabetical-index-mark-start text:id="IMark64802184"/><text:alphabetical-index-mark-start text:id="IMark67130696"/><text:alphabetical-index-mark-start text:id="IMark65030120"/><text:alphabetical-index-mark-start text:id="IMark65671688"/><text:alphabetical-index-mark-start text:id="IMark67009320"/><text:alphabetical-index-mark-start text:id="IMark68713288"/>Sql<text:alphabetical-index-mark-end text:id="IMark68713288"/><text:alphabetical-index-mark-end text:id="IMark67009320"/><text:alphabetical-index-mark-end text:id="IMark65671688"/><text:alphabetical-index-mark-end text:id="IMark65030120"/><text:alphabetical-index-mark-end text:id="IMark67130696"/><text:alphabetical-index-mark-end text:id="IMark64802184"/><text:alphabetical-index-mark-end text:id="IMark65693720"/><text:alphabetical-index-mark-end text:id="IMark63296392"/>ite<text:alphabetical-index-mark-end text:id="IMark64342312"/><text:alphabetical-index-mark-end text:id="IMark65614424"/><text:alphabetical-index-mark-end text:id="IMark65000296"/><text:alphabetical-index-mark-end text:id="IMark63380072"/>3. <text:alphabetical-index-mark-start text:id="IMark68792072"/><text:alphabetical-index-mark-start text:id="IMark68794600"/><text:alphabetical-index-mark-start text:id="IMark68769032"/><text:alphabetical-index-mark-start text:id="IMark68751336"/><text:alphabetical-index-mark-start text:id="IMark66629704"/><text:alphabetical-index-mark-start text:id="IMark65133528"/><text:alphabetical-index-mark-start text:id="IMark68686424"/><text:alphabetical-index-mark-start text:id="IMark67132728"/>SQL<text:alphabetical-index-mark-end text:id="IMark67132728"/><text:alphabetical-index-mark-end text:id="IMark68686424"/><text:alphabetical-index-mark-end text:id="IMark65133528"/><text:alphabetical-index-mark-end text:id="IMark66629704"/><text:alphabetical-index-mark-end text:id="IMark68751336"/><text:alphabetical-index-mark-end text:id="IMark68769032"/><text:alphabetical-index-mark-end text:id="IMark68794600"/><text:alphabetical-index-mark-end text:id="IMark68792072"/> <text:alphabetical-index-mark-start text:id="IMark68372296"/><text:alphabetical-index-mark-start text:id="IMark66000200"/><text:alphabetical-index-mark-start text:id="IMark68748808"/><text:alphabetical-index-mark-start text:id="IMark68776616"/>code<text:alphabetical-index-mark-end text:id="IMark68776616"/><text:alphabetical-index-mark-end text:id="IMark68748808"/><text:alphabetical-index-mark-end text:id="IMark66000200"/><text:alphabetical-index-mark-end text:id="IMark68372296"/> can be tricky, especially in the case of complex <text:alphabetical-index-mark-start text:id="IMark68697752"/><text:alphabetical-index-mark-start text:id="IMark64545816"/><text:alphabetical-index-mark-start text:id="IMark68539864"/><text:alphabetical-index-mark-start text:id="IMark64833816"/>queries<text:alphabetical-index-mark-end text:id="IMark64833816"/><text:alphabetical-index-mark-end text:id="IMark68539864"/><text:alphabetical-index-mark-end text:id="IMark64545816"/><text:alphabetical-index-mark-end text:id="IMark68697752"/>.</text:p>
      <text:p text:style-name="P48"/>
      <text:p text:style-name="P48"/>
      <text:p text:style-name="P48"><text:span text:style-name="T8">2.3.1.2.</text:span> Check that you did not include any commented text, blank lines or odd <text:alphabetical-index-mark-start text:id="IMark63205384"/><text:alphabetical-index-mark-start text:id="IMark63772184"/><text:alphabetical-index-mark-start text:id="IMark65030840"/><text:alphabetical-index-mark-start text:id="IMark65279848"/>character<text:alphabetical-index-mark-end text:id="IMark65279848"/><text:alphabetical-index-mark-end text:id="IMark65030840"/><text:alphabetical-index-mark-end text:id="IMark63772184"/><text:alphabetical-index-mark-end text:id="IMark63205384"/>s.</text:p>
      <text:p text:style-name="P48"/>
      <text:p text:style-name="P48"/>
      <text:p text:style-name="P48"><text:span text:style-name="T8">2.3.1.3.</text:span> In the case of <text:alphabetical-index-mark-start text:id="IMark68372296"/><text:alphabetical-index-mark-start text:id="IMark66000200"/><text:alphabetical-index-mark-start text:id="IMark68748808"/><text:alphabetical-index-mark-start text:id="IMark68776616"/>composite<text:alphabetical-index-mark-end text:id="IMark68776616"/><text:alphabetical-index-mark-end text:id="IMark68748808"/><text:alphabetical-index-mark-end text:id="IMark66000200"/><text:alphabetical-index-mark-end text:id="IMark68372296"/> <text:alphabetical-index-mark-start text:id="IMark68792072"/><text:alphabetical-index-mark-start text:id="IMark68794600"/><text:alphabetical-index-mark-start text:id="IMark68769032"/><text:alphabetical-index-mark-start text:id="IMark68751336"/>queries<text:alphabetical-index-mark-end text:id="IMark68751336"/><text:alphabetical-index-mark-end text:id="IMark68769032"/><text:alphabetical-index-mark-end text:id="IMark68794600"/><text:alphabetical-index-mark-end text:id="IMark68792072"/> and <text:alphabetical-index-mark-start text:id="IMark66629704"/><text:alphabetical-index-mark-start text:id="IMark65133528"/><text:alphabetical-index-mark-start text:id="IMark68686424"/><text:alphabetical-index-mark-start text:id="IMark67132728"/>.<text:alphabetical-index-mark-start text:id="IMark63380072"/><text:alphabetical-index-mark-start text:id="IMark65000296"/><text:alphabetical-index-mark-start text:id="IMark65614424"/><text:alphabetical-index-mark-start text:id="IMark64342312"/><text:alphabetical-index-mark-start text:id="IMark63296392"/><text:alphabetical-index-mark-start text:id="IMark65693720"/><text:alphabetical-index-mark-start text:id="IMark64802184"/><text:alphabetical-index-mark-start text:id="IMark67130696"/>sql<text:alphabetical-index-mark-end text:id="IMark67130696"/><text:alphabetical-index-mark-end text:id="IMark64802184"/><text:alphabetical-index-mark-end text:id="IMark65693720"/><text:alphabetical-index-mark-end text:id="IMark63296392"/><text:alphabetical-index-mark-end text:id="IMark64342312"/><text:alphabetical-index-mark-end text:id="IMark65614424"/><text:alphabetical-index-mark-end text:id="IMark65000296"/><text:alphabetical-index-mark-end text:id="IMark63380072"/><text:alphabetical-index-mark-end text:id="IMark67132728"/><text:alphabetical-index-mark-end text:id="IMark68686424"/><text:alphabetical-index-mark-end text:id="IMark65133528"/><text:alphabetical-index-mark-end text:id="IMark66629704"/> <text:alphabetical-index-mark-start text:id="IMark65030120"/><text:alphabetical-index-mark-start text:id="IMark65671688"/><text:alphabetical-index-mark-start text:id="IMark67009320"/><text:alphabetical-index-mark-start text:id="IMark68713288"/>file<text:alphabetical-index-mark-end text:id="IMark68713288"/><text:alphabetical-index-mark-end text:id="IMark67009320"/><text:alphabetical-index-mark-end text:id="IMark65671688"/><text:alphabetical-index-mark-end text:id="IMark65030120"/>s, check that you have placed a “;” between each <text:alphabetical-index-mark-start text:id="IMark68690568"/><text:alphabetical-index-mark-start text:id="IMark66766440"/><text:alphabetical-index-mark-start text:id="IMark68774088"/><text:alphabetical-index-mark-start text:id="IMark68703176"/>query<text:alphabetical-index-mark-end text:id="IMark68703176"/><text:alphabetical-index-mark-end text:id="IMark68774088"/><text:alphabetical-index-mark-end text:id="IMark66766440"/><text:alphabetical-index-mark-end text:id="IMark68690568"/> and at the end of the last one.</text:p>
      <text:p text:style-name="P48"/>
      <text:p text:style-name="P48"/>
      <text:p text:style-name="P48"><text:span text:style-name="T8">2.3.1.4.</text:span> Test each <text:alphabetical-index-mark-start text:id="IMark66776152"/><text:alphabetical-index-mark-start text:id="IMark68629576"/><text:alphabetical-index-mark-start text:id="IMark65158632"/><text:alphabetical-index-mark-start text:id="IMark68746280"/>query<text:alphabetical-index-mark-end text:id="IMark68746280"/><text:alphabetical-index-mark-end text:id="IMark65158632"/><text:alphabetical-index-mark-end text:id="IMark68629576"/><text:alphabetical-index-mark-end text:id="IMark66776152"/> on its own before building <text:alphabetical-index-mark-start text:id="IMark68736040"/><text:alphabetical-index-mark-start text:id="IMark68668968"/><text:alphabetical-index-mark-start text:id="IMark68733512"/><text:alphabetical-index-mark-start text:id="IMark64895816"/>composite<text:alphabetical-index-mark-end text:id="IMark64895816"/><text:alphabetical-index-mark-end text:id="IMark68733512"/><text:alphabetical-index-mark-end text:id="IMark68668968"/><text:alphabetical-index-mark-end text:id="IMark68736040"/> <text:alphabetical-index-mark-start text:id="IMark63772184"/><text:alphabetical-index-mark-start text:id="IMark63205384"/><text:alphabetical-index-mark-start text:id="IMark65030840"/><text:alphabetical-index-mark-start text:id="IMark65279848"/>queries<text:alphabetical-index-mark-end text:id="IMark65279848"/><text:alphabetical-index-mark-end text:id="IMark65030840"/><text:alphabetical-index-mark-end text:id="IMark63205384"/><text:alphabetical-index-mark-end text:id="IMark63772184"/> or <text:alphabetical-index-mark-start text:id="IMark68673752"/><text:alphabetical-index-mark-start text:id="IMark68697752"/><text:alphabetical-index-mark-start text:id="IMark64545816"/><text:alphabetical-index-mark-start text:id="IMark64833816"/>.<text:alphabetical-index-mark-start text:id="IMark68539864"/><text:alphabetical-index-mark-start text:id="IMark65533432"/><text:alphabetical-index-mark-start text:id="IMark66766440"/><text:alphabetical-index-mark-start text:id="IMark68690568"/><text:alphabetical-index-mark-start text:id="IMark68774088"/><text:alphabetical-index-mark-start text:id="IMark68703176"/><text:alphabetical-index-mark-start text:id="IMark65030120"/><text:alphabetical-index-mark-start text:id="IMark65671688"/>sql<text:alphabetical-index-mark-end text:id="IMark65671688"/><text:alphabetical-index-mark-end text:id="IMark65030120"/><text:alphabetical-index-mark-end text:id="IMark68703176"/><text:alphabetical-index-mark-end text:id="IMark68774088"/><text:alphabetical-index-mark-end text:id="IMark68690568"/><text:alphabetical-index-mark-end text:id="IMark66766440"/><text:alphabetical-index-mark-end text:id="IMark65533432"/><text:alphabetical-index-mark-end text:id="IMark68539864"/><text:alphabetical-index-mark-end text:id="IMark64833816"/><text:alphabetical-index-mark-end text:id="IMark64545816"/><text:alphabetical-index-mark-end text:id="IMark68697752"/><text:alphabetical-index-mark-end text:id="IMark68673752"/> <text:alphabetical-index-mark-start text:id="IMark67009320"/><text:alphabetical-index-mark-start text:id="IMark68713288"/><text:alphabetical-index-mark-start text:id="IMark66629704"/><text:alphabetical-index-mark-start text:id="IMark65133528"/>file<text:alphabetical-index-mark-end text:id="IMark65133528"/><text:alphabetical-index-mark-end text:id="IMark66629704"/><text:alphabetical-index-mark-end text:id="IMark68713288"/><text:alphabetical-index-mark-end text:id="IMark67009320"/>s.</text:p>
      <text:p text:style-name="P13"/>
      <text:p text:style-name="P13"/>
      <text:h text:style-name="Heading_20_3" text:outline-level="3"><text:bookmark-start text:name="__RefHeading___Toc959_76759228"/>2.3.2. <text:span text:style-name="T13">Retrieval of </text:span><text:alphabetical-index-mark-start text:id="IMark63296392"/><text:alphabetical-index-mark-start text:id="IMark64802184"/><text:alphabetical-index-mark-start text:id="IMark67130696"/><text:alphabetical-index-mark-start text:id="IMark68792072"/><text:alphabetical-index-mark-start text:id="IMark68794600"/><text:span text:style-name="T13">query</text:span><text:alphabetical-index-mark-end text:id="IMark68794600"/><text:alphabetical-index-mark-end text:id="IMark68792072"/><text:alphabetical-index-mark-end text:id="IMark67130696"/><text:alphabetical-index-mark-end text:id="IMark64802184"/><text:alphabetical-index-mark-end text:id="IMark63296392"/><text:span text:style-name="T13"> </text:span><text:alphabetical-index-mark-start text:id="IMark68769032"/><text:alphabetical-index-mark-start text:id="IMark68751336"/><text:alphabetical-index-mark-start text:id="IMark68372296"/><text:alphabetical-index-mark-start text:id="IMark66000200"/><text:alphabetical-index-mark-start text:id="IMark68748808"/><text:alphabetical-index-mark-start text:id="IMark68776616"/><text:alphabetical-index-mark-start text:id="IMark68797128"/><text:alphabetical-index-mark-start text:id="IMark68205432"/><text:alphabetical-index-mark-start text:id="IMark67398072"/><text:alphabetical-index-mark-start text:id="IMark67396840"/><text:span text:style-name="T13">result</text:span><text:alphabetical-index-mark-end text:id="IMark67396840"/><text:alphabetical-index-mark-end text:id="IMark67398072"/><text:alphabetical-index-mark-end text:id="IMark68205432"/><text:alphabetical-index-mark-end text:id="IMark68797128"/><text:alphabetical-index-mark-end text:id="IMark68776616"/><text:span text:style-name="T13">s</text:span><text:alphabetical-index-mark-end text:id="IMark68748808"/><text:alphabetical-index-mark-end text:id="IMark66000200"/><text:alphabetical-index-mark-end text:id="IMark68372296"/><text:alphabetical-index-mark-end text:id="IMark68751336"/><text:alphabetical-index-mark-end text:id="IMark68769032"/><text:span text:style-name="T13">.</text:span><text:bookmark-end text:name="__RefHeading___Toc959_76759228"/></text:h>
      <text:p text:style-name="P13"/>
      <text:p text:style-name="P14"><text:span text:style-name="T13">Some </text:span><text:alphabetical-index-mark-start text:id="IMark66629704"/><text:alphabetical-index-mark-start text:id="IMark65133528"/><text:alphabetical-index-mark-start text:id="IMark68673752"/><text:alphabetical-index-mark-start text:id="IMark68697752"/><text:alphabetical-index-mark-start text:id="IMark64545816"/><text:span text:style-name="T13">queries</text:span><text:alphabetical-index-mark-end text:id="IMark64545816"/><text:alphabetical-index-mark-end text:id="IMark68697752"/><text:alphabetical-index-mark-end text:id="IMark68673752"/><text:alphabetical-index-mark-end text:id="IMark65133528"/><text:alphabetical-index-mark-end text:id="IMark66629704"/><text:span text:style-name="T13"> </text:span><text:alphabetical-index-mark-start text:id="IMark64833816"/><text:alphabetical-index-mark-start text:id="IMark68539864"/><text:alphabetical-index-mark-start text:id="IMark65533432"/><text:alphabetical-index-mark-start text:id="IMark66766440"/><text:alphabetical-index-mark-start text:id="IMark68690568"/><text:span text:style-name="T13">return</text:span><text:alphabetical-index-mark-end text:id="IMark68690568"/><text:alphabetical-index-mark-end text:id="IMark66766440"/><text:alphabetical-index-mark-end text:id="IMark65533432"/><text:alphabetical-index-mark-end text:id="IMark68539864"/><text:alphabetical-index-mark-end text:id="IMark64833816"/><text:span text:style-name="T13"> </text:span><text:alphabetical-index-mark-start text:id="IMark68774088"/><text:alphabetical-index-mark-start text:id="IMark68703176"/><text:alphabetical-index-mark-start text:id="IMark65030120"/><text:alphabetical-index-mark-start text:id="IMark65671688"/><text:alphabetical-index-mark-start text:id="IMark63772184"/><text:alphabetical-index-mark-start text:id="IMark63205384"/><text:alphabetical-index-mark-start text:id="IMark65030840"/><text:alphabetical-index-mark-start text:id="IMark65279848"/><text:alphabetical-index-mark-start text:id="IMark68736040"/><text:alphabetical-index-mark-start text:id="IMark68668968"/><text:span text:style-name="T13">result</text:span><text:alphabetical-index-mark-end text:id="IMark68668968"/><text:alphabetical-index-mark-end text:id="IMark68736040"/><text:alphabetical-index-mark-end text:id="IMark65279848"/><text:alphabetical-index-mark-end text:id="IMark65030840"/><text:alphabetical-index-mark-end text:id="IMark63205384"/><text:span text:style-name="T13">s</text:span><text:alphabetical-index-mark-end text:id="IMark63772184"/><text:alphabetical-index-mark-end text:id="IMark65671688"/><text:alphabetical-index-mark-end text:id="IMark65030120"/><text:alphabetical-index-mark-end text:id="IMark68703176"/><text:alphabetical-index-mark-end text:id="IMark68774088"/><text:span text:style-name="T13">, while others do not. A </text:span><text:alphabetical-index-mark-start text:id="IMark68733512"/><text:alphabetical-index-mark-start text:id="IMark64895816"/><text:alphabetical-index-mark-start text:id="IMark66776152"/><text:alphabetical-index-mark-start text:id="IMark68629576"/><text:alphabetical-index-mark-start text:id="IMark65158632"/><text:span text:style-name="T13">SELECT</text:span><text:alphabetical-index-mark-end text:id="IMark65158632"/><text:alphabetical-index-mark-end text:id="IMark68629576"/><text:alphabetical-index-mark-end text:id="IMark66776152"/><text:alphabetical-index-mark-end text:id="IMark64895816"/><text:alphabetical-index-mark-end text:id="IMark68733512"/><text:span text:style-name="T13"> produces essentially a </text:span><text:alphabetical-index-mark-start text:id="IMark68746280"/><text:alphabetical-index-mark-start text:id="IMark67132728"/><text:alphabetical-index-mark-start text:id="IMark65000296"/><text:alphabetical-index-mark-start text:id="IMark63380072"/><text:alphabetical-index-mark-start text:id="IMark64342312"/><text:span text:style-name="T13">select</text:span><text:alphabetical-index-mark-end text:id="IMark64342312"/><text:alphabetical-index-mark-end text:id="IMark63380072"/><text:alphabetical-index-mark-end text:id="IMark65000296"/><text:alphabetical-index-mark-end text:id="IMark67132728"/><text:alphabetical-index-mark-end text:id="IMark68746280"/><text:span text:style-name="T13">ion or </text:span><text:alphabetical-index-mark-start text:id="IMark65614424"/><text:alphabetical-index-mark-start text:id="IMark65693720"/><text:alphabetical-index-mark-start text:id="IMark63296392"/><text:alphabetical-index-mark-start text:id="IMark64802184"/><text:alphabetical-index-mark-start text:id="IMark67130696"/><text:span text:style-name="T13">listing</text:span><text:alphabetical-index-mark-end text:id="IMark67130696"/><text:alphabetical-index-mark-end text:id="IMark64802184"/><text:alphabetical-index-mark-end text:id="IMark63296392"/><text:alphabetical-index-mark-end text:id="IMark65693720"/><text:alphabetical-index-mark-end text:id="IMark65614424"/><text:span text:style-name="T13">, while an </text:span><text:alphabetical-index-mark-start text:id="IMark68792072"/><text:alphabetical-index-mark-start text:id="IMark68794600"/><text:alphabetical-index-mark-start text:id="IMark68776616"/><text:alphabetical-index-mark-start text:id="IMark68797128"/><text:alphabetical-index-mark-start text:id="IMark68205432"/><text:span text:style-name="T13">INSERT</text:span><text:alphabetical-index-mark-end text:id="IMark68205432"/><text:alphabetical-index-mark-end text:id="IMark68797128"/><text:alphabetical-index-mark-end text:id="IMark68776616"/><text:alphabetical-index-mark-end text:id="IMark68794600"/><text:alphabetical-index-mark-end text:id="IMark68792072"/><text:span text:style-name="T13"> does not. </text:span></text:p>
      <text:p text:style-name="P14"/>
      <text:p text:style-name="P14"/>
      <text:p text:style-name="P14"><text:span text:style-name="T13">In the case of those </text:span><text:alphabetical-index-mark-start text:id="IMark68686424"/><text:alphabetical-index-mark-start text:id="IMark66520968"/><text:alphabetical-index-mark-start text:id="IMark67009320"/><text:alphabetical-index-mark-start text:id="IMark68713288"/><text:alphabetical-index-mark-start text:id="IMark63221160"/><text:alphabetical-index-mark-start text:id="IMark67249752"/><text:alphabetical-index-mark-start text:id="IMark67398072"/><text:alphabetical-index-mark-start text:id="IMark66629704"/><text:alphabetical-index-mark-start text:id="IMark65133528"/><text:alphabetical-index-mark-start text:id="IMark68673752"/><text:span text:style-name="T13">SQL</text:span><text:alphabetical-index-mark-end text:id="IMark68673752"/><text:alphabetical-index-mark-end text:id="IMark65133528"/><text:alphabetical-index-mark-end text:id="IMark66629704"/><text:alphabetical-index-mark-end text:id="IMark67398072"/><text:alphabetical-index-mark-end text:id="IMark67249752"/><text:alphabetical-index-mark-end text:id="IMark63221160"/><text:alphabetical-index-mark-end text:id="IMark68713288"/><text:alphabetical-index-mark-end text:id="IMark67009320"/><text:alphabetical-index-mark-end text:id="IMark66520968"/><text:alphabetical-index-mark-end text:id="IMark68686424"/><text:span text:style-name="T13"> </text:span><text:alphabetical-index-mark-start text:id="IMark68697752"/><text:alphabetical-index-mark-start text:id="IMark64545816"/><text:alphabetical-index-mark-start text:id="IMark64833816"/><text:alphabetical-index-mark-start text:id="IMark68539864"/><text:alphabetical-index-mark-start text:id="IMark65533432"/><text:span text:style-name="T13">queries</text:span><text:alphabetical-index-mark-end text:id="IMark65533432"/><text:alphabetical-index-mark-end text:id="IMark68539864"/><text:alphabetical-index-mark-end text:id="IMark64833816"/><text:alphabetical-index-mark-end text:id="IMark64545816"/><text:alphabetical-index-mark-end text:id="IMark68697752"/><text:span text:style-name="T13"> that do </text:span><text:alphabetical-index-mark-start text:id="IMark66766440"/><text:alphabetical-index-mark-start text:id="IMark68690568"/><text:alphabetical-index-mark-start text:id="IMark63205384"/><text:alphabetical-index-mark-start text:id="IMark65030840"/><text:alphabetical-index-mark-start text:id="IMark65279848"/><text:span text:style-name="T13">return</text:span><text:alphabetical-index-mark-end text:id="IMark65279848"/><text:alphabetical-index-mark-end text:id="IMark65030840"/><text:alphabetical-index-mark-end text:id="IMark63205384"/><text:alphabetical-index-mark-end text:id="IMark68690568"/><text:alphabetical-index-mark-end text:id="IMark66766440"/><text:span text:style-name="T13"> </text:span><text:alphabetical-index-mark-start text:id="IMark68736040"/><text:alphabetical-index-mark-start text:id="IMark68668968"/><text:alphabetical-index-mark-start text:id="IMark68774088"/><text:alphabetical-index-mark-start text:id="IMark68703176"/><text:alphabetical-index-mark-start text:id="IMark65030120"/><text:alphabetical-index-mark-start text:id="IMark65671688"/><text:alphabetical-index-mark-start text:id="IMark63772184"/><text:alphabetical-index-mark-start text:id="IMark68733512"/><text:alphabetical-index-mark-start text:id="IMark64895816"/><text:alphabetical-index-mark-start text:id="IMark66776152"/><text:span text:style-name="T13">result</text:span><text:alphabetical-index-mark-end text:id="IMark66776152"/><text:alphabetical-index-mark-end text:id="IMark64895816"/><text:alphabetical-index-mark-end text:id="IMark68733512"/><text:alphabetical-index-mark-end text:id="IMark63772184"/><text:alphabetical-index-mark-end text:id="IMark65671688"/><text:span text:style-name="T13">s</text:span><text:alphabetical-index-mark-end text:id="IMark65030120"/><text:alphabetical-index-mark-end text:id="IMark68703176"/><text:alphabetical-index-mark-end text:id="IMark68774088"/><text:alphabetical-index-mark-end text:id="IMark68668968"/><text:alphabetical-index-mark-end text:id="IMark68736040"/><text:span text:style-name="T13"> in the form of </text:span><text:alphabetical-index-mark-start text:id="IMark68629576"/><text:alphabetical-index-mark-start text:id="IMark65158632"/><text:alphabetical-index-mark-start text:id="IMark68746280"/><text:alphabetical-index-mark-start text:id="IMark67132728"/><text:alphabetical-index-mark-start text:id="IMark65000296"/><text:span text:style-name="T13">listing</text:span><text:alphabetical-index-mark-end text:id="IMark65000296"/><text:alphabetical-index-mark-end text:id="IMark67132728"/><text:alphabetical-index-mark-end text:id="IMark68746280"/><text:alphabetical-index-mark-end text:id="IMark65158632"/><text:alphabetical-index-mark-end text:id="IMark68629576"/><text:span text:style-name="T13">s, </text:span><text:alphabetical-index-mark-start text:id="IMark63380072"/><text:alphabetical-index-mark-start text:id="IMark64342312"/><text:alphabetical-index-mark-start text:id="IMark65614424"/><text:alphabetical-index-mark-start text:id="IMark65693720"/><text:alphabetical-index-mark-start text:id="IMark63296392"/><text:alphabetical-index-mark-start text:id="IMark64802184"/><text:alphabetical-index-mark-start text:id="IMark67130696"/><text:alphabetical-index-mark-start text:id="IMark68792072"/><text:alphabetical-index-mark-start text:id="IMark68794600"/><text:alphabetical-index-mark-start text:id="IMark68776616"/><text:span text:style-name="T13">sql</text:span><text:alphabetical-index-mark-end text:id="IMark68776616"/><text:alphabetical-index-mark-end text:id="IMark68794600"/><text:alphabetical-index-mark-end text:id="IMark68792072"/><text:alphabetical-index-mark-end text:id="IMark67130696"/><text:alphabetical-index-mark-end text:id="IMark64802184"/><text:alphabetical-index-mark-end text:id="IMark63296392"/><text:alphabetical-index-mark-end text:id="IMark65693720"/><text:alphabetical-index-mark-end text:id="IMark65614424"/><text:alphabetical-index-mark-end text:id="IMark64342312"/><text:alphabetical-index-mark-end text:id="IMark63380072"/><text:span text:style-name="T13">p stores them into a </text:span><text:alphabetical-index-mark-start text:id="IMark68797128"/><text:alphabetical-index-mark-start text:id="IMark68205432"/><text:alphabetical-index-mark-start text:id="IMark68769032"/><text:alphabetical-index-mark-start text:id="IMark67396840"/><text:alphabetical-index-mark-start text:id="IMark68372296"/><text:span text:style-name="T13">file</text:span><text:alphabetical-index-mark-end text:id="IMark68372296"/><text:alphabetical-index-mark-end text:id="IMark67396840"/><text:alphabetical-index-mark-end text:id="IMark68769032"/><text:alphabetical-index-mark-end text:id="IMark68205432"/><text:alphabetical-index-mark-end text:id="IMark68797128"/><text:span text:style-name="T13"> </text:span><text:alphabetical-index-mark-start text:id="IMark68751336"/><text:alphabetical-index-mark-start text:id="IMark68748808"/><text:alphabetical-index-mark-start text:id="IMark66000200"/><text:alphabetical-index-mark-start text:id="IMark67303240"/><text:alphabetical-index-mark-start text:id="IMark67236376"/><text:span text:style-name="T13">call</text:span><text:alphabetical-index-mark-end text:id="IMark67236376"/><text:alphabetical-index-mark-end text:id="IMark67303240"/><text:alphabetical-index-mark-end text:id="IMark66000200"/><text:alphabetical-index-mark-end text:id="IMark68748808"/><text:alphabetical-index-mark-end text:id="IMark68751336"/><text:span text:style-name="T13">ed </text:span><text:alphabetical-index-mark-start text:id="IMark66465640"/><text:alphabetical-index-mark-start text:id="IMark68210696"/><text:alphabetical-index-mark-start text:id="IMark67230392"/><text:alphabetical-index-mark-start text:id="IMark67550552"/><text:alphabetical-index-mark-start text:id="IMark65988136"/><text:alphabetical-index-mark-start text:id="IMark65986632"/><text:alphabetical-index-mark-start text:id="IMark65985128"/><text:alphabetical-index-mark-start text:id="IMark67179304"/><text:alphabetical-index-mark-start text:id="IMark67177800"/><text:alphabetical-index-mark-start text:id="IMark67176296"/><text:span text:style-name="T19">sql</text:span><text:alphabetical-index-mark-end text:id="IMark67176296"/><text:alphabetical-index-mark-end text:id="IMark67177800"/><text:alphabetical-index-mark-end text:id="IMark67179304"/><text:alphabetical-index-mark-end text:id="IMark65985128"/><text:alphabetical-index-mark-end text:id="IMark65986632"/><text:alphabetical-index-mark-end text:id="IMark65988136"/><text:alphabetical-index-mark-end text:id="IMark67550552"/><text:alphabetical-index-mark-end text:id="IMark67230392"/><text:alphabetical-index-mark-end text:id="IMark68210696"/><text:alphabetical-index-mark-end text:id="IMark66465640"/><text:span text:style-name="T19">p_</text:span><text:alphabetical-index-mark-start text:id="IMark67180808"/><text:alphabetical-index-mark-start text:id="IMark66706072"/><text:alphabetical-index-mark-start text:id="IMark66704568"/><text:alphabetical-index-mark-start text:id="IMark68272056"/><text:alphabetical-index-mark-start text:id="IMark68267800"/><text:alphabetical-index-mark-start text:id="IMark60326952"/><text:alphabetical-index-mark-start text:id="IMark64423624"/><text:alphabetical-index-mark-start text:id="IMark64424952"/><text:alphabetical-index-mark-start text:id="IMark64426280"/><text:alphabetical-index-mark-start text:id="IMark64427608"/><text:span text:style-name="T19">result</text:span><text:alphabetical-index-mark-end text:id="IMark64427608"/><text:alphabetical-index-mark-end text:id="IMark64426280"/><text:alphabetical-index-mark-end text:id="IMark64424952"/><text:alphabetical-index-mark-end text:id="IMark64423624"/><text:alphabetical-index-mark-end text:id="IMark60326952"/><text:span text:style-name="T19">s</text:span><text:alphabetical-index-mark-end text:id="IMark68267800"/><text:alphabetical-index-mark-end text:id="IMark68272056"/><text:alphabetical-index-mark-end text:id="IMark66704568"/><text:alphabetical-index-mark-end text:id="IMark66706072"/><text:alphabetical-index-mark-end text:id="IMark67180808"/><text:alphabetical-index-mark-start text:id="IMark63767384"/><text:alphabetical-index-mark-start text:id="IMark65636712"/><text:alphabetical-index-mark-start text:id="IMark65638040"/><text:alphabetical-index-mark-start text:id="IMark65639368"/><text:alphabetical-index-mark-start text:id="IMark65965096"/><text:span text:style-name="T19">.txt</text:span><text:alphabetical-index-mark-end text:id="IMark65965096"/><text:alphabetical-index-mark-end text:id="IMark65639368"/><text:alphabetical-index-mark-end text:id="IMark65638040"/><text:alphabetical-index-mark-end text:id="IMark65636712"/><text:alphabetical-index-mark-end text:id="IMark63767384"/><text:span text:style-name="T13">, in which the values for every field and record are separated with the </text:span><text:alphabetical-index-mark-start text:id="IMark65971592"/><text:alphabetical-index-mark-start text:id="IMark63171768"/><text:alphabetical-index-mark-start text:id="IMark63173096"/><text:alphabetical-index-mark-start text:id="IMark63174424"/><text:alphabetical-index-mark-start text:id="IMark63175752"/><text:span text:style-name="T13">character</text:span><text:alphabetical-index-mark-end text:id="IMark63175752"/><text:alphabetical-index-mark-end text:id="IMark63174424"/><text:alphabetical-index-mark-end text:id="IMark63173096"/><text:alphabetical-index-mark-end text:id="IMark63171768"/><text:alphabetical-index-mark-end text:id="IMark65971592"/><text:span text:style-name="T13"> “|”.</text:span></text:p>
      <text:p text:style-name="P13"/>
      <text:p text:style-name="P24">Note from example <text:span text:style-name="T8">[2.3.3.2]</text:span> below that in the case of a <text:alphabetical-index-mark-start text:id="IMark64545816"/><text:alphabetical-index-mark-start text:id="IMark64833816"/><text:alphabetical-index-mark-start text:id="IMark68539864"/><text:alphabetical-index-mark-start text:id="IMark65533432"/><text:alphabetical-index-mark-start text:id="IMark66766440"/>composite<text:alphabetical-index-mark-end text:id="IMark66766440"/><text:alphabetical-index-mark-end text:id="IMark65533432"/><text:alphabetical-index-mark-end text:id="IMark68539864"/><text:alphabetical-index-mark-end text:id="IMark64833816"/><text:alphabetical-index-mark-end text:id="IMark64545816"/> <text:alphabetical-index-mark-start text:id="IMark68690568"/><text:alphabetical-index-mark-start text:id="IMark63205384"/><text:alphabetical-index-mark-start text:id="IMark65030840"/><text:alphabetical-index-mark-start text:id="IMark65279848"/><text:alphabetical-index-mark-start text:id="IMark65671688"/>query<text:alphabetical-index-mark-end text:id="IMark65671688"/><text:alphabetical-index-mark-end text:id="IMark65279848"/><text:alphabetical-index-mark-end text:id="IMark65030840"/><text:alphabetical-index-mark-end text:id="IMark63205384"/><text:alphabetical-index-mark-end text:id="IMark68690568"/>, <text:alphabetical-index-mark-start text:id="IMark63772184"/><text:alphabetical-index-mark-start text:id="IMark68733512"/><text:alphabetical-index-mark-start text:id="IMark64895816"/><text:alphabetical-index-mark-start text:id="IMark66776152"/><text:alphabetical-index-mark-start text:id="IMark68736040"/><text:alphabetical-index-mark-start text:id="IMark68668968"/><text:alphabetical-index-mark-start text:id="IMark68774088"/><text:alphabetical-index-mark-start text:id="IMark68703176"/><text:alphabetical-index-mark-start text:id="IMark65030120"/><text:alphabetical-index-mark-start text:id="IMark68686424"/>result<text:alphabetical-index-mark-end text:id="IMark68686424"/><text:alphabetical-index-mark-end text:id="IMark65030120"/><text:alphabetical-index-mark-end text:id="IMark68703176"/><text:alphabetical-index-mark-end text:id="IMark68774088"/><text:alphabetical-index-mark-end text:id="IMark68668968"/>s<text:alphabetical-index-mark-end text:id="IMark68736040"/><text:alphabetical-index-mark-end text:id="IMark66776152"/><text:alphabetical-index-mark-end text:id="IMark64895816"/><text:alphabetical-index-mark-end text:id="IMark68733512"/><text:alphabetical-index-mark-end text:id="IMark63772184"/> for the second one will be <text:alphabetical-index-mark-start text:id="IMark68629576"/><text:alphabetical-index-mark-start text:id="IMark65158632"/><text:alphabetical-index-mark-start text:id="IMark68746280"/><text:alphabetical-index-mark-start text:id="IMark67132728"/><text:alphabetical-index-mark-start text:id="IMark65000296"/>append<text:alphabetical-index-mark-end text:id="IMark65000296"/><text:alphabetical-index-mark-end text:id="IMark67132728"/><text:alphabetical-index-mark-end text:id="IMark68746280"/><text:alphabetical-index-mark-end text:id="IMark65158632"/><text:alphabetical-index-mark-end text:id="IMark68629576"/>ed to the <text:alphabetical-index-mark-start text:id="IMark63380072"/><text:alphabetical-index-mark-start text:id="IMark64342312"/><text:alphabetical-index-mark-start text:id="IMark65614424"/><text:alphabetical-index-mark-start text:id="IMark65693720"/><text:alphabetical-index-mark-start text:id="IMark63296392"/><text:alphabetical-index-mark-start text:id="IMark64802184"/><text:alphabetical-index-mark-start text:id="IMark67130696"/><text:alphabetical-index-mark-start text:id="IMark68792072"/><text:alphabetical-index-mark-start text:id="IMark68794600"/><text:alphabetical-index-mark-start text:id="IMark68776616"/>result<text:alphabetical-index-mark-end text:id="IMark68776616"/><text:alphabetical-index-mark-end text:id="IMark68794600"/><text:alphabetical-index-mark-end text:id="IMark68792072"/><text:alphabetical-index-mark-end text:id="IMark67130696"/><text:alphabetical-index-mark-end text:id="IMark64802184"/>s<text:alphabetical-index-mark-end text:id="IMark63296392"/><text:alphabetical-index-mark-end text:id="IMark65693720"/><text:alphabetical-index-mark-end text:id="IMark65614424"/><text:alphabetical-index-mark-end text:id="IMark64342312"/><text:alphabetical-index-mark-end text:id="IMark63380072"/> of the first <text:alphabetical-index-mark-start text:id="IMark66520968"/><text:alphabetical-index-mark-start text:id="IMark68797128"/><text:alphabetical-index-mark-start text:id="IMark68205432"/><text:alphabetical-index-mark-start text:id="IMark68769032"/><text:alphabetical-index-mark-start text:id="IMark67396840"/>query<text:alphabetical-index-mark-end text:id="IMark67396840"/><text:alphabetical-index-mark-end text:id="IMark68769032"/><text:alphabetical-index-mark-end text:id="IMark68205432"/><text:alphabetical-index-mark-end text:id="IMark68797128"/><text:alphabetical-index-mark-end text:id="IMark66520968"/> in <text:alphabetical-index-mark-start text:id="IMark68372296"/><text:alphabetical-index-mark-start text:id="IMark68751336"/><text:alphabetical-index-mark-start text:id="IMark68748808"/><text:alphabetical-index-mark-start text:id="IMark66000200"/><text:alphabetical-index-mark-start text:id="IMark67009320"/><text:alphabetical-index-mark-start text:id="IMark68713288"/><text:alphabetical-index-mark-start text:id="IMark60326952"/><text:alphabetical-index-mark-start text:id="IMark63221160"/><text:alphabetical-index-mark-start text:id="IMark68267800"/><text:alphabetical-index-mark-start text:id="IMark67249752"/><text:span text:style-name="T17">sql</text:span><text:alphabetical-index-mark-end text:id="IMark67249752"/><text:alphabetical-index-mark-end text:id="IMark68267800"/><text:alphabetical-index-mark-end text:id="IMark63221160"/><text:alphabetical-index-mark-end text:id="IMark60326952"/><text:alphabetical-index-mark-end text:id="IMark68713288"/><text:alphabetical-index-mark-end text:id="IMark67009320"/><text:alphabetical-index-mark-end text:id="IMark66000200"/><text:alphabetical-index-mark-end text:id="IMark68748808"/><text:alphabetical-index-mark-end text:id="IMark68751336"/><text:alphabetical-index-mark-end text:id="IMark68372296"/><text:span text:style-name="T17">p_</text:span><text:alphabetical-index-mark-start text:id="IMark63767384"/><text:alphabetical-index-mark-start text:id="IMark67398072"/><text:alphabetical-index-mark-start text:id="IMark65133528"/><text:alphabetical-index-mark-start text:id="IMark66629704"/><text:alphabetical-index-mark-start text:id="IMark68697752"/><text:alphabetical-index-mark-start text:id="IMark68673752"/><text:alphabetical-index-mark-start text:id="IMark63170824"/><text:alphabetical-index-mark-start text:id="IMark66991432"/><text:alphabetical-index-mark-start text:id="IMark65292712"/><text:alphabetical-index-mark-start text:id="IMark67246360"/><text:span text:style-name="T17">result</text:span><text:alphabetical-index-mark-end text:id="IMark67246360"/><text:alphabetical-index-mark-end text:id="IMark65292712"/><text:alphabetical-index-mark-end text:id="IMark66991432"/><text:alphabetical-index-mark-end text:id="IMark63170824"/><text:alphabetical-index-mark-end text:id="IMark68673752"/><text:span text:style-name="T17">s</text:span><text:alphabetical-index-mark-end text:id="IMark68697752"/><text:alphabetical-index-mark-end text:id="IMark66629704"/><text:alphabetical-index-mark-end text:id="IMark65133528"/><text:alphabetical-index-mark-end text:id="IMark67398072"/><text:alphabetical-index-mark-end text:id="IMark63767384"/><text:alphabetical-index-mark-start text:id="IMark67243688"/><text:alphabetical-index-mark-start text:id="IMark65289704"/><text:alphabetical-index-mark-start text:id="IMark68267416"/><text:alphabetical-index-mark-start text:id="IMark66709496"/><text:alphabetical-index-mark-start text:id="IMark66994104"/><text:span text:style-name="T17">.txt</text:span><text:alphabetical-index-mark-end text:id="IMark66994104"/><text:alphabetical-index-mark-end text:id="IMark66709496"/><text:alphabetical-index-mark-end text:id="IMark68267416"/><text:alphabetical-index-mark-end text:id="IMark65289704"/><text:alphabetical-index-mark-end text:id="IMark67243688"/>. It is up to the user in such a case to <text:alphabetical-index-mark-start text:id="IMark68270888"/><text:alphabetical-index-mark-start text:id="IMark68268552"/><text:alphabetical-index-mark-start text:id="IMark64274856"/><text:alphabetical-index-mark-start text:id="IMark66990216"/><text:alphabetical-index-mark-start text:id="IMark67244440"/>parse<text:alphabetical-index-mark-end text:id="IMark67244440"/><text:alphabetical-index-mark-end text:id="IMark66990216"/><text:alphabetical-index-mark-end text:id="IMark64274856"/><text:alphabetical-index-mark-end text:id="IMark68268552"/><text:alphabetical-index-mark-end text:id="IMark68270888"/> those <text:alphabetical-index-mark-start text:id="IMark64259368"/><text:alphabetical-index-mark-start text:id="IMark64257864"/><text:alphabetical-index-mark-start text:id="IMark64490360"/><text:alphabetical-index-mark-start text:id="IMark60303944"/><text:alphabetical-index-mark-start text:id="IMark67179304"/><text:alphabetical-index-mark-start text:id="IMark63763992"/><text:alphabetical-index-mark-start text:id="IMark65971208"/><text:alphabetical-index-mark-start text:id="IMark66507192"/><text:alphabetical-index-mark-start text:id="IMark64888488"/><text:alphabetical-index-mark-start text:id="IMark66122008"/>result<text:alphabetical-index-mark-end text:id="IMark66122008"/><text:alphabetical-index-mark-end text:id="IMark64888488"/><text:alphabetical-index-mark-end text:id="IMark66507192"/><text:alphabetical-index-mark-end text:id="IMark65971208"/><text:alphabetical-index-mark-end text:id="IMark63763992"/>s<text:alphabetical-index-mark-end text:id="IMark67179304"/><text:alphabetical-index-mark-end text:id="IMark60303944"/><text:alphabetical-index-mark-end text:id="IMark64490360"/><text:alphabetical-index-mark-end text:id="IMark64257864"/><text:alphabetical-index-mark-end text:id="IMark64259368"/> adequately, or to perform separate <text:alphabetical-index-mark-start text:id="IMark66621608"/><text:alphabetical-index-mark-start text:id="IMark66622936"/><text:alphabetical-index-mark-start text:id="IMark66624264"/><text:alphabetical-index-mark-start text:id="IMark64493032"/><text:alphabetical-index-mark-start text:id="IMark64494888"/>call<text:alphabetical-index-mark-end text:id="IMark64494888"/><text:alphabetical-index-mark-end text:id="IMark64493032"/><text:alphabetical-index-mark-end text:id="IMark66624264"/><text:alphabetical-index-mark-end text:id="IMark66622936"/><text:alphabetical-index-mark-end text:id="IMark66621608"/>s to <text:alphabetical-index-mark-start text:id="IMark66889000"/><text:alphabetical-index-mark-start text:id="IMark66889992"/><text:alphabetical-index-mark-start text:id="IMark66891320"/><text:alphabetical-index-mark-start text:id="IMark66892648"/><text:alphabetical-index-mark-start text:id="IMark66893976"/><text:alphabetical-index-mark-start text:id="IMark63389368"/><text:alphabetical-index-mark-start text:id="IMark63390696"/><text:alphabetical-index-mark-start text:id="IMark63392024"/><text:alphabetical-index-mark-start text:id="IMark63393352"/><text:alphabetical-index-mark-start text:id="IMark63394680"/>sql<text:alphabetical-index-mark-end text:id="IMark63394680"/><text:alphabetical-index-mark-end text:id="IMark63393352"/><text:alphabetical-index-mark-end text:id="IMark63392024"/><text:alphabetical-index-mark-end text:id="IMark63390696"/><text:alphabetical-index-mark-end text:id="IMark63389368"/><text:alphabetical-index-mark-end text:id="IMark66893976"/><text:alphabetical-index-mark-end text:id="IMark66892648"/><text:alphabetical-index-mark-end text:id="IMark66891320"/><text:alphabetical-index-mark-end text:id="IMark66889992"/><text:alphabetical-index-mark-end text:id="IMark66889000"/>p doing a <text:alphabetical-index-mark-start text:id="IMark67083048"/><text:alphabetical-index-mark-start text:id="IMark67084312"/><text:alphabetical-index-mark-start text:id="IMark67085640"/><text:alphabetical-index-mark-start text:id="IMark67086968"/><text:alphabetical-index-mark-start text:id="IMark67088296"/><text:alphabetical-index-mark-start text:id="IMark67089624"/><text:alphabetical-index-mark-start text:id="IMark66904520"/><text:alphabetical-index-mark-start text:id="IMark66905848"/><text:alphabetical-index-mark-start text:id="IMark66907176"/><text:alphabetical-index-mark-start text:id="IMark66908504"/>result<text:alphabetical-index-mark-end text:id="IMark66908504"/><text:alphabetical-index-mark-end text:id="IMark66907176"/><text:alphabetical-index-mark-end text:id="IMark66905848"/><text:alphabetical-index-mark-end text:id="IMark66904520"/><text:alphabetical-index-mark-end text:id="IMark67089624"/>s<text:alphabetical-index-mark-end text:id="IMark67088296"/><text:alphabetical-index-mark-end text:id="IMark67086968"/><text:alphabetical-index-mark-end text:id="IMark67085640"/><text:alphabetical-index-mark-end text:id="IMark67084312"/><text:alphabetical-index-mark-end text:id="IMark67083048"/> – producing <text:alphabetical-index-mark-start text:id="IMark63147640"/><text:alphabetical-index-mark-start text:id="IMark63148968"/><text:alphabetical-index-mark-start text:id="IMark63150296"/><text:alphabetical-index-mark-start text:id="IMark63151624"/><text:alphabetical-index-mark-start text:id="IMark63152952"/>query<text:alphabetical-index-mark-end text:id="IMark63152952"/><text:alphabetical-index-mark-end text:id="IMark63151624"/><text:alphabetical-index-mark-end text:id="IMark63150296"/><text:alphabetical-index-mark-end text:id="IMark63148968"/><text:alphabetical-index-mark-end text:id="IMark63147640"/> on each case, and extracting the data from <text:alphabetical-index-mark-start text:id="IMark60380104"/><text:alphabetical-index-mark-start text:id="IMark60381432"/><text:alphabetical-index-mark-start text:id="IMark60382760"/><text:alphabetical-index-mark-start text:id="IMark68193624"/><text:alphabetical-index-mark-start text:id="IMark68194952"/><text:alphabetical-index-mark-start text:id="IMark68196280"/><text:alphabetical-index-mark-start text:id="IMark68197608"/><text:alphabetical-index-mark-start text:id="IMark68198936"/><text:alphabetical-index-mark-start text:id="IMark66356392"/><text:alphabetical-index-mark-start text:id="IMark64844520"/><text:span text:style-name="T17">sql</text:span><text:alphabetical-index-mark-end text:id="IMark64844520"/><text:alphabetical-index-mark-end text:id="IMark66356392"/><text:alphabetical-index-mark-end text:id="IMark68198936"/><text:alphabetical-index-mark-end text:id="IMark68197608"/><text:alphabetical-index-mark-end text:id="IMark68196280"/><text:alphabetical-index-mark-end text:id="IMark68194952"/><text:alphabetical-index-mark-end text:id="IMark68193624"/><text:alphabetical-index-mark-end text:id="IMark60382760"/><text:alphabetical-index-mark-end text:id="IMark60381432"/><text:alphabetical-index-mark-end text:id="IMark60380104"/><text:span text:style-name="T17">p_</text:span><text:alphabetical-index-mark-start text:id="IMark65175736"/><text:alphabetical-index-mark-start text:id="IMark65177064"/><text:alphabetical-index-mark-start text:id="IMark65178392"/><text:alphabetical-index-mark-start text:id="IMark65179720"/><text:alphabetical-index-mark-start text:id="IMark68172584"/><text:alphabetical-index-mark-start text:id="IMark68173912"/><text:alphabetical-index-mark-start text:id="IMark68175240"/><text:alphabetical-index-mark-start text:id="IMark68176568"/><text:alphabetical-index-mark-start text:id="IMark68177896"/><text:alphabetical-index-mark-start text:id="IMark66353432"/><text:span text:style-name="T17">result</text:span><text:alphabetical-index-mark-end text:id="IMark66353432"/><text:alphabetical-index-mark-end text:id="IMark68177896"/><text:alphabetical-index-mark-end text:id="IMark68176568"/><text:alphabetical-index-mark-end text:id="IMark68175240"/><text:alphabetical-index-mark-end text:id="IMark68173912"/><text:span text:style-name="T17">s</text:span><text:alphabetical-index-mark-end text:id="IMark68172584"/><text:alphabetical-index-mark-end text:id="IMark65179720"/><text:alphabetical-index-mark-end text:id="IMark65178392"/><text:alphabetical-index-mark-end text:id="IMark65177064"/><text:alphabetical-index-mark-end text:id="IMark65175736"/><text:alphabetical-index-mark-start text:id="IMark66983464"/><text:alphabetical-index-mark-start text:id="IMark66984792"/><text:alphabetical-index-mark-start text:id="IMark66986120"/><text:alphabetical-index-mark-start text:id="IMark66987448"/><text:alphabetical-index-mark-start text:id="IMark66988776"/><text:span text:style-name="T17">.txt</text:span><text:alphabetical-index-mark-end text:id="IMark66988776"/><text:alphabetical-index-mark-end text:id="IMark66987448"/><text:alphabetical-index-mark-end text:id="IMark66986120"/><text:alphabetical-index-mark-end text:id="IMark66984792"/><text:alphabetical-index-mark-end text:id="IMark66983464"/> on each occasion.</text:p>
      <text:p text:style-name="P24"/>
      <text:p text:style-name="P39">Keep in mind that each time that <text:alphabetical-index-mark-start text:id="IMark68792072"/><text:alphabetical-index-mark-start text:id="IMark68794600"/><text:alphabetical-index-mark-start text:id="IMark68776616"/><text:alphabetical-index-mark-start text:id="IMark68629576"/><text:alphabetical-index-mark-start text:id="IMark65158632"/><text:alphabetical-index-mark-start text:id="IMark68746280"/><text:alphabetical-index-mark-start text:id="IMark67132728"/><text:alphabetical-index-mark-start text:id="IMark65000296"/><text:alphabetical-index-mark-start text:id="IMark63772184"/><text:alphabetical-index-mark-start text:id="IMark68733512"/>sql<text:alphabetical-index-mark-end text:id="IMark68733512"/><text:alphabetical-index-mark-end text:id="IMark63772184"/><text:alphabetical-index-mark-end text:id="IMark65000296"/><text:alphabetical-index-mark-end text:id="IMark67132728"/><text:alphabetical-index-mark-end text:id="IMark68746280"/><text:alphabetical-index-mark-end text:id="IMark65158632"/><text:alphabetical-index-mark-end text:id="IMark68629576"/><text:alphabetical-index-mark-end text:id="IMark68776616"/><text:alphabetical-index-mark-end text:id="IMark68794600"/><text:alphabetical-index-mark-end text:id="IMark68792072"/>c is <text:alphabetical-index-mark-start text:id="IMark64895816"/><text:alphabetical-index-mark-start text:id="IMark66776152"/><text:alphabetical-index-mark-start text:id="IMark68736040"/><text:alphabetical-index-mark-start text:id="IMark68668968"/><text:alphabetical-index-mark-start text:id="IMark68774088"/>call<text:alphabetical-index-mark-end text:id="IMark68774088"/><text:alphabetical-index-mark-end text:id="IMark68668968"/><text:alphabetical-index-mark-end text:id="IMark68736040"/><text:alphabetical-index-mark-end text:id="IMark66776152"/><text:alphabetical-index-mark-end text:id="IMark64895816"/>ed, it <text:alphabetical-index-mark-start text:id="IMark68703176"/><text:alphabetical-index-mark-start text:id="IMark65030120"/><text:alphabetical-index-mark-start text:id="IMark68686424"/><text:alphabetical-index-mark-start text:id="IMark68690568"/><text:alphabetical-index-mark-start text:id="IMark63205384"/>overwrite<text:alphabetical-index-mark-end text:id="IMark63205384"/><text:alphabetical-index-mark-end text:id="IMark68690568"/><text:alphabetical-index-mark-end text:id="IMark68686424"/><text:alphabetical-index-mark-end text:id="IMark65030120"/><text:alphabetical-index-mark-end text:id="IMark68703176"/>s <text:alphabetical-index-mark-start text:id="IMark65030840"/><text:alphabetical-index-mark-start text:id="IMark65279848"/><text:alphabetical-index-mark-start text:id="IMark65671688"/><text:alphabetical-index-mark-start text:id="IMark64545816"/><text:alphabetical-index-mark-start text:id="IMark64833816"/><text:alphabetical-index-mark-start text:id="IMark68539864"/><text:alphabetical-index-mark-start text:id="IMark65533432"/><text:alphabetical-index-mark-start text:id="IMark66766440"/><text:alphabetical-index-mark-start text:id="IMark68372296"/><text:alphabetical-index-mark-start text:id="IMark68751336"/>sql<text:alphabetical-index-mark-end text:id="IMark68751336"/><text:alphabetical-index-mark-end text:id="IMark68372296"/><text:alphabetical-index-mark-end text:id="IMark66766440"/><text:alphabetical-index-mark-end text:id="IMark65533432"/><text:alphabetical-index-mark-end text:id="IMark68539864"/><text:alphabetical-index-mark-end text:id="IMark64833816"/><text:alphabetical-index-mark-end text:id="IMark64545816"/><text:alphabetical-index-mark-end text:id="IMark65671688"/><text:alphabetical-index-mark-end text:id="IMark65279848"/><text:alphabetical-index-mark-end text:id="IMark65030840"/>p_<text:alphabetical-index-mark-start text:id="IMark68748808"/><text:alphabetical-index-mark-start text:id="IMark66000200"/><text:alphabetical-index-mark-start text:id="IMark67009320"/><text:alphabetical-index-mark-start text:id="IMark68713288"/><text:alphabetical-index-mark-start text:id="IMark60326952"/><text:alphabetical-index-mark-start text:id="IMark63221160"/><text:alphabetical-index-mark-start text:id="IMark68267800"/><text:alphabetical-index-mark-start text:id="IMark67249752"/><text:alphabetical-index-mark-start text:id="IMark66520968"/><text:alphabetical-index-mark-start text:id="IMark68797128"/>result<text:alphabetical-index-mark-end text:id="IMark68797128"/><text:alphabetical-index-mark-end text:id="IMark66520968"/><text:alphabetical-index-mark-end text:id="IMark67249752"/><text:alphabetical-index-mark-end text:id="IMark68267800"/><text:alphabetical-index-mark-end text:id="IMark63221160"/>s<text:alphabetical-index-mark-end text:id="IMark60326952"/><text:alphabetical-index-mark-end text:id="IMark68713288"/><text:alphabetical-index-mark-end text:id="IMark67009320"/><text:alphabetical-index-mark-end text:id="IMark66000200"/><text:alphabetical-index-mark-end text:id="IMark68748808"/><text:alphabetical-index-mark-start text:id="IMark68673752"/><text:alphabetical-index-mark-start text:id="IMark68205432"/><text:alphabetical-index-mark-start text:id="IMark63767384"/><text:alphabetical-index-mark-start text:id="IMark67398072"/><text:alphabetical-index-mark-start text:id="IMark65133528"/>.txt<text:alphabetical-index-mark-end text:id="IMark65133528"/><text:alphabetical-index-mark-end text:id="IMark67398072"/><text:alphabetical-index-mark-end text:id="IMark63767384"/><text:alphabetical-index-mark-end text:id="IMark68205432"/><text:alphabetical-index-mark-end text:id="IMark68673752"/>, but on each <text:alphabetical-index-mark-start text:id="IMark66629704"/><text:alphabetical-index-mark-start text:id="IMark68697752"/><text:alphabetical-index-mark-start text:id="IMark68769032"/><text:alphabetical-index-mark-start text:id="IMark66507192"/><text:alphabetical-index-mark-start text:id="IMark67396840"/>call<text:alphabetical-index-mark-end text:id="IMark67396840"/><text:alphabetical-index-mark-end text:id="IMark66507192"/><text:alphabetical-index-mark-end text:id="IMark68769032"/><text:alphabetical-index-mark-end text:id="IMark68697752"/><text:alphabetical-index-mark-end text:id="IMark66629704"/>, if <text:alphabetical-index-mark-start text:id="IMark63380072"/><text:alphabetical-index-mark-start text:id="IMark64342312"/><text:alphabetical-index-mark-start text:id="IMark65614424"/><text:alphabetical-index-mark-start text:id="IMark65693720"/><text:alphabetical-index-mark-start text:id="IMark63296392"/><text:alphabetical-index-mark-start text:id="IMark67130696"/><text:alphabetical-index-mark-start text:id="IMark64802184"/><text:alphabetical-index-mark-start text:id="IMark60368696"/><text:alphabetical-index-mark-start text:id="IMark65639736"/><text:alphabetical-index-mark-start text:id="IMark66808152"/>result<text:alphabetical-index-mark-end text:id="IMark66808152"/><text:alphabetical-index-mark-end text:id="IMark65639736"/><text:alphabetical-index-mark-end text:id="IMark60368696"/><text:alphabetical-index-mark-end text:id="IMark64802184"/><text:alphabetical-index-mark-end text:id="IMark67130696"/>s<text:alphabetical-index-mark-end text:id="IMark63296392"/><text:alphabetical-index-mark-end text:id="IMark65693720"/><text:alphabetical-index-mark-end text:id="IMark65614424"/><text:alphabetical-index-mark-end text:id="IMark64342312"/><text:alphabetical-index-mark-end text:id="IMark63380072"/> are <text:alphabetical-index-mark-start text:id="IMark60372248"/><text:alphabetical-index-mark-start text:id="IMark60369784"/><text:alphabetical-index-mark-start text:id="IMark65914280"/><text:alphabetical-index-mark-start text:id="IMark60335560"/><text:alphabetical-index-mark-start text:id="IMark64786584"/>retrieve<text:alphabetical-index-mark-end text:id="IMark64786584"/><text:alphabetical-index-mark-end text:id="IMark60335560"/><text:alphabetical-index-mark-end text:id="IMark65914280"/><text:alphabetical-index-mark-end text:id="IMark60369784"/><text:alphabetical-index-mark-end text:id="IMark60372248"/>d more than once, <text:alphabetical-index-mark-start text:id="IMark65559352"/><text:alphabetical-index-mark-start text:id="IMark60324984"/><text:alphabetical-index-mark-start text:id="IMark60322648"/><text:alphabetical-index-mark-start text:id="IMark60305864"/><text:alphabetical-index-mark-start text:id="IMark66510280"/>listing<text:alphabetical-index-mark-end text:id="IMark66510280"/><text:alphabetical-index-mark-end text:id="IMark60305864"/><text:alphabetical-index-mark-end text:id="IMark60322648"/><text:alphabetical-index-mark-end text:id="IMark60324984"/><text:alphabetical-index-mark-end text:id="IMark65559352"/>s are <text:alphabetical-index-mark-start text:id="IMark66507944"/><text:alphabetical-index-mark-start text:id="IMark65165032"/><text:alphabetical-index-mark-start text:id="IMark64787752"/><text:alphabetical-index-mark-start text:id="IMark65968952"/><text:alphabetical-index-mark-start text:id="IMark64426648"/>append<text:alphabetical-index-mark-end text:id="IMark64426648"/><text:alphabetical-index-mark-end text:id="IMark65968952"/><text:alphabetical-index-mark-end text:id="IMark64787752"/><text:alphabetical-index-mark-end text:id="IMark65165032"/><text:alphabetical-index-mark-end text:id="IMark66507944"/>ed at the end of <text:alphabetical-index-mark-start text:id="IMark66116712"/><text:alphabetical-index-mark-start text:id="IMark66991432"/><text:alphabetical-index-mark-start text:id="IMark66117464"/><text:alphabetical-index-mark-start text:id="IMark63147256"/><text:alphabetical-index-mark-start text:id="IMark66887864"/><text:alphabetical-index-mark-start text:id="IMark66620472"/><text:alphabetical-index-mark-start text:id="IMark66127464"/><text:alphabetical-index-mark-start text:id="IMark66121624"/><text:alphabetical-index-mark-start text:id="IMark63256440"/><text:alphabetical-index-mark-start text:id="IMark65172344"/>sql<text:alphabetical-index-mark-end text:id="IMark65172344"/><text:alphabetical-index-mark-end text:id="IMark63256440"/><text:alphabetical-index-mark-end text:id="IMark66121624"/><text:alphabetical-index-mark-end text:id="IMark66127464"/><text:alphabetical-index-mark-end text:id="IMark66620472"/><text:alphabetical-index-mark-end text:id="IMark66887864"/><text:alphabetical-index-mark-end text:id="IMark63147256"/><text:alphabetical-index-mark-end text:id="IMark66117464"/><text:alphabetical-index-mark-end text:id="IMark66991432"/><text:alphabetical-index-mark-end text:id="IMark66116712"/>p_<text:alphabetical-index-mark-start text:id="IMark64846968"/><text:alphabetical-index-mark-start text:id="IMark68295448"/><text:alphabetical-index-mark-start text:id="IMark63390312"/><text:alphabetical-index-mark-start text:id="IMark68194568"/><text:alphabetical-index-mark-start text:id="IMark64495112"/><text:alphabetical-index-mark-start text:id="IMark68095192"/><text:alphabetical-index-mark-start text:id="IMark65854056"/><text:alphabetical-index-mark-start text:id="IMark64769304"/><text:alphabetical-index-mark-start text:id="IMark64770632"/><text:alphabetical-index-mark-start text:id="IMark64771960"/>result<text:alphabetical-index-mark-end text:id="IMark64771960"/><text:alphabetical-index-mark-end text:id="IMark64770632"/><text:alphabetical-index-mark-end text:id="IMark64769304"/><text:alphabetical-index-mark-end text:id="IMark65854056"/><text:alphabetical-index-mark-end text:id="IMark68095192"/>s<text:alphabetical-index-mark-end text:id="IMark64495112"/><text:alphabetical-index-mark-end text:id="IMark68194568"/><text:alphabetical-index-mark-end text:id="IMark63390312"/><text:alphabetical-index-mark-end text:id="IMark68295448"/><text:alphabetical-index-mark-end text:id="IMark64846968"/><text:alphabetical-index-mark-start text:id="IMark66431128"/><text:alphabetical-index-mark-start text:id="IMark66432456"/><text:alphabetical-index-mark-start text:id="IMark66433784"/><text:alphabetical-index-mark-start text:id="IMark65858856"/><text:alphabetical-index-mark-start text:id="IMark65860184"/>.txt<text:alphabetical-index-mark-end text:id="IMark65860184"/><text:alphabetical-index-mark-end text:id="IMark65858856"/><text:alphabetical-index-mark-end text:id="IMark66433784"/><text:alphabetical-index-mark-end text:id="IMark66432456"/><text:alphabetical-index-mark-end text:id="IMark66431128"/>, thus:</text:p>
      <text:p text:style-name="P39"><text:soft-page-break/></text:p>
      <text:p text:style-name="P39"><text:span text:style-name="T8">2.3.2.1.</text:span> <text:alphabetical-index-mark-start text:id="IMark65614424"/><text:alphabetical-index-mark-start text:id="IMark65693720"/><text:alphabetical-index-mark-start text:id="IMark63296392"/><text:alphabetical-index-mark-start text:id="IMark67130696"/><text:alphabetical-index-mark-start text:id="IMark64802184"/><text:alphabetical-index-mark-start text:id="IMark60368696"/><text:alphabetical-index-mark-start text:id="IMark66629704"/><text:alphabetical-index-mark-start text:id="IMark68697752"/><text:alphabetical-index-mark-start text:id="IMark68769032"/><text:alphabetical-index-mark-start text:id="IMark66507192"/>sql<text:alphabetical-index-mark-end text:id="IMark66507192"/><text:alphabetical-index-mark-end text:id="IMark68769032"/><text:alphabetical-index-mark-end text:id="IMark68697752"/><text:alphabetical-index-mark-end text:id="IMark66629704"/><text:alphabetical-index-mark-end text:id="IMark60368696"/><text:alphabetical-index-mark-end text:id="IMark64802184"/><text:alphabetical-index-mark-end text:id="IMark67130696"/><text:alphabetical-index-mark-end text:id="IMark63296392"/><text:alphabetical-index-mark-end text:id="IMark65693720"/><text:alphabetical-index-mark-end text:id="IMark65614424"/>p_<text:alphabetical-index-mark-start text:id="IMark67396840"/><text:alphabetical-index-mark-start text:id="IMark68673752"/><text:alphabetical-index-mark-start text:id="IMark68205432"/><text:alphabetical-index-mark-start text:id="IMark63767384"/><text:alphabetical-index-mark-start text:id="IMark67398072"/><text:alphabetical-index-mark-start text:id="IMark65133528"/><text:alphabetical-index-mark-start text:id="IMark68748808"/><text:alphabetical-index-mark-start text:id="IMark66000200"/><text:alphabetical-index-mark-start text:id="IMark67009320"/><text:alphabetical-index-mark-start text:id="IMark68713288"/>result<text:alphabetical-index-mark-end text:id="IMark68713288"/><text:alphabetical-index-mark-end text:id="IMark67009320"/><text:alphabetical-index-mark-end text:id="IMark66000200"/><text:alphabetical-index-mark-end text:id="IMark68748808"/><text:alphabetical-index-mark-end text:id="IMark65133528"/>s<text:alphabetical-index-mark-end text:id="IMark67398072"/><text:alphabetical-index-mark-end text:id="IMark63767384"/><text:alphabetical-index-mark-end text:id="IMark68205432"/><text:alphabetical-index-mark-end text:id="IMark68673752"/><text:alphabetical-index-mark-end text:id="IMark67396840"/><text:alphabetical-index-mark-start text:id="IMark60326952"/><text:alphabetical-index-mark-start text:id="IMark63221160"/><text:alphabetical-index-mark-start text:id="IMark68267800"/><text:alphabetical-index-mark-start text:id="IMark67249752"/><text:alphabetical-index-mark-start text:id="IMark66520968"/>.txt<text:alphabetical-index-mark-end text:id="IMark66520968"/><text:alphabetical-index-mark-end text:id="IMark67249752"/><text:alphabetical-index-mark-end text:id="IMark68267800"/><text:alphabetical-index-mark-end text:id="IMark63221160"/><text:alphabetical-index-mark-end text:id="IMark60326952"/> with one <text:alphabetical-index-mark-start text:id="IMark68797128"/><text:alphabetical-index-mark-start text:id="IMark65030840"/><text:alphabetical-index-mark-start text:id="IMark65279848"/><text:alphabetical-index-mark-start text:id="IMark65671688"/><text:alphabetical-index-mark-start text:id="IMark64545816"/>listing<text:alphabetical-index-mark-end text:id="IMark64545816"/><text:alphabetical-index-mark-end text:id="IMark65671688"/><text:alphabetical-index-mark-end text:id="IMark65279848"/><text:alphabetical-index-mark-end text:id="IMark65030840"/><text:alphabetical-index-mark-end text:id="IMark68797128"/></text:p>
      <text:p text:style-name="P39"/>
      <text:p text:style-name="P26"><text:span text:style-name="T17">./</text:span><text:alphabetical-index-mark-start text:id="IMark68372296"/><text:alphabetical-index-mark-start text:id="IMark68751336"/><text:alphabetical-index-mark-start text:id="IMark68703176"/><text:alphabetical-index-mark-start text:id="IMark65030120"/><text:alphabetical-index-mark-start text:id="IMark68686424"/><text:alphabetical-index-mark-start text:id="IMark68690568"/><text:alphabetical-index-mark-start text:id="IMark63205384"/><text:alphabetical-index-mark-start text:id="IMark64895816"/><text:alphabetical-index-mark-start text:id="IMark66776152"/><text:alphabetical-index-mark-start text:id="IMark68736040"/><text:span text:style-name="T21">sql</text:span><text:alphabetical-index-mark-end text:id="IMark68736040"/><text:alphabetical-index-mark-end text:id="IMark66776152"/><text:alphabetical-index-mark-end text:id="IMark64895816"/><text:alphabetical-index-mark-end text:id="IMark63205384"/><text:alphabetical-index-mark-end text:id="IMark68690568"/><text:alphabetical-index-mark-end text:id="IMark68686424"/><text:alphabetical-index-mark-end text:id="IMark65030120"/><text:alphabetical-index-mark-end text:id="IMark68703176"/><text:alphabetical-index-mark-end text:id="IMark68751336"/><text:alphabetical-index-mark-end text:id="IMark68372296"/><text:span text:style-name="T21">c </text:span><text:alphabetical-index-mark-start text:id="IMark68668968"/><text:alphabetical-index-mark-start text:id="IMark68774088"/><text:alphabetical-index-mark-start text:id="IMark68792072"/><text:alphabetical-index-mark-start text:id="IMark68794600"/><text:alphabetical-index-mark-start text:id="IMark68776616"/><text:span text:style-name="T21">your_</text:span><text:alphabetical-index-mark-start text:id="IMark68629576"/><text:alphabetical-index-mark-start text:id="IMark65158632"/><text:alphabetical-index-mark-start text:id="IMark68746280"/><text:alphabetical-index-mark-start text:id="IMark67132728"/><text:alphabetical-index-mark-start text:id="IMark65000296"/><text:span text:style-name="T21">database</text:span><text:alphabetical-index-mark-end text:id="IMark65000296"/><text:alphabetical-index-mark-end text:id="IMark67132728"/><text:alphabetical-index-mark-end text:id="IMark68746280"/><text:alphabetical-index-mark-end text:id="IMark65158632"/><text:alphabetical-index-mark-end text:id="IMark68629576"/><text:alphabetical-index-mark-end text:id="IMark68776616"/><text:alphabetical-index-mark-end text:id="IMark68794600"/><text:alphabetical-index-mark-end text:id="IMark68792072"/><text:alphabetical-index-mark-end text:id="IMark68774088"/><text:alphabetical-index-mark-end text:id="IMark68668968"/><text:span text:style-name="T21"> </text:span><text:span text:style-name="T17">“</text:span><text:alphabetical-index-mark-start text:id="IMark63772184"/><text:alphabetical-index-mark-start text:id="IMark68733512"/><text:alphabetical-index-mark-start text:id="IMark64342312"/><text:alphabetical-index-mark-start text:id="IMark63380072"/><text:alphabetical-index-mark-start text:id="IMark64833816"/><text:span text:style-name="T17">SELECT</text:span><text:alphabetical-index-mark-end text:id="IMark64833816"/><text:alphabetical-index-mark-end text:id="IMark63380072"/><text:alphabetical-index-mark-end text:id="IMark64342312"/><text:alphabetical-index-mark-end text:id="IMark68733512"/><text:alphabetical-index-mark-end text:id="IMark63772184"/><text:span text:style-name="T17"> * FROM </text:span><text:alphabetical-index-mark-start text:id="IMark65030840"/><text:alphabetical-index-mark-start text:id="IMark68797128"/><text:alphabetical-index-mark-start text:id="IMark65279848"/><text:alphabetical-index-mark-start text:id="IMark65671688"/><text:alphabetical-index-mark-start text:id="IMark64545816"/><text:span text:style-name="T17">your_</text:span><text:alphabetical-index-mark-start text:id="IMark60326952"/><text:alphabetical-index-mark-start text:id="IMark63221160"/><text:alphabetical-index-mark-start text:id="IMark68267800"/><text:alphabetical-index-mark-start text:id="IMark67249752"/><text:alphabetical-index-mark-start text:id="IMark66520968"/><text:span text:style-name="T17">table</text:span><text:alphabetical-index-mark-end text:id="IMark66520968"/><text:alphabetical-index-mark-end text:id="IMark67249752"/><text:alphabetical-index-mark-end text:id="IMark68267800"/><text:alphabetical-index-mark-end text:id="IMark63221160"/><text:alphabetical-index-mark-end text:id="IMark60326952"/><text:alphabetical-index-mark-end text:id="IMark64545816"/><text:alphabetical-index-mark-end text:id="IMark65671688"/><text:alphabetical-index-mark-end text:id="IMark65279848"/><text:alphabetical-index-mark-end text:id="IMark68797128"/><text:alphabetical-index-mark-end text:id="IMark65030840"/><text:span text:style-name="T17">_1;”</text:span></text:p>
      <text:p text:style-name="P56"/>
      <text:p text:style-name="P61">will <text:alphabetical-index-mark-start text:id="IMark66629704"/><text:alphabetical-index-mark-start text:id="IMark68697752"/><text:alphabetical-index-mark-start text:id="IMark68769032"/><text:alphabetical-index-mark-start text:id="IMark66507192"/><text:alphabetical-index-mark-start text:id="IMark68539864"/>overwrite<text:alphabetical-index-mark-end text:id="IMark68539864"/><text:alphabetical-index-mark-end text:id="IMark66507192"/><text:alphabetical-index-mark-end text:id="IMark68769032"/><text:alphabetical-index-mark-end text:id="IMark68697752"/><text:alphabetical-index-mark-end text:id="IMark66629704"/> any existing <text:alphabetical-index-mark-start text:id="IMark66766440"/><text:alphabetical-index-mark-start text:id="IMark65533432"/><text:alphabetical-index-mark-start text:id="IMark66743192"/><text:alphabetical-index-mark-start text:id="IMark67641928"/><text:alphabetical-index-mark-start text:id="IMark67396840"/>instance<text:alphabetical-index-mark-end text:id="IMark67396840"/><text:alphabetical-index-mark-end text:id="IMark67641928"/><text:alphabetical-index-mark-end text:id="IMark66743192"/><text:alphabetical-index-mark-end text:id="IMark65533432"/><text:alphabetical-index-mark-end text:id="IMark66766440"/> of <text:alphabetical-index-mark-start text:id="IMark68673752"/><text:alphabetical-index-mark-start text:id="IMark68372296"/><text:alphabetical-index-mark-start text:id="IMark68751336"/><text:alphabetical-index-mark-start text:id="IMark68703176"/><text:alphabetical-index-mark-start text:id="IMark65030120"/><text:alphabetical-index-mark-start text:id="IMark68686424"/><text:alphabetical-index-mark-start text:id="IMark68690568"/><text:alphabetical-index-mark-start text:id="IMark63205384"/><text:alphabetical-index-mark-start text:id="IMark64895816"/><text:alphabetical-index-mark-start text:id="IMark66776152"/>sql<text:alphabetical-index-mark-end text:id="IMark66776152"/><text:alphabetical-index-mark-end text:id="IMark64895816"/><text:alphabetical-index-mark-end text:id="IMark63205384"/><text:alphabetical-index-mark-end text:id="IMark68690568"/><text:alphabetical-index-mark-end text:id="IMark68686424"/><text:alphabetical-index-mark-end text:id="IMark65030120"/><text:alphabetical-index-mark-end text:id="IMark68703176"/><text:alphabetical-index-mark-end text:id="IMark68751336"/><text:alphabetical-index-mark-end text:id="IMark68372296"/><text:alphabetical-index-mark-end text:id="IMark68673752"/>p_<text:alphabetical-index-mark-start text:id="IMark68736040"/><text:alphabetical-index-mark-start text:id="IMark68205432"/><text:alphabetical-index-mark-start text:id="IMark63767384"/><text:alphabetical-index-mark-start text:id="IMark67398072"/><text:alphabetical-index-mark-start text:id="IMark68668968"/><text:alphabetical-index-mark-start text:id="IMark68774088"/><text:alphabetical-index-mark-start text:id="IMark68792072"/><text:alphabetical-index-mark-start text:id="IMark68794600"/><text:alphabetical-index-mark-start text:id="IMark68776616"/><text:alphabetical-index-mark-start text:id="IMark68629576"/>result<text:alphabetical-index-mark-end text:id="IMark68629576"/><text:alphabetical-index-mark-end text:id="IMark68776616"/><text:alphabetical-index-mark-end text:id="IMark68794600"/><text:alphabetical-index-mark-end text:id="IMark68792072"/><text:alphabetical-index-mark-end text:id="IMark68774088"/>s<text:alphabetical-index-mark-end text:id="IMark68668968"/><text:alphabetical-index-mark-end text:id="IMark67398072"/><text:alphabetical-index-mark-end text:id="IMark63767384"/><text:alphabetical-index-mark-end text:id="IMark68205432"/><text:alphabetical-index-mark-end text:id="IMark68736040"/><text:alphabetical-index-mark-start text:id="IMark65158632"/><text:alphabetical-index-mark-start text:id="IMark68746280"/><text:alphabetical-index-mark-start text:id="IMark67132728"/><text:alphabetical-index-mark-start text:id="IMark65000296"/><text:alphabetical-index-mark-start text:id="IMark65133528"/>.txt<text:alphabetical-index-mark-end text:id="IMark65133528"/><text:alphabetical-index-mark-end text:id="IMark65000296"/><text:alphabetical-index-mark-end text:id="IMark67132728"/><text:alphabetical-index-mark-end text:id="IMark68746280"/><text:alphabetical-index-mark-end text:id="IMark65158632"/> in the working <text:alphabetical-index-mark-start text:id="IMark68748808"/><text:alphabetical-index-mark-start text:id="IMark66000200"/><text:alphabetical-index-mark-start text:id="IMark63772184"/><text:alphabetical-index-mark-start text:id="IMark68733512"/><text:alphabetical-index-mark-start text:id="IMark64342312"/>folder<text:alphabetical-index-mark-end text:id="IMark64342312"/><text:alphabetical-index-mark-end text:id="IMark68733512"/><text:alphabetical-index-mark-end text:id="IMark63772184"/><text:alphabetical-index-mark-end text:id="IMark66000200"/><text:alphabetical-index-mark-end text:id="IMark68748808"/> and fill it with the contents of the <text:alphabetical-index-mark-start text:id="IMark63380072"/><text:alphabetical-index-mark-start text:id="IMark64833816"/><text:alphabetical-index-mark-start text:id="IMark67009320"/><text:alphabetical-index-mark-start text:id="IMark68713288"/><text:alphabetical-index-mark-start text:id="IMark65614424"/>SELECT<text:alphabetical-index-mark-end text:id="IMark65614424"/><text:alphabetical-index-mark-end text:id="IMark68713288"/><text:alphabetical-index-mark-end text:id="IMark67009320"/><text:alphabetical-index-mark-end text:id="IMark64833816"/><text:alphabetical-index-mark-end text:id="IMark63380072"/> <text:alphabetical-index-mark-start text:id="IMark65030840"/><text:alphabetical-index-mark-start text:id="IMark68797128"/><text:alphabetical-index-mark-start text:id="IMark65279848"/><text:alphabetical-index-mark-start text:id="IMark65671688"/><text:alphabetical-index-mark-start text:id="IMark64545816"/>operation<text:alphabetical-index-mark-end text:id="IMark64545816"/><text:alphabetical-index-mark-end text:id="IMark65671688"/><text:alphabetical-index-mark-end text:id="IMark65279848"/><text:alphabetical-index-mark-end text:id="IMark68797128"/><text:alphabetical-index-mark-end text:id="IMark65030840"/> described above.</text:p>
      <text:p text:style-name="P61"/>
      <text:p text:style-name="P61"/>
      <text:p text:style-name="P39"><text:span text:style-name="T8">2.3.2.2.</text:span> <text:alphabetical-index-mark-start text:id="IMark65693720"/><text:alphabetical-index-mark-start text:id="IMark67130696"/><text:alphabetical-index-mark-start text:id="IMark63296392"/><text:alphabetical-index-mark-start text:id="IMark60368696"/><text:alphabetical-index-mark-start text:id="IMark64802184"/><text:alphabetical-index-mark-start text:id="IMark66958728"/><text:alphabetical-index-mark-start text:id="IMark68797128"/><text:alphabetical-index-mark-start text:id="IMark65030840"/><text:alphabetical-index-mark-start text:id="IMark65279848"/><text:alphabetical-index-mark-start text:id="IMark65671688"/>sql<text:alphabetical-index-mark-end text:id="IMark65671688"/><text:alphabetical-index-mark-end text:id="IMark65279848"/><text:alphabetical-index-mark-end text:id="IMark65030840"/><text:alphabetical-index-mark-end text:id="IMark68797128"/><text:alphabetical-index-mark-end text:id="IMark66958728"/><text:alphabetical-index-mark-end text:id="IMark64802184"/><text:alphabetical-index-mark-end text:id="IMark60368696"/><text:alphabetical-index-mark-end text:id="IMark63296392"/><text:alphabetical-index-mark-end text:id="IMark67130696"/><text:alphabetical-index-mark-end text:id="IMark65693720"/>p_<text:alphabetical-index-mark-start text:id="IMark64545816"/><text:alphabetical-index-mark-start text:id="IMark63380072"/><text:alphabetical-index-mark-start text:id="IMark64833816"/><text:alphabetical-index-mark-start text:id="IMark67009320"/><text:alphabetical-index-mark-start text:id="IMark68713288"/><text:alphabetical-index-mark-start text:id="IMark65614424"/><text:alphabetical-index-mark-start text:id="IMark68748808"/><text:alphabetical-index-mark-start text:id="IMark66000200"/><text:alphabetical-index-mark-start text:id="IMark63772184"/><text:alphabetical-index-mark-start text:id="IMark68733512"/>result<text:alphabetical-index-mark-end text:id="IMark68733512"/><text:alphabetical-index-mark-end text:id="IMark63772184"/><text:alphabetical-index-mark-end text:id="IMark66000200"/><text:alphabetical-index-mark-end text:id="IMark68748808"/><text:alphabetical-index-mark-end text:id="IMark65614424"/>s<text:alphabetical-index-mark-end text:id="IMark68713288"/><text:alphabetical-index-mark-end text:id="IMark67009320"/><text:alphabetical-index-mark-end text:id="IMark64833816"/><text:alphabetical-index-mark-end text:id="IMark63380072"/><text:alphabetical-index-mark-end text:id="IMark64545816"/><text:alphabetical-index-mark-start text:id="IMark64342312"/><text:alphabetical-index-mark-start text:id="IMark65158632"/><text:alphabetical-index-mark-start text:id="IMark68746280"/><text:alphabetical-index-mark-start text:id="IMark67132728"/><text:alphabetical-index-mark-start text:id="IMark65000296"/>.txt<text:alphabetical-index-mark-end text:id="IMark65000296"/><text:alphabetical-index-mark-end text:id="IMark67132728"/><text:alphabetical-index-mark-end text:id="IMark68746280"/><text:alphabetical-index-mark-end text:id="IMark65158632"/><text:alphabetical-index-mark-end text:id="IMark64342312"/> with two or more <text:alphabetical-index-mark-start text:id="IMark65133528"/><text:alphabetical-index-mark-start text:id="IMark68736040"/><text:alphabetical-index-mark-start text:id="IMark68205432"/><text:alphabetical-index-mark-start text:id="IMark63767384"/><text:alphabetical-index-mark-start text:id="IMark67398072"/>listing<text:alphabetical-index-mark-end text:id="IMark67398072"/><text:alphabetical-index-mark-end text:id="IMark63767384"/><text:alphabetical-index-mark-end text:id="IMark68205432"/><text:alphabetical-index-mark-end text:id="IMark68736040"/><text:alphabetical-index-mark-end text:id="IMark65133528"/>s</text:p>
      <text:p text:style-name="P39"/>
      <text:p text:style-name="P26"><text:span text:style-name="T17">./</text:span><text:alphabetical-index-mark-start text:id="IMark68776616"/><text:alphabetical-index-mark-start text:id="IMark68629576"/><text:alphabetical-index-mark-start text:id="IMark68673752"/><text:alphabetical-index-mark-start text:id="IMark68372296"/><text:alphabetical-index-mark-start text:id="IMark68751336"/><text:alphabetical-index-mark-start text:id="IMark68703176"/><text:alphabetical-index-mark-start text:id="IMark65030120"/><text:alphabetical-index-mark-start text:id="IMark68686424"/><text:alphabetical-index-mark-start text:id="IMark68690568"/><text:alphabetical-index-mark-start text:id="IMark63205384"/><text:span text:style-name="T21">sql</text:span><text:alphabetical-index-mark-end text:id="IMark63205384"/><text:alphabetical-index-mark-end text:id="IMark68690568"/><text:alphabetical-index-mark-end text:id="IMark68686424"/><text:alphabetical-index-mark-end text:id="IMark65030120"/><text:alphabetical-index-mark-end text:id="IMark68703176"/><text:alphabetical-index-mark-end text:id="IMark68751336"/><text:alphabetical-index-mark-end text:id="IMark68372296"/><text:alphabetical-index-mark-end text:id="IMark68673752"/><text:alphabetical-index-mark-end text:id="IMark68629576"/><text:alphabetical-index-mark-end text:id="IMark68776616"/><text:span text:style-name="T21">c </text:span><text:alphabetical-index-mark-start text:id="IMark64895816"/><text:alphabetical-index-mark-start text:id="IMark66776152"/><text:alphabetical-index-mark-start text:id="IMark66766440"/><text:alphabetical-index-mark-start text:id="IMark65533432"/><text:alphabetical-index-mark-start text:id="IMark66743192"/><text:span text:style-name="T21">your_</text:span><text:alphabetical-index-mark-start text:id="IMark67641928"/><text:alphabetical-index-mark-start text:id="IMark67396840"/><text:alphabetical-index-mark-start text:id="IMark66629704"/><text:alphabetical-index-mark-start text:id="IMark68697752"/><text:alphabetical-index-mark-start text:id="IMark68769032"/><text:span text:style-name="T21">database</text:span><text:alphabetical-index-mark-end text:id="IMark68769032"/><text:alphabetical-index-mark-end text:id="IMark68697752"/><text:alphabetical-index-mark-end text:id="IMark66629704"/><text:alphabetical-index-mark-end text:id="IMark67396840"/><text:alphabetical-index-mark-end text:id="IMark67641928"/><text:alphabetical-index-mark-end text:id="IMark66743192"/><text:alphabetical-index-mark-end text:id="IMark65533432"/><text:alphabetical-index-mark-end text:id="IMark66766440"/><text:alphabetical-index-mark-end text:id="IMark66776152"/><text:alphabetical-index-mark-end text:id="IMark64895816"/><text:span text:style-name="T21"> </text:span><text:span text:style-name="T17">“</text:span><text:alphabetical-index-mark-start text:id="IMark66507192"/><text:alphabetical-index-mark-start text:id="IMark68539864"/><text:alphabetical-index-mark-start text:id="IMark60326952"/><text:alphabetical-index-mark-start text:id="IMark68267800"/><text:alphabetical-index-mark-start text:id="IMark63221160"/><text:span text:style-name="T17">SELECT</text:span><text:alphabetical-index-mark-end text:id="IMark63221160"/><text:alphabetical-index-mark-end text:id="IMark68267800"/><text:alphabetical-index-mark-end text:id="IMark60326952"/><text:alphabetical-index-mark-end text:id="IMark68539864"/><text:alphabetical-index-mark-end text:id="IMark66507192"/><text:span text:style-name="T17"> * FROM </text:span><text:alphabetical-index-mark-start text:id="IMark66520968"/><text:alphabetical-index-mark-start text:id="IMark67249752"/><text:alphabetical-index-mark-start text:id="IMark68668968"/><text:alphabetical-index-mark-start text:id="IMark68736040"/><text:alphabetical-index-mark-start text:id="IMark65133528"/><text:span text:style-name="T17">your_</text:span><text:alphabetical-index-mark-start text:id="IMark68205432"/><text:alphabetical-index-mark-start text:id="IMark63767384"/><text:alphabetical-index-mark-start text:id="IMark67398072"/><text:alphabetical-index-mark-start text:id="IMark64342312"/><text:alphabetical-index-mark-start text:id="IMark65158632"/><text:span text:style-name="T17">table</text:span><text:alphabetical-index-mark-end text:id="IMark65158632"/><text:alphabetical-index-mark-end text:id="IMark64342312"/><text:alphabetical-index-mark-end text:id="IMark67398072"/><text:alphabetical-index-mark-end text:id="IMark63767384"/><text:alphabetical-index-mark-end text:id="IMark68205432"/><text:alphabetical-index-mark-end text:id="IMark65133528"/><text:alphabetical-index-mark-end text:id="IMark68736040"/><text:alphabetical-index-mark-end text:id="IMark68668968"/><text:alphabetical-index-mark-end text:id="IMark67249752"/><text:alphabetical-index-mark-end text:id="IMark66520968"/><text:span text:style-name="T17">_1; </text:span><text:alphabetical-index-mark-start text:id="IMark68746280"/><text:alphabetical-index-mark-start text:id="IMark67132728"/><text:alphabetical-index-mark-start text:id="IMark65000296"/><text:alphabetical-index-mark-start text:id="IMark64545816"/><text:alphabetical-index-mark-start text:id="IMark63380072"/><text:span text:style-name="T17">SELECT</text:span><text:alphabetical-index-mark-end text:id="IMark63380072"/><text:alphabetical-index-mark-end text:id="IMark64545816"/><text:alphabetical-index-mark-end text:id="IMark65000296"/><text:alphabetical-index-mark-end text:id="IMark67132728"/><text:alphabetical-index-mark-end text:id="IMark68746280"/><text:span text:style-name="T17"> * FROM </text:span><text:alphabetical-index-mark-start text:id="IMark64833816"/><text:alphabetical-index-mark-start text:id="IMark67009320"/><text:alphabetical-index-mark-start text:id="IMark68713288"/><text:alphabetical-index-mark-start text:id="IMark65614424"/><text:alphabetical-index-mark-start text:id="IMark68748808"/><text:span text:style-name="T17">your_</text:span><text:alphabetical-index-mark-start text:id="IMark66000200"/><text:alphabetical-index-mark-start text:id="IMark63772184"/><text:alphabetical-index-mark-start text:id="IMark68733512"/><text:alphabetical-index-mark-start text:id="IMark65693720"/><text:alphabetical-index-mark-start text:id="IMark67130696"/><text:span text:style-name="T17">table</text:span><text:alphabetical-index-mark-end text:id="IMark67130696"/><text:alphabetical-index-mark-end text:id="IMark65693720"/><text:alphabetical-index-mark-end text:id="IMark68733512"/><text:alphabetical-index-mark-end text:id="IMark63772184"/><text:alphabetical-index-mark-end text:id="IMark66000200"/><text:alphabetical-index-mark-end text:id="IMark68748808"/><text:alphabetical-index-mark-end text:id="IMark65614424"/><text:alphabetical-index-mark-end text:id="IMark68713288"/><text:alphabetical-index-mark-end text:id="IMark67009320"/><text:alphabetical-index-mark-end text:id="IMark64833816"/><text:span text:style-name="T17">_</text:span><text:span text:style-name="T22">2</text:span><text:span text:style-name="T17">;”</text:span></text:p>
      <text:p text:style-name="P56"/>
      <text:p text:style-name="P61">Will also <text:alphabetical-index-mark-start text:id="IMark63205384"/><text:alphabetical-index-mark-start text:id="IMark64802184"/><text:alphabetical-index-mark-start text:id="IMark66958728"/><text:alphabetical-index-mark-start text:id="IMark68797128"/><text:alphabetical-index-mark-start text:id="IMark64895816"/>overwrite<text:alphabetical-index-mark-end text:id="IMark64895816"/><text:alphabetical-index-mark-end text:id="IMark68797128"/><text:alphabetical-index-mark-end text:id="IMark66958728"/><text:alphabetical-index-mark-end text:id="IMark64802184"/><text:alphabetical-index-mark-end text:id="IMark63205384"/> any existing <text:alphabetical-index-mark-start text:id="IMark66776152"/><text:alphabetical-index-mark-start text:id="IMark66766440"/><text:alphabetical-index-mark-start text:id="IMark65533432"/><text:alphabetical-index-mark-start text:id="IMark66743192"/><text:alphabetical-index-mark-start text:id="IMark67641928"/>instance<text:alphabetical-index-mark-end text:id="IMark67641928"/><text:alphabetical-index-mark-end text:id="IMark66743192"/><text:alphabetical-index-mark-end text:id="IMark65533432"/><text:alphabetical-index-mark-end text:id="IMark66766440"/><text:alphabetical-index-mark-end text:id="IMark66776152"/> of <text:alphabetical-index-mark-start text:id="IMark67396840"/><text:alphabetical-index-mark-start text:id="IMark66629704"/><text:alphabetical-index-mark-start text:id="IMark68697752"/><text:alphabetical-index-mark-start text:id="IMark68769032"/><text:alphabetical-index-mark-start text:id="IMark65030840"/><text:alphabetical-index-mark-start text:id="IMark65279848"/><text:alphabetical-index-mark-start text:id="IMark65671688"/><text:alphabetical-index-mark-start text:id="IMark66507192"/><text:alphabetical-index-mark-start text:id="IMark68539864"/><text:alphabetical-index-mark-start text:id="IMark60326952"/>sql<text:alphabetical-index-mark-end text:id="IMark60326952"/><text:alphabetical-index-mark-end text:id="IMark68539864"/><text:alphabetical-index-mark-end text:id="IMark66507192"/><text:alphabetical-index-mark-end text:id="IMark65671688"/><text:alphabetical-index-mark-end text:id="IMark65279848"/><text:alphabetical-index-mark-end text:id="IMark65030840"/><text:alphabetical-index-mark-end text:id="IMark68769032"/><text:alphabetical-index-mark-end text:id="IMark68697752"/><text:alphabetical-index-mark-end text:id="IMark66629704"/><text:alphabetical-index-mark-end text:id="IMark67396840"/>p_<text:alphabetical-index-mark-start text:id="IMark68267800"/><text:alphabetical-index-mark-start text:id="IMark63221160"/><text:alphabetical-index-mark-start text:id="IMark68774088"/><text:alphabetical-index-mark-start text:id="IMark68794600"/><text:alphabetical-index-mark-start text:id="IMark68792072"/><text:alphabetical-index-mark-start text:id="IMark66520968"/><text:alphabetical-index-mark-start text:id="IMark67249752"/><text:alphabetical-index-mark-start text:id="IMark68668968"/><text:alphabetical-index-mark-start text:id="IMark68736040"/><text:alphabetical-index-mark-start text:id="IMark65133528"/>result<text:alphabetical-index-mark-end text:id="IMark65133528"/><text:alphabetical-index-mark-end text:id="IMark68736040"/><text:alphabetical-index-mark-end text:id="IMark68668968"/><text:alphabetical-index-mark-end text:id="IMark67249752"/><text:alphabetical-index-mark-end text:id="IMark66520968"/>s<text:alphabetical-index-mark-end text:id="IMark68792072"/><text:alphabetical-index-mark-end text:id="IMark68794600"/><text:alphabetical-index-mark-end text:id="IMark68774088"/><text:alphabetical-index-mark-end text:id="IMark63221160"/><text:alphabetical-index-mark-end text:id="IMark68267800"/><text:alphabetical-index-mark-start text:id="IMark68205432"/><text:alphabetical-index-mark-start text:id="IMark63767384"/><text:alphabetical-index-mark-start text:id="IMark67398072"/><text:alphabetical-index-mark-start text:id="IMark64342312"/><text:alphabetical-index-mark-start text:id="IMark65158632"/>.txt<text:alphabetical-index-mark-end text:id="IMark65158632"/><text:alphabetical-index-mark-end text:id="IMark64342312"/><text:alphabetical-index-mark-end text:id="IMark67398072"/><text:alphabetical-index-mark-end text:id="IMark63767384"/><text:alphabetical-index-mark-end text:id="IMark68205432"/> and will fill it with the <text:alphabetical-index-mark-start text:id="IMark66807400"/><text:alphabetical-index-mark-start text:id="IMark63296392"/><text:alphabetical-index-mark-start text:id="IMark68746280"/><text:alphabetical-index-mark-start text:id="IMark67132728"/><text:alphabetical-index-mark-start text:id="IMark65000296"/><text:alphabetical-index-mark-start text:id="IMark64545816"/><text:alphabetical-index-mark-start text:id="IMark63380072"/><text:alphabetical-index-mark-start text:id="IMark60368696"/><text:alphabetical-index-mark-start text:id="IMark68776616"/><text:alphabetical-index-mark-start text:id="IMark68629576"/>result<text:alphabetical-index-mark-end text:id="IMark68629576"/><text:alphabetical-index-mark-end text:id="IMark68776616"/><text:alphabetical-index-mark-end text:id="IMark60368696"/><text:alphabetical-index-mark-end text:id="IMark63380072"/><text:alphabetical-index-mark-end text:id="IMark64545816"/>s<text:alphabetical-index-mark-end text:id="IMark65000296"/><text:alphabetical-index-mark-end text:id="IMark67132728"/><text:alphabetical-index-mark-end text:id="IMark68746280"/><text:alphabetical-index-mark-end text:id="IMark63296392"/><text:alphabetical-index-mark-end text:id="IMark66807400"/> of the first <text:alphabetical-index-mark-start text:id="IMark64833816"/><text:alphabetical-index-mark-start text:id="IMark67009320"/><text:alphabetical-index-mark-start text:id="IMark68713288"/><text:alphabetical-index-mark-start text:id="IMark65614424"/><text:alphabetical-index-mark-start text:id="IMark68748808"/>SELECT<text:alphabetical-index-mark-end text:id="IMark68748808"/><text:alphabetical-index-mark-end text:id="IMark65614424"/><text:alphabetical-index-mark-end text:id="IMark68713288"/><text:alphabetical-index-mark-end text:id="IMark67009320"/><text:alphabetical-index-mark-end text:id="IMark64833816"/>, and then with the <text:alphabetical-index-mark-start text:id="IMark66000200"/><text:alphabetical-index-mark-start text:id="IMark63772184"/><text:alphabetical-index-mark-start text:id="IMark68733512"/><text:alphabetical-index-mark-start text:id="IMark65693720"/><text:alphabetical-index-mark-start text:id="IMark67130696"/><text:alphabetical-index-mark-start text:id="IMark68673752"/><text:alphabetical-index-mark-start text:id="IMark68372296"/><text:alphabetical-index-mark-start text:id="IMark68751336"/><text:alphabetical-index-mark-start text:id="IMark65030120"/><text:alphabetical-index-mark-start text:id="IMark68703176"/>result<text:alphabetical-index-mark-end text:id="IMark68703176"/><text:alphabetical-index-mark-end text:id="IMark65030120"/><text:alphabetical-index-mark-end text:id="IMark68751336"/><text:alphabetical-index-mark-end text:id="IMark68372296"/><text:alphabetical-index-mark-end text:id="IMark68673752"/>s<text:alphabetical-index-mark-end text:id="IMark67130696"/><text:alphabetical-index-mark-end text:id="IMark65693720"/><text:alphabetical-index-mark-end text:id="IMark68733512"/><text:alphabetical-index-mark-end text:id="IMark63772184"/><text:alphabetical-index-mark-end text:id="IMark66000200"/> of the second <text:alphabetical-index-mark-start text:id="IMark68690568"/><text:alphabetical-index-mark-start text:id="IMark68686424"/><text:alphabetical-index-mark-start text:id="IMark36048872"/><text:alphabetical-index-mark-start text:id="IMark65986632"/><text:alphabetical-index-mark-start text:id="IMark60322648"/>query<text:alphabetical-index-mark-end text:id="IMark60322648"/><text:alphabetical-index-mark-end text:id="IMark65986632"/><text:alphabetical-index-mark-end text:id="IMark36048872"/><text:alphabetical-index-mark-end text:id="IMark68686424"/><text:alphabetical-index-mark-end text:id="IMark68690568"/> <text:alphabetical-index-mark-start text:id="IMark66957176"/><text:alphabetical-index-mark-start text:id="IMark65284136"/><text:alphabetical-index-mark-start text:id="IMark66897528"/><text:alphabetical-index-mark-start text:id="IMark63255688"/><text:alphabetical-index-mark-start text:id="IMark68094808"/>append<text:alphabetical-index-mark-end text:id="IMark68094808"/><text:alphabetical-index-mark-end text:id="IMark63255688"/><text:alphabetical-index-mark-end text:id="IMark66897528"/><text:alphabetical-index-mark-end text:id="IMark65284136"/><text:alphabetical-index-mark-end text:id="IMark66957176"/>ed to the first.</text:p>
      <text:p text:style-name="P13"/>
      <text:p text:style-name="P13"/>
      <text:h text:style-name="Heading_20_3" text:outline-level="3"><text:bookmark-start text:name="__RefHeading___Toc961_76759228"/>2.3.3. <text:alphabetical-index-mark-start text:id="IMark63772184"/><text:alphabetical-index-mark-start text:id="IMark65693720"/><text:alphabetical-index-mark-start text:id="IMark67130696"/><text:alphabetical-index-mark-start text:id="IMark68673752"/><text:alphabetical-index-mark-start text:id="IMark68372296"/><text:alphabetical-index-mark-start text:id="IMark68751336"/><text:alphabetical-index-mark-start text:id="IMark65030120"/><text:alphabetical-index-mark-start text:id="IMark68703176"/><text:alphabetical-index-mark-start text:id="IMark64833816"/><text:alphabetical-index-mark-start text:id="IMark67009320"/><text:span text:style-name="T14">Sql</text:span><text:alphabetical-index-mark-end text:id="IMark67009320"/><text:alphabetical-index-mark-end text:id="IMark64833816"/><text:alphabetical-index-mark-end text:id="IMark68703176"/><text:alphabetical-index-mark-end text:id="IMark65030120"/><text:alphabetical-index-mark-end text:id="IMark68751336"/><text:alphabetical-index-mark-end text:id="IMark68372296"/><text:alphabetical-index-mark-end text:id="IMark68673752"/><text:alphabetical-index-mark-end text:id="IMark67130696"/><text:alphabetical-index-mark-end text:id="IMark65693720"/><text:alphabetical-index-mark-end text:id="IMark63772184"/><text:span text:style-name="T14"> </text:span><text:alphabetical-index-mark-start text:id="IMark68713288"/><text:alphabetical-index-mark-start text:id="IMark65614424"/><text:alphabetical-index-mark-start text:id="IMark68748808"/><text:alphabetical-index-mark-start text:id="IMark66807400"/><text:alphabetical-index-mark-start text:id="IMark63296392"/><text:span text:style-name="T14">file</text:span><text:alphabetical-index-mark-end text:id="IMark63296392"/><text:alphabetical-index-mark-end text:id="IMark66807400"/><text:alphabetical-index-mark-end text:id="IMark68748808"/><text:alphabetical-index-mark-end text:id="IMark65614424"/><text:alphabetical-index-mark-end text:id="IMark68713288"/><text:span text:style-name="T14"> and </text:span><text:alphabetical-index-mark-start text:id="IMark68746280"/><text:alphabetical-index-mark-start text:id="IMark67132728"/><text:alphabetical-index-mark-start text:id="IMark65000296"/><text:alphabetical-index-mark-start text:id="IMark64545816"/><text:alphabetical-index-mark-start text:id="IMark63380072"/><text:span text:style-name="T14">composite</text:span><text:alphabetical-index-mark-end text:id="IMark63380072"/><text:alphabetical-index-mark-end text:id="IMark64545816"/><text:alphabetical-index-mark-end text:id="IMark65000296"/><text:alphabetical-index-mark-end text:id="IMark67132728"/><text:alphabetical-index-mark-end text:id="IMark68746280"/><text:span text:style-name="T14"> </text:span><text:alphabetical-index-mark-start text:id="IMark60368696"/><text:alphabetical-index-mark-start text:id="IMark68776616"/><text:alphabetical-index-mark-start text:id="IMark68629576"/><text:alphabetical-index-mark-start text:id="IMark68205432"/><text:alphabetical-index-mark-start text:id="IMark63767384"/><text:span text:style-name="T14">query</text:span><text:alphabetical-index-mark-end text:id="IMark63767384"/><text:alphabetical-index-mark-end text:id="IMark68205432"/><text:alphabetical-index-mark-end text:id="IMark68629576"/><text:alphabetical-index-mark-end text:id="IMark68776616"/><text:alphabetical-index-mark-end text:id="IMark60368696"/><text:span text:style-name="T14"> </text:span><text:alphabetical-index-mark-start text:id="IMark67398072"/><text:alphabetical-index-mark-start text:id="IMark64342312"/><text:alphabetical-index-mark-start text:id="IMark65158632"/><text:alphabetical-index-mark-start text:id="IMark68267800"/><text:alphabetical-index-mark-start text:id="IMark63221160"/><text:span text:style-name="T14">syntax</text:span><text:alphabetical-index-mark-end text:id="IMark63221160"/><text:alphabetical-index-mark-end text:id="IMark68267800"/><text:alphabetical-index-mark-end text:id="IMark65158632"/><text:alphabetical-index-mark-end text:id="IMark64342312"/><text:alphabetical-index-mark-end text:id="IMark67398072"/><text:span text:style-name="T14">.</text:span><text:bookmark-end text:name="__RefHeading___Toc961_76759228"/></text:h>
      <text:p text:style-name="P15"/>
      <text:p text:style-name="P25"><text:alphabetical-index-mark-start text:id="IMark67249752"/><text:alphabetical-index-mark-start text:id="IMark68668968"/><text:alphabetical-index-mark-start text:id="IMark68736040"/><text:alphabetical-index-mark-start text:id="IMark65133528"/><text:alphabetical-index-mark-start text:id="IMark67396840"/><text:alphabetical-index-mark-start text:id="IMark66629704"/><text:alphabetical-index-mark-start text:id="IMark68697752"/><text:alphabetical-index-mark-start text:id="IMark68769032"/><text:alphabetical-index-mark-start text:id="IMark65030840"/><text:alphabetical-index-mark-start text:id="IMark65279848"/>Sql<text:alphabetical-index-mark-end text:id="IMark65279848"/><text:alphabetical-index-mark-end text:id="IMark65030840"/><text:alphabetical-index-mark-end text:id="IMark68769032"/><text:alphabetical-index-mark-end text:id="IMark68697752"/><text:alphabetical-index-mark-end text:id="IMark66629704"/><text:alphabetical-index-mark-end text:id="IMark67396840"/><text:alphabetical-index-mark-end text:id="IMark65133528"/><text:alphabetical-index-mark-end text:id="IMark68736040"/><text:alphabetical-index-mark-end text:id="IMark68668968"/><text:alphabetical-index-mark-end text:id="IMark67249752"/>c accepts <text:alphabetical-index-mark-start text:id="IMark65671688"/><text:alphabetical-index-mark-start text:id="IMark66507192"/><text:alphabetical-index-mark-start text:id="IMark68539864"/><text:alphabetical-index-mark-start text:id="IMark60326952"/><text:alphabetical-index-mark-start text:id="IMark66776152"/>single<text:alphabetical-index-mark-end text:id="IMark66776152"/><text:alphabetical-index-mark-end text:id="IMark60326952"/><text:alphabetical-index-mark-end text:id="IMark68539864"/><text:alphabetical-index-mark-end text:id="IMark66507192"/><text:alphabetical-index-mark-end text:id="IMark65671688"/> and <text:alphabetical-index-mark-start text:id="IMark66766440"/><text:alphabetical-index-mark-start text:id="IMark65533432"/><text:alphabetical-index-mark-start text:id="IMark66743192"/><text:alphabetical-index-mark-start text:id="IMark67641928"/><text:alphabetical-index-mark-start text:id="IMark63205384"/>composite<text:alphabetical-index-mark-end text:id="IMark63205384"/><text:alphabetical-index-mark-end text:id="IMark67641928"/><text:alphabetical-index-mark-end text:id="IMark66743192"/><text:alphabetical-index-mark-end text:id="IMark65533432"/><text:alphabetical-index-mark-end text:id="IMark66766440"/> <text:alphabetical-index-mark-start text:id="IMark64802184"/><text:alphabetical-index-mark-start text:id="IMark66958728"/><text:alphabetical-index-mark-start text:id="IMark68797128"/><text:alphabetical-index-mark-start text:id="IMark64895816"/><text:alphabetical-index-mark-start text:id="IMark68690568"/>queries<text:alphabetical-index-mark-end text:id="IMark68690568"/><text:alphabetical-index-mark-end text:id="IMark64895816"/><text:alphabetical-index-mark-end text:id="IMark68797128"/><text:alphabetical-index-mark-end text:id="IMark66958728"/><text:alphabetical-index-mark-end text:id="IMark64802184"/>, as well as <text:alphabetical-index-mark-start text:id="IMark66026776"/><text:alphabetical-index-mark-start text:id="IMark66000200"/><text:alphabetical-index-mark-start text:id="IMark68686424"/><text:alphabetical-index-mark-start text:id="IMark68733512"/><text:alphabetical-index-mark-start text:id="IMark63772184"/><text:alphabetical-index-mark-start text:id="IMark65693720"/><text:alphabetical-index-mark-start text:id="IMark67130696"/><text:alphabetical-index-mark-start text:id="IMark68673752"/><text:alphabetical-index-mark-start text:id="IMark68372296"/><text:alphabetical-index-mark-start text:id="IMark68751336"/>sql<text:alphabetical-index-mark-end text:id="IMark68751336"/><text:alphabetical-index-mark-end text:id="IMark68372296"/><text:alphabetical-index-mark-end text:id="IMark68673752"/><text:alphabetical-index-mark-end text:id="IMark67130696"/><text:alphabetical-index-mark-end text:id="IMark65693720"/><text:alphabetical-index-mark-end text:id="IMark63772184"/><text:alphabetical-index-mark-end text:id="IMark68733512"/><text:alphabetical-index-mark-end text:id="IMark68686424"/><text:alphabetical-index-mark-end text:id="IMark66000200"/><text:alphabetical-index-mark-end text:id="IMark66026776"/> <text:alphabetical-index-mark-start text:id="IMark65030120"/><text:alphabetical-index-mark-start text:id="IMark68703176"/><text:alphabetical-index-mark-start text:id="IMark64833816"/><text:alphabetical-index-mark-start text:id="IMark67009320"/><text:alphabetical-index-mark-start text:id="IMark68713288"/>file<text:alphabetical-index-mark-end text:id="IMark68713288"/><text:alphabetical-index-mark-end text:id="IMark67009320"/><text:alphabetical-index-mark-end text:id="IMark64833816"/><text:alphabetical-index-mark-end text:id="IMark68703176"/><text:alphabetical-index-mark-end text:id="IMark65030120"/>s as input. In all cases you should end each <text:alphabetical-index-mark-start text:id="IMark65614424"/><text:alphabetical-index-mark-start text:id="IMark68748808"/><text:alphabetical-index-mark-start text:id="IMark66807400"/><text:alphabetical-index-mark-start text:id="IMark63296392"/><text:alphabetical-index-mark-start text:id="IMark68746280"/>query<text:alphabetical-index-mark-end text:id="IMark68746280"/><text:alphabetical-index-mark-end text:id="IMark63296392"/><text:alphabetical-index-mark-end text:id="IMark66807400"/><text:alphabetical-index-mark-end text:id="IMark68748808"/><text:alphabetical-index-mark-end text:id="IMark65614424"/> with a “;” to tell <text:alphabetical-index-mark-start text:id="IMark67132728"/><text:alphabetical-index-mark-start text:id="IMark65000296"/><text:alphabetical-index-mark-start text:id="IMark64545816"/><text:alphabetical-index-mark-start text:id="IMark63380072"/><text:alphabetical-index-mark-start text:id="IMark60368696"/><text:alphabetical-index-mark-start text:id="IMark68776616"/><text:alphabetical-index-mark-start text:id="IMark68629576"/><text:alphabetical-index-mark-start text:id="IMark68205432"/><text:alphabetical-index-mark-start text:id="IMark63767384"/><text:alphabetical-index-mark-start text:id="IMark67398072"/><text:alphabetical-index-mark-start text:id="IMark64342312"/><text:alphabetical-index-mark-start text:id="IMark65158632"/><text:alphabetical-index-mark-start text:id="IMark68267800"/><text:alphabetical-index-mark-start text:id="IMark63221160"/><text:alphabetical-index-mark-start text:id="IMark68794600"/>Sql<text:alphabetical-index-mark-end text:id="IMark68794600"/><text:alphabetical-index-mark-end text:id="IMark63221160"/><text:alphabetical-index-mark-end text:id="IMark68267800"/><text:alphabetical-index-mark-end text:id="IMark65158632"/><text:alphabetical-index-mark-end text:id="IMark64342312"/><text:alphabetical-index-mark-end text:id="IMark67398072"/><text:alphabetical-index-mark-end text:id="IMark63767384"/><text:alphabetical-index-mark-end text:id="IMark68205432"/><text:alphabetical-index-mark-end text:id="IMark68629576"/><text:alphabetical-index-mark-end text:id="IMark68776616"/>ite<text:alphabetical-index-mark-end text:id="IMark60368696"/><text:alphabetical-index-mark-end text:id="IMark63380072"/><text:alphabetical-index-mark-end text:id="IMark64545816"/><text:alphabetical-index-mark-end text:id="IMark65000296"/><text:alphabetical-index-mark-end text:id="IMark67132728"/>3 that each is a separate <text:alphabetical-index-mark-start text:id="IMark68774088"/><text:alphabetical-index-mark-start text:id="IMark66520968"/><text:alphabetical-index-mark-start text:id="IMark68792072"/><text:alphabetical-index-mark-start text:id="IMark63389736"/><text:alphabetical-index-mark-start text:id="IMark67002792"/>query<text:alphabetical-index-mark-end text:id="IMark67002792"/><text:alphabetical-index-mark-end text:id="IMark63389736"/><text:alphabetical-index-mark-end text:id="IMark68792072"/><text:alphabetical-index-mark-end text:id="IMark66520968"/><text:alphabetical-index-mark-end text:id="IMark68774088"/>. </text:p>
      <text:p text:style-name="P16"/>
      <text:p text:style-name="P24">Examples:</text:p>
      <text:p text:style-name="P24"/>
      <text:p text:style-name="P27"><text:span text:style-name="T8">2.3.3.1.</text:span> <text:alphabetical-index-mark-start text:id="IMark63380072"/><text:alphabetical-index-mark-start text:id="IMark60368696"/><text:alphabetical-index-mark-start text:id="IMark68776616"/><text:alphabetical-index-mark-start text:id="IMark68629576"/><text:alphabetical-index-mark-start text:id="IMark68205432"/><text:span text:style-name="T30">Single</text:span><text:alphabetical-index-mark-end text:id="IMark68205432"/><text:alphabetical-index-mark-end text:id="IMark68629576"/><text:alphabetical-index-mark-end text:id="IMark68776616"/><text:alphabetical-index-mark-end text:id="IMark60368696"/><text:alphabetical-index-mark-end text:id="IMark63380072"/><text:span text:style-name="T30"> </text:span><text:alphabetical-index-mark-start text:id="IMark63767384"/><text:alphabetical-index-mark-start text:id="IMark67398072"/><text:alphabetical-index-mark-start text:id="IMark64342312"/><text:alphabetical-index-mark-start text:id="IMark65158632"/><text:alphabetical-index-mark-start text:id="IMark68267800"/><text:span text:style-name="T30">query</text:span><text:alphabetical-index-mark-end text:id="IMark68267800"/><text:alphabetical-index-mark-end text:id="IMark65158632"/><text:alphabetical-index-mark-end text:id="IMark64342312"/><text:alphabetical-index-mark-end text:id="IMark67398072"/><text:alphabetical-index-mark-end text:id="IMark63767384"/></text:p>
      <text:p text:style-name="P57"/>
      <text:p text:style-name="P27"><text:span text:style-name="T17">“</text:span><text:alphabetical-index-mark-start text:id="IMark66807400"/><text:alphabetical-index-mark-start text:id="IMark63296392"/><text:alphabetical-index-mark-start text:id="IMark68746280"/><text:alphabetical-index-mark-start text:id="IMark65030120"/><text:alphabetical-index-mark-start text:id="IMark68703176"/><text:span text:style-name="T17">SELECT</text:span><text:alphabetical-index-mark-end text:id="IMark68703176"/><text:alphabetical-index-mark-end text:id="IMark65030120"/><text:alphabetical-index-mark-end text:id="IMark68746280"/><text:alphabetical-index-mark-end text:id="IMark63296392"/><text:alphabetical-index-mark-end text:id="IMark66807400"/><text:span text:style-name="T17"> * FROM </text:span><text:alphabetical-index-mark-start text:id="IMark64833816"/><text:alphabetical-index-mark-start text:id="IMark67009320"/><text:alphabetical-index-mark-start text:id="IMark68713288"/><text:alphabetical-index-mark-start text:id="IMark66026776"/><text:alphabetical-index-mark-start text:id="IMark66000200"/><text:span text:style-name="T17">your_</text:span><text:alphabetical-index-mark-start text:id="IMark68686424"/><text:alphabetical-index-mark-start text:id="IMark68733512"/><text:alphabetical-index-mark-start text:id="IMark63772184"/><text:alphabetical-index-mark-start text:id="IMark65693720"/><text:alphabetical-index-mark-start text:id="IMark67130696"/><text:span text:style-name="T17">table</text:span><text:alphabetical-index-mark-end text:id="IMark67130696"/><text:alphabetical-index-mark-end text:id="IMark65693720"/><text:alphabetical-index-mark-end text:id="IMark63772184"/><text:alphabetical-index-mark-end text:id="IMark68733512"/><text:alphabetical-index-mark-end text:id="IMark68686424"/><text:alphabetical-index-mark-end text:id="IMark66000200"/><text:alphabetical-index-mark-end text:id="IMark66026776"/><text:alphabetical-index-mark-end text:id="IMark68713288"/><text:alphabetical-index-mark-end text:id="IMark67009320"/><text:alphabetical-index-mark-end text:id="IMark64833816"/><text:span text:style-name="T17">_1;”</text:span></text:p>
      <text:p text:style-name="P24"/>
      <text:p text:style-name="P24"/>
      <text:p text:style-name="P27"><text:span text:style-name="T8">2.3.3.2.</text:span> <text:alphabetical-index-mark-start text:id="IMark63205384"/><text:alphabetical-index-mark-start text:id="IMark65671688"/><text:alphabetical-index-mark-start text:id="IMark66507192"/><text:alphabetical-index-mark-start text:id="IMark68539864"/><text:alphabetical-index-mark-start text:id="IMark60326952"/><text:span text:style-name="T30">Composite</text:span><text:alphabetical-index-mark-end text:id="IMark60326952"/><text:alphabetical-index-mark-end text:id="IMark68539864"/><text:alphabetical-index-mark-end text:id="IMark66507192"/><text:alphabetical-index-mark-end text:id="IMark65671688"/><text:alphabetical-index-mark-end text:id="IMark63205384"/><text:span text:style-name="T30"> </text:span><text:alphabetical-index-mark-start text:id="IMark66776152"/><text:alphabetical-index-mark-start text:id="IMark67249752"/><text:alphabetical-index-mark-start text:id="IMark68668968"/><text:alphabetical-index-mark-start text:id="IMark68736040"/><text:alphabetical-index-mark-start text:id="IMark65133528"/><text:span text:style-name="T30">query</text:span><text:alphabetical-index-mark-end text:id="IMark65133528"/><text:alphabetical-index-mark-end text:id="IMark68736040"/><text:alphabetical-index-mark-end text:id="IMark68668968"/><text:alphabetical-index-mark-end text:id="IMark67249752"/><text:alphabetical-index-mark-end text:id="IMark66776152"/></text:p>
      <text:p text:style-name="P57"/>
      <text:p text:style-name="P27"><text:span text:style-name="T17">“</text:span><text:alphabetical-index-mark-start text:id="IMark65030840"/><text:alphabetical-index-mark-start text:id="IMark65279848"/><text:alphabetical-index-mark-start text:id="IMark68774088"/><text:alphabetical-index-mark-start text:id="IMark66520968"/><text:alphabetical-index-mark-start text:id="IMark66731992"/><text:span text:style-name="T17">SELECT</text:span><text:alphabetical-index-mark-end text:id="IMark66731992"/><text:alphabetical-index-mark-end text:id="IMark66520968"/><text:alphabetical-index-mark-end text:id="IMark68774088"/><text:alphabetical-index-mark-end text:id="IMark65279848"/><text:alphabetical-index-mark-end text:id="IMark65030840"/><text:span text:style-name="T17"> * FROM </text:span><text:alphabetical-index-mark-start text:id="IMark67132728"/><text:alphabetical-index-mark-start text:id="IMark68792072"/><text:alphabetical-index-mark-start text:id="IMark64545816"/><text:alphabetical-index-mark-start text:id="IMark65000296"/><text:alphabetical-index-mark-start text:id="IMark63221160"/><text:span text:style-name="T17">your_</text:span><text:alphabetical-index-mark-start text:id="IMark68794600"/><text:alphabetical-index-mark-start text:id="IMark63380072"/><text:alphabetical-index-mark-start text:id="IMark60368696"/><text:alphabetical-index-mark-start text:id="IMark68776616"/><text:alphabetical-index-mark-start text:id="IMark68629576"/><text:span text:style-name="T17">table</text:span><text:alphabetical-index-mark-end text:id="IMark68629576"/><text:alphabetical-index-mark-end text:id="IMark68776616"/><text:alphabetical-index-mark-end text:id="IMark60368696"/><text:alphabetical-index-mark-end text:id="IMark63380072"/><text:alphabetical-index-mark-end text:id="IMark68794600"/><text:alphabetical-index-mark-end text:id="IMark63221160"/><text:alphabetical-index-mark-end text:id="IMark65000296"/><text:alphabetical-index-mark-end text:id="IMark64545816"/><text:alphabetical-index-mark-end text:id="IMark68792072"/><text:alphabetical-index-mark-end text:id="IMark67132728"/><text:span text:style-name="T17">_1; </text:span><text:alphabetical-index-mark-start text:id="IMark68205432"/><text:alphabetical-index-mark-start text:id="IMark67398072"/><text:alphabetical-index-mark-start text:id="IMark63767384"/><text:alphabetical-index-mark-start text:id="IMark64342312"/><text:alphabetical-index-mark-start text:id="IMark65158632"/><text:span text:style-name="T17">SELECT</text:span><text:alphabetical-index-mark-end text:id="IMark65158632"/><text:alphabetical-index-mark-end text:id="IMark64342312"/><text:alphabetical-index-mark-end text:id="IMark63767384"/><text:alphabetical-index-mark-end text:id="IMark67398072"/><text:alphabetical-index-mark-end text:id="IMark68205432"/><text:span text:style-name="T17"> * FROM </text:span><text:alphabetical-index-mark-start text:id="IMark68267800"/><text:alphabetical-index-mark-start text:id="IMark68748808"/><text:alphabetical-index-mark-start text:id="IMark65614424"/><text:alphabetical-index-mark-start text:id="IMark68673752"/><text:alphabetical-index-mark-start text:id="IMark68372296"/><text:span text:style-name="T17">your_</text:span><text:alphabetical-index-mark-start text:id="IMark66807400"/><text:alphabetical-index-mark-start text:id="IMark63296392"/><text:alphabetical-index-mark-start text:id="IMark68746280"/><text:alphabetical-index-mark-start text:id="IMark65030120"/><text:alphabetical-index-mark-start text:id="IMark68703176"/><text:span text:style-name="T17">table</text:span><text:alphabetical-index-mark-end text:id="IMark68703176"/><text:alphabetical-index-mark-end text:id="IMark65030120"/><text:alphabetical-index-mark-end text:id="IMark68746280"/><text:alphabetical-index-mark-end text:id="IMark63296392"/><text:alphabetical-index-mark-end text:id="IMark66807400"/><text:alphabetical-index-mark-end text:id="IMark68372296"/><text:alphabetical-index-mark-end text:id="IMark68673752"/><text:alphabetical-index-mark-end text:id="IMark65614424"/><text:alphabetical-index-mark-end text:id="IMark68748808"/><text:alphabetical-index-mark-end text:id="IMark68267800"/><text:span text:style-name="T17">_2;”</text:span></text:p>
      <text:p text:style-name="P33"><text:soft-page-break/></text:p>
      <text:p text:style-name="P16"/>
      <text:h text:style-name="Heading_20_3" text:outline-level="3"><text:bookmark-start text:name="__RefHeading___Toc963_76759228"/>2.3.4. <text:alphabetical-index-mark-start text:id="IMark66766440"/><text:alphabetical-index-mark-start text:id="IMark66743192"/><text:alphabetical-index-mark-start text:id="IMark67396840"/><text:alphabetical-index-mark-start text:id="IMark66629704"/><text:alphabetical-index-mark-start text:id="IMark63205384"/><text:alphabetical-index-mark-start text:id="IMark65671688"/><text:alphabetical-index-mark-start text:id="IMark66507192"/><text:alphabetical-index-mark-start text:id="IMark68539864"/><text:alphabetical-index-mark-start text:id="IMark60326952"/><text:alphabetical-index-mark-start text:id="IMark67249752"/><text:span text:style-name="T15">System</text:span><text:alphabetical-index-mark-end text:id="IMark67249752"/><text:alphabetical-index-mark-end text:id="IMark60326952"/><text:alphabetical-index-mark-end text:id="IMark68539864"/><text:alphabetical-index-mark-end text:id="IMark66507192"/><text:alphabetical-index-mark-end text:id="IMark65671688"/><text:alphabetical-index-mark-end text:id="IMark63205384"/><text:alphabetical-index-mark-end text:id="IMark66629704"/><text:alphabetical-index-mark-end text:id="IMark67396840"/><text:alphabetical-index-mark-end text:id="IMark66743192"/><text:alphabetical-index-mark-end text:id="IMark66766440"/><text:span text:style-name="T15"> </text:span><text:alphabetical-index-mark-start text:id="IMark66776152"/><text:alphabetical-index-mark-start text:id="IMark68668968"/><text:alphabetical-index-mark-start text:id="IMark68736040"/><text:alphabetical-index-mark-start text:id="IMark65133528"/><text:alphabetical-index-mark-start text:id="IMark65945016"/><text:span text:style-name="T15">call</text:span><text:alphabetical-index-mark-end text:id="IMark65945016"/><text:alphabetical-index-mark-end text:id="IMark65133528"/><text:alphabetical-index-mark-end text:id="IMark68736040"/><text:alphabetical-index-mark-end text:id="IMark68668968"/><text:alphabetical-index-mark-end text:id="IMark66776152"/><text:span text:style-name="T15">s.</text:span><text:bookmark-end text:name="__RefHeading___Toc963_76759228"/></text:h>
      <text:p text:style-name="P19"/>
      <text:p text:style-name="P41">In theory, <text:alphabetical-index-mark-start text:id="IMark65030840"/><text:alphabetical-index-mark-start text:id="IMark65279848"/><text:alphabetical-index-mark-start text:id="IMark68774088"/><text:alphabetical-index-mark-start text:id="IMark66520968"/><text:alphabetical-index-mark-start text:id="IMark66731992"/><text:alphabetical-index-mark-start text:id="IMark66958728"/><text:alphabetical-index-mark-start text:id="IMark64833816"/><text:alphabetical-index-mark-start text:id="IMark67009320"/><text:alphabetical-index-mark-start text:id="IMark67132728"/><text:alphabetical-index-mark-start text:id="IMark68792072"/>Sql<text:alphabetical-index-mark-end text:id="IMark68792072"/><text:alphabetical-index-mark-end text:id="IMark67132728"/><text:alphabetical-index-mark-end text:id="IMark67009320"/><text:alphabetical-index-mark-end text:id="IMark64833816"/><text:alphabetical-index-mark-end text:id="IMark66958728"/><text:alphabetical-index-mark-end text:id="IMark66731992"/><text:alphabetical-index-mark-end text:id="IMark66520968"/><text:alphabetical-index-mark-end text:id="IMark68774088"/><text:alphabetical-index-mark-end text:id="IMark65279848"/><text:alphabetical-index-mark-end text:id="IMark65030840"/>p can be <text:alphabetical-index-mark-start text:id="IMark64545816"/><text:alphabetical-index-mark-start text:id="IMark65000296"/><text:alphabetical-index-mark-start text:id="IMark63221160"/><text:alphabetical-index-mark-start text:id="IMark68794600"/><text:alphabetical-index-mark-start text:id="IMark63380072"/>call<text:alphabetical-index-mark-end text:id="IMark63380072"/><text:alphabetical-index-mark-end text:id="IMark68794600"/><text:alphabetical-index-mark-end text:id="IMark63221160"/><text:alphabetical-index-mark-end text:id="IMark65000296"/><text:alphabetical-index-mark-end text:id="IMark64545816"/>ed via a <text:alphabetical-index-mark-start text:id="IMark60368696"/><text:alphabetical-index-mark-start text:id="IMark68776616"/><text:alphabetical-index-mark-start text:id="IMark68629576"/><text:alphabetical-index-mark-start text:id="IMark68713288"/><text:alphabetical-index-mark-start text:id="IMark66026776"/><text:alphabetical-index-mark-start text:id="IMark68205432"/><text:alphabetical-index-mark-start text:id="IMark67398072"/><text:alphabetical-index-mark-start text:id="IMark63767384"/><text:alphabetical-index-mark-start text:id="IMark64342312"/><text:alphabetical-index-mark-start text:id="IMark65158632"/>system<text:alphabetical-index-mark-end text:id="IMark65158632"/><text:alphabetical-index-mark-end text:id="IMark64342312"/><text:alphabetical-index-mark-end text:id="IMark63767384"/><text:alphabetical-index-mark-end text:id="IMark67398072"/><text:alphabetical-index-mark-end text:id="IMark68205432"/><text:alphabetical-index-mark-end text:id="IMark66026776"/><text:alphabetical-index-mark-end text:id="IMark68713288"/><text:alphabetical-index-mark-end text:id="IMark68629576"/><text:alphabetical-index-mark-end text:id="IMark68776616"/><text:alphabetical-index-mark-end text:id="IMark60368696"/> <text:alphabetical-index-mark-start text:id="IMark66000200"/><text:alphabetical-index-mark-start text:id="IMark68686424"/><text:alphabetical-index-mark-start text:id="IMark68733512"/><text:alphabetical-index-mark-start text:id="IMark68267800"/><text:alphabetical-index-mark-start text:id="IMark68748808"/>call<text:alphabetical-index-mark-end text:id="IMark68748808"/><text:alphabetical-index-mark-end text:id="IMark68267800"/><text:alphabetical-index-mark-end text:id="IMark68733512"/><text:alphabetical-index-mark-end text:id="IMark68686424"/><text:alphabetical-index-mark-end text:id="IMark66000200"/> from any <text:alphabetical-index-mark-start text:id="IMark65614424"/><text:alphabetical-index-mark-start text:id="IMark68673752"/><text:alphabetical-index-mark-start text:id="IMark68372296"/><text:alphabetical-index-mark-start text:id="IMark66807400"/><text:alphabetical-index-mark-start text:id="IMark63296392"/>program<text:alphabetical-index-mark-end text:id="IMark63296392"/><text:alphabetical-index-mark-end text:id="IMark66807400"/><text:alphabetical-index-mark-end text:id="IMark68372296"/><text:alphabetical-index-mark-end text:id="IMark68673752"/><text:alphabetical-index-mark-end text:id="IMark65614424"/> written in any language without the need of having language – specific <text:alphabetical-index-mark-start text:id="IMark68746280"/><text:alphabetical-index-mark-start text:id="IMark65030120"/><text:alphabetical-index-mark-start text:id="IMark68703176"/><text:alphabetical-index-mark-start text:id="IMark63772184"/><text:alphabetical-index-mark-start text:id="IMark67130696"/>libraries<text:alphabetical-index-mark-end text:id="IMark67130696"/><text:alphabetical-index-mark-end text:id="IMark63772184"/><text:alphabetical-index-mark-end text:id="IMark68703176"/><text:alphabetical-index-mark-end text:id="IMark65030120"/><text:alphabetical-index-mark-end text:id="IMark68746280"/> <text:alphabetical-index-mark-start text:id="IMark65693720"/><text:alphabetical-index-mark-start text:id="IMark68690568"/><text:alphabetical-index-mark-start text:id="IMark68797128"/><text:alphabetical-index-mark-start text:id="IMark65533432"/><text:alphabetical-index-mark-start text:id="IMark64895816"/>install<text:alphabetical-index-mark-end text:id="IMark64895816"/><text:alphabetical-index-mark-end text:id="IMark65533432"/><text:alphabetical-index-mark-end text:id="IMark68797128"/><text:alphabetical-index-mark-end text:id="IMark68690568"/><text:alphabetical-index-mark-end text:id="IMark65693720"/>ed. <text:span text:style-name="T31">It can also be </text:span><text:alphabetical-index-mark-start text:id="IMark67641928"/><text:alphabetical-index-mark-start text:id="IMark66766440"/><text:alphabetical-index-mark-start text:id="IMark66743192"/><text:alphabetical-index-mark-start text:id="IMark67396840"/><text:alphabetical-index-mark-start text:id="IMark66629704"/><text:span text:style-name="T31">call</text:span><text:alphabetical-index-mark-end text:id="IMark66629704"/><text:alphabetical-index-mark-end text:id="IMark67396840"/><text:alphabetical-index-mark-end text:id="IMark66743192"/><text:alphabetical-index-mark-end text:id="IMark66766440"/><text:alphabetical-index-mark-end text:id="IMark67641928"/><text:span text:style-name="T31">ed directly from the </text:span><text:alphabetical-index-mark-start text:id="IMark63205384"/><text:alphabetical-index-mark-start text:id="IMark65671688"/><text:alphabetical-index-mark-start text:id="IMark66507192"/><text:alphabetical-index-mark-start text:id="IMark68539864"/><text:alphabetical-index-mark-start text:id="IMark60326952"/><text:span text:style-name="T31">terminal</text:span><text:alphabetical-index-mark-end text:id="IMark60326952"/><text:alphabetical-index-mark-end text:id="IMark68539864"/><text:alphabetical-index-mark-end text:id="IMark66507192"/><text:alphabetical-index-mark-end text:id="IMark65671688"/><text:alphabetical-index-mark-end text:id="IMark63205384"/><text:span text:style-name="T31"> prompt. </text:span></text:p>
      <text:p text:style-name="P41"/>
      <text:p text:style-name="P41"/>
      <text:p text:style-name="P50">If , when making a <text:alphabetical-index-mark-start text:id="IMark68751336"/><text:alphabetical-index-mark-start text:id="IMark66453704"/><text:alphabetical-index-mark-start text:id="IMark65693720"/>call<text:alphabetical-index-mark-end text:id="IMark65693720"/><text:alphabetical-index-mark-end text:id="IMark66453704"/><text:alphabetical-index-mark-end text:id="IMark68751336"/>, <text:alphabetical-index-mark-start text:id="IMark68690568"/><text:alphabetical-index-mark-start text:id="IMark68797128"/><text:alphabetical-index-mark-start text:id="IMark65533432"/><text:alphabetical-index-mark-start text:id="IMark64895816"/><text:alphabetical-index-mark-start text:id="IMark68746280"/><text:alphabetical-index-mark-start text:id="IMark65030120"/>sql<text:alphabetical-index-mark-end text:id="IMark65030120"/><text:alphabetical-index-mark-end text:id="IMark68746280"/><text:alphabetical-index-mark-end text:id="IMark64895816"/><text:alphabetical-index-mark-end text:id="IMark65533432"/><text:alphabetical-index-mark-end text:id="IMark68797128"/><text:alphabetical-index-mark-end text:id="IMark68690568"/>p answers you with</text:p>
      <text:p text:style-name="P50"/>
      <text:p text:style-name="P58">“Incorrect number of arguments”</text:p>
      <text:p text:style-name="P50"/>
      <text:p text:style-name="P50">You should: </text:p>
      <text:p text:style-name="P50"/>
      <text:p text:style-name="P50"><text:span text:style-name="T8">2.3.4.1.</text:span> First check that you have in fact written the number of arguments required by the <text:alphabetical-index-mark-start text:id="IMark68267800"/><text:alphabetical-index-mark-start text:id="IMark68748808"/><text:alphabetical-index-mark-start text:id="IMark60368696"/>program<text:alphabetical-index-mark-end text:id="IMark60368696"/><text:alphabetical-index-mark-end text:id="IMark68748808"/><text:alphabetical-index-mark-end text:id="IMark68267800"/>.</text:p>
      <text:p text:style-name="P50"/>
      <text:p text:style-name="P50"/>
      <text:p text:style-name="P50"><text:span text:style-name="T8">2.3.4.2.</text:span> Check that the <text:alphabetical-index-mark-start text:id="IMark63767384"/><text:alphabetical-index-mark-start text:id="IMark64342312"/><text:alphabetical-index-mark-start text:id="IMark65158632"/>string<text:alphabetical-index-mark-end text:id="IMark65158632"/><text:alphabetical-index-mark-end text:id="IMark64342312"/><text:alphabetical-index-mark-end text:id="IMark63767384"/>s corresponding to each argument have no spaces between <text:alphabetical-index-mark-start text:id="IMark64545816"/><text:alphabetical-index-mark-start text:id="IMark65000296"/><text:alphabetical-index-mark-start text:id="IMark63221160"/>character<text:alphabetical-index-mark-end text:id="IMark63221160"/><text:alphabetical-index-mark-end text:id="IMark65000296"/><text:alphabetical-index-mark-end text:id="IMark64545816"/>s. This might be interpreted by <text:alphabetical-index-mark-start text:id="IMark68794600"/><text:alphabetical-index-mark-start text:id="IMark63380072"/><text:alphabetical-index-mark-start text:id="IMark65030840"/><text:alphabetical-index-mark-start text:id="IMark65279848"/><text:alphabetical-index-mark-start text:id="IMark68774088"/><text:alphabetical-index-mark-start text:id="IMark66520968"/>sql<text:alphabetical-index-mark-end text:id="IMark66520968"/><text:alphabetical-index-mark-end text:id="IMark68774088"/><text:alphabetical-index-mark-end text:id="IMark65279848"/><text:alphabetical-index-mark-end text:id="IMark65030840"/><text:alphabetical-index-mark-end text:id="IMark63380072"/><text:alphabetical-index-mark-end text:id="IMark68794600"/>p as additional arguments and hence, the <text:alphabetical-index-mark-start text:id="IMark66731992"/><text:alphabetical-index-mark-start text:id="IMark66958728"/><text:alphabetical-index-mark-start text:id="IMark64833816"/>program<text:alphabetical-index-mark-end text:id="IMark64833816"/><text:alphabetical-index-mark-end text:id="IMark66958728"/><text:alphabetical-index-mark-end text:id="IMark66731992"/> rejects your <text:alphabetical-index-mark-start text:id="IMark67009320"/><text:alphabetical-index-mark-start text:id="IMark67132728"/><text:alphabetical-index-mark-start text:id="IMark68792072"/>call<text:alphabetical-index-mark-end text:id="IMark68792072"/><text:alphabetical-index-mark-end text:id="IMark67132728"/><text:alphabetical-index-mark-end text:id="IMark67009320"/>. In this case you might solve the problem by using quotes (“ “) to surround each one of your arguments.</text:p>
      <text:p text:style-name="P50"/>
      <text:p text:style-name="P50"/>
      <text:p text:style-name="P50"><text:span text:style-name="T8">2.3.4.3.</text:span> <text:alphabetical-index-mark-start text:id="IMark66629704"/><text:alphabetical-index-mark-start text:id="IMark68668968"/><text:alphabetical-index-mark-start text:id="IMark63205384"/><text:alphabetical-index-mark-start text:id="IMark65671688"/><text:alphabetical-index-mark-start text:id="IMark66507192"/><text:alphabetical-index-mark-start text:id="IMark68539864"/><text:alphabetical-index-mark-start text:id="IMark60326952"/><text:alphabetical-index-mark-start text:id="IMark65133528"/><text:alphabetical-index-mark-start text:id="IMark68736040"/>Sql<text:alphabetical-index-mark-end text:id="IMark68736040"/><text:alphabetical-index-mark-end text:id="IMark65133528"/><text:alphabetical-index-mark-end text:id="IMark60326952"/><text:alphabetical-index-mark-end text:id="IMark68539864"/><text:alphabetical-index-mark-end text:id="IMark66507192"/><text:alphabetical-index-mark-end text:id="IMark65671688"/>ite<text:alphabetical-index-mark-end text:id="IMark63205384"/><text:alphabetical-index-mark-end text:id="IMark68668968"/><text:alphabetical-index-mark-end text:id="IMark66629704"/>3 also requires quotes (‘ ‘ or “ “) for <text:alphabetical-index-mark-start text:id="IMark68697752"/><text:alphabetical-index-mark-start text:id="IMark65945016"/><text:alphabetical-index-mark-start text:id="IMark64802184"/>string<text:alphabetical-index-mark-end text:id="IMark64802184"/><text:alphabetical-index-mark-end text:id="IMark65945016"/><text:alphabetical-index-mark-end text:id="IMark68697752"/>s. In this case, surround your <text:alphabetical-index-mark-start text:id="IMark68769032"/><text:alphabetical-index-mark-start text:id="IMark67299080"/><text:alphabetical-index-mark-start text:id="IMark68797128"/>query<text:alphabetical-index-mark-end text:id="IMark68797128"/><text:alphabetical-index-mark-end text:id="IMark67299080"/><text:alphabetical-index-mark-end text:id="IMark68769032"/> with double quotes (“ “), and the <text:alphabetical-index-mark-start text:id="IMark68690568"/><text:alphabetical-index-mark-start text:id="IMark65533432"/><text:alphabetical-index-mark-start text:id="IMark64895816"/>string<text:alphabetical-index-mark-end text:id="IMark64895816"/><text:alphabetical-index-mark-end text:id="IMark65533432"/><text:alphabetical-index-mark-end text:id="IMark68690568"/>s inside each <text:alphabetical-index-mark-start text:id="IMark68746280"/><text:alphabetical-index-mark-start text:id="IMark65030120"/><text:alphabetical-index-mark-start text:id="IMark68751336"/>query<text:alphabetical-index-mark-end text:id="IMark68751336"/><text:alphabetical-index-mark-end text:id="IMark65030120"/><text:alphabetical-index-mark-end text:id="IMark68746280"/> with <text:alphabetical-index-mark-start text:id="IMark66453704"/><text:alphabetical-index-mark-start text:id="IMark65693720"/><text:alphabetical-index-mark-start text:id="IMark68703176"/>single<text:alphabetical-index-mark-end text:id="IMark68703176"/><text:alphabetical-index-mark-end text:id="IMark65693720"/><text:alphabetical-index-mark-end text:id="IMark66453704"/> quotes (‘ ‘).</text:p>
      <text:p text:style-name="P50"/>
      <text:p text:style-name="P50"/>
      <text:p text:style-name="P51"><text:span text:style-name="T8">2.3.4.4.</text:span> If the problem remains and you are sure about the number of arguments and the correctness of the <text:alphabetical-index-mark-start text:id="IMark66000200"/><text:alphabetical-index-mark-start text:id="IMark63296392"/><text:alphabetical-index-mark-start text:id="IMark68733512"/><text:alphabetical-index-mark-start text:id="IMark68686424"/><text:alphabetical-index-mark-start text:id="IMark68776616"/><text:alphabetical-index-mark-start text:id="IMark68748808"/>SQL<text:alphabetical-index-mark-end text:id="IMark68748808"/><text:alphabetical-index-mark-end text:id="IMark68776616"/><text:alphabetical-index-mark-end text:id="IMark68686424"/><text:alphabetical-index-mark-end text:id="IMark68733512"/><text:alphabetical-index-mark-end text:id="IMark63296392"/><text:alphabetical-index-mark-end text:id="IMark66000200"/> <text:alphabetical-index-mark-start text:id="IMark68267800"/><text:alphabetical-index-mark-start text:id="IMark60368696"/><text:alphabetical-index-mark-start text:id="IMark68629576"/>code<text:alphabetical-index-mark-end text:id="IMark68629576"/><text:alphabetical-index-mark-end text:id="IMark60368696"/><text:alphabetical-index-mark-end text:id="IMark68267800"/>, you might need to tell <text:alphabetical-index-mark-start text:id="IMark66026776"/><text:alphabetical-index-mark-start text:id="IMark68713288"/><text:alphabetical-index-mark-start text:id="IMark67398072"/><text:alphabetical-index-mark-start text:id="IMark68205432"/><text:alphabetical-index-mark-start text:id="IMark67249752"/><text:alphabetical-index-mark-start text:id="IMark66709880"/><text:alphabetical-index-mark-start text:id="IMark67132728"/><text:alphabetical-index-mark-start text:id="IMark67009320"/><text:alphabetical-index-mark-start text:id="IMark68792072"/>Sql<text:alphabetical-index-mark-end text:id="IMark68792072"/><text:alphabetical-index-mark-end text:id="IMark67009320"/><text:alphabetical-index-mark-end text:id="IMark67132728"/><text:alphabetical-index-mark-end text:id="IMark66709880"/><text:alphabetical-index-mark-end text:id="IMark67249752"/><text:alphabetical-index-mark-end text:id="IMark68205432"/>ite<text:alphabetical-index-mark-end text:id="IMark67398072"/><text:alphabetical-index-mark-end text:id="IMark68713288"/><text:alphabetical-index-mark-end text:id="IMark66026776"/>3 that you are passing in fact, the <text:alphabetical-index-mark-start text:id="IMark66731992"/><text:alphabetical-index-mark-start text:id="IMark66958728"/><text:alphabetical-index-mark-start text:id="IMark64833816"/>character<text:alphabetical-index-mark-end text:id="IMark64833816"/><text:alphabetical-index-mark-end text:id="IMark66958728"/><text:alphabetical-index-mark-end text:id="IMark66731992"/>s that correspond to quotes (\‘ \’ instead of ‘ ‘ and \“ \” instead of “ “).</text:p>
      <text:p text:style-name="P51"/>
      <text:p text:style-name="P51"><text:soft-page-break/>This happens, for example, when you <text:alphabetical-index-mark-start text:id="IMark68774088"/><text:alphabetical-index-mark-start text:id="IMark66520968"/><text:alphabetical-index-mark-start text:id="IMark64545816"/>call<text:alphabetical-index-mark-end text:id="IMark64545816"/><text:alphabetical-index-mark-end text:id="IMark66520968"/><text:alphabetical-index-mark-end text:id="IMark68774088"/> <text:alphabetical-index-mark-start text:id="IMark65000296"/><text:alphabetical-index-mark-start text:id="IMark63221160"/><text:alphabetical-index-mark-start text:id="IMark63767384"/><text:alphabetical-index-mark-start text:id="IMark64342312"/><text:alphabetical-index-mark-start text:id="IMark65158632"/><text:alphabetical-index-mark-start text:id="IMark66776152"/>sql<text:alphabetical-index-mark-end text:id="IMark66776152"/><text:alphabetical-index-mark-end text:id="IMark65158632"/><text:alphabetical-index-mark-end text:id="IMark64342312"/><text:alphabetical-index-mark-end text:id="IMark63767384"/><text:alphabetical-index-mark-end text:id="IMark63221160"/><text:alphabetical-index-mark-end text:id="IMark65000296"/>p from within the <text:alphabetical-index-mark-start text:id="IMark66766440"/><text:alphabetical-index-mark-start text:id="IMark67641928"/><text:alphabetical-index-mark-start text:id="IMark67396840"/><text:alphabetical-index-mark-start text:id="IMark66743192"/><text:alphabetical-index-mark-start text:id="IMark67130696"/><text:alphabetical-index-mark-start text:id="IMark65693720"/>system<text:alphabetical-index-mark-end text:id="IMark65693720"/><text:alphabetical-index-mark-end text:id="IMark67130696"/><text:alphabetical-index-mark-end text:id="IMark66743192"/><text:alphabetical-index-mark-end text:id="IMark67396840"/><text:alphabetical-index-mark-end text:id="IMark67641928"/><text:alphabetical-index-mark-end text:id="IMark66766440"/> function in <text:alphabetical-index-mark-start text:id="IMark66453704"/><text:alphabetical-index-mark-start text:id="IMark68703176"/><text:alphabetical-index-mark-start text:id="IMark68746280"/>Scheme<text:alphabetical-index-mark-end text:id="IMark68746280"/><text:alphabetical-index-mark-end text:id="IMark68703176"/><text:alphabetical-index-mark-end text:id="IMark66453704"/>, <text:span text:style-name="T38">so you would have to write something like</text:span>:</text:p>
      <text:p text:style-name="P50"/>
      <text:p text:style-name="P58">(<text:alphabetical-index-mark-start text:id="IMark68769032"/><text:alphabetical-index-mark-start text:id="IMark67299080"/><text:alphabetical-index-mark-start text:id="IMark68797128"/><text:alphabetical-index-mark-start text:id="IMark68697752"/><text:alphabetical-index-mark-start text:id="IMark65945016"/><text:alphabetical-index-mark-start text:id="IMark64802184"/>system<text:alphabetical-index-mark-end text:id="IMark64802184"/><text:alphabetical-index-mark-end text:id="IMark65945016"/><text:alphabetical-index-mark-end text:id="IMark68697752"/><text:alphabetical-index-mark-end text:id="IMark68797128"/><text:alphabetical-index-mark-end text:id="IMark67299080"/><text:alphabetical-index-mark-end text:id="IMark68769032"/> “./<text:alphabetical-index-mark-start text:id="IMark66629704"/><text:alphabetical-index-mark-start text:id="IMark68668968"/><text:alphabetical-index-mark-start text:id="IMark63205384"/><text:alphabetical-index-mark-start text:id="IMark65671688"/><text:alphabetical-index-mark-start text:id="IMark66507192"/><text:alphabetical-index-mark-start text:id="IMark68539864"/>sql<text:alphabetical-index-mark-end text:id="IMark68539864"/><text:alphabetical-index-mark-end text:id="IMark66507192"/><text:alphabetical-index-mark-end text:id="IMark65671688"/><text:alphabetical-index-mark-end text:id="IMark63205384"/><text:alphabetical-index-mark-end text:id="IMark68668968"/><text:alphabetical-index-mark-end text:id="IMark66629704"/>p <text:span text:style-name="T38">\</text:span>“<text:alphabetical-index-mark-start text:id="IMark60326952"/><text:alphabetical-index-mark-start text:id="IMark65133528"/><text:alphabetical-index-mark-start text:id="IMark68736040"/>your_<text:alphabetical-index-mark-start text:id="IMark63772184"/><text:alphabetical-index-mark-start text:id="IMark65614424"/><text:alphabetical-index-mark-start text:id="IMark68673752"/>database<text:alphabetical-index-mark-end text:id="IMark68673752"/><text:alphabetical-index-mark-end text:id="IMark65614424"/><text:alphabetical-index-mark-end text:id="IMark63772184"/><text:alphabetical-index-mark-end text:id="IMark68736040"/><text:alphabetical-index-mark-end text:id="IMark65133528"/><text:alphabetical-index-mark-end text:id="IMark60326952"/><text:span text:style-name="T38">\</text:span>” <text:span text:style-name="T38">\</text:span>“<text:alphabetical-index-mark-start text:id="IMark68372296"/><text:alphabetical-index-mark-start text:id="IMark66807400"/><text:alphabetical-index-mark-start text:id="IMark68794600"/>SELECT<text:alphabetical-index-mark-end text:id="IMark68794600"/><text:alphabetical-index-mark-end text:id="IMark66807400"/><text:alphabetical-index-mark-end text:id="IMark68372296"/> * FROM <text:alphabetical-index-mark-start text:id="IMark66958728"/><text:alphabetical-index-mark-start text:id="IMark66731992"/><text:alphabetical-index-mark-start text:id="IMark64833816"/>your_<text:alphabetical-index-mark-start text:id="IMark66026776"/><text:alphabetical-index-mark-start text:id="IMark68713288"/><text:alphabetical-index-mark-start text:id="IMark67398072"/>table<text:alphabetical-index-mark-end text:id="IMark67398072"/><text:alphabetical-index-mark-end text:id="IMark68713288"/><text:alphabetical-index-mark-end text:id="IMark66026776"/><text:alphabetical-index-mark-end text:id="IMark64833816"/><text:alphabetical-index-mark-end text:id="IMark66731992"/><text:alphabetical-index-mark-end text:id="IMark66958728"/>_1 WHERE your_<text:alphabetical-index-mark-start text:id="IMark68205432"/><text:alphabetical-index-mark-start text:id="IMark67249752"/><text:alphabetical-index-mark-start text:id="IMark66709880"/>string<text:alphabetical-index-mark-end text:id="IMark66709880"/><text:alphabetical-index-mark-end text:id="IMark67249752"/><text:alphabetical-index-mark-end text:id="IMark68205432"/> = \‘Hello world!<text:span text:style-name="T38">\</text:span>’;\” ”)</text:p>
      <text:p text:style-name="P50"/>
      <text:p text:style-name="P52">While the same <text:alphabetical-index-mark-start text:id="IMark68629576"/><text:alphabetical-index-mark-start text:id="IMark66000200"/><text:alphabetical-index-mark-start text:id="IMark63296392"/>call<text:alphabetical-index-mark-end text:id="IMark63296392"/><text:alphabetical-index-mark-end text:id="IMark66000200"/><text:alphabetical-index-mark-end text:id="IMark68629576"/> from within a <text:alphabetical-index-mark-start text:id="IMark68733512"/><text:alphabetical-index-mark-start text:id="IMark68686424"/><text:alphabetical-index-mark-start text:id="IMark68776616"/>terminal<text:alphabetical-index-mark-end text:id="IMark68776616"/><text:alphabetical-index-mark-end text:id="IMark68686424"/><text:alphabetical-index-mark-end text:id="IMark68733512"/> would be:</text:p>
      <text:p text:style-name="P52"/>
      <text:p text:style-name="P52">./<text:alphabetical-index-mark-start text:id="IMark65030840"/><text:alphabetical-index-mark-start text:id="IMark66453704"/><text:alphabetical-index-mark-start text:id="IMark68703176"/><text:alphabetical-index-mark-start text:id="IMark68746280"/><text:alphabetical-index-mark-start text:id="IMark66766440"/><text:alphabetical-index-mark-start text:id="IMark67641928"/>sql<text:alphabetical-index-mark-end text:id="IMark67641928"/><text:alphabetical-index-mark-end text:id="IMark66766440"/><text:alphabetical-index-mark-end text:id="IMark68746280"/><text:alphabetical-index-mark-end text:id="IMark68703176"/><text:alphabetical-index-mark-end text:id="IMark66453704"/><text:alphabetical-index-mark-end text:id="IMark65030840"/>p <text:alphabetical-index-mark-start text:id="IMark67396840"/><text:alphabetical-index-mark-start text:id="IMark66743192"/><text:alphabetical-index-mark-start text:id="IMark67130696"/>your_<text:alphabetical-index-mark-start text:id="IMark65693720"/><text:alphabetical-index-mark-start text:id="IMark65000296"/><text:alphabetical-index-mark-start text:id="IMark63221160"/>database<text:alphabetical-index-mark-end text:id="IMark63221160"/><text:alphabetical-index-mark-end text:id="IMark65000296"/><text:alphabetical-index-mark-end text:id="IMark65693720"/><text:alphabetical-index-mark-end text:id="IMark67130696"/><text:alphabetical-index-mark-end text:id="IMark66743192"/><text:alphabetical-index-mark-end text:id="IMark67396840"/> <text:span text:style-name="T23">“</text:span><text:alphabetical-index-mark-start text:id="IMark63767384"/><text:alphabetical-index-mark-start text:id="IMark64342312"/><text:alphabetical-index-mark-start text:id="IMark65158632"/><text:span text:style-name="T23">SELECT</text:span><text:alphabetical-index-mark-end text:id="IMark65158632"/><text:alphabetical-index-mark-end text:id="IMark64342312"/><text:alphabetical-index-mark-end text:id="IMark63767384"/><text:span text:style-name="T23"> * FROM </text:span><text:alphabetical-index-mark-start text:id="IMark66776152"/><text:alphabetical-index-mark-start text:id="IMark68774088"/><text:alphabetical-index-mark-start text:id="IMark66520968"/><text:span text:style-name="T23">your_</text:span><text:alphabetical-index-mark-start text:id="IMark64545816"/><text:alphabetical-index-mark-start text:id="IMark68690568"/><text:alphabetical-index-mark-start text:id="IMark68751336"/><text:span text:style-name="T23">table</text:span><text:alphabetical-index-mark-end text:id="IMark68751336"/><text:alphabetical-index-mark-end text:id="IMark68690568"/><text:alphabetical-index-mark-end text:id="IMark64545816"/><text:alphabetical-index-mark-end text:id="IMark66520968"/><text:alphabetical-index-mark-end text:id="IMark68774088"/><text:alphabetical-index-mark-end text:id="IMark66776152"/><text:span text:style-name="T23">_1 WHERE your_</text:span><text:alphabetical-index-mark-start text:id="IMark64895816"/><text:alphabetical-index-mark-start text:id="IMark65533432"/><text:alphabetical-index-mark-start text:id="IMark66629704"/><text:span text:style-name="T23">string</text:span><text:alphabetical-index-mark-end text:id="IMark66629704"/><text:alphabetical-index-mark-end text:id="IMark65533432"/><text:alphabetical-index-mark-end text:id="IMark64895816"/><text:span text:style-name="T23"> = \‘Hello world!</text:span><text:span text:style-name="T17">\</text:span><text:span text:style-name="T23">’;”</text:span></text:p>
      <text:p text:style-name="P62"/>
      <text:p text:style-name="P52"><text:span text:style-name="T40">o</text:span><text:span text:style-name="T39">r even:</text:span></text:p>
      <text:p text:style-name="P63"/>
      <text:p text:style-name="P60">./<text:alphabetical-index-mark-start text:id="IMark67249752"/><text:alphabetical-index-mark-start text:id="IMark66709880"/><text:alphabetical-index-mark-start text:id="IMark66958728"/><text:alphabetical-index-mark-start text:id="IMark66731992"/><text:alphabetical-index-mark-start text:id="IMark64833816"/><text:alphabetical-index-mark-start text:id="IMark66026776"/>sql<text:alphabetical-index-mark-end text:id="IMark66026776"/><text:alphabetical-index-mark-end text:id="IMark64833816"/><text:alphabetical-index-mark-end text:id="IMark66731992"/><text:alphabetical-index-mark-end text:id="IMark66958728"/><text:alphabetical-index-mark-end text:id="IMark66709880"/><text:alphabetical-index-mark-end text:id="IMark67249752"/>p <text:alphabetical-index-mark-start text:id="IMark68713288"/><text:alphabetical-index-mark-start text:id="IMark67398072"/><text:alphabetical-index-mark-start text:id="IMark68372296"/>your_<text:alphabetical-index-mark-start text:id="IMark66807400"/><text:alphabetical-index-mark-start text:id="IMark68794600"/><text:alphabetical-index-mark-start text:id="IMark68792072"/>database<text:alphabetical-index-mark-end text:id="IMark68792072"/><text:alphabetical-index-mark-end text:id="IMark68794600"/><text:alphabetical-index-mark-end text:id="IMark66807400"/><text:alphabetical-index-mark-end text:id="IMark68372296"/><text:alphabetical-index-mark-end text:id="IMark67398072"/><text:alphabetical-index-mark-end text:id="IMark68713288"/> <text:span text:style-name="T37">“</text:span><text:alphabetical-index-mark-start text:id="IMark67009320"/><text:alphabetical-index-mark-start text:id="IMark60368696"/><text:alphabetical-index-mark-start text:id="IMark68267800"/><text:span text:style-name="T37">SELECT</text:span><text:alphabetical-index-mark-end text:id="IMark68267800"/><text:alphabetical-index-mark-end text:id="IMark60368696"/><text:alphabetical-index-mark-end text:id="IMark67009320"/><text:span text:style-name="T37"> * FROM </text:span><text:alphabetical-index-mark-start text:id="IMark68686424"/><text:alphabetical-index-mark-start text:id="IMark68733512"/><text:alphabetical-index-mark-start text:id="IMark68776616"/><text:span text:style-name="T37">your_</text:span><text:alphabetical-index-mark-start text:id="IMark68629576"/><text:alphabetical-index-mark-start text:id="IMark66000200"/><text:alphabetical-index-mark-start text:id="IMark63296392"/><text:span text:style-name="T37">table</text:span><text:alphabetical-index-mark-end text:id="IMark63296392"/><text:alphabetical-index-mark-end text:id="IMark66000200"/><text:alphabetical-index-mark-end text:id="IMark68629576"/><text:alphabetical-index-mark-end text:id="IMark68776616"/><text:alphabetical-index-mark-end text:id="IMark68733512"/><text:alphabetical-index-mark-end text:id="IMark68686424"/><text:span text:style-name="T37">_1 WHERE your_</text:span><text:alphabetical-index-mark-start text:id="IMark68748808"/><text:alphabetical-index-mark-start text:id="IMark65279848"/><text:alphabetical-index-mark-start text:id="IMark63380072"/><text:span text:style-name="T37">string</text:span><text:alphabetical-index-mark-end text:id="IMark63380072"/><text:alphabetical-index-mark-end text:id="IMark65279848"/><text:alphabetical-index-mark-end text:id="IMark68748808"/><text:span text:style-name="T37"> = ‘Hello world!’;”</text:span></text:p>
      <text:p text:style-name="P63"/>
      <text:p text:style-name="P63">Other languages might require a different <text:alphabetical-index-mark-start text:id="IMark63221160"/><text:alphabetical-index-mark-start text:id="IMark65030840"/><text:alphabetical-index-mark-start text:id="IMark66453704"/>syntax<text:alphabetical-index-mark-end text:id="IMark66453704"/><text:alphabetical-index-mark-end text:id="IMark65030840"/><text:alphabetical-index-mark-end text:id="IMark63221160"/>, so you might have to try different combinations.</text:p>
      <text:p text:style-name="P59"/>
      <text:p text:style-name="P59"/>
      <text:p text:style-name="P50"/>
      <text:h text:style-name="P77" text:outline-level="1"><text:bookmark-start text:name="__RefHeading___Toc965_76759228"/>3. Development.<text:bookmark-end text:name="__RefHeading___Toc965_76759228"/></text:h>
      <text:p text:style-name="P5"/>
      <text:p text:style-name="P28">This is a very simple, short <text:alphabetical-index-mark-start text:id="IMark66776152"/><text:alphabetical-index-mark-start text:id="IMark68774088"/><text:alphabetical-index-mark-start text:id="IMark66520968"/><text:alphabetical-index-mark-start text:id="IMark64545816"/><text:alphabetical-index-mark-start text:id="IMark68690568"/>program<text:alphabetical-index-mark-end text:id="IMark68690568"/><text:alphabetical-index-mark-end text:id="IMark64545816"/><text:alphabetical-index-mark-end text:id="IMark66520968"/><text:alphabetical-index-mark-end text:id="IMark68774088"/><text:alphabetical-index-mark-end text:id="IMark66776152"/> written in C++. I wrote it as a time – saving <text:alphabetical-index-mark-start text:id="IMark68751336"/><text:alphabetical-index-mark-start text:id="IMark68769032"/><text:alphabetical-index-mark-start text:id="IMark67299080"/><text:alphabetical-index-mark-start text:id="IMark64895816"/><text:alphabetical-index-mark-start text:id="IMark65533432"/>tool<text:alphabetical-index-mark-end text:id="IMark65533432"/><text:alphabetical-index-mark-end text:id="IMark64895816"/><text:alphabetical-index-mark-end text:id="IMark67299080"/><text:alphabetical-index-mark-end text:id="IMark68769032"/><text:alphabetical-index-mark-end text:id="IMark68751336"/> to use during the development of a <text:alphabetical-index-mark-start text:id="IMark66629704"/><text:alphabetical-index-mark-start text:id="IMark68797128"/><text:alphabetical-index-mark-start text:id="IMark68697752"/><text:alphabetical-index-mark-start text:id="IMark65945016"/><text:alphabetical-index-mark-start text:id="IMark67132728"/>dataset<text:alphabetical-index-mark-end text:id="IMark67132728"/><text:alphabetical-index-mark-end text:id="IMark65945016"/><text:alphabetical-index-mark-end text:id="IMark68697752"/><text:alphabetical-index-mark-end text:id="IMark68797128"/><text:alphabetical-index-mark-end text:id="IMark66629704"/> that required some degree of data <text:alphabetical-index-mark-start text:id="IMark64802184"/><text:alphabetical-index-mark-start text:id="IMark60326952"/><text:alphabetical-index-mark-start text:id="IMark65971880"/><text:alphabetical-index-mark-start text:id="IMark65133528"/><text:alphabetical-index-mark-start text:id="IMark68736040"/>preparation<text:alphabetical-index-mark-end text:id="IMark68736040"/><text:alphabetical-index-mark-end text:id="IMark65133528"/><text:alphabetical-index-mark-end text:id="IMark65971880"/><text:alphabetical-index-mark-end text:id="IMark60326952"/><text:alphabetical-index-mark-end text:id="IMark64802184"/> using a somewhat lengthy and <text:alphabetical-index-mark-start text:id="IMark65614424"/><text:alphabetical-index-mark-start text:id="IMark63772184"/><text:alphabetical-index-mark-start text:id="IMark68205432"/><text:alphabetical-index-mark-start text:id="IMark68673752"/><text:alphabetical-index-mark-start text:id="IMark68713288"/>repetitive<text:alphabetical-index-mark-end text:id="IMark68713288"/><text:alphabetical-index-mark-end text:id="IMark68673752"/><text:alphabetical-index-mark-end text:id="IMark68205432"/><text:alphabetical-index-mark-end text:id="IMark63772184"/><text:alphabetical-index-mark-end text:id="IMark65614424"/> process.</text:p>
      <text:p text:style-name="P28"/>
      <text:p text:style-name="P28">It is not meant to do miracles, but to pass <text:alphabetical-index-mark-start text:id="IMark68794600"/><text:alphabetical-index-mark-start text:id="IMark68792072"/><text:alphabetical-index-mark-start text:id="IMark67249752"/><text:alphabetical-index-mark-start text:id="IMark66709880"/><text:alphabetical-index-mark-start text:id="IMark66958728"/><text:alphabetical-index-mark-start text:id="IMark66731992"/><text:alphabetical-index-mark-start text:id="IMark64833816"/><text:alphabetical-index-mark-start text:id="IMark66026776"/><text:alphabetical-index-mark-start text:id="IMark67396840"/><text:alphabetical-index-mark-start text:id="IMark67009320"/>SQL<text:alphabetical-index-mark-end text:id="IMark67009320"/><text:alphabetical-index-mark-end text:id="IMark67396840"/><text:alphabetical-index-mark-end text:id="IMark66026776"/><text:alphabetical-index-mark-end text:id="IMark64833816"/><text:alphabetical-index-mark-end text:id="IMark66731992"/><text:alphabetical-index-mark-end text:id="IMark66958728"/><text:alphabetical-index-mark-end text:id="IMark66709880"/><text:alphabetical-index-mark-end text:id="IMark67249752"/><text:alphabetical-index-mark-end text:id="IMark68792072"/><text:alphabetical-index-mark-end text:id="IMark68794600"/> <text:alphabetical-index-mark-start text:id="IMark60368696"/><text:alphabetical-index-mark-start text:id="IMark68267800"/><text:alphabetical-index-mark-start text:id="IMark68686424"/><text:alphabetical-index-mark-start text:id="IMark68733512"/><text:alphabetical-index-mark-start text:id="IMark68776616"/>queries<text:alphabetical-index-mark-end text:id="IMark68776616"/><text:alphabetical-index-mark-end text:id="IMark68733512"/><text:alphabetical-index-mark-end text:id="IMark68686424"/><text:alphabetical-index-mark-end text:id="IMark68267800"/><text:alphabetical-index-mark-end text:id="IMark60368696"/> to <text:alphabetical-index-mark-start text:id="IMark68629576"/><text:alphabetical-index-mark-start text:id="IMark66000200"/><text:alphabetical-index-mark-start text:id="IMark63296392"/><text:alphabetical-index-mark-start text:id="IMark68748808"/><text:alphabetical-index-mark-start text:id="IMark65279848"/><text:alphabetical-index-mark-start text:id="IMark63380072"/><text:alphabetical-index-mark-start text:id="IMark67130696"/><text:alphabetical-index-mark-start text:id="IMark66743192"/><text:alphabetical-index-mark-start text:id="IMark65000296"/><text:alphabetical-index-mark-start text:id="IMark65693720"/><text:alphabetical-index-mark-start text:id="IMark65030840"/><text:alphabetical-index-mark-start text:id="IMark63221160"/><text:alphabetical-index-mark-start text:id="IMark66453704"/><text:alphabetical-index-mark-start text:id="IMark68703176"/><text:alphabetical-index-mark-start text:id="IMark66766440"/>Sql<text:alphabetical-index-mark-end text:id="IMark66766440"/><text:alphabetical-index-mark-end text:id="IMark68703176"/><text:alphabetical-index-mark-end text:id="IMark66453704"/><text:alphabetical-index-mark-end text:id="IMark63221160"/><text:alphabetical-index-mark-end text:id="IMark65030840"/><text:alphabetical-index-mark-end text:id="IMark65693720"/><text:alphabetical-index-mark-end text:id="IMark65000296"/><text:alphabetical-index-mark-end text:id="IMark66743192"/><text:alphabetical-index-mark-end text:id="IMark67130696"/><text:alphabetical-index-mark-end text:id="IMark63380072"/>ite<text:alphabetical-index-mark-end text:id="IMark65279848"/><text:alphabetical-index-mark-end text:id="IMark68748808"/><text:alphabetical-index-mark-end text:id="IMark63296392"/><text:alphabetical-index-mark-end text:id="IMark66000200"/><text:alphabetical-index-mark-end text:id="IMark68629576"/>3 u<text:span text:style-name="T32">s</text:span>ing just two arguments, which are the <text:alphabetical-index-mark-start text:id="IMark68746280"/><text:alphabetical-index-mark-start text:id="IMark68668968"/><text:alphabetical-index-mark-start text:id="IMark67641928"/><text:alphabetical-index-mark-start text:id="IMark63767384"/><text:alphabetical-index-mark-start text:id="IMark63205384"/>database<text:alphabetical-index-mark-end text:id="IMark63205384"/><text:alphabetical-index-mark-end text:id="IMark63767384"/><text:alphabetical-index-mark-end text:id="IMark67641928"/><text:alphabetical-index-mark-end text:id="IMark68668968"/><text:alphabetical-index-mark-end text:id="IMark68746280"/> name and the <text:alphabetical-index-mark-start text:id="IMark64342312"/><text:alphabetical-index-mark-start text:id="IMark65158632"/><text:alphabetical-index-mark-start text:id="IMark65671688"/><text:alphabetical-index-mark-start text:id="IMark68539864"/><text:alphabetical-index-mark-start text:id="IMark66507192"/>string<text:alphabetical-index-mark-end text:id="IMark66507192"/><text:alphabetical-index-mark-end text:id="IMark68539864"/><text:alphabetical-index-mark-end text:id="IMark65671688"/><text:alphabetical-index-mark-end text:id="IMark65158632"/><text:alphabetical-index-mark-end text:id="IMark64342312"/> representing the <text:alphabetical-index-mark-start text:id="IMark63772184"/><text:alphabetical-index-mark-start text:id="IMark65614424"/><text:alphabetical-index-mark-start text:id="IMark68205432"/><text:alphabetical-index-mark-start text:id="IMark68673752"/><text:alphabetical-index-mark-start text:id="IMark68713288"/>query<text:alphabetical-index-mark-end text:id="IMark68713288"/><text:alphabetical-index-mark-end text:id="IMark68673752"/><text:alphabetical-index-mark-end text:id="IMark68205432"/><text:alphabetical-index-mark-end text:id="IMark65614424"/><text:alphabetical-index-mark-end text:id="IMark63772184"/> or <text:alphabetical-index-mark-start text:id="IMark64802184"/><text:alphabetical-index-mark-start text:id="IMark60326952"/><text:alphabetical-index-mark-start text:id="IMark65971880"/><text:alphabetical-index-mark-start text:id="IMark65133528"/><text:alphabetical-index-mark-start text:id="IMark68736040"/>file<text:alphabetical-index-mark-end text:id="IMark68736040"/><text:alphabetical-index-mark-end text:id="IMark65133528"/><text:alphabetical-index-mark-end text:id="IMark65971880"/><text:alphabetical-index-mark-end text:id="IMark60326952"/><text:alphabetical-index-mark-end text:id="IMark64802184"/> that contains the <text:alphabetical-index-mark-start text:id="IMark66629704"/><text:alphabetical-index-mark-start text:id="IMark68797128"/><text:alphabetical-index-mark-start text:id="IMark68697752"/><text:alphabetical-index-mark-start text:id="IMark65945016"/><text:alphabetical-index-mark-start text:id="IMark67132728"/>queries<text:alphabetical-index-mark-end text:id="IMark67132728"/><text:alphabetical-index-mark-end text:id="IMark65945016"/><text:alphabetical-index-mark-end text:id="IMark68697752"/><text:alphabetical-index-mark-end text:id="IMark68797128"/><text:alphabetical-index-mark-end text:id="IMark66629704"/>.</text:p>
      <text:p text:style-name="P28"/>
      <text:p text:style-name="P28">In the second case, when <text:alphabetical-index-mark-start text:id="IMark65533432"/><text:alphabetical-index-mark-start text:id="IMark66776152"/><text:alphabetical-index-mark-start text:id="IMark68774088"/><text:alphabetical-index-mark-start text:id="IMark66520968"/><text:alphabetical-index-mark-start text:id="IMark64545816"/><text:alphabetical-index-mark-start text:id="IMark68690568"/><text:alphabetical-index-mark-start text:id="IMark67398072"/><text:alphabetical-index-mark-start text:id="IMark66807400"/><text:alphabetical-index-mark-start text:id="IMark68372296"/><text:alphabetical-index-mark-start text:id="IMark68629576"/>sql<text:alphabetical-index-mark-end text:id="IMark68629576"/><text:alphabetical-index-mark-end text:id="IMark68372296"/><text:alphabetical-index-mark-end text:id="IMark66807400"/><text:alphabetical-index-mark-end text:id="IMark67398072"/><text:alphabetical-index-mark-end text:id="IMark68690568"/><text:alphabetical-index-mark-end text:id="IMark64545816"/><text:alphabetical-index-mark-end text:id="IMark66520968"/><text:alphabetical-index-mark-end text:id="IMark68774088"/><text:alphabetical-index-mark-end text:id="IMark66776152"/><text:alphabetical-index-mark-end text:id="IMark65533432"/>p is <text:alphabetical-index-mark-start text:id="IMark66000200"/><text:alphabetical-index-mark-start text:id="IMark63296392"/><text:alphabetical-index-mark-start text:id="IMark68748808"/><text:alphabetical-index-mark-start text:id="IMark65279848"/><text:alphabetical-index-mark-start text:id="IMark63380072"/>call<text:alphabetical-index-mark-end text:id="IMark63380072"/><text:alphabetical-index-mark-end text:id="IMark65279848"/><text:alphabetical-index-mark-end text:id="IMark68748808"/><text:alphabetical-index-mark-end text:id="IMark63296392"/><text:alphabetical-index-mark-end text:id="IMark66000200"/>ed with an <text:alphabetical-index-mark-start text:id="IMark67130696"/><text:alphabetical-index-mark-start text:id="IMark66743192"/><text:alphabetical-index-mark-start text:id="IMark65000296"/><text:alphabetical-index-mark-start text:id="IMark65693720"/><text:alphabetical-index-mark-start text:id="IMark65030840"/>.<text:alphabetical-index-mark-start text:id="IMark63221160"/><text:alphabetical-index-mark-start text:id="IMark66453704"/><text:alphabetical-index-mark-start text:id="IMark68703176"/><text:alphabetical-index-mark-start text:id="IMark66766440"/><text:alphabetical-index-mark-start text:id="IMark60368696"/><text:alphabetical-index-mark-start text:id="IMark68267800"/><text:alphabetical-index-mark-start text:id="IMark68686424"/><text:alphabetical-index-mark-start text:id="IMark68733512"/><text:alphabetical-index-mark-start text:id="IMark68776616"/><text:alphabetical-index-mark-start text:id="IMark68794600"/>sql<text:alphabetical-index-mark-end text:id="IMark68794600"/><text:alphabetical-index-mark-end text:id="IMark68776616"/><text:alphabetical-index-mark-end text:id="IMark68733512"/><text:alphabetical-index-mark-end text:id="IMark68686424"/><text:alphabetical-index-mark-end text:id="IMark68267800"/><text:alphabetical-index-mark-end text:id="IMark60368696"/><text:alphabetical-index-mark-end text:id="IMark66766440"/><text:alphabetical-index-mark-end text:id="IMark68703176"/><text:alphabetical-index-mark-end text:id="IMark66453704"/><text:alphabetical-index-mark-end text:id="IMark63221160"/><text:alphabetical-index-mark-end text:id="IMark65030840"/><text:alphabetical-index-mark-end text:id="IMark65693720"/><text:alphabetical-index-mark-end text:id="IMark65000296"/><text:alphabetical-index-mark-end text:id="IMark66743192"/><text:alphabetical-index-mark-end text:id="IMark67130696"/> <text:alphabetical-index-mark-start text:id="IMark68792072"/><text:alphabetical-index-mark-start text:id="IMark67249752"/><text:alphabetical-index-mark-start text:id="IMark66709880"/><text:alphabetical-index-mark-start text:id="IMark66958728"/><text:alphabetical-index-mark-start text:id="IMark66731992"/>file<text:alphabetical-index-mark-end text:id="IMark66731992"/><text:alphabetical-index-mark-end text:id="IMark66958728"/><text:alphabetical-index-mark-end text:id="IMark66709880"/><text:alphabetical-index-mark-end text:id="IMark67249752"/><text:alphabetical-index-mark-end text:id="IMark68792072"/> as second argument, <text:alphabetical-index-mark-start text:id="IMark64833816"/><text:alphabetical-index-mark-start text:id="IMark66026776"/><text:alphabetical-index-mark-start text:id="IMark67396840"/><text:alphabetical-index-mark-start text:id="IMark67009320"/><text:alphabetical-index-mark-start text:id="IMark68751336"/><text:alphabetical-index-mark-start text:id="IMark68797128"/><text:alphabetical-index-mark-start text:id="IMark66629704"/><text:alphabetical-index-mark-start text:id="IMark68697752"/><text:alphabetical-index-mark-start text:id="IMark65945016"/><text:alphabetical-index-mark-start text:id="IMark67132728"/>sql<text:alphabetical-index-mark-end text:id="IMark67132728"/><text:alphabetical-index-mark-end text:id="IMark65945016"/><text:alphabetical-index-mark-end text:id="IMark68697752"/><text:alphabetical-index-mark-end text:id="IMark66629704"/><text:alphabetical-index-mark-end text:id="IMark68797128"/><text:alphabetical-index-mark-end text:id="IMark68751336"/><text:alphabetical-index-mark-end text:id="IMark67009320"/><text:alphabetical-index-mark-end text:id="IMark67396840"/><text:alphabetical-index-mark-end text:id="IMark66026776"/><text:alphabetical-index-mark-end text:id="IMark64833816"/>p opens the <text:alphabetical-index-mark-start text:id="IMark64802184"/><text:alphabetical-index-mark-start text:id="IMark60326952"/><text:alphabetical-index-mark-start text:id="IMark65971880"/><text:alphabetical-index-mark-start text:id="IMark65133528"/><text:alphabetical-index-mark-start text:id="IMark68736040"/>file<text:alphabetical-index-mark-end text:id="IMark68736040"/><text:alphabetical-index-mark-end text:id="IMark65133528"/><text:alphabetical-index-mark-end text:id="IMark65971880"/><text:alphabetical-index-mark-end text:id="IMark60326952"/><text:alphabetical-index-mark-end text:id="IMark64802184"/> and converts all its contents into a <text:alphabetical-index-mark-start text:id="IMark63772184"/><text:alphabetical-index-mark-start text:id="IMark65614424"/><text:alphabetical-index-mark-start text:id="IMark68205432"/><text:alphabetical-index-mark-start text:id="IMark68673752"/><text:alphabetical-index-mark-start text:id="IMark68713288"/>single<text:alphabetical-index-mark-end text:id="IMark68713288"/><text:alphabetical-index-mark-end text:id="IMark68673752"/><text:alphabetical-index-mark-end text:id="IMark68205432"/><text:alphabetical-index-mark-end text:id="IMark65614424"/><text:alphabetical-index-mark-end text:id="IMark63772184"/> <text:alphabetical-index-mark-start text:id="IMark64342312"/><text:alphabetical-index-mark-start text:id="IMark65158632"/><text:alphabetical-index-mark-start text:id="IMark65671688"/><text:alphabetical-index-mark-start text:id="IMark68539864"/><text:alphabetical-index-mark-start text:id="IMark66507192"/>string<text:alphabetical-index-mark-end text:id="IMark66507192"/><text:alphabetical-index-mark-end text:id="IMark68539864"/><text:alphabetical-index-mark-end text:id="IMark65671688"/><text:alphabetical-index-mark-end text:id="IMark65158632"/><text:alphabetical-index-mark-end text:id="IMark64342312"/>, that then is passed to <text:alphabetical-index-mark-start text:id="IMark68746280"/><text:alphabetical-index-mark-start text:id="IMark68668968"/><text:alphabetical-index-mark-start text:id="IMark67641928"/><text:alphabetical-index-mark-start text:id="IMark63767384"/><text:alphabetical-index-mark-start text:id="IMark63205384"/><text:alphabetical-index-mark-start text:id="IMark68769032"/><text:alphabetical-index-mark-start text:id="IMark64895816"/><text:alphabetical-index-mark-start text:id="IMark67299080"/><text:alphabetical-index-mark-start text:id="IMark64146120"/><text:alphabetical-index-mark-start text:id="IMark68480024"/><text:alphabetical-index-mark-start text:id="IMark67610488"/><text:alphabetical-index-mark-start text:id="IMark64928568"/><text:alphabetical-index-mark-start text:id="IMark64920056"/><text:alphabetical-index-mark-start text:id="IMark66012088"/><text:alphabetical-index-mark-start text:id="IMark66019880"/>Sql<text:alphabetical-index-mark-end text:id="IMark66019880"/><text:alphabetical-index-mark-end text:id="IMark66012088"/><text:alphabetical-index-mark-end text:id="IMark64920056"/><text:alphabetical-index-mark-end text:id="IMark64928568"/><text:alphabetical-index-mark-end text:id="IMark67610488"/><text:alphabetical-index-mark-end text:id="IMark68480024"/><text:alphabetical-index-mark-end text:id="IMark64146120"/><text:alphabetical-index-mark-end text:id="IMark67299080"/><text:alphabetical-index-mark-end text:id="IMark64895816"/><text:alphabetical-index-mark-end text:id="IMark68769032"/>ite<text:alphabetical-index-mark-end text:id="IMark63205384"/><text:alphabetical-index-mark-end text:id="IMark63767384"/><text:alphabetical-index-mark-end text:id="IMark67641928"/><text:alphabetical-index-mark-end text:id="IMark68668968"/><text:alphabetical-index-mark-end text:id="IMark68746280"/>3. <text:span text:style-name="T32">Once data is </text:span><text:alphabetical-index-mark-start text:id="IMark68282232"/><text:alphabetical-index-mark-start text:id="IMark68283800"/><text:alphabetical-index-mark-start text:id="IMark68285368"/><text:alphabetical-index-mark-start text:id="IMark68286936"/><text:alphabetical-index-mark-start text:id="IMark68288504"/><text:span text:style-name="T32">retrieve</text:span><text:alphabetical-index-mark-end text:id="IMark68288504"/><text:alphabetical-index-mark-end text:id="IMark68286936"/><text:alphabetical-index-mark-end text:id="IMark68285368"/><text:alphabetical-index-mark-end text:id="IMark68283800"/><text:alphabetical-index-mark-end text:id="IMark68282232"/><text:span text:style-name="T32">d from the </text:span><text:alphabetical-index-mark-start text:id="IMark68108120"/><text:alphabetical-index-mark-start text:id="IMark68106616"/><text:alphabetical-index-mark-start text:id="IMark64926216"/><text:alphabetical-index-mark-start text:id="IMark66013592"/><text:alphabetical-index-mark-start text:id="IMark64143416"/><text:span text:style-name="T32">.</text:span><text:alphabetical-index-mark-start text:id="IMark64141912"/><text:alphabetical-index-mark-start text:id="IMark64135736"/><text:alphabetical-index-mark-start text:id="IMark65776328"/><text:alphabetical-index-mark-start text:id="IMark65774824"/><text:alphabetical-index-mark-start text:id="IMark65773320"/><text:alphabetical-index-mark-start text:id="IMark65717144"/><text:alphabetical-index-mark-start text:id="IMark65715640"/><text:alphabetical-index-mark-start text:id="IMark65714136"/><text:alphabetical-index-mark-start text:id="IMark66328664"/><text:alphabetical-index-mark-start text:id="IMark66327160"/><text:span text:style-name="T32">sql</text:span><text:alphabetical-index-mark-end text:id="IMark66327160"/><text:alphabetical-index-mark-end text:id="IMark66328664"/><text:alphabetical-index-mark-end text:id="IMark65714136"/><text:alphabetical-index-mark-end text:id="IMark65715640"/><text:alphabetical-index-mark-end text:id="IMark65717144"/><text:alphabetical-index-mark-end text:id="IMark65773320"/><text:alphabetical-index-mark-end text:id="IMark65774824"/><text:alphabetical-index-mark-end text:id="IMark65776328"/><text:alphabetical-index-mark-end text:id="IMark64135736"/><text:alphabetical-index-mark-end text:id="IMark64141912"/><text:alphabetical-index-mark-end text:id="IMark64143416"/><text:alphabetical-index-mark-end text:id="IMark66013592"/><text:alphabetical-index-mark-end text:id="IMark64926216"/><text:alphabetical-index-mark-end text:id="IMark68106616"/><text:alphabetical-index-mark-end text:id="IMark68108120"/><text:span text:style-name="T32"> </text:span><text:alphabetical-index-mark-start text:id="IMark66325656"/><text:alphabetical-index-mark-start text:id="IMark67685400"/><text:alphabetical-index-mark-start text:id="IMark67683896"/><text:alphabetical-index-mark-start text:id="IMark67682392"/><text:alphabetical-index-mark-start text:id="IMark67774264"/><text:span text:style-name="T32">file</text:span><text:alphabetical-index-mark-end text:id="IMark67774264"/><text:alphabetical-index-mark-end text:id="IMark67682392"/><text:alphabetical-index-mark-end text:id="IMark67683896"/><text:alphabetical-index-mark-end text:id="IMark67685400"/><text:alphabetical-index-mark-end text:id="IMark66325656"/><text:span text:style-name="T32"> and converted into a rather long </text:span><text:alphabetical-index-mark-start text:id="IMark67780856"/><text:alphabetical-index-mark-start text:id="IMark63181048"/><text:alphabetical-index-mark-start text:id="IMark63182376"/><text:alphabetical-index-mark-start text:id="IMark63183704"/><text:alphabetical-index-mark-start text:id="IMark63185032"/><text:span text:style-name="T32">string</text:span><text:alphabetical-index-mark-end text:id="IMark63185032"/><text:alphabetical-index-mark-end text:id="IMark63183704"/><text:alphabetical-index-mark-end text:id="IMark63182376"/><text:alphabetical-index-mark-end text:id="IMark63181048"/><text:alphabetical-index-mark-end text:id="IMark67780856"/><text:span text:style-name="T32">, </text:span><text:alphabetical-index-mark-start text:id="IMark63191624"/><text:alphabetical-index-mark-start text:id="IMark63192952"/><text:alphabetical-index-mark-start text:id="IMark59202088"/><text:alphabetical-index-mark-start text:id="IMark67331208"/><text:alphabetical-index-mark-start text:id="IMark67332536"/><text:alphabetical-index-mark-start text:id="IMark67333864"/><text:alphabetical-index-mark-start text:id="IMark67335192"/><text:alphabetical-index-mark-start text:id="IMark67336520"/><text:alphabetical-index-mark-start text:id="IMark67337848"/><text:alphabetical-index-mark-start text:id="IMark67339176"/><text:span text:style-name="T32">sql</text:span><text:alphabetical-index-mark-end text:id="IMark67339176"/><text:alphabetical-index-mark-end text:id="IMark67337848"/><text:alphabetical-index-mark-end text:id="IMark67336520"/><text:alphabetical-index-mark-end text:id="IMark67335192"/><text:alphabetical-index-mark-end text:id="IMark67333864"/><text:alphabetical-index-mark-end text:id="IMark67332536"/><text:alphabetical-index-mark-end text:id="IMark67331208"/><text:alphabetical-index-mark-end text:id="IMark59202088"/><text:alphabetical-index-mark-end text:id="IMark63192952"/><text:alphabetical-index-mark-end text:id="IMark63191624"/><text:span text:style-name="T32">p treats that data exactly as in the case of a short </text:span><text:alphabetical-index-mark-start text:id="IMark68242568"/><text:alphabetical-index-mark-start text:id="IMark68243896"/><text:alphabetical-index-mark-start text:id="IMark68245224"/><text:alphabetical-index-mark-start text:id="IMark68246552"/><text:alphabetical-index-mark-start text:id="IMark68247880"/><text:span text:style-name="T32">string</text:span><text:alphabetical-index-mark-end text:id="IMark68247880"/><text:alphabetical-index-mark-end text:id="IMark68246552"/><text:alphabetical-index-mark-end text:id="IMark68245224"/><text:alphabetical-index-mark-end text:id="IMark68243896"/><text:alphabetical-index-mark-end text:id="IMark68242568"/><text:span text:style-name="T32"> </text:span><text:alphabetical-index-mark-start text:id="IMark67519144"/><text:alphabetical-index-mark-start text:id="IMark67520376"/><text:alphabetical-index-mark-start text:id="IMark67521704"/><text:alphabetical-index-mark-start text:id="IMark67523032"/><text:alphabetical-index-mark-start text:id="IMark67524360"/><text:span text:style-name="T32">query</text:span><text:alphabetical-index-mark-end text:id="IMark67524360"/><text:alphabetical-index-mark-end text:id="IMark67523032"/><text:alphabetical-index-mark-end text:id="IMark67521704"/><text:alphabetical-index-mark-end text:id="IMark67520376"/><text:alphabetical-index-mark-end text:id="IMark67519144"/><text:span text:style-name="T32">.</text:span></text:p>
      <text:p text:style-name="P44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40"/>
      <text:p text:style-name="P40"/>
      <text:h text:style-name="Heading_20_3" text:outline-level="3"><text:bookmark-start text:name="__RefHeading___Toc969_76759228"/>3.<text:span text:style-name="T32">1</text:span>.1. <text:span text:style-name="T32">Embed </text:span><text:alphabetical-index-mark-start text:id="IMark68205432"/><text:alphabetical-index-mark-start text:id="IMark68713288"/><text:alphabetical-index-mark-start text:id="IMark64802184"/><text:alphabetical-index-mark-start text:id="IMark60326952"/><text:alphabetical-index-mark-start text:id="IMark65971880"/><text:alphabetical-index-mark-start text:id="IMark65133528"/><text:alphabetical-index-mark-start text:id="IMark68736040"/><text:alphabetical-index-mark-start text:id="IMark64833816"/><text:alphabetical-index-mark-start text:id="IMark66026776"/><text:alphabetical-index-mark-start text:id="IMark67396840"/><text:span text:style-name="T32">sql</text:span><text:alphabetical-index-mark-end text:id="IMark67396840"/><text:alphabetical-index-mark-end text:id="IMark66026776"/><text:alphabetical-index-mark-end text:id="IMark64833816"/><text:alphabetical-index-mark-end text:id="IMark68736040"/><text:alphabetical-index-mark-end text:id="IMark65133528"/><text:alphabetical-index-mark-end text:id="IMark65971880"/><text:alphabetical-index-mark-end text:id="IMark60326952"/><text:alphabetical-index-mark-end text:id="IMark64802184"/><text:alphabetical-index-mark-end text:id="IMark68713288"/><text:alphabetical-index-mark-end text:id="IMark68205432"/><text:span text:style-name="T32">p in a multi </text:span><text:alphabetical-index-mark-start text:id="IMark67009320"/><text:alphabetical-index-mark-start text:id="IMark68751336"/><text:alphabetical-index-mark-start text:id="IMark68797128"/><text:alphabetical-index-mark-start text:id="IMark66629704"/><text:alphabetical-index-mark-start text:id="IMark68697752"/><text:span text:style-name="T32">thread</text:span><text:alphabetical-index-mark-end text:id="IMark68697752"/><text:alphabetical-index-mark-end text:id="IMark66629704"/><text:alphabetical-index-mark-end text:id="IMark68797128"/><text:alphabetical-index-mark-end text:id="IMark68751336"/><text:alphabetical-index-mark-end text:id="IMark67009320"/><text:span text:style-name="T32">ed </text:span><text:alphabetical-index-mark-start text:id="IMark65945016"/><text:alphabetical-index-mark-start text:id="IMark67132728"/><text:alphabetical-index-mark-start text:id="IMark68792072"/><text:alphabetical-index-mark-start text:id="IMark67249752"/><text:alphabetical-index-mark-start text:id="IMark66709880"/><text:span text:style-name="T32">environment</text:span><text:alphabetical-index-mark-end text:id="IMark66709880"/><text:alphabetical-index-mark-end text:id="IMark67249752"/><text:alphabetical-index-mark-end text:id="IMark68792072"/><text:alphabetical-index-mark-end text:id="IMark67132728"/><text:alphabetical-index-mark-end text:id="IMark65945016"/><text:span text:style-name="T32">.</text:span><text:bookmark-end text:name="__RefHeading___Toc969_76759228"/></text:h>
      <text:p text:style-name="P42"/>
      <text:p text:style-name="P42"><text:alphabetical-index-mark-start text:id="IMark65000296"/><text:alphabetical-index-mark-start text:id="IMark65693720"/><text:alphabetical-index-mark-start text:id="IMark65030840"/><text:alphabetical-index-mark-start text:id="IMark63221160"/><text:alphabetical-index-mark-start text:id="IMark66453704"/><text:alphabetical-index-mark-start text:id="IMark68703176"/><text:alphabetical-index-mark-start text:id="IMark66766440"/><text:alphabetical-index-mark-start text:id="IMark60368696"/><text:alphabetical-index-mark-start text:id="IMark68267800"/><text:alphabetical-index-mark-start text:id="IMark68686424"/><text:span text:style-name="T32">S</text:span>ql<text:alphabetical-index-mark-end text:id="IMark68686424"/><text:alphabetical-index-mark-end text:id="IMark68267800"/><text:alphabetical-index-mark-end text:id="IMark60368696"/><text:alphabetical-index-mark-end text:id="IMark66766440"/><text:alphabetical-index-mark-end text:id="IMark68703176"/><text:alphabetical-index-mark-end text:id="IMark66453704"/><text:alphabetical-index-mark-end text:id="IMark63221160"/><text:alphabetical-index-mark-end text:id="IMark65030840"/><text:alphabetical-index-mark-end text:id="IMark65693720"/><text:alphabetical-index-mark-end text:id="IMark65000296"/>p <text:span text:style-name="T32">could work</text:span> in a multi <text:alphabetical-index-mark-start text:id="IMark68733512"/><text:alphabetical-index-mark-start text:id="IMark68776616"/><text:alphabetical-index-mark-start text:id="IMark68794600"/><text:alphabetical-index-mark-start text:id="IMark66000200"/><text:alphabetical-index-mark-start text:id="IMark63296392"/>thread<text:alphabetical-index-mark-end text:id="IMark63296392"/><text:alphabetical-index-mark-end text:id="IMark66000200"/><text:alphabetical-index-mark-end text:id="IMark68794600"/><text:alphabetical-index-mark-end text:id="IMark68776616"/><text:alphabetical-index-mark-end text:id="IMark68733512"/>ed <text:alphabetical-index-mark-start text:id="IMark68748808"/><text:alphabetical-index-mark-start text:id="IMark65279848"/><text:alphabetical-index-mark-start text:id="IMark63380072"/><text:alphabetical-index-mark-start text:id="IMark65533432"/><text:alphabetical-index-mark-start text:id="IMark66776152"/>environment<text:alphabetical-index-mark-end text:id="IMark66776152"/><text:alphabetical-index-mark-end text:id="IMark65533432"/><text:alphabetical-index-mark-end text:id="IMark63380072"/><text:alphabetical-index-mark-end text:id="IMark65279848"/><text:alphabetical-index-mark-end text:id="IMark68748808"/> provided by <text:alphabetical-index-mark-start text:id="IMark68774088"/><text:alphabetical-index-mark-start text:id="IMark66520968"/><text:alphabetical-index-mark-start text:id="IMark64545816"/><text:alphabetical-index-mark-start text:id="IMark68690568"/><text:alphabetical-index-mark-start text:id="IMark67398072"/>OpenMP<text:alphabetical-index-mark-end text:id="IMark67398072"/><text:alphabetical-index-mark-end text:id="IMark68690568"/><text:alphabetical-index-mark-end text:id="IMark64545816"/><text:alphabetical-index-mark-end text:id="IMark66520968"/><text:alphabetical-index-mark-end text:id="IMark68774088"/> or some <text:alphabetical-index-mark-start text:id="IMark66807400"/><text:alphabetical-index-mark-start text:id="IMark68372296"/><text:alphabetical-index-mark-start text:id="IMark68629576"/><text:alphabetical-index-mark-start text:id="IMark67530952"/><text:alphabetical-index-mark-start text:id="IMark68746280"/>MPI<text:alphabetical-index-mark-end text:id="IMark68746280"/><text:alphabetical-index-mark-end text:id="IMark67530952"/><text:alphabetical-index-mark-end text:id="IMark68629576"/><text:alphabetical-index-mark-end text:id="IMark68372296"/><text:alphabetical-index-mark-end text:id="IMark66807400"/> <text:alphabetical-index-mark-start text:id="IMark67641928"/><text:alphabetical-index-mark-start text:id="IMark68668968"/><text:alphabetical-index-mark-start text:id="IMark63205384"/><text:alphabetical-index-mark-start text:id="IMark63767384"/><text:alphabetical-index-mark-start text:id="IMark68769032"/>library<text:alphabetical-index-mark-end text:id="IMark68769032"/><text:alphabetical-index-mark-end text:id="IMark63767384"/><text:alphabetical-index-mark-end text:id="IMark63205384"/><text:alphabetical-index-mark-end text:id="IMark68668968"/><text:alphabetical-index-mark-end text:id="IMark67641928"/> <text:span text:style-name="T32">integrated into a </text:span><text:alphabetical-index-mark-start text:id="IMark64895816"/><text:alphabetical-index-mark-start text:id="IMark67299080"/><text:alphabetical-index-mark-start text:id="IMark64342312"/><text:alphabetical-index-mark-start text:id="IMark64146120"/><text:alphabetical-index-mark-start text:id="IMark65671688"/><text:span text:style-name="T32">program</text:span><text:alphabetical-index-mark-end text:id="IMark65671688"/><text:alphabetical-index-mark-end text:id="IMark64146120"/><text:alphabetical-index-mark-end text:id="IMark64342312"/><text:alphabetical-index-mark-end text:id="IMark67299080"/><text:alphabetical-index-mark-end text:id="IMark64895816"/><text:span text:style-name="T32"> that </text:span><text:alphabetical-index-mark-start text:id="IMark65158632"/><text:alphabetical-index-mark-start text:id="IMark66507192"/><text:alphabetical-index-mark-start text:id="IMark68539864"/><text:alphabetical-index-mark-start text:id="IMark65614424"/><text:alphabetical-index-mark-start text:id="IMark63772184"/><text:span text:style-name="T32">call</text:span><text:alphabetical-index-mark-end text:id="IMark63772184"/><text:alphabetical-index-mark-end text:id="IMark65614424"/><text:alphabetical-index-mark-end text:id="IMark68539864"/><text:alphabetical-index-mark-end text:id="IMark66507192"/><text:alphabetical-index-mark-end text:id="IMark65158632"/><text:span text:style-name="T32">s </text:span><text:alphabetical-index-mark-start text:id="IMark68673752"/><text:alphabetical-index-mark-start text:id="IMark68205432"/><text:alphabetical-index-mark-start text:id="IMark68713288"/><text:alphabetical-index-mark-start text:id="IMark64802184"/><text:alphabetical-index-mark-start text:id="IMark60326952"/><text:alphabetical-index-mark-start text:id="IMark65971880"/><text:alphabetical-index-mark-start text:id="IMark65133528"/><text:alphabetical-index-mark-start text:id="IMark68736040"/><text:alphabetical-index-mark-start text:id="IMark64833816"/><text:alphabetical-index-mark-start text:id="IMark66026776"/><text:span text:style-name="T32">sql</text:span><text:alphabetical-index-mark-end text:id="IMark66026776"/><text:alphabetical-index-mark-end text:id="IMark64833816"/><text:alphabetical-index-mark-end text:id="IMark68736040"/><text:alphabetical-index-mark-end text:id="IMark65133528"/><text:alphabetical-index-mark-end text:id="IMark65971880"/><text:alphabetical-index-mark-end text:id="IMark60326952"/><text:alphabetical-index-mark-end text:id="IMark64802184"/><text:alphabetical-index-mark-end text:id="IMark68713288"/><text:alphabetical-index-mark-end text:id="IMark68205432"/><text:alphabetical-index-mark-end text:id="IMark68673752"/><text:span text:style-name="T32">p</text:span>. <text:span text:style-name="T32">The only thing to consider is how </text:span><text:alphabetical-index-mark-start text:id="IMark67396840"/><text:alphabetical-index-mark-start text:id="IMark67009320"/><text:alphabetical-index-mark-start text:id="IMark68751336"/><text:alphabetical-index-mark-start text:id="IMark68797128"/><text:alphabetical-index-mark-start text:id="IMark66629704"/><text:span text:style-name="T32">table</text:span><text:alphabetical-index-mark-end text:id="IMark66629704"/><text:alphabetical-index-mark-end text:id="IMark68797128"/><text:alphabetical-index-mark-end text:id="IMark68751336"/><text:alphabetical-index-mark-end text:id="IMark67009320"/><text:alphabetical-index-mark-end text:id="IMark67396840"/><text:span text:style-name="T32"> </text:span><text:alphabetical-index-mark-start text:id="IMark68697752"/><text:alphabetical-index-mark-start text:id="IMark65945016"/><text:alphabetical-index-mark-start text:id="IMark67132728"/><text:alphabetical-index-mark-start text:id="IMark68792072"/><text:alphabetical-index-mark-start text:id="IMark67249752"/><text:alphabetical-index-mark-start text:id="IMark66709880"/><text:alphabetical-index-mark-start text:id="IMark66731992"/><text:alphabetical-index-mark-start text:id="IMark66958728"/><text:alphabetical-index-mark-start text:id="IMark66743192"/><text:alphabetical-index-mark-start text:id="IMark67130696"/><text:span text:style-name="T32">lock</text:span><text:alphabetical-index-mark-end text:id="IMark67130696"/><text:alphabetical-index-mark-end text:id="IMark66743192"/><text:alphabetical-index-mark-end text:id="IMark66958728"/><text:alphabetical-index-mark-end text:id="IMark66731992"/><text:alphabetical-index-mark-end text:id="IMark66709880"/><text:span text:style-name="T32">ing</text:span><text:alphabetical-index-mark-end text:id="IMark67249752"/><text:alphabetical-index-mark-end text:id="IMark68792072"/><text:alphabetical-index-mark-end text:id="IMark67132728"/><text:alphabetical-index-mark-end text:id="IMark65945016"/><text:alphabetical-index-mark-end text:id="IMark68697752"/><text:span text:style-name="T32"> will be </text:span><text:alphabetical-index-mark-start text:id="IMark66533752"/><text:alphabetical-index-mark-start text:id="IMark68259048"/><text:alphabetical-index-mark-start text:id="IMark68257544"/><text:alphabetical-index-mark-start text:id="IMark68256040"/><text:alphabetical-index-mark-start text:id="IMark68254536"/><text:span text:style-name="T32">manage</text:span><text:alphabetical-index-mark-end text:id="IMark68254536"/><text:alphabetical-index-mark-end text:id="IMark68256040"/><text:alphabetical-index-mark-end text:id="IMark68257544"/><text:alphabetical-index-mark-end text:id="IMark68259048"/><text:alphabetical-index-mark-end text:id="IMark66533752"/><text:span text:style-name="T32">d by </text:span><text:alphabetical-index-mark-start text:id="IMark68253032"/><text:alphabetical-index-mark-start text:id="IMark68108120"/><text:alphabetical-index-mark-start text:id="IMark64926216"/><text:alphabetical-index-mark-start text:id="IMark64143416"/><text:alphabetical-index-mark-start text:id="IMark65776328"/><text:alphabetical-index-mark-start text:id="IMark65773320"/><text:alphabetical-index-mark-start text:id="IMark65715640"/><text:alphabetical-index-mark-start text:id="IMark66328664"/><text:alphabetical-index-mark-start text:id="IMark67768952"/><text:alphabetical-index-mark-start text:id="IMark67778968"/><text:alphabetical-index-mark-start text:id="IMark67777464"/><text:alphabetical-index-mark-start text:id="IMark67775960"/><text:alphabetical-index-mark-start text:id="IMark67685400"/><text:alphabetical-index-mark-start text:id="IMark67682392"/><text:alphabetical-index-mark-start text:id="IMark67780472"/><text:span text:style-name="T32">Sql</text:span><text:alphabetical-index-mark-end text:id="IMark67780472"/><text:alphabetical-index-mark-end text:id="IMark67682392"/><text:alphabetical-index-mark-end text:id="IMark67685400"/><text:alphabetical-index-mark-end text:id="IMark67775960"/><text:alphabetical-index-mark-end text:id="IMark67777464"/><text:alphabetical-index-mark-end text:id="IMark67778968"/><text:alphabetical-index-mark-end text:id="IMark67768952"/><text:alphabetical-index-mark-end text:id="IMark66328664"/><text:alphabetical-index-mark-end text:id="IMark65715640"/><text:alphabetical-index-mark-end text:id="IMark65773320"/><text:span text:style-name="T32">ite</text:span><text:alphabetical-index-mark-end text:id="IMark65776328"/><text:alphabetical-index-mark-end text:id="IMark64143416"/><text:alphabetical-index-mark-end text:id="IMark64926216"/><text:alphabetical-index-mark-end text:id="IMark68108120"/><text:alphabetical-index-mark-end text:id="IMark68253032"/><text:span text:style-name="T32">3 in practice.</text:span></text:p>
      <text:p text:style-name="P42"/>
      <text:p text:style-name="P42"/>
      <text:h text:style-name="Heading_20_3" text:outline-level="3"><text:bookmark-start text:name="__RefHeading___Toc971_76759228"/>3.<text:span text:style-name="T32">1</text:span>.2. <text:alphabetical-index-mark-start text:id="IMark68267800"/><text:alphabetical-index-mark-start text:id="IMark67641928"/><text:alphabetical-index-mark-start text:id="IMark68668968"/><text:alphabetical-index-mark-start text:id="IMark63205384"/><text:alphabetical-index-mark-start text:id="IMark63767384"/>Call<text:alphabetical-index-mark-end text:id="IMark63767384"/><text:alphabetical-index-mark-end text:id="IMark63205384"/><text:alphabetical-index-mark-end text:id="IMark68668968"/><text:alphabetical-index-mark-end text:id="IMark67641928"/><text:alphabetical-index-mark-end text:id="IMark68267800"/> <text:alphabetical-index-mark-start text:id="IMark68769032"/><text:alphabetical-index-mark-start text:id="IMark66807400"/><text:alphabetical-index-mark-start text:id="IMark68372296"/><text:alphabetical-index-mark-start text:id="IMark68629576"/><text:alphabetical-index-mark-start text:id="IMark67530952"/><text:alphabetical-index-mark-start text:id="IMark68746280"/><text:alphabetical-index-mark-start text:id="IMark68774088"/><text:alphabetical-index-mark-start text:id="IMark66520968"/><text:alphabetical-index-mark-start text:id="IMark64545816"/><text:alphabetical-index-mark-start text:id="IMark68690568"/>sql<text:alphabetical-index-mark-end text:id="IMark68690568"/><text:alphabetical-index-mark-end text:id="IMark64545816"/><text:alphabetical-index-mark-end text:id="IMark66520968"/><text:alphabetical-index-mark-end text:id="IMark68774088"/><text:alphabetical-index-mark-end text:id="IMark68746280"/><text:alphabetical-index-mark-end text:id="IMark67530952"/><text:alphabetical-index-mark-end text:id="IMark68629576"/><text:alphabetical-index-mark-end text:id="IMark68372296"/><text:alphabetical-index-mark-end text:id="IMark66807400"/><text:alphabetical-index-mark-end text:id="IMark68769032"/>p from within an un<text:alphabetical-index-mark-start text:id="IMark67398072"/><text:alphabetical-index-mark-start text:id="IMark68748808"/><text:alphabetical-index-mark-start text:id="IMark65279848"/><text:alphabetical-index-mark-start text:id="IMark63380072"/><text:alphabetical-index-mark-start text:id="IMark65533432"/>common<text:alphabetical-index-mark-end text:id="IMark65533432"/><text:alphabetical-index-mark-end text:id="IMark63380072"/><text:alphabetical-index-mark-end text:id="IMark65279848"/><text:alphabetical-index-mark-end text:id="IMark68748808"/><text:alphabetical-index-mark-end text:id="IMark67398072"/> language.<text:bookmark-end text:name="__RefHeading___Toc971_76759228"/></text:h>
      <text:p text:style-name="P43"/>
      <text:p text:style-name="P43"><text:span text:style-name="T33">It would be possible to use </text:span><text:alphabetical-index-mark-start text:id="IMark68776616"/><text:alphabetical-index-mark-start text:id="IMark68794600"/><text:alphabetical-index-mark-start text:id="IMark66000200"/><text:alphabetical-index-mark-start text:id="IMark63296392"/><text:alphabetical-index-mark-start text:id="IMark65000296"/><text:alphabetical-index-mark-start text:id="IMark64895816"/><text:alphabetical-index-mark-start text:id="IMark67299080"/><text:alphabetical-index-mark-start text:id="IMark64342312"/><text:alphabetical-index-mark-start text:id="IMark64146120"/><text:alphabetical-index-mark-start text:id="IMark65671688"/><text:span text:style-name="T33">sql</text:span><text:alphabetical-index-mark-end text:id="IMark65671688"/><text:alphabetical-index-mark-end text:id="IMark64146120"/><text:alphabetical-index-mark-end text:id="IMark64342312"/><text:alphabetical-index-mark-end text:id="IMark67299080"/><text:alphabetical-index-mark-end text:id="IMark64895816"/><text:alphabetical-index-mark-end text:id="IMark65000296"/><text:alphabetical-index-mark-end text:id="IMark63296392"/><text:alphabetical-index-mark-end text:id="IMark66000200"/><text:alphabetical-index-mark-end text:id="IMark68794600"/><text:alphabetical-index-mark-end text:id="IMark68776616"/><text:span text:style-name="T33">p with a language</text:span> like <text:alphabetical-index-mark-start text:id="IMark65158632"/><text:alphabetical-index-mark-start text:id="IMark66507192"/><text:alphabetical-index-mark-start text:id="IMark68539864"/><text:alphabetical-index-mark-start text:id="IMark65614424"/><text:alphabetical-index-mark-start text:id="IMark63772184"/>Scheme<text:alphabetical-index-mark-end text:id="IMark63772184"/><text:alphabetical-index-mark-end text:id="IMark65614424"/><text:alphabetical-index-mark-end text:id="IMark68539864"/><text:alphabetical-index-mark-end text:id="IMark66507192"/><text:alphabetical-index-mark-end text:id="IMark65158632"/> or <text:alphabetical-index-mark-start text:id="IMark68673752"/><text:alphabetical-index-mark-start text:id="IMark68205432"/><text:alphabetical-index-mark-start text:id="IMark68713288"/><text:alphabetical-index-mark-start text:id="IMark64802184"/><text:alphabetical-index-mark-start text:id="IMark60326952"/>Fortran<text:alphabetical-index-mark-end text:id="IMark60326952"/><text:alphabetical-index-mark-end text:id="IMark64802184"/><text:alphabetical-index-mark-end text:id="IMark68713288"/><text:alphabetical-index-mark-end text:id="IMark68205432"/><text:alphabetical-index-mark-end text:id="IMark68673752"/> using a <text:alphabetical-index-mark-start text:id="IMark65971880"/><text:alphabetical-index-mark-start text:id="IMark65133528"/><text:alphabetical-index-mark-start text:id="IMark68736040"/><text:alphabetical-index-mark-start text:id="IMark64833816"/><text:alphabetical-index-mark-start text:id="IMark66026776"/><text:alphabetical-index-mark-start text:id="IMark65693720"/><text:alphabetical-index-mark-start text:id="IMark67396840"/><text:alphabetical-index-mark-start text:id="IMark67009320"/><text:alphabetical-index-mark-start text:id="IMark68751336"/><text:alphabetical-index-mark-start text:id="IMark68797128"/>system<text:alphabetical-index-mark-end text:id="IMark68797128"/><text:alphabetical-index-mark-end text:id="IMark68751336"/><text:alphabetical-index-mark-end text:id="IMark67009320"/><text:alphabetical-index-mark-end text:id="IMark67396840"/><text:alphabetical-index-mark-end text:id="IMark65693720"/><text:alphabetical-index-mark-end text:id="IMark66026776"/><text:alphabetical-index-mark-end text:id="IMark64833816"/><text:alphabetical-index-mark-end text:id="IMark68736040"/><text:alphabetical-index-mark-end text:id="IMark65133528"/><text:alphabetical-index-mark-end text:id="IMark65971880"/> <text:alphabetical-index-mark-start text:id="IMark66629704"/><text:alphabetical-index-mark-start text:id="IMark66709880"/><text:alphabetical-index-mark-start text:id="IMark66731992"/><text:alphabetical-index-mark-start text:id="IMark66958728"/><text:alphabetical-index-mark-start text:id="IMark66743192"/>call<text:alphabetical-index-mark-end text:id="IMark66743192"/><text:alphabetical-index-mark-end text:id="IMark66958728"/><text:alphabetical-index-mark-end text:id="IMark66731992"/><text:alphabetical-index-mark-end text:id="IMark66709880"/><text:alphabetical-index-mark-end text:id="IMark66629704"/> and thus eliminating the need for <text:alphabetical-index-mark-start text:id="IMark67130696"/><text:alphabetical-index-mark-start text:id="IMark68697752"/><text:alphabetical-index-mark-start text:id="IMark65945016"/><text:alphabetical-index-mark-start text:id="IMark67132728"/><text:alphabetical-index-mark-start text:id="IMark68792072"/><text:alphabetical-index-mark-start text:id="IMark67249752"/><text:alphabetical-index-mark-start text:id="IMark66533752"/><text:alphabetical-index-mark-start text:id="IMark63221160"/><text:alphabetical-index-mark-start text:id="IMark65030840"/><text:alphabetical-index-mark-start text:id="IMark68703176"/><text:alphabetical-index-mark-start text:id="IMark66453704"/><text:alphabetical-index-mark-start text:id="IMark60368696"/><text:alphabetical-index-mark-start text:id="IMark66766440"/><text:alphabetical-index-mark-start text:id="IMark68686424"/><text:alphabetical-index-mark-start text:id="IMark68748808"/>Sql<text:alphabetical-index-mark-end text:id="IMark68748808"/><text:alphabetical-index-mark-end text:id="IMark68686424"/><text:alphabetical-index-mark-end text:id="IMark66766440"/><text:alphabetical-index-mark-end text:id="IMark60368696"/><text:alphabetical-index-mark-end text:id="IMark66453704"/><text:alphabetical-index-mark-end text:id="IMark68703176"/><text:alphabetical-index-mark-end text:id="IMark65030840"/><text:alphabetical-index-mark-end text:id="IMark63221160"/><text:alphabetical-index-mark-end text:id="IMark66533752"/><text:alphabetical-index-mark-end text:id="IMark67249752"/>ite<text:alphabetical-index-mark-end text:id="IMark68792072"/><text:alphabetical-index-mark-end text:id="IMark67132728"/><text:alphabetical-index-mark-end text:id="IMark65945016"/><text:alphabetical-index-mark-end text:id="IMark68697752"/><text:alphabetical-index-mark-end text:id="IMark67130696"/>3 <text:alphabetical-index-mark-start text:id="IMark67398072"/><text:alphabetical-index-mark-start text:id="IMark65279848"/><text:alphabetical-index-mark-start text:id="IMark63380072"/><text:alphabetical-index-mark-start text:id="IMark65533432"/><text:alphabetical-index-mark-start text:id="IMark68769032"/>libraries<text:alphabetical-index-mark-end text:id="IMark68769032"/><text:alphabetical-index-mark-end text:id="IMark65533432"/><text:alphabetical-index-mark-end text:id="IMark63380072"/><text:alphabetical-index-mark-end text:id="IMark65279848"/><text:alphabetical-index-mark-end text:id="IMark67398072"/> for those languages that are hard to come by and not updated often.</text:p>
      <text:p text:style-name="P42"/>
      <text:p text:style-name="P42"/>
      <text:h text:style-name="Heading_20_3" text:outline-level="3"><text:bookmark-start text:name="__RefHeading___Toc973_76759228"/><text:soft-page-break/>3.<text:span text:style-name="T32">1</text:span>.3. Provide multi <text:alphabetical-index-mark-start text:id="IMark66520968"/><text:alphabetical-index-mark-start text:id="IMark68690568"/><text:alphabetical-index-mark-start text:id="IMark68267800"/><text:alphabetical-index-mark-start text:id="IMark67641928"/><text:alphabetical-index-mark-start text:id="IMark68668968"/>thread<text:alphabetical-index-mark-end text:id="IMark68668968"/><text:alphabetical-index-mark-end text:id="IMark67641928"/><text:alphabetical-index-mark-end text:id="IMark68267800"/><text:alphabetical-index-mark-end text:id="IMark68690568"/><text:alphabetical-index-mark-end text:id="IMark66520968"/>ing capability from within <text:alphabetical-index-mark-start text:id="IMark63205384"/><text:alphabetical-index-mark-start text:id="IMark63767384"/><text:alphabetical-index-mark-start text:id="IMark68733512"/><text:alphabetical-index-mark-start text:id="IMark66776152"/><text:alphabetical-index-mark-start text:id="IMark66807400"/><text:alphabetical-index-mark-start text:id="IMark68776616"/><text:alphabetical-index-mark-start text:id="IMark68794600"/><text:alphabetical-index-mark-start text:id="IMark66000200"/><text:alphabetical-index-mark-start text:id="IMark63296392"/><text:alphabetical-index-mark-start text:id="IMark65000296"/>sql<text:alphabetical-index-mark-end text:id="IMark65000296"/><text:alphabetical-index-mark-end text:id="IMark63296392"/><text:alphabetical-index-mark-end text:id="IMark66000200"/><text:alphabetical-index-mark-end text:id="IMark68794600"/><text:alphabetical-index-mark-end text:id="IMark68776616"/><text:alphabetical-index-mark-end text:id="IMark66807400"/><text:alphabetical-index-mark-end text:id="IMark66776152"/><text:alphabetical-index-mark-end text:id="IMark68733512"/><text:alphabetical-index-mark-end text:id="IMark63767384"/><text:alphabetical-index-mark-end text:id="IMark63205384"/>p.<text:bookmark-end text:name="__RefHeading___Toc973_76759228"/></text:h>
      <text:p text:style-name="P42"/>
      <text:p text:style-name="P45"><text:alphabetical-index-mark-start text:id="IMark64146120"/><text:alphabetical-index-mark-start text:id="IMark65671688"/><text:alphabetical-index-mark-start text:id="IMark63185672"/><text:alphabetical-index-mark-start text:id="IMark65279848"/><text:alphabetical-index-mark-start text:id="IMark67398072"/>MPI<text:alphabetical-index-mark-end text:id="IMark67398072"/><text:alphabetical-index-mark-end text:id="IMark65279848"/><text:alphabetical-index-mark-end text:id="IMark63185672"/><text:alphabetical-index-mark-end text:id="IMark65671688"/><text:alphabetical-index-mark-end text:id="IMark64146120"/> would probably be overkill, but <text:alphabetical-index-mark-start text:id="IMark63380072"/><text:alphabetical-index-mark-start text:id="IMark65533432"/><text:alphabetical-index-mark-start text:id="IMark68769032"/><text:alphabetical-index-mark-start text:id="IMark67130696"/><text:alphabetical-index-mark-start text:id="IMark68697752"/>OpenMP<text:alphabetical-index-mark-end text:id="IMark68697752"/><text:alphabetical-index-mark-end text:id="IMark67130696"/><text:alphabetical-index-mark-end text:id="IMark68769032"/><text:alphabetical-index-mark-end text:id="IMark65533432"/><text:alphabetical-index-mark-end text:id="IMark63380072"/> could feasibly work. The issue with <text:alphabetical-index-mark-start text:id="IMark65945016"/><text:alphabetical-index-mark-start text:id="IMark67132728"/><text:alphabetical-index-mark-start text:id="IMark68792072"/><text:alphabetical-index-mark-start text:id="IMark67249752"/><text:alphabetical-index-mark-start text:id="IMark66533752"/>table<text:alphabetical-index-mark-end text:id="IMark66533752"/><text:alphabetical-index-mark-end text:id="IMark67249752"/><text:alphabetical-index-mark-end text:id="IMark68792072"/><text:alphabetical-index-mark-end text:id="IMark67132728"/><text:alphabetical-index-mark-end text:id="IMark65945016"/> <text:alphabetical-index-mark-start text:id="IMark63221160"/><text:alphabetical-index-mark-start text:id="IMark65030840"/><text:alphabetical-index-mark-start text:id="IMark68703176"/><text:alphabetical-index-mark-start text:id="IMark66453704"/><text:alphabetical-index-mark-start text:id="IMark60368696"/><text:alphabetical-index-mark-start text:id="IMark66766440"/><text:alphabetical-index-mark-start text:id="IMark68686424"/><text:alphabetical-index-mark-start text:id="IMark68748808"/><text:alphabetical-index-mark-start text:id="IMark66629704"/><text:alphabetical-index-mark-start text:id="IMark66709880"/>lock<text:alphabetical-index-mark-end text:id="IMark66709880"/><text:alphabetical-index-mark-end text:id="IMark66629704"/><text:alphabetical-index-mark-end text:id="IMark68748808"/><text:alphabetical-index-mark-end text:id="IMark68686424"/><text:alphabetical-index-mark-end text:id="IMark66766440"/>ing<text:alphabetical-index-mark-end text:id="IMark60368696"/><text:alphabetical-index-mark-end text:id="IMark66453704"/><text:alphabetical-index-mark-end text:id="IMark68703176"/><text:alphabetical-index-mark-end text:id="IMark65030840"/><text:alphabetical-index-mark-end text:id="IMark63221160"/> remains and <text:alphabetical-index-mark-start text:id="IMark66731992"/><text:alphabetical-index-mark-start text:id="IMark66958728"/><text:alphabetical-index-mark-start text:id="IMark66743192"/><text:alphabetical-index-mark-start text:id="IMark65971880"/><text:alphabetical-index-mark-start text:id="IMark65133528"/><text:alphabetical-index-mark-start text:id="IMark68736040"/><text:alphabetical-index-mark-start text:id="IMark64833816"/><text:alphabetical-index-mark-start text:id="IMark66026776"/><text:alphabetical-index-mark-start text:id="IMark65693720"/><text:alphabetical-index-mark-start text:id="IMark67396840"/>SQL<text:alphabetical-index-mark-end text:id="IMark67396840"/><text:alphabetical-index-mark-end text:id="IMark65693720"/><text:alphabetical-index-mark-end text:id="IMark66026776"/><text:alphabetical-index-mark-end text:id="IMark64833816"/><text:alphabetical-index-mark-end text:id="IMark68736040"/><text:alphabetical-index-mark-end text:id="IMark65133528"/><text:alphabetical-index-mark-end text:id="IMark65971880"/><text:alphabetical-index-mark-end text:id="IMark66743192"/><text:alphabetical-index-mark-end text:id="IMark66958728"/><text:alphabetical-index-mark-end text:id="IMark66731992"/> scripts for a multi <text:alphabetical-index-mark-start text:id="IMark67009320"/><text:alphabetical-index-mark-start text:id="IMark68751336"/><text:alphabetical-index-mark-start text:id="IMark68797128"/><text:alphabetical-index-mark-start text:id="IMark68673752"/><text:alphabetical-index-mark-start text:id="IMark68205432"/>thread<text:alphabetical-index-mark-end text:id="IMark68205432"/><text:alphabetical-index-mark-end text:id="IMark68673752"/><text:alphabetical-index-mark-end text:id="IMark68797128"/><text:alphabetical-index-mark-end text:id="IMark68751336"/><text:alphabetical-index-mark-end text:id="IMark67009320"/>ed <text:alphabetical-index-mark-start text:id="IMark68713288"/><text:alphabetical-index-mark-start text:id="IMark64802184"/><text:alphabetical-index-mark-start text:id="IMark60326952"/><text:alphabetical-index-mark-start text:id="IMark65158632"/><text:alphabetical-index-mark-start text:id="IMark66507192"/>environment<text:alphabetical-index-mark-end text:id="IMark66507192"/><text:alphabetical-index-mark-end text:id="IMark65158632"/><text:alphabetical-index-mark-end text:id="IMark60326952"/><text:alphabetical-index-mark-end text:id="IMark64802184"/><text:alphabetical-index-mark-end text:id="IMark68713288"/> would require some extra care, but it is still possible.</text:p>
      <text:p text:style-name="P45"/>
      <text:p text:style-name="P45"/>
      <text:h text:style-name="Heading_20_2" text:outline-level="2"><text:bookmark-start text:name="__RefHeading___Toc975_76759228"/>3.2. <text:alphabetical-index-mark-start text:id="IMark68629576"/><text:alphabetical-index-mark-start text:id="IMark68746280"/><text:alphabetical-index-mark-start text:id="IMark64545816"/><text:alphabetical-index-mark-start text:id="IMark63767384"/><text:alphabetical-index-mark-start text:id="IMark63205384"/>Operating<text:alphabetical-index-mark-end text:id="IMark63205384"/><text:alphabetical-index-mark-end text:id="IMark63767384"/><text:alphabetical-index-mark-end text:id="IMark64545816"/><text:alphabetical-index-mark-end text:id="IMark68746280"/><text:alphabetical-index-mark-end text:id="IMark68629576"/> <text:alphabetical-index-mark-start text:id="IMark68733512"/><text:alphabetical-index-mark-start text:id="IMark66776152"/><text:alphabetical-index-mark-start text:id="IMark66807400"/><text:alphabetical-index-mark-start text:id="IMark68776616"/><text:alphabetical-index-mark-start text:id="IMark68794600"/><text:alphabetical-index-mark-start text:id="IMark66000200"/><text:alphabetical-index-mark-start text:id="IMark63296392"/><text:alphabetical-index-mark-start text:id="IMark65000296"/><text:alphabetical-index-mark-start text:id="IMark66520968"/><text:alphabetical-index-mark-start text:id="IMark68690568"/>system<text:alphabetical-index-mark-end text:id="IMark68690568"/><text:alphabetical-index-mark-end text:id="IMark66520968"/><text:alphabetical-index-mark-end text:id="IMark65000296"/><text:alphabetical-index-mark-end text:id="IMark63296392"/><text:alphabetical-index-mark-end text:id="IMark66000200"/><text:alphabetical-index-mark-end text:id="IMark68794600"/><text:alphabetical-index-mark-end text:id="IMark68776616"/><text:alphabetical-index-mark-end text:id="IMark66807400"/><text:alphabetical-index-mark-end text:id="IMark66776152"/><text:alphabetical-index-mark-end text:id="IMark68733512"/>.<text:bookmark-end text:name="__RefHeading___Toc975_76759228"/></text:h>
      <text:p text:style-name="P45"/>
      <text:p text:style-name="P45">I developed <text:alphabetical-index-mark-start text:id="IMark68668968"/><text:alphabetical-index-mark-start text:id="IMark64895816"/><text:alphabetical-index-mark-start text:id="IMark64342312"/><text:alphabetical-index-mark-start text:id="IMark67299080"/><text:alphabetical-index-mark-start text:id="IMark67656888"/><text:alphabetical-index-mark-start text:id="IMark64802184"/><text:alphabetical-index-mark-start text:id="IMark68713288"/><text:alphabetical-index-mark-start text:id="IMark60326952"/><text:alphabetical-index-mark-start text:id="IMark65158632"/><text:alphabetical-index-mark-start text:id="IMark66507192"/>sql<text:alphabetical-index-mark-end text:id="IMark66507192"/><text:alphabetical-index-mark-end text:id="IMark65158632"/><text:alphabetical-index-mark-end text:id="IMark60326952"/><text:alphabetical-index-mark-end text:id="IMark68713288"/><text:alphabetical-index-mark-end text:id="IMark64802184"/><text:alphabetical-index-mark-end text:id="IMark67656888"/><text:alphabetical-index-mark-end text:id="IMark67299080"/><text:alphabetical-index-mark-end text:id="IMark64342312"/><text:alphabetical-index-mark-end text:id="IMark64895816"/><text:alphabetical-index-mark-end text:id="IMark68668968"/>p on a <text:alphabetical-index-mark-start text:id="IMark67009320"/><text:alphabetical-index-mark-start text:id="IMark68751336"/><text:alphabetical-index-mark-start text:id="IMark68797128"/><text:alphabetical-index-mark-start text:id="IMark68673752"/><text:alphabetical-index-mark-start text:id="IMark68205432"/>Linux<text:alphabetical-index-mark-end text:id="IMark68205432"/><text:alphabetical-index-mark-end text:id="IMark68673752"/><text:alphabetical-index-mark-end text:id="IMark68797128"/><text:alphabetical-index-mark-end text:id="IMark68751336"/><text:alphabetical-index-mark-end text:id="IMark67009320"/> machine to use within a <text:alphabetical-index-mark-start text:id="IMark66731992"/><text:alphabetical-index-mark-start text:id="IMark66958728"/><text:alphabetical-index-mark-start text:id="IMark66743192"/><text:alphabetical-index-mark-start text:id="IMark65971880"/><text:alphabetical-index-mark-start text:id="IMark65133528"/>Linux<text:alphabetical-index-mark-end text:id="IMark65133528"/><text:alphabetical-index-mark-end text:id="IMark65971880"/><text:alphabetical-index-mark-end text:id="IMark66743192"/><text:alphabetical-index-mark-end text:id="IMark66958728"/><text:alphabetical-index-mark-end text:id="IMark66731992"/> <text:alphabetical-index-mark-start text:id="IMark68736040"/><text:alphabetical-index-mark-start text:id="IMark64833816"/><text:alphabetical-index-mark-start text:id="IMark66026776"/><text:alphabetical-index-mark-start text:id="IMark65693720"/><text:alphabetical-index-mark-start text:id="IMark67396840"/>environment<text:alphabetical-index-mark-end text:id="IMark67396840"/><text:alphabetical-index-mark-end text:id="IMark65693720"/><text:alphabetical-index-mark-end text:id="IMark66026776"/><text:alphabetical-index-mark-end text:id="IMark64833816"/><text:alphabetical-index-mark-end text:id="IMark68736040"/> with <text:alphabetical-index-mark-start text:id="IMark63221160"/><text:alphabetical-index-mark-start text:id="IMark65030840"/><text:alphabetical-index-mark-start text:id="IMark68703176"/><text:alphabetical-index-mark-start text:id="IMark66453704"/><text:alphabetical-index-mark-start text:id="IMark60368696"/>gcc<text:alphabetical-index-mark-end text:id="IMark60368696"/><text:alphabetical-index-mark-end text:id="IMark66453704"/><text:alphabetical-index-mark-end text:id="IMark68703176"/><text:alphabetical-index-mark-end text:id="IMark65030840"/><text:alphabetical-index-mark-end text:id="IMark63221160"/>. I see no problems for any reasonably seasoned user to co<text:alphabetical-index-mark-start text:id="IMark66766440"/><text:alphabetical-index-mark-start text:id="IMark68686424"/><text:alphabetical-index-mark-start text:id="IMark68748808"/><text:alphabetical-index-mark-start text:id="IMark66629704"/><text:alphabetical-index-mark-start text:id="IMark66709880"/>mpi<text:alphabetical-index-mark-end text:id="IMark66709880"/><text:alphabetical-index-mark-end text:id="IMark66629704"/><text:alphabetical-index-mark-end text:id="IMark68748808"/><text:alphabetical-index-mark-end text:id="IMark68686424"/><text:alphabetical-index-mark-end text:id="IMark66766440"/>le it for a <text:alphabetical-index-mark-start text:id="IMark65945016"/><text:alphabetical-index-mark-start text:id="IMark67132728"/><text:alphabetical-index-mark-start text:id="IMark68792072"/><text:alphabetical-index-mark-start text:id="IMark67249752"/><text:alphabetical-index-mark-start text:id="IMark66533752"/>Windows<text:alphabetical-index-mark-end text:id="IMark66533752"/><text:alphabetical-index-mark-end text:id="IMark67249752"/><text:alphabetical-index-mark-end text:id="IMark68792072"/><text:alphabetical-index-mark-end text:id="IMark67132728"/><text:alphabetical-index-mark-end text:id="IMark65945016"/> <text:alphabetical-index-mark-start text:id="IMark63380072"/><text:alphabetical-index-mark-start text:id="IMark65533432"/><text:alphabetical-index-mark-start text:id="IMark68769032"/><text:alphabetical-index-mark-start text:id="IMark67130696"/><text:alphabetical-index-mark-start text:id="IMark68697752"/><text:alphabetical-index-mark-start text:id="IMark64146120"/><text:alphabetical-index-mark-start text:id="IMark65671688"/><text:alphabetical-index-mark-start text:id="IMark63185672"/><text:alphabetical-index-mark-start text:id="IMark65279848"/><text:alphabetical-index-mark-start text:id="IMark67398072"/>system<text:alphabetical-index-mark-end text:id="IMark67398072"/><text:alphabetical-index-mark-end text:id="IMark65279848"/><text:alphabetical-index-mark-end text:id="IMark63185672"/><text:alphabetical-index-mark-end text:id="IMark65671688"/><text:alphabetical-index-mark-end text:id="IMark64146120"/><text:alphabetical-index-mark-end text:id="IMark68697752"/><text:alphabetical-index-mark-end text:id="IMark67130696"/><text:alphabetical-index-mark-end text:id="IMark68769032"/><text:alphabetical-index-mark-end text:id="IMark65533432"/><text:alphabetical-index-mark-end text:id="IMark63380072"/>. </text:p>
      <text:h text:style-name="P77" text:outline-level="1"><text:bookmark-start text:name="__RefHeading___Toc977_76759228"/>4. Structure<text:bookmark-end text:name="__RefHeading___Toc977_76759228"/></text:h>
      <text:p text:style-name="P5"/>
      <text:p text:style-name="P37">In the main <text:alphabetical-index-mark-start text:id="IMark68733512"/><text:alphabetical-index-mark-start text:id="IMark66807400"/><text:alphabetical-index-mark-start text:id="IMark68776616"/><text:alphabetical-index-mark-start text:id="IMark68794600"/><text:alphabetical-index-mark-start text:id="IMark66000200"/>folder<text:alphabetical-index-mark-end text:id="IMark66000200"/><text:alphabetical-index-mark-end text:id="IMark68794600"/><text:alphabetical-index-mark-end text:id="IMark68776616"/><text:alphabetical-index-mark-end text:id="IMark66807400"/><text:alphabetical-index-mark-end text:id="IMark68733512"/> of the project you will find a couple of <text:alphabetical-index-mark-start text:id="IMark63296392"/><text:alphabetical-index-mark-start text:id="IMark65000296"/><text:alphabetical-index-mark-start text:id="IMark66520968"/><text:alphabetical-index-mark-start text:id="IMark68690568"/><text:alphabetical-index-mark-start text:id="IMark68629576"/>.cpp<text:alphabetical-index-mark-end text:id="IMark68629576"/><text:alphabetical-index-mark-end text:id="IMark68690568"/><text:alphabetical-index-mark-end text:id="IMark66520968"/><text:alphabetical-index-mark-end text:id="IMark65000296"/><text:alphabetical-index-mark-end text:id="IMark63296392"/> and <text:alphabetical-index-mark-start text:id="IMark68746280"/><text:alphabetical-index-mark-start text:id="IMark64545816"/><text:alphabetical-index-mark-start text:id="IMark63767384"/><text:alphabetical-index-mark-start text:id="IMark63205384"/><text:alphabetical-index-mark-start text:id="IMark68774088"/>.hpp<text:alphabetical-index-mark-end text:id="IMark68774088"/><text:alphabetical-index-mark-end text:id="IMark63205384"/><text:alphabetical-index-mark-end text:id="IMark63767384"/><text:alphabetical-index-mark-end text:id="IMark64545816"/><text:alphabetical-index-mark-end text:id="IMark68746280"/> <text:alphabetical-index-mark-start text:id="IMark67641928"/><text:alphabetical-index-mark-start text:id="IMark68267800"/><text:alphabetical-index-mark-start text:id="IMark66865720"/><text:alphabetical-index-mark-start text:id="IMark65533432"/><text:alphabetical-index-mark-start text:id="IMark63380072"/>file<text:alphabetical-index-mark-end text:id="IMark63380072"/><text:alphabetical-index-mark-end text:id="IMark65533432"/><text:alphabetical-index-mark-end text:id="IMark66865720"/><text:alphabetical-index-mark-end text:id="IMark68267800"/><text:alphabetical-index-mark-end text:id="IMark67641928"/>s, as well as text <text:alphabetical-index-mark-start text:id="IMark68769032"/><text:alphabetical-index-mark-start text:id="IMark67130696"/><text:alphabetical-index-mark-start text:id="IMark68697752"/><text:alphabetical-index-mark-start text:id="IMark64146120"/><text:alphabetical-index-mark-start text:id="IMark65671688"/>file<text:alphabetical-index-mark-end text:id="IMark65671688"/><text:alphabetical-index-mark-end text:id="IMark64146120"/><text:alphabetical-index-mark-end text:id="IMark68697752"/><text:alphabetical-index-mark-end text:id="IMark67130696"/><text:alphabetical-index-mark-end text:id="IMark68769032"/>s containing <text:alphabetical-index-mark-start text:id="IMark63185672"/><text:alphabetical-index-mark-start text:id="IMark65279848"/><text:alphabetical-index-mark-start text:id="IMark67398072"/><text:alphabetical-index-mark-start text:id="IMark65945016"/><text:alphabetical-index-mark-start text:id="IMark67132728"/>license<text:alphabetical-index-mark-end text:id="IMark67132728"/><text:alphabetical-index-mark-end text:id="IMark65945016"/><text:alphabetical-index-mark-end text:id="IMark67398072"/><text:alphabetical-index-mark-end text:id="IMark65279848"/><text:alphabetical-index-mark-end text:id="IMark63185672"/> and contribution in<text:alphabetical-index-mark-start text:id="IMark68792072"/><text:alphabetical-index-mark-start text:id="IMark67249752"/><text:alphabetical-index-mark-start text:id="IMark66533752"/><text:alphabetical-index-mark-start text:id="IMark66766440"/><text:alphabetical-index-mark-start text:id="IMark68686424"/>format<text:alphabetical-index-mark-end text:id="IMark68686424"/><text:alphabetical-index-mark-end text:id="IMark66766440"/><text:alphabetical-index-mark-end text:id="IMark66533752"/><text:alphabetical-index-mark-end text:id="IMark67249752"/><text:alphabetical-index-mark-end text:id="IMark68792072"/>ion.</text:p>
      <text:p text:style-name="P35"/>
      <text:p text:style-name="P35">The <text:span text:style-name="T26">main </text:span>project <text:alphabetical-index-mark-start text:id="IMark63221160"/><text:alphabetical-index-mark-start text:id="IMark65030840"/><text:alphabetical-index-mark-start text:id="IMark68703176"/><text:alphabetical-index-mark-start text:id="IMark66453704"/><text:alphabetical-index-mark-start text:id="IMark60368696"/>f<text:span text:style-name="T26">older</text:span><text:alphabetical-index-mark-end text:id="IMark60368696"/><text:alphabetical-index-mark-end text:id="IMark66453704"/><text:alphabetical-index-mark-end text:id="IMark68703176"/><text:alphabetical-index-mark-end text:id="IMark65030840"/><text:alphabetical-index-mark-end text:id="IMark63221160"/> <text:span text:style-name="T26">also </text:span>contains two <text:span text:style-name="T26">sub </text:span><text:alphabetical-index-mark-start text:id="IMark68736040"/><text:alphabetical-index-mark-start text:id="IMark64833816"/><text:alphabetical-index-mark-start text:id="IMark66026776"/><text:alphabetical-index-mark-start text:id="IMark65693720"/><text:alphabetical-index-mark-start text:id="IMark67396840"/>folder<text:alphabetical-index-mark-end text:id="IMark67396840"/><text:alphabetical-index-mark-end text:id="IMark65693720"/><text:alphabetical-index-mark-end text:id="IMark66026776"/><text:alphabetical-index-mark-end text:id="IMark64833816"/><text:alphabetical-index-mark-end text:id="IMark68736040"/>s:</text:p>
      <text:p text:style-name="P35"/>
      <text:h text:style-name="Heading_20_2" text:outline-level="2"><text:bookmark-start text:name="__RefHeading___Toc979_76759228"/>4.1. <text:alphabetical-index-mark-start text:id="IMark65971880"/><text:alphabetical-index-mark-start text:id="IMark67009320"/><text:alphabetical-index-mark-start text:id="IMark68751336"/><text:alphabetical-index-mark-start text:id="IMark68797128"/><text:alphabetical-index-mark-start text:id="IMark68673752"/>/doc<text:bookmark-end text:name="__RefHeading___Toc979_76759228"/><text:alphabetical-index-mark-end text:id="IMark68673752"/><text:alphabetical-index-mark-end text:id="IMark68797128"/><text:alphabetical-index-mark-end text:id="IMark68751336"/><text:alphabetical-index-mark-end text:id="IMark67009320"/><text:alphabetical-index-mark-end text:id="IMark65971880"/></text:h>
      <text:p text:style-name="P36"/>
      <text:p text:style-name="P36">This <text:alphabetical-index-mark-start text:id="IMark64895816"/><text:alphabetical-index-mark-start text:id="IMark64342312"/><text:alphabetical-index-mark-start text:id="IMark67299080"/><text:alphabetical-index-mark-start text:id="IMark67656888"/><text:alphabetical-index-mark-start text:id="IMark64802184"/>folder<text:alphabetical-index-mark-end text:id="IMark64802184"/><text:alphabetical-index-mark-end text:id="IMark67656888"/><text:alphabetical-index-mark-end text:id="IMark67299080"/><text:alphabetical-index-mark-end text:id="IMark64342312"/><text:alphabetical-index-mark-end text:id="IMark64895816"/> contains the manual for <text:alphabetical-index-mark-start text:id="IMark68713288"/><text:alphabetical-index-mark-start text:id="IMark60326952"/><text:alphabetical-index-mark-start text:id="IMark65158632"/><text:alphabetical-index-mark-start text:id="IMark66507192"/><text:alphabetical-index-mark-start text:id="IMark68539864"/><text:alphabetical-index-mark-start text:id="IMark63772184"/><text:alphabetical-index-mark-start text:id="IMark65614424"/><text:alphabetical-index-mark-start text:id="IMark67530952"/><text:alphabetical-index-mark-start text:id="IMark66776152"/><text:alphabetical-index-mark-start text:id="IMark68372296"/>sql<text:alphabetical-index-mark-end text:id="IMark68372296"/><text:alphabetical-index-mark-end text:id="IMark66776152"/><text:alphabetical-index-mark-end text:id="IMark67530952"/><text:alphabetical-index-mark-end text:id="IMark65614424"/><text:alphabetical-index-mark-end text:id="IMark63772184"/><text:alphabetical-index-mark-end text:id="IMark68539864"/><text:alphabetical-index-mark-end text:id="IMark66507192"/><text:alphabetical-index-mark-end text:id="IMark65158632"/><text:alphabetical-index-mark-end text:id="IMark60326952"/><text:alphabetical-index-mark-end text:id="IMark68713288"/>p.</text:p>
      <text:p text:style-name="P36"/>
      <text:p text:style-name="P36"/>
      <text:h text:style-name="Heading_20_2" text:outline-level="2"><text:bookmark-start text:name="__RefHeading___Toc981_76759228"/>4.2. <text:alphabetical-index-mark-start text:id="IMark68686424"/><text:alphabetical-index-mark-start text:id="IMark65279848"/><text:alphabetical-index-mark-start text:id="IMark67398072"/><text:alphabetical-index-mark-start text:id="IMark65945016"/><text:alphabetical-index-mark-start text:id="IMark67132728"/>/examples<text:bookmark-end text:name="__RefHeading___Toc981_76759228"/><text:alphabetical-index-mark-end text:id="IMark67132728"/><text:alphabetical-index-mark-end text:id="IMark65945016"/><text:alphabetical-index-mark-end text:id="IMark67398072"/><text:alphabetical-index-mark-end text:id="IMark65279848"/><text:alphabetical-index-mark-end text:id="IMark68686424"/></text:h>
      <text:p text:style-name="P36"/>
      <text:p text:style-name="P36">This <text:alphabetical-index-mark-start text:id="IMark68697752"/><text:alphabetical-index-mark-start text:id="IMark64146120"/><text:alphabetical-index-mark-start text:id="IMark65671688"/><text:alphabetical-index-mark-start text:id="IMark67641928"/><text:alphabetical-index-mark-start text:id="IMark68267800"/>folder<text:alphabetical-index-mark-end text:id="IMark68267800"/><text:alphabetical-index-mark-end text:id="IMark67641928"/><text:alphabetical-index-mark-end text:id="IMark65671688"/><text:alphabetical-index-mark-end text:id="IMark64146120"/><text:alphabetical-index-mark-end text:id="IMark68697752"/> contains a fe example <text:alphabetical-index-mark-start text:id="IMark66865720"/><text:alphabetical-index-mark-start text:id="IMark65533432"/><text:alphabetical-index-mark-start text:id="IMark63380072"/><text:alphabetical-index-mark-start text:id="IMark68746280"/><text:alphabetical-index-mark-start text:id="IMark64545816"/>file<text:alphabetical-index-mark-end text:id="IMark64545816"/><text:alphabetical-index-mark-end text:id="IMark68746280"/><text:alphabetical-index-mark-end text:id="IMark63380072"/><text:alphabetical-index-mark-end text:id="IMark65533432"/><text:alphabetical-index-mark-end text:id="IMark66865720"/>s, including a <text:alphabetical-index-mark-start text:id="IMark63767384"/><text:alphabetical-index-mark-start text:id="IMark63205384"/><text:alphabetical-index-mark-start text:id="IMark68774088"/><text:alphabetical-index-mark-start text:id="IMark63296392"/><text:alphabetical-index-mark-start text:id="IMark65000296"/>database<text:alphabetical-index-mark-end text:id="IMark65000296"/><text:alphabetical-index-mark-end text:id="IMark63296392"/><text:alphabetical-index-mark-end text:id="IMark68774088"/><text:alphabetical-index-mark-end text:id="IMark63205384"/><text:alphabetical-index-mark-end text:id="IMark63767384"/>s and <text:alphabetical-index-mark-start text:id="IMark66520968"/><text:alphabetical-index-mark-start text:id="IMark68690568"/><text:alphabetical-index-mark-start text:id="IMark68629576"/><text:alphabetical-index-mark-start text:id="IMark68733512"/><text:alphabetical-index-mark-start text:id="IMark66807400"/>.<text:alphabetical-index-mark-start text:id="IMark68776616"/><text:alphabetical-index-mark-start text:id="IMark68794600"/><text:alphabetical-index-mark-start text:id="IMark66000200"/><text:alphabetical-index-mark-start text:id="IMark68748808"/><text:alphabetical-index-mark-start text:id="IMark66709880"/><text:alphabetical-index-mark-start text:id="IMark66629704"/><text:alphabetical-index-mark-start text:id="IMark66731992"/><text:alphabetical-index-mark-start text:id="IMark63221160"/><text:alphabetical-index-mark-start text:id="IMark65030840"/><text:alphabetical-index-mark-start text:id="IMark68703176"/>sql<text:alphabetical-index-mark-end text:id="IMark68703176"/><text:alphabetical-index-mark-end text:id="IMark65030840"/><text:alphabetical-index-mark-end text:id="IMark63221160"/><text:alphabetical-index-mark-end text:id="IMark66731992"/><text:alphabetical-index-mark-end text:id="IMark66629704"/><text:alphabetical-index-mark-end text:id="IMark66709880"/><text:alphabetical-index-mark-end text:id="IMark68748808"/><text:alphabetical-index-mark-end text:id="IMark66000200"/><text:alphabetical-index-mark-end text:id="IMark68794600"/><text:alphabetical-index-mark-end text:id="IMark68776616"/><text:alphabetical-index-mark-end text:id="IMark66807400"/><text:alphabetical-index-mark-end text:id="IMark68733512"/><text:alphabetical-index-mark-end text:id="IMark68629576"/><text:alphabetical-index-mark-end text:id="IMark68690568"/><text:alphabetical-index-mark-end text:id="IMark66520968"/> <text:alphabetical-index-mark-start text:id="IMark66453704"/><text:alphabetical-index-mark-start text:id="IMark60368696"/><text:alphabetical-index-mark-start text:id="IMark64833816"/><text:alphabetical-index-mark-start text:id="IMark68736040"/><text:alphabetical-index-mark-start text:id="IMark66026776"/>file<text:alphabetical-index-mark-end text:id="IMark66026776"/><text:alphabetical-index-mark-end text:id="IMark68736040"/><text:alphabetical-index-mark-end text:id="IMark64833816"/><text:alphabetical-index-mark-end text:id="IMark60368696"/><text:alphabetical-index-mark-end text:id="IMark66453704"/>s.</text:p>
      <text:p text:style-name="P36"/>
      <text:p text:style-name="P36"/>
      <text:p text:style-name="P36"/>
      <text:p text:style-name="P5"/>
      <text:p text:style-name="P5"/>
      <text:h text:style-name="P77" text:outline-level="1"><text:bookmark-start text:name="__RefHeading___Toc983_76759228"/>5. Use<text:bookmark-end text:name="__RefHeading___Toc983_76759228"/></text:h>
      <text:p text:style-name="P12"/>
      <text:h text:style-name="Heading_20_2" text:outline-level="2"><text:bookmark-start text:name="__RefHeading___Toc985_76759228"/>5.1. <text:alphabetical-index-mark-start text:id="IMark68539864"/><text:alphabetical-index-mark-start text:id="IMark65614424"/><text:alphabetical-index-mark-start text:id="IMark67530952"/><text:alphabetical-index-mark-start text:id="IMark66776152"/><text:alphabetical-index-mark-start text:id="IMark68372296"/>Install<text:alphabetical-index-mark-end text:id="IMark68372296"/><text:alphabetical-index-mark-end text:id="IMark66776152"/><text:alphabetical-index-mark-end text:id="IMark67530952"/><text:alphabetical-index-mark-end text:id="IMark65614424"/><text:alphabetical-index-mark-end text:id="IMark68539864"/>ation<text:bookmark-end text:name="__RefHeading___Toc985_76759228"/></text:h>
      <text:p text:style-name="P29"/>
      <text:p text:style-name="P29">Uncompress and copy the contents of this <text:alphabetical-index-mark-start text:id="IMark67656888"/><text:alphabetical-index-mark-start text:id="IMark64802184"/><text:alphabetical-index-mark-start text:id="IMark63366968"/><text:alphabetical-index-mark-start text:id="IMark68792072"/><text:alphabetical-index-mark-start text:id="IMark67249752"/>file<text:alphabetical-index-mark-end text:id="IMark67249752"/><text:alphabetical-index-mark-end text:id="IMark68792072"/><text:alphabetical-index-mark-end text:id="IMark63366968"/><text:alphabetical-index-mark-end text:id="IMark64802184"/><text:alphabetical-index-mark-end text:id="IMark67656888"/> wherever you want in your <text:alphabetical-index-mark-start text:id="IMark66766440"/><text:alphabetical-index-mark-start text:id="IMark66533752"/><text:alphabetical-index-mark-start text:id="IMark65279848"/><text:alphabetical-index-mark-start text:id="IMark68686424"/><text:alphabetical-index-mark-start text:id="IMark67398072"/><text:alphabetical-index-mark-start text:id="IMark65945016"/><text:alphabetical-index-mark-start text:id="IMark67132728"/><text:alphabetical-index-mark-start text:id="IMark63185672"/><text:alphabetical-index-mark-start text:id="IMark67130696"/><text:alphabetical-index-mark-start text:id="IMark68769032"/>system<text:alphabetical-index-mark-end text:id="IMark68769032"/><text:alphabetical-index-mark-end text:id="IMark67130696"/><text:alphabetical-index-mark-end text:id="IMark63185672"/><text:alphabetical-index-mark-end text:id="IMark67132728"/><text:alphabetical-index-mark-end text:id="IMark65945016"/><text:alphabetical-index-mark-end text:id="IMark67398072"/><text:alphabetical-index-mark-end text:id="IMark68686424"/><text:alphabetical-index-mark-end text:id="IMark65279848"/><text:alphabetical-index-mark-end text:id="IMark66533752"/><text:alphabetical-index-mark-end text:id="IMark66766440"/>.</text:p>
      <text:p text:style-name="P29"/>
      <text:p text:style-name="P29">Copy <text:alphabetical-index-mark-start text:id="IMark66453704"/><text:alphabetical-index-mark-start text:id="IMark64833816"/><text:alphabetical-index-mark-start text:id="IMark68736040"/><text:alphabetical-index-mark-start text:id="IMark66026776"/><text:alphabetical-index-mark-start text:id="IMark66520968"/><text:alphabetical-index-mark-start text:id="IMark68690568"/><text:alphabetical-index-mark-start text:id="IMark68629576"/><text:alphabetical-index-mark-start text:id="IMark68733512"/><text:alphabetical-index-mark-start text:id="IMark66807400"/><text:alphabetical-index-mark-start text:id="IMark68776616"/><text:alphabetical-index-mark-start text:id="IMark68794600"/><text:alphabetical-index-mark-start text:id="IMark66000200"/><text:alphabetical-index-mark-start text:id="IMark68748808"/><text:alphabetical-index-mark-start text:id="IMark66709880"/><text:alphabetical-index-mark-start text:id="IMark66629704"/><text:span text:style-name="T17">sql</text:span><text:alphabetical-index-mark-end text:id="IMark66629704"/><text:alphabetical-index-mark-end text:id="IMark66709880"/><text:alphabetical-index-mark-end text:id="IMark68748808"/><text:alphabetical-index-mark-end text:id="IMark66000200"/><text:alphabetical-index-mark-end text:id="IMark68794600"/><text:alphabetical-index-mark-end text:id="IMark68776616"/><text:alphabetical-index-mark-end text:id="IMark66807400"/><text:alphabetical-index-mark-end text:id="IMark68733512"/><text:alphabetical-index-mark-end text:id="IMark68629576"/><text:alphabetical-index-mark-end text:id="IMark68690568"/><text:span text:style-name="T17">ite</text:span><text:alphabetical-index-mark-end text:id="IMark66520968"/><text:alphabetical-index-mark-end text:id="IMark66026776"/><text:alphabetical-index-mark-end text:id="IMark68736040"/><text:alphabetical-index-mark-end text:id="IMark64833816"/><text:alphabetical-index-mark-end text:id="IMark66453704"/><text:span text:style-name="T17">3</text:span><text:alphabetical-index-mark-start text:id="IMark66731992"/><text:alphabetical-index-mark-start text:id="IMark63221160"/><text:alphabetical-index-mark-start text:id="IMark65030840"/><text:alphabetical-index-mark-start text:id="IMark68703176"/><text:alphabetical-index-mark-start text:id="IMark63767384"/><text:span text:style-name="T17">.cpp</text:span><text:alphabetical-index-mark-end text:id="IMark63767384"/><text:alphabetical-index-mark-end text:id="IMark68703176"/><text:alphabetical-index-mark-end text:id="IMark65030840"/><text:alphabetical-index-mark-end text:id="IMark63221160"/><text:alphabetical-index-mark-end text:id="IMark66731992"/> and <text:alphabetical-index-mark-start text:id="IMark63205384"/><text:alphabetical-index-mark-start text:id="IMark68774088"/><text:alphabetical-index-mark-start text:id="IMark63296392"/><text:alphabetical-index-mark-start text:id="IMark65000296"/><text:alphabetical-index-mark-start text:id="IMark66865720"/><text:alphabetical-index-mark-start text:id="IMark65533432"/><text:alphabetical-index-mark-start text:id="IMark63380072"/><text:alphabetical-index-mark-start text:id="IMark68746280"/><text:alphabetical-index-mark-start text:id="IMark64545816"/><text:alphabetical-index-mark-start text:id="IMark68697752"/><text:alphabetical-index-mark-start text:id="IMark64146120"/><text:alphabetical-index-mark-start text:id="IMark65671688"/><text:alphabetical-index-mark-start text:id="IMark67641928"/><text:alphabetical-index-mark-start text:id="IMark68267800"/><text:alphabetical-index-mark-start text:id="IMark65693720"/><text:span text:style-name="T17">sql</text:span><text:alphabetical-index-mark-end text:id="IMark65693720"/><text:alphabetical-index-mark-end text:id="IMark68267800"/><text:alphabetical-index-mark-end text:id="IMark67641928"/><text:alphabetical-index-mark-end text:id="IMark65671688"/><text:alphabetical-index-mark-end text:id="IMark64146120"/><text:alphabetical-index-mark-end text:id="IMark68697752"/><text:alphabetical-index-mark-end text:id="IMark64545816"/><text:alphabetical-index-mark-end text:id="IMark68746280"/><text:alphabetical-index-mark-end text:id="IMark63380072"/><text:alphabetical-index-mark-end text:id="IMark65533432"/><text:span text:style-name="T17">ite</text:span><text:alphabetical-index-mark-end text:id="IMark66865720"/><text:alphabetical-index-mark-end text:id="IMark65000296"/><text:alphabetical-index-mark-end text:id="IMark63296392"/><text:alphabetical-index-mark-end text:id="IMark68774088"/><text:alphabetical-index-mark-end text:id="IMark63205384"/><text:span text:style-name="T17">3.h</text:span> to the same <text:alphabetical-index-mark-start text:id="IMark66743192"/><text:alphabetical-index-mark-start text:id="IMark67396840"/><text:alphabetical-index-mark-start text:id="IMark67009320"/><text:alphabetical-index-mark-start text:id="IMark66958728"/><text:alphabetical-index-mark-start text:id="IMark68751336"/>folder<text:alphabetical-index-mark-end text:id="IMark68751336"/><text:alphabetical-index-mark-end text:id="IMark66958728"/><text:alphabetical-index-mark-end text:id="IMark67009320"/><text:alphabetical-index-mark-end text:id="IMark67396840"/><text:alphabetical-index-mark-end text:id="IMark66743192"/> or open <text:alphabetical-index-mark-start text:id="IMark65971880"/><text:alphabetical-index-mark-start text:id="IMark68673752"/><text:alphabetical-index-mark-start text:id="IMark68797128"/><text:alphabetical-index-mark-start text:id="IMark68668968"/><text:alphabetical-index-mark-start text:id="IMark65133528"/><text:alphabetical-index-mark-start text:id="IMark68205432"/><text:alphabetical-index-mark-start text:id="IMark60326952"/><text:alphabetical-index-mark-start text:id="IMark68713288"/><text:alphabetical-index-mark-start text:id="IMark66507192"/><text:alphabetical-index-mark-start text:id="IMark65158632"/><text:span text:style-name="T17">sql</text:span><text:alphabetical-index-mark-end text:id="IMark65158632"/><text:alphabetical-index-mark-end text:id="IMark66507192"/><text:alphabetical-index-mark-end text:id="IMark68713288"/><text:alphabetical-index-mark-end text:id="IMark60326952"/><text:alphabetical-index-mark-end text:id="IMark68205432"/><text:alphabetical-index-mark-end text:id="IMark65133528"/><text:alphabetical-index-mark-end text:id="IMark68668968"/><text:alphabetical-index-mark-end text:id="IMark68797128"/><text:alphabetical-index-mark-end text:id="IMark68673752"/><text:alphabetical-index-mark-end text:id="IMark65971880"/><text:span text:style-name="T17">p1</text:span><text:alphabetical-index-mark-start text:id="IMark65614424"/><text:alphabetical-index-mark-start text:id="IMark68539864"/><text:alphabetical-index-mark-start text:id="IMark67530952"/><text:alphabetical-index-mark-start text:id="IMark66776152"/><text:alphabetical-index-mark-start text:id="IMark68372296"/><text:span text:style-name="T17">.hpp</text:span><text:alphabetical-index-mark-end text:id="IMark68372296"/><text:alphabetical-index-mark-end text:id="IMark66776152"/><text:alphabetical-index-mark-end text:id="IMark67530952"/><text:alphabetical-index-mark-end text:id="IMark68539864"/><text:alphabetical-index-mark-end text:id="IMark65614424"/> and modify the <text:span text:style-name="T17">#include "</text:span><text:alphabetical-index-mark-start text:id="IMark63772184"/><text:alphabetical-index-mark-start text:id="IMark67299080"/><text:alphabetical-index-mark-start text:id="IMark64342312"/><text:alphabetical-index-mark-start text:id="IMark66533752"/><text:alphabetical-index-mark-start text:id="IMark66766440"/><text:alphabetical-index-mark-start text:id="IMark65279848"/><text:alphabetical-index-mark-start text:id="IMark68686424"/><text:alphabetical-index-mark-start text:id="IMark67398072"/><text:alphabetical-index-mark-start text:id="IMark65945016"/><text:alphabetical-index-mark-start text:id="IMark67132728"/><text:alphabetical-index-mark-start text:id="IMark63185672"/><text:alphabetical-index-mark-start text:id="IMark67130696"/><text:alphabetical-index-mark-start text:id="IMark68769032"/><text:alphabetical-index-mark-start text:id="IMark67656888"/><text:alphabetical-index-mark-start text:id="IMark64802184"/><text:span text:style-name="T17">sql</text:span><text:alphabetical-index-mark-end text:id="IMark64802184"/><text:alphabetical-index-mark-end text:id="IMark67656888"/><text:alphabetical-index-mark-end text:id="IMark68769032"/><text:alphabetical-index-mark-end text:id="IMark67130696"/><text:alphabetical-index-mark-end text:id="IMark63185672"/><text:alphabetical-index-mark-end text:id="IMark67132728"/><text:alphabetical-index-mark-end text:id="IMark65945016"/><text:alphabetical-index-mark-end text:id="IMark67398072"/><text:alphabetical-index-mark-end text:id="IMark68686424"/><text:alphabetical-index-mark-end text:id="IMark65279848"/><text:span text:style-name="T17">ite</text:span><text:alphabetical-index-mark-end text:id="IMark66766440"/><text:alphabetical-index-mark-end text:id="IMark66533752"/><text:alphabetical-index-mark-end text:id="IMark64342312"/><text:alphabetical-index-mark-end text:id="IMark67299080"/><text:alphabetical-index-mark-end text:id="IMark63772184"/><text:span text:style-name="T17">3.h"</text:span> line <text:span text:style-name="T27">in </text:span><text:alphabetical-index-mark-start text:id="IMark63366968"/><text:alphabetical-index-mark-start text:id="IMark68792072"/><text:alphabetical-index-mark-start text:id="IMark67249752"/><text:alphabetical-index-mark-start text:id="IMark60271496"/><text:alphabetical-index-mark-start text:id="IMark60368696"/><text:alphabetical-index-mark-start text:id="IMark65489896"/><text:alphabetical-index-mark-start text:id="IMark63576088"/><text:alphabetical-index-mark-start text:id="IMark63579224"/><text:alphabetical-index-mark-start text:id="IMark67023880"/><text:alphabetical-index-mark-start text:id="IMark64434744"/><text:span text:style-name="T20">sql</text:span><text:alphabetical-index-mark-end text:id="IMark64434744"/><text:alphabetical-index-mark-end text:id="IMark67023880"/><text:alphabetical-index-mark-end text:id="IMark63579224"/><text:alphabetical-index-mark-end text:id="IMark63576088"/><text:alphabetical-index-mark-end text:id="IMark65489896"/><text:alphabetical-index-mark-end text:id="IMark60368696"/><text:alphabetical-index-mark-end text:id="IMark60271496"/><text:alphabetical-index-mark-end text:id="IMark67249752"/><text:alphabetical-index-mark-end text:id="IMark68792072"/><text:alphabetical-index-mark-end text:id="IMark63366968"/><text:span text:style-name="T20">p1</text:span><text:alphabetical-index-mark-start text:id="IMark64445032"/><text:alphabetical-index-mark-start text:id="IMark64446360"/><text:alphabetical-index-mark-start text:id="IMark64447688"/><text:alphabetical-index-mark-start text:id="IMark64449016"/><text:alphabetical-index-mark-start text:id="IMark64450344"/><text:span text:style-name="T20">.hpp</text:span><text:alphabetical-index-mark-end text:id="IMark64450344"/><text:alphabetical-index-mark-end text:id="IMark64449016"/><text:alphabetical-index-mark-end text:id="IMark64447688"/><text:alphabetical-index-mark-end text:id="IMark64446360"/><text:alphabetical-index-mark-end text:id="IMark64445032"/><text:span text:style-name="T27"> </text:span>accordingly, with the <text:alphabetical-index-mark-start text:id="IMark65593304"/><text:alphabetical-index-mark-start text:id="IMark65594632"/><text:alphabetical-index-mark-start text:id="IMark65595960"/><text:alphabetical-index-mark-start text:id="IMark65597288"/><text:alphabetical-index-mark-start text:id="IMark65598616"/>path<text:alphabetical-index-mark-end text:id="IMark65598616"/><text:alphabetical-index-mark-end text:id="IMark65597288"/><text:alphabetical-index-mark-end text:id="IMark65595960"/><text:alphabetical-index-mark-end text:id="IMark65594632"/><text:alphabetical-index-mark-end text:id="IMark65593304"/> to <text:alphabetical-index-mark-start text:id="IMark65605208"/><text:alphabetical-index-mark-start text:id="IMark65606536"/><text:alphabetical-index-mark-start text:id="IMark65607864"/><text:alphabetical-index-mark-start text:id="IMark64454216"/><text:alphabetical-index-mark-start text:id="IMark67614760"/><text:alphabetical-index-mark-start text:id="IMark67616088"/><text:alphabetical-index-mark-start text:id="IMark67617416"/><text:alphabetical-index-mark-start text:id="IMark67618744"/><text:alphabetical-index-mark-start text:id="IMark67620072"/><text:alphabetical-index-mark-start text:id="IMark67621400"/><text:alphabetical-index-mark-start text:id="IMark67622728"/><text:alphabetical-index-mark-start text:id="IMark67624056"/><text:alphabetical-index-mark-start text:id="IMark67625384"/><text:alphabetical-index-mark-start text:id="IMark67626712"/><text:alphabetical-index-mark-start text:id="IMark67628040"/><text:span text:style-name="T17">sql</text:span><text:alphabetical-index-mark-end text:id="IMark67628040"/><text:alphabetical-index-mark-end text:id="IMark67626712"/><text:alphabetical-index-mark-end text:id="IMark67625384"/><text:alphabetical-index-mark-end text:id="IMark67624056"/><text:alphabetical-index-mark-end text:id="IMark67622728"/><text:alphabetical-index-mark-end text:id="IMark67621400"/><text:alphabetical-index-mark-end text:id="IMark67620072"/><text:alphabetical-index-mark-end text:id="IMark67618744"/><text:alphabetical-index-mark-end text:id="IMark67617416"/><text:alphabetical-index-mark-end text:id="IMark67616088"/><text:span text:style-name="T17">ite</text:span><text:alphabetical-index-mark-end text:id="IMark67614760"/><text:alphabetical-index-mark-end text:id="IMark64454216"/><text:alphabetical-index-mark-end text:id="IMark65607864"/><text:alphabetical-index-mark-end text:id="IMark65606536"/><text:alphabetical-index-mark-end text:id="IMark65605208"/><text:span text:style-name="T17">3.h</text:span> on your <text:alphabetical-index-mark-start text:id="IMark65260744"/><text:alphabetical-index-mark-start text:id="IMark65262040"/><text:alphabetical-index-mark-start text:id="IMark65263368"/><text:alphabetical-index-mark-start text:id="IMark65264696"/><text:alphabetical-index-mark-start text:id="IMark65266024"/><text:alphabetical-index-mark-start text:id="IMark65267352"/><text:alphabetical-index-mark-start text:id="IMark65268680"/><text:alphabetical-index-mark-start text:id="IMark65270008"/><text:alphabetical-index-mark-start text:id="IMark65271336"/><text:alphabetical-index-mark-start text:id="IMark68344952"/>system<text:alphabetical-index-mark-end text:id="IMark68344952"/><text:alphabetical-index-mark-end text:id="IMark65271336"/><text:alphabetical-index-mark-end text:id="IMark65270008"/><text:alphabetical-index-mark-end text:id="IMark65268680"/><text:alphabetical-index-mark-end text:id="IMark65267352"/><text:alphabetical-index-mark-end text:id="IMark65266024"/><text:alphabetical-index-mark-end text:id="IMark65264696"/><text:alphabetical-index-mark-end text:id="IMark65263368"/><text:alphabetical-index-mark-end text:id="IMark65262040"/><text:alphabetical-index-mark-end text:id="IMark65260744"/>.</text:p>
      <text:p text:style-name="P29"/>
      <text:p text:style-name="P29"/>
      <text:h text:style-name="Heading_20_3" text:outline-level="3"><text:bookmark-start text:name="__RefHeading___Toc987_76759228"/><text:span text:style-name="T16">5.1.1. </text:span>Co<text:alphabetical-index-mark-start text:id="IMark68746280"/><text:alphabetical-index-mark-start text:id="IMark68697752"/><text:alphabetical-index-mark-start text:id="IMark64146120"/><text:alphabetical-index-mark-start text:id="IMark65671688"/><text:alphabetical-index-mark-start text:id="IMark67641928"/>mpi<text:alphabetical-index-mark-end text:id="IMark67641928"/><text:alphabetical-index-mark-end text:id="IMark65671688"/><text:alphabetical-index-mark-end text:id="IMark64146120"/><text:alphabetical-index-mark-end text:id="IMark68697752"/><text:alphabetical-index-mark-end text:id="IMark68746280"/>l<text:span text:style-name="T16">ation</text:span><text:bookmark-end text:name="__RefHeading___Toc987_76759228"/></text:h>
      <text:p text:style-name="P29"/>
      <text:p text:style-name="P31">In a <text:alphabetical-index-mark-start text:id="IMark68774088"/><text:alphabetical-index-mark-start text:id="IMark63296392"/><text:alphabetical-index-mark-start text:id="IMark65000296"/><text:alphabetical-index-mark-start text:id="IMark66865720"/><text:alphabetical-index-mark-start text:id="IMark68776616"/>Linux<text:alphabetical-index-mark-end text:id="IMark68776616"/><text:alphabetical-index-mark-end text:id="IMark66865720"/><text:alphabetical-index-mark-end text:id="IMark65000296"/><text:alphabetical-index-mark-end text:id="IMark63296392"/><text:alphabetical-index-mark-end text:id="IMark68774088"/> <text:alphabetical-index-mark-start text:id="IMark66743192"/><text:alphabetical-index-mark-start text:id="IMark67396840"/><text:alphabetical-index-mark-start text:id="IMark67009320"/><text:alphabetical-index-mark-start text:id="IMark66958728"/><text:alphabetical-index-mark-start text:id="IMark68751336"/><text:alphabetical-index-mark-start text:id="IMark68794600"/><text:alphabetical-index-mark-start text:id="IMark65971880"/><text:alphabetical-index-mark-start text:id="IMark68673752"/><text:alphabetical-index-mark-start text:id="IMark68797128"/><text:alphabetical-index-mark-start text:id="IMark68668968"/>system<text:alphabetical-index-mark-end text:id="IMark68668968"/><text:alphabetical-index-mark-end text:id="IMark68797128"/><text:alphabetical-index-mark-end text:id="IMark68673752"/><text:alphabetical-index-mark-end text:id="IMark65971880"/><text:alphabetical-index-mark-end text:id="IMark68794600"/><text:alphabetical-index-mark-end text:id="IMark68751336"/><text:alphabetical-index-mark-end text:id="IMark66958728"/><text:alphabetical-index-mark-end text:id="IMark67009320"/><text:alphabetical-index-mark-end text:id="IMark67396840"/><text:alphabetical-index-mark-end text:id="IMark66743192"/> using <text:alphabetical-index-mark-start text:id="IMark65133528"/><text:alphabetical-index-mark-start text:id="IMark68205432"/><text:alphabetical-index-mark-start text:id="IMark60326952"/><text:alphabetical-index-mark-start text:id="IMark68713288"/><text:alphabetical-index-mark-start text:id="IMark66507192"/>gcc<text:alphabetical-index-mark-end text:id="IMark66507192"/><text:alphabetical-index-mark-end text:id="IMark68713288"/><text:alphabetical-index-mark-end text:id="IMark60326952"/><text:alphabetical-index-mark-end text:id="IMark68205432"/><text:alphabetical-index-mark-end text:id="IMark65133528"/>:</text:p>
      <text:p text:style-name="P54"/>
      <text:p text:style-name="P54"><text:alphabetical-index-mark-start text:id="IMark65614424"/><text:alphabetical-index-mark-start text:id="IMark68539864"/><text:alphabetical-index-mark-start text:id="IMark67530952"/><text:alphabetical-index-mark-start text:id="IMark66776152"/><text:alphabetical-index-mark-start text:id="IMark68372296"/>g++<text:alphabetical-index-mark-end text:id="IMark68372296"/><text:alphabetical-index-mark-end text:id="IMark66776152"/><text:alphabetical-index-mark-end text:id="IMark67530952"/><text:alphabetical-index-mark-end text:id="IMark68539864"/><text:alphabetical-index-mark-end text:id="IMark65614424"/> -std=c++17 -Wall -O3 -c <text:alphabetical-index-mark-start text:id="IMark66709880"/><text:alphabetical-index-mark-start text:id="IMark66629704"/><text:alphabetical-index-mark-start text:id="IMark65279848"/><text:alphabetical-index-mark-start text:id="IMark68686424"/><text:alphabetical-index-mark-start text:id="IMark67398072"/><text:alphabetical-index-mark-start text:id="IMark65945016"/><text:alphabetical-index-mark-start text:id="IMark67132728"/><text:alphabetical-index-mark-start text:id="IMark63185672"/><text:alphabetical-index-mark-start text:id="IMark67130696"/><text:alphabetical-index-mark-start text:id="IMark68769032"/>sql<text:alphabetical-index-mark-end text:id="IMark68769032"/><text:alphabetical-index-mark-end text:id="IMark67130696"/><text:alphabetical-index-mark-end text:id="IMark63185672"/><text:alphabetical-index-mark-end text:id="IMark67132728"/><text:alphabetical-index-mark-end text:id="IMark65945016"/><text:alphabetical-index-mark-end text:id="IMark67398072"/><text:alphabetical-index-mark-end text:id="IMark68686424"/><text:alphabetical-index-mark-end text:id="IMark65279848"/><text:alphabetical-index-mark-end text:id="IMark66629704"/><text:alphabetical-index-mark-end text:id="IMark66709880"/>p0<text:alphabetical-index-mark-start text:id="IMark67656888"/><text:alphabetical-index-mark-start text:id="IMark64802184"/><text:alphabetical-index-mark-start text:id="IMark66453704"/><text:alphabetical-index-mark-start text:id="IMark63772184"/><text:alphabetical-index-mark-start text:id="IMark67299080"/>.cpp<text:alphabetical-index-mark-end text:id="IMark67299080"/><text:alphabetical-index-mark-end text:id="IMark63772184"/><text:alphabetical-index-mark-end text:id="IMark66453704"/><text:alphabetical-index-mark-end text:id="IMark64802184"/><text:alphabetical-index-mark-end text:id="IMark67656888"/> <text:alphabetical-index-mark-start text:id="IMark64342312"/><text:alphabetical-index-mark-start text:id="IMark66533752"/><text:alphabetical-index-mark-start text:id="IMark66766440"/><text:alphabetical-index-mark-start text:id="IMark64833816"/><text:alphabetical-index-mark-start text:id="IMark68736040"/><text:alphabetical-index-mark-start text:id="IMark63366968"/><text:alphabetical-index-mark-start text:id="IMark68792072"/><text:alphabetical-index-mark-start text:id="IMark67249752"/><text:alphabetical-index-mark-start text:id="IMark60271496"/><text:alphabetical-index-mark-start text:id="IMark60368696"/>sql<text:alphabetical-index-mark-end text:id="IMark60368696"/><text:alphabetical-index-mark-end text:id="IMark60271496"/>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4833816"/><text:alphabetical-index-mark-end text:id="IMark66766440"/><text:alphabetical-index-mark-end text:id="IMark66533752"/><text:alphabetical-index-mark-end text:id="IMark64342312"/>p1<text:alphabetical-index-mark-start text:id="IMark65489896"/><text:alphabetical-index-mark-start text:id="IMark66026776"/><text:alphabetical-index-mark-start text:id="IMark66520968"/><text:alphabetical-index-mark-start text:id="IMark68690568"/><text:alphabetical-index-mark-start text:id="IMark68629576"/>.cpp<text:alphabetical-index-mark-end text:id="IMark68629576"/><text:alphabetical-index-mark-end text:id="IMark68690568"/><text:alphabetical-index-mark-end text:id="IMark66520968"/><text:alphabetical-index-mark-end text:id="IMark66026776"/><text:alphabetical-index-mark-end text:id="IMark65489896"/></text:p>
      <text:p text:style-name="P29"/>
      <text:p text:style-name="P29"><text:alphabetical-index-mark-start text:id="IMark65030840"/><text:alphabetical-index-mark-start text:id="IMark63767384"/><text:alphabetical-index-mark-start text:id="IMark68703176"/><text:alphabetical-index-mark-start text:id="IMark63380072"/><text:alphabetical-index-mark-start text:id="IMark68733512"/>Link<text:alphabetical-index-mark-end text:id="IMark68733512"/><text:alphabetical-index-mark-end text:id="IMark63380072"/><text:alphabetical-index-mark-end text:id="IMark68703176"/><text:alphabetical-index-mark-end text:id="IMark63767384"/><text:alphabetical-index-mark-end text:id="IMark65030840"/> as:</text:p>
      <text:p text:style-name="P29"/>
      <text:p text:style-name="P54"><text:alphabetical-index-mark-start text:id="IMark64146120"/><text:alphabetical-index-mark-start text:id="IMark65671688"/><text:alphabetical-index-mark-start text:id="IMark67641928"/><text:alphabetical-index-mark-start text:id="IMark65693720"/><text:alphabetical-index-mark-start text:id="IMark68267800"/>g++<text:alphabetical-index-mark-end text:id="IMark68267800"/><text:alphabetical-index-mark-end text:id="IMark65693720"/><text:alphabetical-index-mark-end text:id="IMark67641928"/><text:alphabetical-index-mark-end text:id="IMark65671688"/><text:alphabetical-index-mark-end text:id="IMark64146120"/> -std=c++17 -Wall -O3 <text:alphabetical-index-mark-start text:id="IMark63205384"/><text:alphabetical-index-mark-start text:id="IMark66807400"/><text:alphabetical-index-mark-start text:id="IMark68205432"/><text:alphabetical-index-mark-start text:id="IMark65133528"/><text:alphabetical-index-mark-start text:id="IMark60326952"/><text:alphabetical-index-mark-start text:id="IMark68713288"/><text:alphabetical-index-mark-start text:id="IMark66507192"/><text:alphabetical-index-mark-start text:id="IMark66743192"/><text:alphabetical-index-mark-start text:id="IMark67396840"/><text:alphabetical-index-mark-start text:id="IMark67009320"/>sql<text:alphabetical-index-mark-end text:id="IMark67009320"/><text:alphabetical-index-mark-end text:id="IMark67396840"/><text:alphabetical-index-mark-end text:id="IMark66743192"/><text:alphabetical-index-mark-end text:id="IMark66507192"/><text:alphabetical-index-mark-end text:id="IMark68713288"/><text:alphabetical-index-mark-end text:id="IMark60326952"/><text:alphabetical-index-mark-end text:id="IMark65133528"/><text:alphabetical-index-mark-end text:id="IMark68205432"/><text:alphabetical-index-mark-end text:id="IMark66807400"/><text:alphabetical-index-mark-end text:id="IMark63205384"/>p0.o <text:alphabetical-index-mark-start text:id="IMark66958728"/><text:alphabetical-index-mark-start text:id="IMark68751336"/><text:alphabetical-index-mark-start text:id="IMark68794600"/><text:alphabetical-index-mark-start text:id="IMark65971880"/><text:alphabetical-index-mark-start text:id="IMark68673752"/><text:alphabetical-index-mark-start text:id="IMark68797128"/><text:alphabetical-index-mark-start text:id="IMark68668968"/><text:alphabetical-index-mark-start text:id="IMark68774088"/><text:alphabetical-index-mark-start text:id="IMark63296392"/><text:alphabetical-index-mark-start text:id="IMark65000296"/>sql<text:alphabetical-index-mark-end text:id="IMark65000296"/><text:alphabetical-index-mark-end text:id="IMark63296392"/><text:alphabetical-index-mark-end text:id="IMark68774088"/><text:alphabetical-index-mark-end text:id="IMark68668968"/><text:alphabetical-index-mark-end text:id="IMark68797128"/><text:alphabetical-index-mark-end text:id="IMark68673752"/><text:alphabetical-index-mark-end text:id="IMark65971880"/><text:alphabetical-index-mark-end text:id="IMark68794600"/><text:alphabetical-index-mark-end text:id="IMark68751336"/><text:alphabetical-index-mark-end text:id="IMark66958728"/>p1.o -o <text:alphabetical-index-mark-start text:id="IMark66865720"/><text:alphabetical-index-mark-start text:id="IMark68776616"/><text:alphabetical-index-mark-start text:id="IMark65158632"/><text:alphabetical-index-mark-start text:id="IMark68748808"/><text:alphabetical-index-mark-start text:id="IMark66000200"/><text:alphabetical-index-mark-start text:id="IMark66026776"/><text:alphabetical-index-mark-start text:id="IMark65489896"/><text:alphabetical-index-mark-start text:id="IMark66520968"/><text:alphabetical-index-mark-start text:id="IMark68690568"/><text:alphabetical-index-mark-start text:id="IMark68629576"/>sql<text:alphabetical-index-mark-end text:id="IMark68629576"/><text:alphabetical-index-mark-end text:id="IMark68690568"/><text:alphabetical-index-mark-end text:id="IMark66520968"/><text:alphabetical-index-mark-end text:id="IMark65489896"/><text:alphabetical-index-mark-end text:id="IMark66026776"/><text:alphabetical-index-mark-end text:id="IMark66000200"/><text:alphabetical-index-mark-end text:id="IMark68748808"/><text:alphabetical-index-mark-end text:id="IMark65158632"/><text:alphabetical-index-mark-end text:id="IMark68776616"/><text:alphabetical-index-mark-end text:id="IMark66865720"/>p -<text:alphabetical-index-mark-start text:id="IMark64342312"/><text:alphabetical-index-mark-start text:id="IMark66533752"/><text:alphabetical-index-mark-start text:id="IMark66766440"/><text:alphabetical-index-mark-start text:id="IMark64833816"/><text:alphabetical-index-mark-start text:id="IMark68736040"/>l<text:alphabetical-index-mark-start text:id="IMark63366968"/><text:alphabetical-index-mark-start text:id="IMark68792072"/><text:alphabetical-index-mark-start text:id="IMark67249752"/><text:alphabetical-index-mark-start text:id="IMark60271496"/><text:alphabetical-index-mark-start text:id="IMark60368696"/><text:alphabetical-index-mark-start text:id="IMark67656888"/><text:alphabetical-index-mark-start text:id="IMark64802184"/><text:alphabetical-index-mark-start text:id="IMark66453704"/><text:alphabetical-index-mark-start text:id="IMark63772184"/><text:alphabetical-index-mark-start text:id="IMark67299080"/><text:alphabetical-index-mark-start text:id="IMark66709880"/><text:alphabetical-index-mark-start text:id="IMark66629704"/><text:alphabetical-index-mark-start text:id="IMark65279848"/><text:alphabetical-index-mark-start text:id="IMark68686424"/><text:alphabetical-index-mark-start text:id="IMark67398072"/>sql<text:alphabetical-index-mark-end text:id="IMark67398072"/><text:alphabetical-index-mark-end text:id="IMark68686424"/><text:alphabetical-index-mark-end text:id="IMark65279848"/><text:alphabetical-index-mark-end text:id="IMark66629704"/><text:alphabetical-index-mark-end text:id="IMark66709880"/><text:alphabetical-index-mark-end text:id="IMark67299080"/><text:alphabetical-index-mark-end text:id="IMark63772184"/><text:alphabetical-index-mark-end text:id="IMark66453704"/><text:alphabetical-index-mark-end text:id="IMark64802184"/><text:alphabetical-index-mark-end text:id="IMark67656888"/>ite<text:alphabetical-index-mark-end text:id="IMark60368696"/><text:alphabetical-index-mark-end text:id="IMark60271496"/>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4833816"/><text:alphabetical-index-mark-end text:id="IMark66766440"/><text:alphabetical-index-mark-end text:id="IMark66533752"/><text:alphabetical-index-mark-end text:id="IMark64342312"/>3</text:p>
      <text:p text:style-name="P29"/>
      <text:p text:style-name="P46">Users with other <text:alphabetical-index-mark-start text:id="IMark67130696"/><text:alphabetical-index-mark-start text:id="IMark68769032"/><text:alphabetical-index-mark-start text:id="IMark65614424"/><text:alphabetical-index-mark-start text:id="IMark68539864"/><text:alphabetical-index-mark-start text:id="IMark67530952"/>operating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 <text:alphabetical-index-mark-start text:id="IMark66776152"/><text:alphabetical-index-mark-start text:id="IMark68372296"/><text:alphabetical-index-mark-start text:id="IMark66731992"/><text:alphabetical-index-mark-start text:id="IMark63221160"/><text:alphabetical-index-mark-start text:id="IMark64454216"/><text:alphabetical-index-mark-start text:id="IMark63767384"/><text:alphabetical-index-mark-start text:id="IMark65030840"/><text:alphabetical-index-mark-start text:id="IMark68703176"/><text:alphabetical-index-mark-start text:id="IMark63380072"/><text:alphabetical-index-mark-start text:id="IMark68733512"/>system<text:alphabetical-index-mark-end text:id="IMark68733512"/><text:alphabetical-index-mark-end text:id="IMark63380072"/><text:alphabetical-index-mark-end text:id="IMark68703176"/><text:alphabetical-index-mark-end text:id="IMark65030840"/><text:alphabetical-index-mark-end text:id="IMark63767384"/><text:alphabetical-index-mark-end text:id="IMark64454216"/><text:alphabetical-index-mark-end text:id="IMark63221160"/><text:alphabetical-index-mark-end text:id="IMark66731992"/><text:alphabetical-index-mark-end text:id="IMark68372296"/><text:alphabetical-index-mark-end text:id="IMark66776152"/>s or co<text:alphabetical-index-mark-start text:id="IMark64545816"/><text:alphabetical-index-mark-start text:id="IMark68697752"/><text:alphabetical-index-mark-start text:id="IMark68746280"/><text:alphabetical-index-mark-start text:id="IMark67623672"/><text:alphabetical-index-mark-start text:id="IMark67626328"/>mpi<text:alphabetical-index-mark-end text:id="IMark67626328"/><text:alphabetical-index-mark-end text:id="IMark67623672"/><text:alphabetical-index-mark-end text:id="IMark68746280"/><text:alphabetical-index-mark-end text:id="IMark68697752"/><text:alphabetical-index-mark-end text:id="IMark64545816"/>lers will find little or no <text:alphabetical-index-mark-start text:id="IMark67628984"/><text:alphabetical-index-mark-start text:id="IMark65607480"/><text:alphabetical-index-mark-start text:id="IMark65269272"/><text:alphabetical-index-mark-start text:id="IMark64445976"/><text:alphabetical-index-mark-start text:id="IMark65595288"/>trouble<text:alphabetical-index-mark-end text:id="IMark65595288"/><text:alphabetical-index-mark-end text:id="IMark64445976"/><text:alphabetical-index-mark-end text:id="IMark65269272"/><text:alphabetical-index-mark-end text:id="IMark65607480"/><text:alphabetical-index-mark-end text:id="IMark67628984"/> adapting the co<text:alphabetical-index-mark-start text:id="IMark65599272"/><text:alphabetical-index-mark-start text:id="IMark66131336"/><text:alphabetical-index-mark-start text:id="IMark66533752"/><text:alphabetical-index-mark-start text:id="IMark64342312"/><text:alphabetical-index-mark-start text:id="IMark66766440"/>mpi<text:alphabetical-index-mark-end text:id="IMark66766440"/><text:alphabetical-index-mark-end text:id="IMark64342312"/><text:alphabetical-index-mark-end text:id="IMark66533752"/><text:alphabetical-index-mark-end text:id="IMark66131336"/><text:alphabetical-index-mark-end text:id="IMark65599272"/>le and <text:alphabetical-index-mark-start text:id="IMark64833816"/><text:alphabetical-index-mark-start text:id="IMark68736040"/><text:alphabetical-index-mark-start text:id="IMark63366968"/><text:alphabetical-index-mark-start text:id="IMark68792072"/><text:alphabetical-index-mark-start text:id="IMark67249752"/>link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4833816"/> <text:alphabetical-index-mark-start text:id="IMark60271496"/><text:alphabetical-index-mark-start text:id="IMark60368696"/><text:alphabetical-index-mark-start text:id="IMark67656888"/><text:alphabetical-index-mark-start text:id="IMark66453704"/><text:alphabetical-index-mark-start text:id="IMark63772184"/>snippet<text:alphabetical-index-mark-end text:id="IMark63772184"/><text:alphabetical-index-mark-end text:id="IMark66453704"/><text:alphabetical-index-mark-end text:id="IMark67656888"/><text:alphabetical-index-mark-end text:id="IMark60368696"/><text:alphabetical-index-mark-end text:id="IMark60271496"/>s above. Please let me know your <text:alphabetical-index-mark-start text:id="IMark67299080"/><text:alphabetical-index-mark-start text:id="IMark66709880"/><text:alphabetical-index-mark-start text:id="IMark66629704"/><text:alphabetical-index-mark-start text:id="IMark65279848"/><text:alphabetical-index-mark-start text:id="IMark68686424"/><text:alphabetical-index-mark-start text:id="IMark67398072"/><text:alphabetical-index-mark-start text:id="IMark66865720"/><text:alphabetical-index-mark-start text:id="IMark68776616"/><text:alphabetical-index-mark-start text:id="IMark65158632"/><text:alphabetical-index-mark-start text:id="IMark68748808"/>result<text:alphabetical-index-mark-end text:id="IMark68748808"/><text:alphabetical-index-mark-end text:id="IMark65158632"/><text:alphabetical-index-mark-end text:id="IMark68776616"/><text:alphabetical-index-mark-end text:id="IMark66865720"/><text:alphabetical-index-mark-end text:id="IMark67398072"/>s<text:alphabetical-index-mark-end text:id="IMark68686424"/><text:alphabetical-index-mark-end text:id="IMark65279848"/><text:alphabetical-index-mark-end text:id="IMark66629704"/><text:alphabetical-index-mark-end text:id="IMark66709880"/><text:alphabetical-index-mark-end text:id="IMark67299080"/> in this regard.</text:p>
      <text:p text:style-name="P46"/>
      <text:p text:style-name="P29"/>
      <text:h text:style-name="Heading_20_2" text:outline-level="2"><text:bookmark-start text:name="__RefHeading___Toc989_76759228"/>5.2. <text:span text:style-name="T16">De</text:span><text:alphabetical-index-mark-start text:id="IMark66958728"/><text:alphabetical-index-mark-start text:id="IMark68794600"/><text:alphabetical-index-mark-start text:id="IMark65971880"/><text:alphabetical-index-mark-start text:id="IMark68673752"/><text:alphabetical-index-mark-start text:id="IMark68797128"/>install<text:alphabetical-index-mark-end text:id="IMark68797128"/><text:alphabetical-index-mark-end text:id="IMark68673752"/><text:alphabetical-index-mark-end text:id="IMark65971880"/><text:alphabetical-index-mark-end text:id="IMark68794600"/><text:alphabetical-index-mark-end text:id="IMark66958728"/><text:span text:style-name="T16">ation</text:span><text:bookmark-end text:name="__RefHeading___Toc989_76759228"/></text:h>
      <text:p text:style-name="P29"/>
      <text:p text:style-name="P29">Delete the <text:alphabetical-index-mark-start text:id="IMark63205384"/><text:alphabetical-index-mark-start text:id="IMark66807400"/><text:alphabetical-index-mark-start text:id="IMark68205432"/><text:alphabetical-index-mark-start text:id="IMark65133528"/><text:alphabetical-index-mark-start text:id="IMark60326952"/>folder<text:alphabetical-index-mark-end text:id="IMark60326952"/><text:alphabetical-index-mark-end text:id="IMark65133528"/><text:alphabetical-index-mark-end text:id="IMark68205432"/><text:alphabetical-index-mark-end text:id="IMark66807400"/><text:alphabetical-index-mark-end text:id="IMark63205384"/> containing the contents of this <text:alphabetical-index-mark-start text:id="IMark68713288"/><text:alphabetical-index-mark-start text:id="IMark66507192"/><text:alphabetical-index-mark-start text:id="IMark66743192"/><text:alphabetical-index-mark-start text:id="IMark67396840"/><text:alphabetical-index-mark-start text:id="IMark67009320"/>file<text:alphabetical-index-mark-end text:id="IMark67009320"/><text:alphabetical-index-mark-end text:id="IMark67396840"/><text:alphabetical-index-mark-end text:id="IMark66743192"/><text:alphabetical-index-mark-end text:id="IMark66507192"/><text:alphabetical-index-mark-end text:id="IMark68713288"/> from your <text:alphabetical-index-mark-start text:id="IMark64146120"/><text:alphabetical-index-mark-start text:id="IMark65671688"/><text:alphabetical-index-mark-start text:id="IMark67641928"/><text:alphabetical-index-mark-start text:id="IMark65693720"/><text:alphabetical-index-mark-start text:id="IMark68267800"/><text:alphabetical-index-mark-start text:id="IMark65945016"/><text:alphabetical-index-mark-start text:id="IMark63185672"/><text:alphabetical-index-mark-start text:id="IMark67132728"/><text:alphabetical-index-mark-start text:id="IMark64448632"/><text:alphabetical-index-mark-start text:id="IMark64451288"/>system<text:alphabetical-index-mark-end text:id="IMark64451288"/><text:alphabetical-index-mark-end text:id="IMark64448632"/><text:alphabetical-index-mark-end text:id="IMark67132728"/><text:alphabetical-index-mark-end text:id="IMark63185672"/><text:alphabetical-index-mark-end text:id="IMark65945016"/><text:alphabetical-index-mark-end text:id="IMark68267800"/><text:alphabetical-index-mark-end text:id="IMark65693720"/><text:alphabetical-index-mark-end text:id="IMark67641928"/><text:alphabetical-index-mark-end text:id="IMark65671688"/><text:alphabetical-index-mark-end text:id="IMark64146120"/>.</text:p>
      <text:p text:style-name="P29"/>
      <text:p text:style-name="P29"/>
      <text:h text:style-name="Heading_20_2" text:outline-level="2"><text:bookmark-start text:name="__RefHeading___Toc991_76759228"/><text:soft-page-break/>5.3. <text:alphabetical-index-mark-start text:id="IMark66629704"/><text:alphabetical-index-mark-start text:id="IMark68686424"/><text:alphabetical-index-mark-start text:id="IMark67398072"/><text:span text:style-name="T42">Call</text:span><text:alphabetical-index-mark-end text:id="IMark67398072"/><text:alphabetical-index-mark-end text:id="IMark68686424"/><text:alphabetical-index-mark-end text:id="IMark66629704"/><text:span text:style-name="T42">ing </text:span><text:alphabetical-index-mark-start text:id="IMark66865720"/><text:alphabetical-index-mark-start text:id="IMark68776616"/><text:alphabetical-index-mark-start text:id="IMark65158632"/><text:alphabetical-index-mark-start text:id="IMark68748808"/><text:alphabetical-index-mark-start text:id="IMark60271496"/><text:alphabetical-index-mark-start text:id="IMark60368696"/><text:span text:style-name="T42">sql</text:span><text:alphabetical-index-mark-end text:id="IMark60368696"/><text:alphabetical-index-mark-end text:id="IMark60271496"/><text:alphabetical-index-mark-end text:id="IMark68748808"/><text:alphabetical-index-mark-end text:id="IMark65158632"/><text:alphabetical-index-mark-end text:id="IMark68776616"/><text:alphabetical-index-mark-end text:id="IMark66865720"/><text:span text:style-name="T42">p with two arguments.</text:span><text:bookmark-end text:name="__RefHeading___Toc991_76759228"/></text:h>
      <text:p text:style-name="P29"/>
      <text:p text:style-name="P29">Assuming that you have <text:alphabetical-index-mark-start text:id="IMark68736040"/><text:alphabetical-index-mark-start text:id="IMark63366968"/><text:alphabetical-index-mark-start text:id="IMark68792072"/><text:alphabetical-index-mark-start text:id="IMark67249752"/><text:alphabetical-index-mark-start text:id="IMark65599272"/><text:alphabetical-index-mark-start text:id="IMark66131336"/><text:alphabetical-index-mark-start text:id="IMark66533752"/><text:alphabetical-index-mark-start text:id="IMark64342312"/><text:alphabetical-index-mark-start text:id="IMark66766440"/><text:alphabetical-index-mark-start text:id="IMark67628984"/>sql<text:alphabetical-index-mark-end text:id="IMark67628984"/><text:alphabetical-index-mark-end text:id="IMark66766440"/><text:alphabetical-index-mark-end text:id="IMark64342312"/><text:alphabetical-index-mark-end text:id="IMark66533752"/><text:alphabetical-index-mark-end text:id="IMark66131336"/><text:alphabetical-index-mark-end text:id="IMark65599272"/><text:alphabetical-index-mark-end text:id="IMark67249752"/><text:alphabetical-index-mark-end text:id="IMark68792072"/><text:alphabetical-index-mark-end text:id="IMark63366968"/><text:alphabetical-index-mark-end text:id="IMark68736040"/>p on the same <text:alphabetical-index-mark-start text:id="IMark65607480"/><text:alphabetical-index-mark-start text:id="IMark65269272"/><text:alphabetical-index-mark-start text:id="IMark64445976"/><text:alphabetical-index-mark-start text:id="IMark65595288"/><text:alphabetical-index-mark-start text:id="IMark64545816"/>folder<text:alphabetical-index-mark-end text:id="IMark64545816"/><text:alphabetical-index-mark-end text:id="IMark65595288"/><text:alphabetical-index-mark-end text:id="IMark64445976"/><text:alphabetical-index-mark-end text:id="IMark65269272"/><text:alphabetical-index-mark-end text:id="IMark65607480"/> that holds your <text:alphabetical-index-mark-start text:id="IMark68697752"/><text:alphabetical-index-mark-start text:id="IMark68746280"/><text:alphabetical-index-mark-start text:id="IMark67623672"/><text:alphabetical-index-mark-start text:id="IMark67626328"/><text:alphabetical-index-mark-start text:id="IMark66776152"/>database<text:alphabetical-index-mark-end text:id="IMark66776152"/><text:alphabetical-index-mark-end text:id="IMark67626328"/><text:alphabetical-index-mark-end text:id="IMark67623672"/><text:alphabetical-index-mark-end text:id="IMark68746280"/><text:alphabetical-index-mark-end text:id="IMark68697752"/>, <text:span text:style-name="T34">you are using a </text:span><text:alphabetical-index-mark-start text:id="IMark68372296"/><text:alphabetical-index-mark-start text:id="IMark66731992"/><text:alphabetical-index-mark-start text:id="IMark63221160"/><text:alphabetical-index-mark-start text:id="IMark64454216"/><text:alphabetical-index-mark-start text:id="IMark63767384"/><text:span text:style-name="T34">Linux</text:span><text:alphabetical-index-mark-end text:id="IMark63767384"/><text:alphabetical-index-mark-end text:id="IMark64454216"/><text:alphabetical-index-mark-end text:id="IMark63221160"/><text:alphabetical-index-mark-end text:id="IMark66731992"/><text:alphabetical-index-mark-end text:id="IMark68372296"/><text:span text:style-name="T34"> </text:span><text:alphabetical-index-mark-start text:id="IMark65030840"/><text:alphabetical-index-mark-start text:id="IMark68703176"/><text:alphabetical-index-mark-start text:id="IMark63380072"/><text:alphabetical-index-mark-start text:id="IMark68733512"/><text:alphabetical-index-mark-start text:id="IMark67130696"/><text:alphabetical-index-mark-start text:id="IMark68769032"/><text:alphabetical-index-mark-start text:id="IMark65614424"/><text:alphabetical-index-mark-start text:id="IMark68539864"/><text:alphabetical-index-mark-start text:id="IMark67530952"/><text:alphabetical-index-mark-start text:id="IMark66000200"/><text:span text:style-name="T34">system</text:span><text:alphabetical-index-mark-end text:id="IMark66000200"/>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<text:alphabetical-index-mark-end text:id="IMark68733512"/><text:alphabetical-index-mark-end text:id="IMark63380072"/><text:alphabetical-index-mark-end text:id="IMark68703176"/><text:alphabetical-index-mark-end text:id="IMark65030840"/>, <text:span text:style-name="T43">and you do not want to use a </text:span><text:alphabetical-index-mark-start text:id="IMark65489896"/><text:alphabetical-index-mark-start text:id="IMark66026776"/><text:span text:style-name="T43">macro</text:span><text:alphabetical-index-mark-end text:id="IMark66026776"/><text:alphabetical-index-mark-end text:id="IMark65489896"/><text:span text:style-name="T43">, </text:span>briefly, in a <text:alphabetical-index-mark-start text:id="IMark68629576"/><text:alphabetical-index-mark-start text:id="IMark68690568"/><text:alphabetical-index-mark-start text:id="IMark68751336"/><text:alphabetical-index-mark-start text:id="IMark66958728"/><text:alphabetical-index-mark-start text:id="IMark68794600"/>terminal<text:alphabetical-index-mark-end text:id="IMark68794600"/><text:alphabetical-index-mark-end text:id="IMark66958728"/><text:alphabetical-index-mark-end text:id="IMark68751336"/><text:alphabetical-index-mark-end text:id="IMark68690568"/><text:alphabetical-index-mark-end text:id="IMark68629576"/> write:</text:p>
      <text:p text:style-name="P29"/>
      <text:p text:style-name="P54">./<text:alphabetical-index-mark-start text:id="IMark68668968"/><text:alphabetical-index-mark-start text:id="IMark65000296"/><text:alphabetical-index-mark-start text:id="IMark63296392"/><text:alphabetical-index-mark-start text:id="IMark64449960"/><text:alphabetical-index-mark-start text:id="IMark67627656"/><text:alphabetical-index-mark-start text:id="IMark65596904"/><text:alphabetical-index-mark-start text:id="IMark65671688"/><text:alphabetical-index-mark-start text:id="IMark64146120"/><text:alphabetical-index-mark-start text:id="IMark67641928"/><text:alphabetical-index-mark-start text:id="IMark65693720"/>sql<text:alphabetical-index-mark-end text:id="IMark65693720"/><text:alphabetical-index-mark-end text:id="IMark67641928"/><text:alphabetical-index-mark-end text:id="IMark64146120"/><text:alphabetical-index-mark-end text:id="IMark65671688"/><text:alphabetical-index-mark-end text:id="IMark65596904"/><text:alphabetical-index-mark-end text:id="IMark67627656"/><text:alphabetical-index-mark-end text:id="IMark64449960"/><text:alphabetical-index-mark-end text:id="IMark63296392"/><text:alphabetical-index-mark-end text:id="IMark65000296"/><text:alphabetical-index-mark-end text:id="IMark68668968"/>p [db] [<text:alphabetical-index-mark-start text:id="IMark68267800"/><text:alphabetical-index-mark-start text:id="IMark65945016"/><text:alphabetical-index-mark-start text:id="IMark63185672"/><text:alphabetical-index-mark-start text:id="IMark67132728"/><text:alphabetical-index-mark-start text:id="IMark64448632"/>query<text:alphabetical-index-mark-end text:id="IMark64448632"/><text:alphabetical-index-mark-end text:id="IMark67132728"/><text:alphabetical-index-mark-end text:id="IMark63185672"/><text:alphabetical-index-mark-end text:id="IMark65945016"/><text:alphabetical-index-mark-end text:id="IMark68267800"/>]</text:p>
      <text:p text:style-name="P29"/>
      <text:p text:style-name="P29">where</text:p>
      <text:p text:style-name="P29"/>
      <text:p text:style-name="P29"><text:span text:style-name="T17">[db]</text:span> is the <text:alphabetical-index-mark-start text:id="IMark66807400"/><text:alphabetical-index-mark-start text:id="IMark68205432"/><text:alphabetical-index-mark-start text:id="IMark65133528"/><text:alphabetical-index-mark-start text:id="IMark60326952"/><text:alphabetical-index-mark-start text:id="IMark67625000"/>database<text:alphabetical-index-mark-end text:id="IMark67625000"/><text:alphabetical-index-mark-end text:id="IMark60326952"/><text:alphabetical-index-mark-end text:id="IMark65133528"/><text:alphabetical-index-mark-end text:id="IMark68205432"/><text:alphabetical-index-mark-end text:id="IMark66807400"/> that you want to <text:alphabetical-index-mark-start text:id="IMark65267960"/><text:alphabetical-index-mark-start text:id="IMark67617032"/><text:alphabetical-index-mark-start text:id="IMark67299080"/><text:alphabetical-index-mark-start text:id="IMark66709880"/><text:alphabetical-index-mark-start text:id="IMark67622344"/>query<text:alphabetical-index-mark-end text:id="IMark67622344"/><text:alphabetical-index-mark-end text:id="IMark66709880"/><text:alphabetical-index-mark-end text:id="IMark67299080"/><text:alphabetical-index-mark-end text:id="IMark67617032"/><text:alphabetical-index-mark-end text:id="IMark65267960"/>.</text:p>
      <text:p text:style-name="P29"/>
      <text:p text:style-name="P29"><text:span text:style-name="T17">[</text:span><text:alphabetical-index-mark-start text:id="IMark66865720"/><text:alphabetical-index-mark-start text:id="IMark68776616"/><text:alphabetical-index-mark-start text:id="IMark65158632"/><text:alphabetical-index-mark-start text:id="IMark68748808"/><text:alphabetical-index-mark-start text:id="IMark60271496"/><text:span text:style-name="T17">query</text:span><text:alphabetical-index-mark-end text:id="IMark60271496"/><text:alphabetical-index-mark-end text:id="IMark68748808"/><text:alphabetical-index-mark-end text:id="IMark65158632"/><text:alphabetical-index-mark-end text:id="IMark68776616"/><text:alphabetical-index-mark-end text:id="IMark66865720"/><text:span text:style-name="T17">]</text:span> is a <text:alphabetical-index-mark-start text:id="IMark60368696"/><text:alphabetical-index-mark-start text:id="IMark66453704"/><text:alphabetical-index-mark-start text:id="IMark67656888"/><text:alphabetical-index-mark-start text:id="IMark64833816"/><text:alphabetical-index-mark-start text:id="IMark63772184"/><text:alphabetical-index-mark-start text:id="IMark65266968"/><text:alphabetical-index-mark-start text:id="IMark68697752"/><text:alphabetical-index-mark-start text:id="IMark68746280"/><text:alphabetical-index-mark-start text:id="IMark67623672"/><text:alphabetical-index-mark-start text:id="IMark67626328"/><text:alphabetical-index-mark-start text:id="IMark66776152"/><text:alphabetical-index-mark-start text:id="IMark65607480"/><text:alphabetical-index-mark-start text:id="IMark65269272"/><text:alphabetical-index-mark-start text:id="IMark64445976"/><text:alphabetical-index-mark-start text:id="IMark65595288"/>Sql<text:alphabetical-index-mark-end text:id="IMark65595288"/><text:alphabetical-index-mark-end text:id="IMark64445976"/><text:alphabetical-index-mark-end text:id="IMark65269272"/><text:alphabetical-index-mark-end text:id="IMark65607480"/><text:alphabetical-index-mark-end text:id="IMark66776152"/><text:alphabetical-index-mark-end text:id="IMark67626328"/><text:alphabetical-index-mark-end text:id="IMark67623672"/><text:alphabetical-index-mark-end text:id="IMark68746280"/><text:alphabetical-index-mark-end text:id="IMark68697752"/><text:alphabetical-index-mark-end text:id="IMark65266968"/>ite<text:alphabetical-index-mark-end text:id="IMark63772184"/><text:alphabetical-index-mark-end text:id="IMark64833816"/><text:alphabetical-index-mark-end text:id="IMark67656888"/><text:alphabetical-index-mark-end text:id="IMark66453704"/><text:alphabetical-index-mark-end text:id="IMark60368696"/>3 - compatible <text:alphabetical-index-mark-start text:id="IMark64545816"/><text:alphabetical-index-mark-start text:id="IMark68736040"/><text:alphabetical-index-mark-start text:id="IMark63366968"/><text:alphabetical-index-mark-start text:id="IMark68792072"/><text:alphabetical-index-mark-start text:id="IMark67249752"/><text:alphabetical-index-mark-start text:id="IMark65599272"/><text:alphabetical-index-mark-start text:id="IMark66131336"/><text:alphabetical-index-mark-start text:id="IMark66533752"/><text:alphabetical-index-mark-start text:id="IMark64342312"/><text:alphabetical-index-mark-start text:id="IMark66766440"/>SQL<text:alphabetical-index-mark-end text:id="IMark66766440"/><text:alphabetical-index-mark-end text:id="IMark64342312"/><text:alphabetical-index-mark-end text:id="IMark66533752"/><text:alphabetical-index-mark-end text:id="IMark66131336"/><text:alphabetical-index-mark-end text:id="IMark65599272"/>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4545816"/> <text:alphabetical-index-mark-start text:id="IMark67628984"/><text:alphabetical-index-mark-start text:id="IMark65971880"/><text:alphabetical-index-mark-start text:id="IMark68673752"/><text:alphabetical-index-mark-start text:id="IMark68372296"/><text:alphabetical-index-mark-start text:id="IMark66731992"/>query<text:alphabetical-index-mark-end text:id="IMark66731992"/><text:alphabetical-index-mark-end text:id="IMark68372296"/><text:alphabetical-index-mark-end text:id="IMark68673752"/><text:alphabetical-index-mark-end text:id="IMark65971880"/><text:alphabetical-index-mark-end text:id="IMark67628984"/> or the name of a <text:alphabetical-index-mark-start text:id="IMark63221160"/><text:alphabetical-index-mark-start text:id="IMark64454216"/><text:alphabetical-index-mark-start text:id="IMark63767384"/><text:alphabetical-index-mark-start text:id="IMark65030840"/><text:alphabetical-index-mark-start text:id="IMark68703176"/>.<text:alphabetical-index-mark-start text:id="IMark63380072"/><text:alphabetical-index-mark-start text:id="IMark68733512"/><text:alphabetical-index-mark-start text:id="IMark67130696"/><text:alphabetical-index-mark-start text:id="IMark68769032"/><text:alphabetical-index-mark-start text:id="IMark65614424"/><text:alphabetical-index-mark-start text:id="IMark68539864"/><text:alphabetical-index-mark-start text:id="IMark67530952"/><text:alphabetical-index-mark-start text:id="IMark66000200"/><text:alphabetical-index-mark-start text:id="IMark65489896"/><text:alphabetical-index-mark-start text:id="IMark66026776"/>sql<text:alphabetical-index-mark-end text:id="IMark66026776"/><text:alphabetical-index-mark-end text:id="IMark65489896"/><text:alphabetical-index-mark-end text:id="IMark66000200"/>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<text:alphabetical-index-mark-end text:id="IMark68733512"/><text:alphabetical-index-mark-end text:id="IMark63380072"/><text:alphabetical-index-mark-end text:id="IMark68703176"/><text:alphabetical-index-mark-end text:id="IMark65030840"/><text:alphabetical-index-mark-end text:id="IMark63767384"/><text:alphabetical-index-mark-end text:id="IMark64454216"/><text:alphabetical-index-mark-end text:id="IMark63221160"/> <text:alphabetical-index-mark-start text:id="IMark68690568"/><text:alphabetical-index-mark-start text:id="IMark68629576"/><text:alphabetical-index-mark-start text:id="IMark68751336"/><text:alphabetical-index-mark-start text:id="IMark66958728"/><text:alphabetical-index-mark-start text:id="IMark68794600"/>file<text:alphabetical-index-mark-end text:id="IMark68794600"/><text:alphabetical-index-mark-end text:id="IMark66958728"/><text:alphabetical-index-mark-end text:id="IMark68751336"/><text:alphabetical-index-mark-end text:id="IMark68629576"/><text:alphabetical-index-mark-end text:id="IMark68690568"/>.</text:p>
      <text:p text:style-name="P29"/>
      <text:p text:style-name="P32">For example:</text:p>
      <text:p text:style-name="P32"/>
      <text:p text:style-name="P32"><text:span text:style-name="T17">./</text:span><text:alphabetical-index-mark-start text:id="IMark63296392"/><text:alphabetical-index-mark-start text:id="IMark64449960"/><text:alphabetical-index-mark-start text:id="IMark67627656"/><text:alphabetical-index-mark-start text:id="IMark65596904"/><text:alphabetical-index-mark-start text:id="IMark65671688"/><text:alphabetical-index-mark-start text:id="IMark64146120"/><text:alphabetical-index-mark-start text:id="IMark67641928"/><text:alphabetical-index-mark-start text:id="IMark65693720"/><text:alphabetical-index-mark-start text:id="IMark64451288"/><text:alphabetical-index-mark-start text:id="IMark66507192"/><text:span text:style-name="T17">sql</text:span><text:alphabetical-index-mark-end text:id="IMark66507192"/><text:alphabetical-index-mark-end text:id="IMark64451288"/><text:alphabetical-index-mark-end text:id="IMark65693720"/><text:alphabetical-index-mark-end text:id="IMark67641928"/><text:alphabetical-index-mark-end text:id="IMark64146120"/><text:alphabetical-index-mark-end text:id="IMark65671688"/><text:alphabetical-index-mark-end text:id="IMark65596904"/><text:alphabetical-index-mark-end text:id="IMark67627656"/><text:alphabetical-index-mark-end text:id="IMark64449960"/><text:alphabetical-index-mark-end text:id="IMark63296392"/><text:span text:style-name="T17">p </text:span><text:alphabetical-index-mark-start text:id="IMark68713288"/><text:alphabetical-index-mark-start text:id="IMark67396840"/><text:alphabetical-index-mark-start text:id="IMark66743192"/><text:alphabetical-index-mark-start text:id="IMark63205384"/><text:alphabetical-index-mark-start text:id="IMark67009320"/><text:span text:style-name="T17">your_</text:span><text:alphabetical-index-mark-start text:id="IMark65279848"/><text:alphabetical-index-mark-start text:id="IMark67617032"/><text:alphabetical-index-mark-start text:id="IMark65267960"/><text:alphabetical-index-mark-start text:id="IMark67299080"/><text:alphabetical-index-mark-start text:id="IMark66709880"/><text:span text:style-name="T17">database</text:span><text:alphabetical-index-mark-end text:id="IMark66709880"/><text:alphabetical-index-mark-end text:id="IMark67299080"/><text:alphabetical-index-mark-end text:id="IMark65267960"/><text:alphabetical-index-mark-end text:id="IMark67617032"/><text:alphabetical-index-mark-end text:id="IMark65279848"/><text:alphabetical-index-mark-end text:id="IMark67009320"/><text:alphabetical-index-mark-end text:id="IMark63205384"/><text:alphabetical-index-mark-end text:id="IMark66743192"/><text:alphabetical-index-mark-end text:id="IMark67396840"/><text:alphabetical-index-mark-end text:id="IMark68713288"/><text:span text:style-name="T17"> “</text:span><text:alphabetical-index-mark-start text:id="IMark67622344"/><text:alphabetical-index-mark-start text:id="IMark66807400"/><text:alphabetical-index-mark-start text:id="IMark68205432"/><text:alphabetical-index-mark-start text:id="IMark65133528"/><text:alphabetical-index-mark-start text:id="IMark60326952"/><text:span text:style-name="T17">SELECT</text:span><text:alphabetical-index-mark-end text:id="IMark60326952"/><text:alphabetical-index-mark-end text:id="IMark65133528"/><text:alphabetical-index-mark-end text:id="IMark68205432"/><text:alphabetical-index-mark-end text:id="IMark66807400"/><text:alphabetical-index-mark-end text:id="IMark67622344"/><text:span text:style-name="T17"> * FROM </text:span><text:alphabetical-index-mark-start text:id="IMark67625000"/><text:alphabetical-index-mark-start text:id="IMark66629704"/><text:alphabetical-index-mark-start text:id="IMark67398072"/><text:alphabetical-index-mark-start text:id="IMark68686424"/><text:alphabetical-index-mark-start text:id="IMark68774088"/><text:span text:style-name="T17">your_</text:span><text:alphabetical-index-mark-start text:id="IMark68797128"/><text:alphabetical-index-mark-start text:id="IMark66865720"/><text:alphabetical-index-mark-start text:id="IMark68776616"/><text:alphabetical-index-mark-start text:id="IMark65158632"/><text:alphabetical-index-mark-start text:id="IMark68748808"/><text:span text:style-name="T17">table</text:span><text:alphabetical-index-mark-end text:id="IMark68748808"/><text:alphabetical-index-mark-end text:id="IMark65158632"/><text:alphabetical-index-mark-end text:id="IMark68776616"/><text:alphabetical-index-mark-end text:id="IMark66865720"/><text:alphabetical-index-mark-end text:id="IMark68797128"/><text:alphabetical-index-mark-end text:id="IMark68774088"/><text:alphabetical-index-mark-end text:id="IMark68686424"/><text:alphabetical-index-mark-end text:id="IMark67398072"/><text:alphabetical-index-mark-end text:id="IMark66629704"/><text:alphabetical-index-mark-end text:id="IMark67625000"/><text:span text:style-name="T17">_</text:span><text:span text:style-name="T18">1</text:span><text:span text:style-name="T17">;”</text:span> will send this <text:alphabetical-index-mark-start text:id="IMark60271496"/><text:alphabetical-index-mark-start text:id="IMark65355560"/><text:alphabetical-index-mark-start text:id="IMark68629576"/><text:alphabetical-index-mark-start text:id="IMark68690568"/><text:alphabetical-index-mark-start text:id="IMark68751336"/>SELECT<text:alphabetical-index-mark-end text:id="IMark68751336"/><text:alphabetical-index-mark-end text:id="IMark68690568"/><text:alphabetical-index-mark-end text:id="IMark68629576"/><text:alphabetical-index-mark-end text:id="IMark65355560"/><text:alphabetical-index-mark-end text:id="IMark60271496"/> <text:alphabetical-index-mark-start text:id="IMark66958728"/><text:alphabetical-index-mark-start text:id="IMark68794600"/><text:alphabetical-index-mark-start text:id="IMark63221160"/><text:alphabetical-index-mark-start text:id="IMark64454216"/><text:alphabetical-index-mark-start text:id="IMark63767384"/>query<text:alphabetical-index-mark-end text:id="IMark63767384"/><text:alphabetical-index-mark-end text:id="IMark64454216"/><text:alphabetical-index-mark-end text:id="IMark63221160"/><text:alphabetical-index-mark-end text:id="IMark68794600"/><text:alphabetical-index-mark-end text:id="IMark66958728"/> to <text:alphabetical-index-mark-start text:id="IMark65030840"/><text:alphabetical-index-mark-start text:id="IMark68703176"/><text:alphabetical-index-mark-start text:id="IMark63380072"/><text:alphabetical-index-mark-start text:id="IMark68733512"/><text:alphabetical-index-mark-start text:id="IMark67130696"/><text:span text:style-name="T17">your_</text:span><text:alphabetical-index-mark-start text:id="IMark68769032"/><text:alphabetical-index-mark-start text:id="IMark65614424"/><text:alphabetical-index-mark-start text:id="IMark68539864"/><text:alphabetical-index-mark-start text:id="IMark67530952"/><text:alphabetical-index-mark-start text:id="IMark66000200"/><text:span text:style-name="T17">database</text:span><text:alphabetical-index-mark-end text:id="IMark66000200"/>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<text:alphabetical-index-mark-end text:id="IMark68733512"/><text:alphabetical-index-mark-end text:id="IMark63380072"/><text:alphabetical-index-mark-end text:id="IMark68703176"/><text:alphabetical-index-mark-end text:id="IMark65030840"/> and <text:alphabetical-index-mark-start text:id="IMark65489896"/><text:alphabetical-index-mark-start text:id="IMark66026776"/><text:alphabetical-index-mark-start text:id="IMark67628984"/><text:alphabetical-index-mark-start text:id="IMark65971880"/><text:alphabetical-index-mark-start text:id="IMark68673752"/>return<text:alphabetical-index-mark-end text:id="IMark68673752"/><text:alphabetical-index-mark-end text:id="IMark65971880"/><text:alphabetical-index-mark-end text:id="IMark67628984"/><text:alphabetical-index-mark-end text:id="IMark66026776"/><text:alphabetical-index-mark-end text:id="IMark65489896"/> the data of all records contained in <text:alphabetical-index-mark-start text:id="IMark68372296"/><text:alphabetical-index-mark-start text:id="IMark66731992"/><text:alphabetical-index-mark-start text:id="IMark64545816"/><text:alphabetical-index-mark-start text:id="IMark68736040"/><text:alphabetical-index-mark-start text:id="IMark63366968"/><text:span text:style-name="T17">your_</text:span><text:alphabetical-index-mark-start text:id="IMark68792072"/><text:alphabetical-index-mark-start text:id="IMark67249752"/><text:alphabetical-index-mark-start text:id="IMark65599272"/><text:alphabetical-index-mark-start text:id="IMark66131336"/><text:alphabetical-index-mark-start text:id="IMark66533752"/><text:span text:style-name="T17">table</text:span><text:alphabetical-index-mark-end text:id="IMark66533752"/><text:alphabetical-index-mark-end text:id="IMark66131336"/><text:alphabetical-index-mark-end text:id="IMark65599272"/>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4545816"/><text:alphabetical-index-mark-end text:id="IMark66731992"/><text:alphabetical-index-mark-end text:id="IMark68372296"/><text:span text:style-name="T17">_</text:span><text:span text:style-name="T18">1</text:span>. The <text:alphabetical-index-mark-start text:id="IMark64342312"/><text:alphabetical-index-mark-start text:id="IMark66766440"/><text:alphabetical-index-mark-start text:id="IMark60368696"/><text:alphabetical-index-mark-start text:id="IMark66453704"/><text:alphabetical-index-mark-start text:id="IMark67656888"/><text:alphabetical-index-mark-start text:id="IMark64833816"/><text:alphabetical-index-mark-start text:id="IMark63772184"/><text:alphabetical-index-mark-start text:id="IMark65266968"/><text:alphabetical-index-mark-start text:id="IMark68697752"/><text:alphabetical-index-mark-start text:id="IMark68746280"/>result<text:alphabetical-index-mark-end text:id="IMark68746280"/><text:alphabetical-index-mark-end text:id="IMark68697752"/><text:alphabetical-index-mark-end text:id="IMark65266968"/><text:alphabetical-index-mark-end text:id="IMark63772184"/><text:alphabetical-index-mark-end text:id="IMark64833816"/>s<text:alphabetical-index-mark-end text:id="IMark67656888"/><text:alphabetical-index-mark-end text:id="IMark66453704"/><text:alphabetical-index-mark-end text:id="IMark60368696"/><text:alphabetical-index-mark-end text:id="IMark66766440"/><text:alphabetical-index-mark-end text:id="IMark64342312"/> will be saved to <text:alphabetical-index-mark-start text:id="IMark67623672"/><text:alphabetical-index-mark-start text:id="IMark67626328"/><text:alphabetical-index-mark-start text:id="IMark66776152"/><text:alphabetical-index-mark-start text:id="IMark65607480"/><text:alphabetical-index-mark-start text:id="IMark65269272"/><text:alphabetical-index-mark-start text:id="IMark64445976"/><text:alphabetical-index-mark-start text:id="IMark65595288"/><text:alphabetical-index-mark-start text:id="IMark65945016"/><text:alphabetical-index-mark-start text:id="IMark63185672"/><text:alphabetical-index-mark-start text:id="IMark68267800"/><text:span text:style-name="T17">sql</text:span><text:alphabetical-index-mark-end text:id="IMark68267800"/><text:alphabetical-index-mark-end text:id="IMark63185672"/><text:alphabetical-index-mark-end text:id="IMark65945016"/><text:alphabetical-index-mark-end text:id="IMark65595288"/><text:alphabetical-index-mark-end text:id="IMark64445976"/><text:alphabetical-index-mark-end text:id="IMark65269272"/><text:alphabetical-index-mark-end text:id="IMark65607480"/><text:alphabetical-index-mark-end text:id="IMark66776152"/><text:alphabetical-index-mark-end text:id="IMark67626328"/><text:alphabetical-index-mark-end text:id="IMark67623672"/><text:span text:style-name="T17">_</text:span><text:alphabetical-index-mark-start text:id="IMark64448632"/><text:alphabetical-index-mark-start text:id="IMark67132728"/><text:alphabetical-index-mark-start text:id="IMark65000296"/><text:alphabetical-index-mark-start text:id="IMark68668968"/><text:alphabetical-index-mark-start text:id="IMark65338856"/><text:alphabetical-index-mark-start text:id="IMark65356680"/><text:alphabetical-index-mark-start text:id="IMark68156984"/><text:alphabetical-index-mark-start text:id="IMark65412872"/><text:alphabetical-index-mark-start text:id="IMark65414376"/><text:alphabetical-index-mark-start text:id="IMark65415880"/><text:span text:style-name="T17">result</text:span><text:alphabetical-index-mark-end text:id="IMark65415880"/><text:alphabetical-index-mark-end text:id="IMark65414376"/><text:alphabetical-index-mark-end text:id="IMark65412872"/><text:alphabetical-index-mark-end text:id="IMark68156984"/><text:alphabetical-index-mark-end text:id="IMark65356680"/><text:span text:style-name="T17">s</text:span><text:alphabetical-index-mark-end text:id="IMark65338856"/><text:alphabetical-index-mark-end text:id="IMark68668968"/><text:alphabetical-index-mark-end text:id="IMark65000296"/><text:alphabetical-index-mark-end text:id="IMark67132728"/><text:alphabetical-index-mark-end text:id="IMark64448632"/><text:alphabetical-index-mark-start text:id="IMark65418040"/><text:alphabetical-index-mark-start text:id="IMark65419544"/><text:alphabetical-index-mark-start text:id="IMark65421048"/><text:alphabetical-index-mark-start text:id="IMark65422552"/><text:alphabetical-index-mark-start text:id="IMark65424056"/><text:span text:style-name="T17">.txt</text:span><text:alphabetical-index-mark-end text:id="IMark65424056"/><text:alphabetical-index-mark-end text:id="IMark65422552"/><text:alphabetical-index-mark-end text:id="IMark65421048"/><text:alphabetical-index-mark-end text:id="IMark65419544"/><text:alphabetical-index-mark-end text:id="IMark65418040"/>.</text:p>
      <text:p text:style-name="P29"/>
      <text:p text:style-name="P34"><text:span text:style-name="T17">./</text:span><text:alphabetical-index-mark-start text:id="IMark66709880"/><text:alphabetical-index-mark-start text:id="IMark67622344"/><text:alphabetical-index-mark-start text:id="IMark66807400"/><text:alphabetical-index-mark-start text:id="IMark68205432"/><text:alphabetical-index-mark-start text:id="IMark65133528"/><text:alphabetical-index-mark-start text:id="IMark60326952"/><text:alphabetical-index-mark-start text:id="IMark63296392"/><text:alphabetical-index-mark-start text:id="IMark64449960"/><text:alphabetical-index-mark-start text:id="IMark67625000"/><text:alphabetical-index-mark-start text:id="IMark66629704"/><text:span text:style-name="T17">sql</text:span><text:alphabetical-index-mark-end text:id="IMark66629704"/><text:alphabetical-index-mark-end text:id="IMark67625000"/><text:alphabetical-index-mark-end text:id="IMark64449960"/><text:alphabetical-index-mark-end text:id="IMark63296392"/><text:alphabetical-index-mark-end text:id="IMark60326952"/><text:alphabetical-index-mark-end text:id="IMark65133528"/><text:alphabetical-index-mark-end text:id="IMark68205432"/><text:alphabetical-index-mark-end text:id="IMark66807400"/><text:alphabetical-index-mark-end text:id="IMark67622344"/><text:alphabetical-index-mark-end text:id="IMark66709880"/><text:span text:style-name="T17">p </text:span><text:alphabetical-index-mark-start text:id="IMark67398072"/><text:alphabetical-index-mark-start text:id="IMark68686424"/><text:alphabetical-index-mark-start text:id="IMark68774088"/><text:alphabetical-index-mark-start text:id="IMark68797128"/><text:alphabetical-index-mark-start text:id="IMark66865720"/><text:span text:style-name="T17">your_</text:span><text:alphabetical-index-mark-start text:id="IMark68776616"/><text:alphabetical-index-mark-start text:id="IMark65158632"/><text:alphabetical-index-mark-start text:id="IMark68748808"/><text:alphabetical-index-mark-start text:id="IMark67627656"/><text:alphabetical-index-mark-start text:id="IMark65596904"/><text:span text:style-name="T17">database</text:span><text:alphabetical-index-mark-end text:id="IMark65596904"/><text:alphabetical-index-mark-end text:id="IMark67627656"/><text:alphabetical-index-mark-end text:id="IMark68748808"/><text:alphabetical-index-mark-end text:id="IMark65158632"/><text:alphabetical-index-mark-end text:id="IMark68776616"/><text:alphabetical-index-mark-end text:id="IMark66865720"/><text:alphabetical-index-mark-end text:id="IMark68797128"/><text:alphabetical-index-mark-end text:id="IMark68774088"/><text:alphabetical-index-mark-end text:id="IMark68686424"/><text:alphabetical-index-mark-end text:id="IMark67398072"/><text:span text:style-name="T17"> “</text:span><text:alphabetical-index-mark-start text:id="IMark65671688"/><text:alphabetical-index-mark-start text:id="IMark66958728"/><text:alphabetical-index-mark-start text:id="IMark68794600"/><text:alphabetical-index-mark-start text:id="IMark63221160"/><text:alphabetical-index-mark-start text:id="IMark64454216"/><text:span text:style-name="T17">SELECT</text:span><text:alphabetical-index-mark-end text:id="IMark64454216"/><text:alphabetical-index-mark-end text:id="IMark63221160"/><text:alphabetical-index-mark-end text:id="IMark68794600"/><text:alphabetical-index-mark-end text:id="IMark66958728"/><text:alphabetical-index-mark-end text:id="IMark65671688"/><text:span text:style-name="T17"> * FROM </text:span><text:alphabetical-index-mark-start text:id="IMark63767384"/><text:alphabetical-index-mark-start text:id="IMark60271496"/><text:alphabetical-index-mark-start text:id="IMark65355560"/><text:alphabetical-index-mark-start text:id="IMark68629576"/><text:alphabetical-index-mark-start text:id="IMark68690568"/><text:span text:style-name="T17">your_</text:span><text:alphabetical-index-mark-start text:id="IMark68751336"/><text:alphabetical-index-mark-start text:id="IMark64146120"/><text:alphabetical-index-mark-start text:id="IMark67641928"/><text:alphabetical-index-mark-start text:id="IMark65489896"/><text:alphabetical-index-mark-start text:id="IMark66026776"/><text:span text:style-name="T17">table</text:span><text:alphabetical-index-mark-end text:id="IMark66026776"/><text:alphabetical-index-mark-end text:id="IMark65489896"/><text:alphabetical-index-mark-end text:id="IMark67641928"/><text:alphabetical-index-mark-end text:id="IMark64146120"/><text:alphabetical-index-mark-end text:id="IMark68751336"/><text:alphabetical-index-mark-end text:id="IMark68690568"/><text:alphabetical-index-mark-end text:id="IMark68629576"/><text:alphabetical-index-mark-end text:id="IMark65355560"/><text:alphabetical-index-mark-end text:id="IMark60271496"/><text:alphabetical-index-mark-end text:id="IMark63767384"/><text:span text:style-name="T17">_</text:span><text:span text:style-name="T18">1</text:span><text:span text:style-name="T17">;</text:span><text:alphabetical-index-mark-start text:id="IMark67628984"/><text:alphabetical-index-mark-start text:id="IMark65971880"/><text:alphabetical-index-mark-start text:id="IMark68673752"/><text:alphabetical-index-mark-start text:id="IMark65030840"/><text:alphabetical-index-mark-start text:id="IMark68703176"/><text:span text:style-name="T17">SELECT</text:span><text:alphabetical-index-mark-end text:id="IMark68703176"/><text:alphabetical-index-mark-end text:id="IMark65030840"/><text:alphabetical-index-mark-end text:id="IMark68673752"/><text:alphabetical-index-mark-end text:id="IMark65971880"/><text:alphabetical-index-mark-end text:id="IMark67628984"/><text:span text:style-name="T17"> * FROM </text:span><text:alphabetical-index-mark-start text:id="IMark63380072"/><text:alphabetical-index-mark-start text:id="IMark68733512"/><text:alphabetical-index-mark-start text:id="IMark67130696"/><text:alphabetical-index-mark-start text:id="IMark68769032"/><text:alphabetical-index-mark-start text:id="IMark65614424"/><text:span text:style-name="T17">your_</text:span><text:alphabetical-index-mark-start text:id="IMark68539864"/><text:alphabetical-index-mark-start text:id="IMark67530952"/><text:alphabetical-index-mark-start text:id="IMark66000200"/><text:alphabetical-index-mark-start text:id="IMark65693720"/><text:alphabetical-index-mark-start text:id="IMark64451288"/><text:span text:style-name="T17">table</text:span><text:alphabetical-index-mark-end text:id="IMark64451288"/><text:alphabetical-index-mark-end text:id="IMark65693720"/><text:alphabetical-index-mark-end text:id="IMark66000200"/>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<text:alphabetical-index-mark-end text:id="IMark68733512"/><text:alphabetical-index-mark-end text:id="IMark63380072"/><text:span text:style-name="T17">_</text:span><text:span text:style-name="T18">2</text:span><text:span text:style-name="T17">;”</text:span> will send <text:s/><text:span text:style-name="T25">both </text:span><text:alphabetical-index-mark-start text:id="IMark68372296"/><text:alphabetical-index-mark-start text:id="IMark66731992"/><text:alphabetical-index-mark-start text:id="IMark64545816"/><text:alphabetical-index-mark-start text:id="IMark68736040"/><text:alphabetical-index-mark-start text:id="IMark63366968"/><text:span text:style-name="T25">SELECT</text:span><text:alphabetical-index-mark-end text:id="IMark63366968"/><text:alphabetical-index-mark-end text:id="IMark68736040"/><text:alphabetical-index-mark-end text:id="IMark64545816"/><text:alphabetical-index-mark-end text:id="IMark66731992"/><text:alphabetical-index-mark-end text:id="IMark68372296"/><text:span text:style-name="T25"> </text:span><text:alphabetical-index-mark-start text:id="IMark68792072"/><text:alphabetical-index-mark-start text:id="IMark67249752"/><text:alphabetical-index-mark-start text:id="IMark65599272"/><text:alphabetical-index-mark-start text:id="IMark66131336"/><text:alphabetical-index-mark-start text:id="IMark66533752"/><text:span text:style-name="T25">queries</text:span><text:alphabetical-index-mark-end text:id="IMark66533752"/><text:alphabetical-index-mark-end text:id="IMark66131336"/><text:alphabetical-index-mark-end text:id="IMark65599272"/><text:alphabetical-index-mark-end text:id="IMark67249752"/><text:alphabetical-index-mark-end text:id="IMark68792072"/><text:span text:style-name="T25"> (</text:span><text:alphabetical-index-mark-start text:id="IMark66507192"/><text:alphabetical-index-mark-start text:id="IMark68713288"/><text:alphabetical-index-mark-start text:id="IMark64342312"/><text:alphabetical-index-mark-start text:id="IMark66766440"/><text:alphabetical-index-mark-start text:id="IMark60368696"/><text:span text:style-name="T25">composite</text:span><text:alphabetical-index-mark-end text:id="IMark60368696"/><text:alphabetical-index-mark-end text:id="IMark66766440"/><text:alphabetical-index-mark-end text:id="IMark64342312"/><text:alphabetical-index-mark-end text:id="IMark68713288"/><text:alphabetical-index-mark-end text:id="IMark66507192"/><text:span text:style-name="T25"> </text:span><text:alphabetical-index-mark-start text:id="IMark66453704"/><text:alphabetical-index-mark-start text:id="IMark67656888"/><text:alphabetical-index-mark-start text:id="IMark64833816"/><text:alphabetical-index-mark-start text:id="IMark63772184"/><text:alphabetical-index-mark-start text:id="IMark65266968"/><text:span text:style-name="T25">query</text:span><text:alphabetical-index-mark-end text:id="IMark65266968"/><text:alphabetical-index-mark-end text:id="IMark63772184"/><text:alphabetical-index-mark-end text:id="IMark64833816"/><text:alphabetical-index-mark-end text:id="IMark67656888"/><text:alphabetical-index-mark-end text:id="IMark66453704"/><text:span text:style-name="T25">) to </text:span><text:alphabetical-index-mark-start text:id="IMark68697752"/><text:alphabetical-index-mark-start text:id="IMark68746280"/><text:alphabetical-index-mark-start text:id="IMark67396840"/><text:alphabetical-index-mark-start text:id="IMark67623672"/><text:alphabetical-index-mark-start text:id="IMark67626328"/><text:span text:style-name="T18">your_</text:span><text:alphabetical-index-mark-start text:id="IMark66776152"/><text:alphabetical-index-mark-start text:id="IMark65607480"/><text:alphabetical-index-mark-start text:id="IMark65269272"/><text:alphabetical-index-mark-start text:id="IMark64445976"/><text:alphabetical-index-mark-start text:id="IMark65595288"/><text:span text:style-name="T18">database</text:span><text:alphabetical-index-mark-end text:id="IMark65595288"/><text:alphabetical-index-mark-end text:id="IMark64445976"/><text:alphabetical-index-mark-end text:id="IMark65269272"/><text:alphabetical-index-mark-end text:id="IMark65607480"/><text:alphabetical-index-mark-end text:id="IMark66776152"/><text:alphabetical-index-mark-end text:id="IMark67626328"/><text:alphabetical-index-mark-end text:id="IMark67623672"/><text:alphabetical-index-mark-end text:id="IMark67396840"/><text:alphabetical-index-mark-end text:id="IMark68746280"/><text:alphabetical-index-mark-end text:id="IMark68697752"/><text:span text:style-name="T25">, and </text:span><text:alphabetical-index-mark-start text:id="IMark65945016"/><text:alphabetical-index-mark-start text:id="IMark63185672"/><text:alphabetical-index-mark-start text:id="IMark68267800"/><text:alphabetical-index-mark-start text:id="IMark66743192"/><text:alphabetical-index-mark-start text:id="IMark63205384"/><text:alphabetical-index-mark-start text:id="IMark67009320"/><text:alphabetical-index-mark-start text:id="IMark64448632"/><text:alphabetical-index-mark-start text:id="IMark67132728"/><text:alphabetical-index-mark-start text:id="IMark65000296"/><text:alphabetical-index-mark-start text:id="IMark68668968"/><text:span text:style-name="T18">sql</text:span><text:alphabetical-index-mark-end text:id="IMark68668968"/><text:alphabetical-index-mark-end text:id="IMark65000296"/><text:alphabetical-index-mark-end text:id="IMark67132728"/><text:alphabetical-index-mark-end text:id="IMark64448632"/><text:alphabetical-index-mark-end text:id="IMark67009320"/><text:alphabetical-index-mark-end text:id="IMark63205384"/><text:alphabetical-index-mark-end text:id="IMark66743192"/><text:alphabetical-index-mark-end text:id="IMark68267800"/><text:alphabetical-index-mark-end text:id="IMark63185672"/><text:alphabetical-index-mark-end text:id="IMark65945016"/><text:span text:style-name="T18">_</text:span><text:alphabetical-index-mark-start text:id="IMark65279848"/><text:alphabetical-index-mark-start text:id="IMark67617032"/><text:alphabetical-index-mark-start text:id="IMark67299080"/><text:alphabetical-index-mark-start text:id="IMark65267960"/><text:alphabetical-index-mark-start text:id="IMark68222728"/><text:alphabetical-index-mark-start text:id="IMark67594984"/><text:alphabetical-index-mark-start text:id="IMark63310904"/><text:alphabetical-index-mark-start text:id="IMark63313912"/><text:alphabetical-index-mark-start text:id="IMark63315352"/><text:alphabetical-index-mark-start text:id="IMark63318104"/><text:span text:style-name="T18">result</text:span><text:alphabetical-index-mark-end text:id="IMark63318104"/><text:alphabetical-index-mark-end text:id="IMark63315352"/><text:alphabetical-index-mark-end text:id="IMark63313912"/><text:alphabetical-index-mark-end text:id="IMark63310904"/><text:alphabetical-index-mark-end text:id="IMark67594984"/><text:span text:style-name="T18">s</text:span><text:alphabetical-index-mark-end text:id="IMark68222728"/><text:alphabetical-index-mark-end text:id="IMark65267960"/><text:alphabetical-index-mark-end text:id="IMark67299080"/><text:alphabetical-index-mark-end text:id="IMark67617032"/><text:alphabetical-index-mark-end text:id="IMark65279848"/><text:alphabetical-index-mark-start text:id="IMark63319672"/><text:alphabetical-index-mark-start text:id="IMark63321240"/><text:alphabetical-index-mark-start text:id="IMark65478488"/><text:alphabetical-index-mark-start text:id="IMark65480056"/><text:alphabetical-index-mark-start text:id="IMark65469192"/><text:span text:style-name="T18">.txt</text:span><text:alphabetical-index-mark-end text:id="IMark65469192"/><text:alphabetical-index-mark-end text:id="IMark65480056"/><text:alphabetical-index-mark-end text:id="IMark65478488"/><text:alphabetical-index-mark-end text:id="IMark63321240"/><text:alphabetical-index-mark-end text:id="IMark63319672"/><text:span text:style-name="T25"> will store the </text:span><text:alphabetical-index-mark-start text:id="IMark65470760"/><text:alphabetical-index-mark-start text:id="IMark65485432"/><text:alphabetical-index-mark-start text:id="IMark64189560"/><text:alphabetical-index-mark-start text:id="IMark64191784"/><text:alphabetical-index-mark-start text:id="IMark64193592"/><text:alphabetical-index-mark-start text:id="IMark68412696"/><text:alphabetical-index-mark-start text:id="IMark64213608"/><text:alphabetical-index-mark-start text:id="IMark64212104"/><text:alphabetical-index-mark-start text:id="IMark64210600"/><text:alphabetical-index-mark-start text:id="IMark64203256"/><text:span text:style-name="T25">result</text:span><text:alphabetical-index-mark-end text:id="IMark64203256"/><text:alphabetical-index-mark-end text:id="IMark64210600"/><text:alphabetical-index-mark-end text:id="IMark64212104"/><text:alphabetical-index-mark-end text:id="IMark64213608"/><text:alphabetical-index-mark-end text:id="IMark68412696"/><text:span text:style-name="T25">s</text:span><text:alphabetical-index-mark-end text:id="IMark64193592"/><text:alphabetical-index-mark-end text:id="IMark64191784"/><text:alphabetical-index-mark-end text:id="IMark64189560"/><text:alphabetical-index-mark-end text:id="IMark65485432"/><text:alphabetical-index-mark-end text:id="IMark65470760"/><text:span text:style-name="T25"> of both </text:span><text:alphabetical-index-mark-start text:id="IMark68416920"/><text:alphabetical-index-mark-start text:id="IMark68430280"/><text:alphabetical-index-mark-start text:id="IMark68428776"/><text:alphabetical-index-mark-start text:id="IMark68427272"/><text:alphabetical-index-mark-start text:id="IMark68425768"/><text:span text:style-name="T25">queries</text:span><text:alphabetical-index-mark-end text:id="IMark68425768"/><text:alphabetical-index-mark-end text:id="IMark68427272"/><text:alphabetical-index-mark-end text:id="IMark68428776"/><text:alphabetical-index-mark-end text:id="IMark68430280"/><text:alphabetical-index-mark-end text:id="IMark68416920"/><text:span text:style-name="T25">.</text:span></text:p>
      <text:p text:style-name="P34"/>
      <text:p text:style-name="P34"><text:span text:style-name="T17">./</text:span><text:alphabetical-index-mark-start text:id="IMark68776616"/><text:alphabetical-index-mark-start text:id="IMark65158632"/><text:alphabetical-index-mark-start text:id="IMark68748808"/><text:alphabetical-index-mark-start text:id="IMark67627656"/><text:alphabetical-index-mark-start text:id="IMark65596904"/><text:alphabetical-index-mark-start text:id="IMark65671688"/><text:alphabetical-index-mark-start text:id="IMark66958728"/><text:alphabetical-index-mark-start text:id="IMark68794600"/><text:alphabetical-index-mark-start text:id="IMark63221160"/><text:alphabetical-index-mark-start text:id="IMark64454216"/><text:span text:style-name="T18">sql</text:span><text:alphabetical-index-mark-end text:id="IMark64454216"/><text:alphabetical-index-mark-end text:id="IMark63221160"/><text:alphabetical-index-mark-end text:id="IMark68794600"/><text:alphabetical-index-mark-end text:id="IMark66958728"/><text:alphabetical-index-mark-end text:id="IMark65671688"/><text:alphabetical-index-mark-end text:id="IMark65596904"/><text:alphabetical-index-mark-end text:id="IMark67627656"/><text:alphabetical-index-mark-end text:id="IMark68748808"/><text:alphabetical-index-mark-end text:id="IMark65158632"/><text:alphabetical-index-mark-end text:id="IMark68776616"/><text:span text:style-name="T18">p </text:span><text:alphabetical-index-mark-start text:id="IMark63767384"/><text:alphabetical-index-mark-start text:id="IMark60271496"/><text:alphabetical-index-mark-start text:id="IMark65355560"/><text:alphabetical-index-mark-start text:id="IMark68629576"/><text:alphabetical-index-mark-start text:id="IMark68690568"/><text:span text:style-name="T18">your_</text:span><text:alphabetical-index-mark-start text:id="IMark68751336"/><text:alphabetical-index-mark-start text:id="IMark64146120"/><text:alphabetical-index-mark-start text:id="IMark67641928"/><text:alphabetical-index-mark-start text:id="IMark65489896"/><text:alphabetical-index-mark-start text:id="IMark66026776"/><text:span text:style-name="T18">database</text:span><text:alphabetical-index-mark-end text:id="IMark66026776"/><text:alphabetical-index-mark-end text:id="IMark65489896"/><text:alphabetical-index-mark-end text:id="IMark67641928"/><text:alphabetical-index-mark-end text:id="IMark64146120"/><text:alphabetical-index-mark-end text:id="IMark68751336"/><text:alphabetical-index-mark-end text:id="IMark68690568"/><text:alphabetical-index-mark-end text:id="IMark68629576"/><text:alphabetical-index-mark-end text:id="IMark65355560"/><text:alphabetical-index-mark-end text:id="IMark60271496"/><text:alphabetical-index-mark-end text:id="IMark63767384"/><text:span text:style-name="T18"> your_</text:span><text:alphabetical-index-mark-start text:id="IMark67628984"/><text:alphabetical-index-mark-start text:id="IMark65971880"/><text:alphabetical-index-mark-start text:id="IMark68673752"/><text:alphabetical-index-mark-start text:id="IMark65030840"/><text:alphabetical-index-mark-start text:id="IMark68703176"/><text:span text:style-name="T18">file</text:span><text:alphabetical-index-mark-end text:id="IMark68703176"/><text:alphabetical-index-mark-end text:id="IMark65030840"/><text:alphabetical-index-mark-end text:id="IMark68673752"/><text:alphabetical-index-mark-end text:id="IMark65971880"/><text:alphabetical-index-mark-end text:id="IMark67628984"/><text:alphabetical-index-mark-start text:id="IMark64194264"/><text:alphabetical-index-mark-start text:id="IMark63380072"/><text:alphabetical-index-mark-start text:id="IMark68733512"/><text:alphabetical-index-mark-start text:id="IMark67130696"/><text:alphabetical-index-mark-start text:id="IMark68769032"/><text:span text:style-name="T18">.</text:span><text:alphabetical-index-mark-start text:id="IMark65614424"/><text:alphabetical-index-mark-start text:id="IMark68539864"/><text:alphabetical-index-mark-start text:id="IMark67530952"/><text:alphabetical-index-mark-start text:id="IMark66000200"/><text:alphabetical-index-mark-start text:id="IMark65693720"/><text:alphabetical-index-mark-start text:id="IMark64451288"/><text:alphabetical-index-mark-start text:id="IMark66709880"/><text:alphabetical-index-mark-start text:id="IMark67622344"/><text:alphabetical-index-mark-start text:id="IMark66807400"/><text:alphabetical-index-mark-start text:id="IMark68372296"/><text:span text:style-name="T18">sql</text:span><text:alphabetical-index-mark-end text:id="IMark68372296"/><text:alphabetical-index-mark-end text:id="IMark66807400"/><text:alphabetical-index-mark-end text:id="IMark67622344"/><text:alphabetical-index-mark-end text:id="IMark66709880"/><text:alphabetical-index-mark-end text:id="IMark64451288"/><text:alphabetical-index-mark-end text:id="IMark65693720"/><text:alphabetical-index-mark-end text:id="IMark66000200"/>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<text:alphabetical-index-mark-end text:id="IMark68733512"/><text:alphabetical-index-mark-end text:id="IMark63380072"/><text:alphabetical-index-mark-end text:id="IMark64194264"/><text:span text:style-name="T25"> will send the </text:span><text:alphabetical-index-mark-start text:id="IMark66731992"/><text:alphabetical-index-mark-start text:id="IMark64545816"/><text:alphabetical-index-mark-start text:id="IMark68736040"/><text:alphabetical-index-mark-start text:id="IMark63366968"/><text:alphabetical-index-mark-start text:id="IMark68792072"/><text:span text:style-name="T25">queries</text:span><text:alphabetical-index-mark-end text:id="IMark68792072"/><text:alphabetical-index-mark-end text:id="IMark63366968"/><text:alphabetical-index-mark-end text:id="IMark68736040"/><text:alphabetical-index-mark-end text:id="IMark64545816"/><text:alphabetical-index-mark-end text:id="IMark66731992"/><text:span text:style-name="T25"> contained in </text:span><text:span text:style-name="T18">your_</text:span><text:alphabetical-index-mark-start text:id="IMark67249752"/><text:alphabetical-index-mark-start text:id="IMark65599272"/><text:alphabetical-index-mark-start text:id="IMark66131336"/><text:alphabetical-index-mark-start text:id="IMark66533752"/><text:alphabetical-index-mark-start text:id="IMark66507192"/><text:span text:style-name="T18">file</text:span><text:alphabetical-index-mark-end text:id="IMark66507192"/><text:alphabetical-index-mark-end text:id="IMark66533752"/><text:alphabetical-index-mark-end text:id="IMark66131336"/><text:alphabetical-index-mark-end text:id="IMark65599272"/><text:alphabetical-index-mark-end text:id="IMark67249752"/><text:alphabetical-index-mark-start text:id="IMark68713288"/><text:alphabetical-index-mark-start text:id="IMark64342312"/><text:alphabetical-index-mark-start text:id="IMark66766440"/><text:alphabetical-index-mark-start text:id="IMark60368696"/><text:alphabetical-index-mark-start text:id="IMark66453704"/><text:span text:style-name="T18">.</text:span><text:alphabetical-index-mark-start text:id="IMark67656888"/><text:alphabetical-index-mark-start text:id="IMark64833816"/><text:alphabetical-index-mark-start text:id="IMark63772184"/><text:alphabetical-index-mark-start text:id="IMark65266968"/><text:alphabetical-index-mark-start text:id="IMark68205432"/><text:alphabetical-index-mark-start text:id="IMark68697752"/><text:alphabetical-index-mark-start text:id="IMark68746280"/><text:alphabetical-index-mark-start text:id="IMark67396840"/><text:alphabetical-index-mark-start text:id="IMark67623672"/><text:alphabetical-index-mark-start text:id="IMark67626328"/><text:span text:style-name="T18">sql</text:span><text:alphabetical-index-mark-end text:id="IMark67626328"/><text:alphabetical-index-mark-end text:id="IMark67623672"/><text:alphabetical-index-mark-end text:id="IMark67396840"/><text:alphabetical-index-mark-end text:id="IMark68746280"/><text:alphabetical-index-mark-end text:id="IMark68697752"/><text:alphabetical-index-mark-end text:id="IMark68205432"/><text:alphabetical-index-mark-end text:id="IMark65266968"/><text:alphabetical-index-mark-end text:id="IMark63772184"/><text:alphabetical-index-mark-end text:id="IMark64833816"/><text:alphabetical-index-mark-end text:id="IMark67656888"/><text:alphabetical-index-mark-end text:id="IMark66453704"/><text:alphabetical-index-mark-end text:id="IMark60368696"/><text:alphabetical-index-mark-end text:id="IMark66766440"/><text:alphabetical-index-mark-end text:id="IMark64342312"/><text:alphabetical-index-mark-end text:id="IMark68713288"/><text:span text:style-name="T25"> to </text:span><text:alphabetical-index-mark-start text:id="IMark66776152"/><text:alphabetical-index-mark-start text:id="IMark65607480"/><text:alphabetical-index-mark-start text:id="IMark65269272"/><text:alphabetical-index-mark-start text:id="IMark64445976"/><text:alphabetical-index-mark-start text:id="IMark65595288"/><text:span text:style-name="T25">your_</text:span><text:alphabetical-index-mark-start text:id="IMark65133528"/><text:alphabetical-index-mark-start text:id="IMark65945016"/><text:alphabetical-index-mark-start text:id="IMark63185672"/><text:alphabetical-index-mark-start text:id="IMark68267800"/><text:alphabetical-index-mark-start text:id="IMark66743192"/><text:span text:style-name="T25">database</text:span><text:alphabetical-index-mark-end text:id="IMark66743192"/><text:alphabetical-index-mark-end text:id="IMark68267800"/><text:alphabetical-index-mark-end text:id="IMark63185672"/><text:alphabetical-index-mark-end text:id="IMark65945016"/><text:alphabetical-index-mark-end text:id="IMark65133528"/><text:alphabetical-index-mark-end text:id="IMark65595288"/><text:alphabetical-index-mark-end text:id="IMark64445976"/><text:alphabetical-index-mark-end text:id="IMark65269272"/><text:alphabetical-index-mark-end text:id="IMark65607480"/><text:alphabetical-index-mark-end text:id="IMark66776152"/><text:span text:style-name="T25"> as a </text:span><text:alphabetical-index-mark-start text:id="IMark63205384"/><text:alphabetical-index-mark-start text:id="IMark67009320"/><text:alphabetical-index-mark-start text:id="IMark64448632"/><text:alphabetical-index-mark-start text:id="IMark67132728"/><text:alphabetical-index-mark-start text:id="IMark65000296"/><text:span text:style-name="T25">composite</text:span><text:alphabetical-index-mark-end text:id="IMark65000296"/><text:alphabetical-index-mark-end text:id="IMark67132728"/><text:alphabetical-index-mark-end text:id="IMark64448632"/><text:alphabetical-index-mark-end text:id="IMark67009320"/><text:alphabetical-index-mark-end text:id="IMark63205384"/><text:span text:style-name="T25"> </text:span><text:alphabetical-index-mark-start text:id="IMark68668968"/><text:alphabetical-index-mark-start text:id="IMark60326952"/><text:alphabetical-index-mark-start text:id="IMark63296392"/><text:alphabetical-index-mark-start text:id="IMark64449960"/><text:alphabetical-index-mark-start text:id="IMark65279848"/><text:span text:style-name="T25">query</text:span><text:alphabetical-index-mark-end text:id="IMark65279848"/><text:alphabetical-index-mark-end text:id="IMark64449960"/><text:alphabetical-index-mark-end text:id="IMark63296392"/><text:alphabetical-index-mark-end text:id="IMark60326952"/><text:alphabetical-index-mark-end text:id="IMark68668968"/><text:span text:style-name="T25">. See the </text:span><text:alphabetical-index-mark-start text:id="IMark67617032"/><text:alphabetical-index-mark-start text:id="IMark67299080"/><text:alphabetical-index-mark-start text:id="IMark65267960"/><text:alphabetical-index-mark-start text:id="IMark67625000"/><text:alphabetical-index-mark-start text:id="IMark66629704"/><text:span text:style-name="T25">/</text:span><text:span text:style-name="T18">examples</text:span><text:alphabetical-index-mark-end text:id="IMark66629704"/><text:alphabetical-index-mark-end text:id="IMark67625000"/><text:alphabetical-index-mark-end text:id="IMark65267960"/><text:alphabetical-index-mark-end text:id="IMark67299080"/><text:alphabetical-index-mark-end text:id="IMark67617032"/><text:span text:style-name="T25"> </text:span><text:alphabetical-index-mark-start text:id="IMark67398072"/><text:alphabetical-index-mark-start text:id="IMark68774088"/><text:alphabetical-index-mark-start text:id="IMark68686424"/><text:alphabetical-index-mark-start text:id="IMark66865720"/><text:alphabetical-index-mark-start text:id="IMark68797128"/><text:span text:style-name="T25">folder</text:span><text:alphabetical-index-mark-end text:id="IMark68797128"/><text:alphabetical-index-mark-end text:id="IMark66865720"/><text:alphabetical-index-mark-end text:id="IMark68686424"/><text:alphabetical-index-mark-end text:id="IMark68774088"/><text:alphabetical-index-mark-end text:id="IMark67398072"/><text:span text:style-name="T25"> for more.</text:span></text:p>
      <text:p text:style-name="P29"/>
      <text:p text:style-name="P30"><text:alphabetical-index-mark-start text:id="IMark66958728"/><text:alphabetical-index-mark-start text:id="IMark68794600"/><text:alphabetical-index-mark-start text:id="IMark63221160"/><text:alphabetical-index-mark-start text:id="IMark64454216"/><text:alphabetical-index-mark-start text:id="IMark63767384"/>Query<text:alphabetical-index-mark-end text:id="IMark63767384"/><text:alphabetical-index-mark-end text:id="IMark64454216"/><text:alphabetical-index-mark-end text:id="IMark63221160"/><text:alphabetical-index-mark-end text:id="IMark68794600"/><text:alphabetical-index-mark-end text:id="IMark66958728"/> <text:alphabetical-index-mark-start text:id="IMark60271496"/><text:alphabetical-index-mark-start text:id="IMark65355560"/><text:alphabetical-index-mark-start text:id="IMark68629576"/><text:alphabetical-index-mark-start text:id="IMark68690568"/><text:alphabetical-index-mark-start text:id="IMark68751336"/><text:alphabetical-index-mark-start text:id="IMark64146120"/><text:alphabetical-index-mark-start text:id="IMark67641928"/><text:alphabetical-index-mark-start text:id="IMark65489896"/><text:alphabetical-index-mark-start text:id="IMark66026776"/><text:alphabetical-index-mark-start text:id="IMark67628984"/>result<text:alphabetical-index-mark-end text:id="IMark67628984"/><text:alphabetical-index-mark-end text:id="IMark66026776"/><text:alphabetical-index-mark-end text:id="IMark65489896"/><text:alphabetical-index-mark-end text:id="IMark67641928"/><text:alphabetical-index-mark-end text:id="IMark64146120"/>s<text:alphabetical-index-mark-end text:id="IMark68751336"/><text:alphabetical-index-mark-end text:id="IMark68690568"/><text:alphabetical-index-mark-end text:id="IMark68629576"/><text:alphabetical-index-mark-end text:id="IMark65355560"/><text:alphabetical-index-mark-end text:id="IMark60271496"/> are written as a continuous <text:alphabetical-index-mark-start text:id="IMark65971880"/><text:alphabetical-index-mark-start text:id="IMark68673752"/><text:alphabetical-index-mark-start text:id="IMark65030840"/><text:alphabetical-index-mark-start text:id="IMark68703176"/><text:alphabetical-index-mark-start text:id="IMark64194264"/>string<text:alphabetical-index-mark-end text:id="IMark64194264"/><text:alphabetical-index-mark-end text:id="IMark68703176"/><text:alphabetical-index-mark-end text:id="IMark65030840"/><text:alphabetical-index-mark-end text:id="IMark68673752"/><text:alphabetical-index-mark-end text:id="IMark65971880"/> to <text:alphabetical-index-mark-start text:id="IMark63380072"/><text:alphabetical-index-mark-start text:id="IMark68733512"/><text:alphabetical-index-mark-start text:id="IMark67130696"/><text:alphabetical-index-mark-start text:id="IMark68769032"/><text:alphabetical-index-mark-start text:id="IMark65614424"/><text:alphabetical-index-mark-start text:id="IMark68539864"/><text:alphabetical-index-mark-start text:id="IMark67530952"/><text:alphabetical-index-mark-start text:id="IMark66000200"/><text:alphabetical-index-mark-start text:id="IMark65693720"/><text:alphabetical-index-mark-start text:id="IMark64451288"/><text:span text:style-name="T17">sql</text:span><text:alphabetical-index-mark-end text:id="IMark64451288"/><text:alphabetical-index-mark-end text:id="IMark65693720"/><text:alphabetical-index-mark-end text:id="IMark66000200"/><text:alphabetical-index-mark-end text:id="IMark67530952"/><text:alphabetical-index-mark-end text:id="IMark68539864"/><text:alphabetical-index-mark-end text:id="IMark65614424"/><text:alphabetical-index-mark-end text:id="IMark68769032"/><text:alphabetical-index-mark-end text:id="IMark67130696"/><text:alphabetical-index-mark-end text:id="IMark68733512"/><text:alphabetical-index-mark-end text:id="IMark63380072"/><text:span text:style-name="T17">p_</text:span><text:alphabetical-index-mark-start text:id="IMark66709880"/><text:alphabetical-index-mark-start text:id="IMark67622344"/><text:alphabetical-index-mark-start text:id="IMark66807400"/><text:alphabetical-index-mark-start text:id="IMark68372296"/><text:alphabetical-index-mark-start text:id="IMark66731992"/><text:alphabetical-index-mark-start text:id="IMark64545816"/><text:alphabetical-index-mark-start text:id="IMark68736040"/><text:alphabetical-index-mark-start text:id="IMark63366968"/><text:alphabetical-index-mark-start text:id="IMark68792072"/><text:alphabetical-index-mark-start text:id="IMark67249752"/><text:span text:style-name="T17">result</text:span>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4545816"/><text:span text:style-name="T17">s</text:span><text:alphabetical-index-mark-end text:id="IMark66731992"/><text:alphabetical-index-mark-end text:id="IMark68372296"/><text:alphabetical-index-mark-end text:id="IMark66807400"/><text:alphabetical-index-mark-end text:id="IMark67622344"/><text:alphabetical-index-mark-end text:id="IMark66709880"/><text:alphabetical-index-mark-start text:id="IMark65599272"/><text:alphabetical-index-mark-start text:id="IMark66131336"/><text:alphabetical-index-mark-start text:id="IMark66533752"/><text:alphabetical-index-mark-start text:id="IMark66507192"/><text:alphabetical-index-mark-start text:id="IMark67455192"/><text:span text:style-name="T17">.txt</text:span><text:alphabetical-index-mark-end text:id="IMark67455192"/><text:alphabetical-index-mark-end text:id="IMark66507192"/><text:alphabetical-index-mark-end text:id="IMark66533752"/><text:alphabetical-index-mark-end text:id="IMark66131336"/><text:alphabetical-index-mark-end text:id="IMark65599272"/>. Data fields are separated with a "|" <text:alphabetical-index-mark-start text:id="IMark68713288"/><text:alphabetical-index-mark-start text:id="IMark64342312"/><text:alphabetical-index-mark-start text:id="IMark66766440"/><text:alphabetical-index-mark-start text:id="IMark60368696"/><text:alphabetical-index-mark-start text:id="IMark66453704"/>character<text:alphabetical-index-mark-end text:id="IMark66453704"/><text:alphabetical-index-mark-end text:id="IMark60368696"/><text:alphabetical-index-mark-end text:id="IMark66766440"/><text:alphabetical-index-mark-end text:id="IMark64342312"/><text:alphabetical-index-mark-end text:id="IMark68713288"/>. <text:span text:style-name="T43">At the end of the </text:span><text:alphabetical-index-mark-start text:id="IMark67656888"/><text:alphabetical-index-mark-start text:id="IMark64833816"/><text:span text:style-name="T43">query</text:span><text:alphabetical-index-mark-end text:id="IMark64833816"/><text:alphabetical-index-mark-end text:id="IMark67656888"/><text:span text:style-name="T43"> </text:span><text:alphabetical-index-mark-start text:id="IMark63772184"/><text:alphabetical-index-mark-start text:id="IMark65266968"/><text:alphabetical-index-mark-start text:id="IMark68205432"/><text:alphabetical-index-mark-start text:id="IMark68697752"/><text:span text:style-name="T43">result</text:span><text:alphabetical-index-mark-end text:id="IMark68697752"/><text:alphabetical-index-mark-end text:id="IMark68205432"/><text:span text:style-name="T43">s</text:span><text:alphabetical-index-mark-end text:id="IMark65266968"/><text:alphabetical-index-mark-end text:id="IMark63772184"/><text:span text:style-name="T43"> you will find </text:span><text:span text:style-name="T24">“|EOQ|”</text:span><text:span text:style-name="T43"> for </text:span><text:span text:style-name="T41">“End Of </text:span><text:alphabetical-index-mark-start text:id="IMark68746280"/><text:alphabetical-index-mark-start text:id="IMark67396840"/><text:span text:style-name="T41">Query</text:span><text:alphabetical-index-mark-end text:id="IMark67396840"/><text:alphabetical-index-mark-end text:id="IMark68746280"/><text:span text:style-name="T41">”</text:span><text:span text:style-name="T43">, meaning that one </text:span><text:alphabetical-index-mark-start text:id="IMark67623672"/><text:alphabetical-index-mark-start text:id="IMark67626328"/><text:span text:style-name="T43">query</text:span><text:alphabetical-index-mark-end text:id="IMark67626328"/><text:alphabetical-index-mark-end text:id="IMark67623672"/><text:span text:style-name="T43"> – for example, a </text:span><text:alphabetical-index-mark-start text:id="IMark68776616"/><text:alphabetical-index-mark-start text:id="IMark66776152"/><text:span text:style-name="T43">SELECT</text:span><text:alphabetical-index-mark-end text:id="IMark66776152"/><text:alphabetical-index-mark-end text:id="IMark68776616"/><text:span text:style-name="T43"> – produced a </text:span><text:alphabetical-index-mark-start text:id="IMark65607480"/><text:alphabetical-index-mark-start text:id="IMark65269272"/><text:span text:style-name="T43">listing</text:span><text:alphabetical-index-mark-end text:id="IMark65269272"/><text:alphabetical-index-mark-end text:id="IMark65607480"/><text:span text:style-name="T43"> that reaches op to that point.</text:span></text:p>
      <text:p text:style-name="P30"/>
      <text:p text:style-name="P30"><text:span text:style-name="T43">This is useful whenever you run </text:span><text:alphabetical-index-mark-start text:id="IMark67299080"/><text:alphabetical-index-mark-start text:id="IMark65267960"/><text:span text:style-name="T43">multiple</text:span><text:alphabetical-index-mark-end text:id="IMark65267960"/><text:alphabetical-index-mark-end text:id="IMark67299080"/><text:span text:style-name="T43"> </text:span><text:alphabetical-index-mark-start text:id="IMark67625000"/><text:alphabetical-index-mark-start text:id="IMark66629704"/><text:span text:style-name="T43">queries</text:span><text:alphabetical-index-mark-end text:id="IMark66629704"/><text:alphabetical-index-mark-end text:id="IMark67625000"/><text:span text:style-name="T43"> that produce </text:span><text:alphabetical-index-mark-start text:id="IMark65158632"/><text:alphabetical-index-mark-start text:id="IMark67398072"/><text:alphabetical-index-mark-start text:id="IMark68774088"/><text:alphabetical-index-mark-start text:id="IMark68686424"/><text:span text:style-name="T43">result</text:span><text:alphabetical-index-mark-end text:id="IMark68686424"/><text:alphabetical-index-mark-end text:id="IMark68774088"/><text:span text:style-name="T43">s</text:span><text:alphabetical-index-mark-end text:id="IMark67398072"/><text:alphabetical-index-mark-end text:id="IMark65158632"/><text:span text:style-name="T43">. With </text:span><text:span text:style-name="T24">“|EOQ|”</text:span><text:span text:style-name="T43"> you could </text:span><text:alphabetical-index-mark-start text:id="IMark66865720"/><text:alphabetical-index-mark-start text:id="IMark68797128"/><text:span text:style-name="T43">parse</text:span><text:alphabetical-index-mark-end text:id="IMark68797128"/><text:alphabetical-index-mark-end text:id="IMark66865720"/><text:span text:style-name="T43"> </text:span><text:alphabetical-index-mark-start text:id="IMark67627656"/><text:alphabetical-index-mark-start text:id="IMark68748808"/><text:alphabetical-index-mark-start text:id="IMark65671688"/><text:alphabetical-index-mark-start text:id="IMark65596904"/><text:span text:style-name="T24">sql</text:span><text:alphabetical-index-mark-end text:id="IMark65596904"/><text:alphabetical-index-mark-end text:id="IMark65671688"/><text:alphabetical-index-mark-end text:id="IMark68748808"/><text:alphabetical-index-mark-end text:id="IMark67627656"/><text:span text:style-name="T24">_</text:span><text:alphabetical-index-mark-start text:id="IMark65971880"/><text:alphabetical-index-mark-start text:id="IMark68673752"/><text:span text:style-name="T24">query</text:span><text:alphabetical-index-mark-end text:id="IMark68673752"/><text:alphabetical-index-mark-end text:id="IMark65971880"/><text:span text:style-name="T24">_</text:span><text:alphabetical-index-mark-start text:id="IMark65030840"/><text:alphabetical-index-mark-start text:id="IMark68703176"/><text:alphabetical-index-mark-start text:id="IMark64194264"/><text:alphabetical-index-mark-start text:id="IMark60271496"/><text:span text:style-name="T24">result</text:span><text:alphabetical-index-mark-end text:id="IMark60271496"/><text:alphabetical-index-mark-end text:id="IMark64194264"/><text:span text:style-name="T24">s</text:span><text:alphabetical-index-mark-end text:id="IMark68703176"/><text:alphabetical-index-mark-end text:id="IMark65030840"/><text:alphabetical-index-mark-start text:id="IMark65355560"/><text:alphabetical-index-mark-start text:id="IMark68629576"/><text:span text:style-name="T24">.txt</text:span><text:alphabetical-index-mark-end text:id="IMark68629576"/><text:alphabetical-index-mark-end text:id="IMark65355560"/><text:span text:style-name="T43"> in a more easy way to separate the </text:span><text:alphabetical-index-mark-start text:id="IMark68690568"/><text:alphabetical-index-mark-start text:id="IMark68751336"/><text:alphabetical-index-mark-start text:id="IMark64146120"/><text:alphabetical-index-mark-start text:id="IMark67641928"/><text:span text:style-name="T43">result</text:span><text:alphabetical-index-mark-end text:id="IMark67641928"/><text:alphabetical-index-mark-end text:id="IMark64146120"/><text:span text:style-name="T43">s</text:span><text:alphabetical-index-mark-end text:id="IMark68751336"/><text:alphabetical-index-mark-end text:id="IMark68690568"/><text:span text:style-name="T43"> that correspond to one </text:span><text:alphabetical-index-mark-start text:id="IMark65489896"/><text:alphabetical-index-mark-start text:id="IMark66026776"/><text:span text:style-name="T43">query</text:span><text:alphabetical-index-mark-end text:id="IMark66026776"/><text:alphabetical-index-mark-end text:id="IMark65489896"/><text:span text:style-name="T43"> from those from another one.</text:span></text:p>
      <text:p text:style-name="P29"/>
      <text:p text:style-name="P29"><text:soft-page-break/><text:span text:style-name="T44">Also, remember to p</text:span>ay attention to the <text:alphabetical-index-mark-start text:id="IMark65693720"/><text:alphabetical-index-mark-start text:id="IMark64451288"/><text:alphabetical-index-mark-start text:id="IMark65595288"/><text:alphabetical-index-mark-start text:id="IMark65133528"/><text:alphabetical-index-mark-start text:id="IMark64545816"/>path<text:alphabetical-index-mark-end text:id="IMark64545816"/><text:alphabetical-index-mark-end text:id="IMark65133528"/><text:alphabetical-index-mark-end text:id="IMark65595288"/><text:alphabetical-index-mark-end text:id="IMark64451288"/><text:alphabetical-index-mark-end text:id="IMark65693720"/> to <text:span text:style-name="T17">[db]</text:span> and <text:span text:style-name="T17">[</text:span><text:alphabetical-index-mark-start text:id="IMark68736040"/><text:alphabetical-index-mark-start text:id="IMark63366968"/><text:alphabetical-index-mark-start text:id="IMark68792072"/><text:alphabetical-index-mark-start text:id="IMark67249752"/><text:alphabetical-index-mark-start text:id="IMark65945016"/><text:span text:style-name="T17">query</text:span><text:alphabetical-index-mark-end text:id="IMark65945016"/><text:alphabetical-index-mark-end text:id="IMark67249752"/><text:alphabetical-index-mark-end text:id="IMark68792072"/><text:alphabetical-index-mark-end text:id="IMark63366968"/><text:alphabetical-index-mark-end text:id="IMark68736040"/><text:span text:style-name="T17">]</text:span> if it is a <text:alphabetical-index-mark-start text:id="IMark66709880"/><text:alphabetical-index-mark-start text:id="IMark67622344"/><text:alphabetical-index-mark-start text:id="IMark66807400"/><text:alphabetical-index-mark-start text:id="IMark68372296"/><text:alphabetical-index-mark-start text:id="IMark66731992"/>.<text:alphabetical-index-mark-start text:id="IMark63185672"/><text:alphabetical-index-mark-start text:id="IMark68713288"/><text:alphabetical-index-mark-start text:id="IMark64342312"/><text:alphabetical-index-mark-start text:id="IMark66766440"/><text:alphabetical-index-mark-start text:id="IMark60368696"/><text:alphabetical-index-mark-start text:id="IMark66453704"/><text:alphabetical-index-mark-start text:id="IMark65599272"/><text:alphabetical-index-mark-start text:id="IMark66131336"/><text:alphabetical-index-mark-start text:id="IMark66533752"/><text:alphabetical-index-mark-start text:id="IMark66507192"/>sql<text:alphabetical-index-mark-end text:id="IMark66507192"/><text:alphabetical-index-mark-end text:id="IMark66533752"/><text:alphabetical-index-mark-end text:id="IMark66131336"/><text:alphabetical-index-mark-end text:id="IMark65599272"/><text:alphabetical-index-mark-end text:id="IMark66453704"/><text:alphabetical-index-mark-end text:id="IMark60368696"/><text:alphabetical-index-mark-end text:id="IMark66766440"/><text:alphabetical-index-mark-end text:id="IMark64342312"/><text:alphabetical-index-mark-end text:id="IMark68713288"/><text:alphabetical-index-mark-end text:id="IMark63185672"/><text:alphabetical-index-mark-end text:id="IMark66731992"/><text:alphabetical-index-mark-end text:id="IMark68372296"/><text:alphabetical-index-mark-end text:id="IMark66807400"/><text:alphabetical-index-mark-end text:id="IMark67622344"/><text:alphabetical-index-mark-end text:id="IMark66709880"/> <text:alphabetical-index-mark-start text:id="IMark67455192"/><text:alphabetical-index-mark-start text:id="IMark68267800"/><text:alphabetical-index-mark-start text:id="IMark66743192"/><text:alphabetical-index-mark-start text:id="IMark68543016"/><text:alphabetical-index-mark-start text:id="IMark67656888"/>file<text:alphabetical-index-mark-end text:id="IMark67656888"/><text:alphabetical-index-mark-end text:id="IMark68543016"/><text:alphabetical-index-mark-end text:id="IMark66743192"/><text:alphabetical-index-mark-end text:id="IMark68267800"/><text:alphabetical-index-mark-end text:id="IMark67455192"/>. If they are not in the same <text:alphabetical-index-mark-start text:id="IMark64833816"/><text:alphabetical-index-mark-start text:id="IMark68205432"/><text:alphabetical-index-mark-start text:id="IMark68697752"/><text:alphabetical-index-mark-start text:id="IMark63772184"/><text:alphabetical-index-mark-start text:id="IMark65266968"/>folder<text:alphabetical-index-mark-end text:id="IMark65266968"/><text:alphabetical-index-mark-end text:id="IMark63772184"/><text:alphabetical-index-mark-end text:id="IMark68697752"/><text:alphabetical-index-mark-end text:id="IMark68205432"/><text:alphabetical-index-mark-end text:id="IMark64833816"/> as <text:alphabetical-index-mark-start text:id="IMark63205384"/><text:alphabetical-index-mark-start text:id="IMark67009320"/><text:alphabetical-index-mark-start text:id="IMark64448632"/><text:alphabetical-index-mark-start text:id="IMark68746280"/><text:alphabetical-index-mark-start text:id="IMark67396840"/><text:alphabetical-index-mark-start text:id="IMark67132728"/><text:alphabetical-index-mark-start text:id="IMark65000296"/><text:alphabetical-index-mark-start text:id="IMark68668968"/><text:alphabetical-index-mark-start text:id="IMark67623672"/><text:alphabetical-index-mark-start text:id="IMark67626328"/>sql<text:alphabetical-index-mark-end text:id="IMark67626328"/><text:alphabetical-index-mark-end text:id="IMark67623672"/><text:alphabetical-index-mark-end text:id="IMark68668968"/><text:alphabetical-index-mark-end text:id="IMark65000296"/><text:alphabetical-index-mark-end text:id="IMark67132728"/><text:alphabetical-index-mark-end text:id="IMark67396840"/><text:alphabetical-index-mark-end text:id="IMark68746280"/><text:alphabetical-index-mark-end text:id="IMark64448632"/><text:alphabetical-index-mark-end text:id="IMark67009320"/><text:alphabetical-index-mark-end text:id="IMark63205384"/>c, then you will need to provide full <text:alphabetical-index-mark-start text:id="IMark60326952"/><text:alphabetical-index-mark-start text:id="IMark68776616"/><text:alphabetical-index-mark-start text:id="IMark66776152"/><text:alphabetical-index-mark-start text:id="IMark65607480"/><text:alphabetical-index-mark-start text:id="IMark65269272"/>path<text:alphabetical-index-mark-end text:id="IMark65269272"/><text:alphabetical-index-mark-end text:id="IMark65607480"/><text:alphabetical-index-mark-end text:id="IMark66776152"/><text:alphabetical-index-mark-end text:id="IMark68776616"/><text:alphabetical-index-mark-end text:id="IMark60326952"/>s or add those <text:alphabetical-index-mark-start text:id="IMark64449960"/><text:alphabetical-index-mark-start text:id="IMark63296392"/><text:alphabetical-index-mark-start text:id="IMark67617032"/><text:alphabetical-index-mark-start text:id="IMark65279848"/><text:alphabetical-index-mark-start text:id="IMark67628984"/>file<text:alphabetical-index-mark-end text:id="IMark67628984"/><text:alphabetical-index-mark-end text:id="IMark65279848"/><text:alphabetical-index-mark-end text:id="IMark67617032"/><text:alphabetical-index-mark-end text:id="IMark63296392"/><text:alphabetical-index-mark-end text:id="IMark64449960"/>s or <text:alphabetical-index-mark-start text:id="IMark66958728"/><text:alphabetical-index-mark-start text:id="IMark67299080"/><text:alphabetical-index-mark-start text:id="IMark65267960"/><text:alphabetical-index-mark-start text:id="IMark67625000"/><text:alphabetical-index-mark-start text:id="IMark66629704"/>folder<text:alphabetical-index-mark-end text:id="IMark66629704"/><text:alphabetical-index-mark-end text:id="IMark67625000"/><text:alphabetical-index-mark-end text:id="IMark65267960"/><text:alphabetical-index-mark-end text:id="IMark67299080"/><text:alphabetical-index-mark-end text:id="IMark66958728"/>s to your $<text:alphabetical-index-mark-start text:id="IMark68774088"/><text:alphabetical-index-mark-start text:id="IMark68686424"/><text:alphabetical-index-mark-start text:id="IMark65158632"/><text:alphabetical-index-mark-start text:id="IMark67398072"/><text:alphabetical-index-mark-start text:id="IMark68794600"/>PATH<text:alphabetical-index-mark-end text:id="IMark68794600"/><text:alphabetical-index-mark-end text:id="IMark67398072"/><text:alphabetical-index-mark-end text:id="IMark65158632"/><text:alphabetical-index-mark-end text:id="IMark68686424"/><text:alphabetical-index-mark-end text:id="IMark68774088"/>.</text:p>
      <text:p text:style-name="P29"/>
      <text:p text:style-name="P29"/>
      <text:h text:style-name="Heading_20_2" text:outline-level="2"><text:bookmark-start text:name="__RefHeading___Toc8555_467953159"/>5.<text:span text:style-name="T45">4</text:span>. <text:alphabetical-index-mark-start text:id="IMark63767384"/><text:alphabetical-index-mark-start text:id="IMark64194264"/><text:alphabetical-index-mark-start text:id="IMark60271496"/><text:span text:style-name="T42">Call</text:span><text:alphabetical-index-mark-end text:id="IMark60271496"/><text:alphabetical-index-mark-end text:id="IMark64194264"/><text:alphabetical-index-mark-end text:id="IMark63767384"/><text:span text:style-name="T42">ing </text:span><text:alphabetical-index-mark-start text:id="IMark63380072"/><text:alphabetical-index-mark-start text:id="IMark65030840"/><text:alphabetical-index-mark-start text:id="IMark68703176"/><text:alphabetical-index-mark-start text:id="IMark68733512"/><text:alphabetical-index-mark-start text:id="IMark65355560"/><text:alphabetical-index-mark-start text:id="IMark68629576"/><text:span text:style-name="T42">sql</text:span><text:alphabetical-index-mark-end text:id="IMark68629576"/><text:alphabetical-index-mark-end text:id="IMark65355560"/><text:alphabetical-index-mark-end text:id="IMark68733512"/><text:alphabetical-index-mark-end text:id="IMark68703176"/><text:alphabetical-index-mark-end text:id="IMark65030840"/><text:alphabetical-index-mark-end text:id="IMark63380072"/><text:span text:style-name="T42">p with three arguments.</text:span><text:bookmark-end text:name="__RefHeading___Toc8555_467953159"/></text:h>
      <text:p text:style-name="P29"/>
      <text:p text:style-name="P53">If you want to use <text:alphabetical-index-mark-start text:id="IMark68690568"/><text:alphabetical-index-mark-start text:id="IMark68751336"/>macro<text:alphabetical-index-mark-end text:id="IMark68751336"/><text:alphabetical-index-mark-end text:id="IMark68690568"/>s with <text:alphabetical-index-mark-start text:id="IMark65489896"/><text:alphabetical-index-mark-start text:id="IMark66026776"/><text:alphabetical-index-mark-start text:id="IMark68539864"/><text:alphabetical-index-mark-start text:id="IMark65614424"/>sql<text:alphabetical-index-mark-end text:id="IMark65614424"/><text:alphabetical-index-mark-end text:id="IMark68539864"/><text:alphabetical-index-mark-end text:id="IMark66026776"/><text:alphabetical-index-mark-end text:id="IMark65489896"/>p, the <text:alphabetical-index-mark-start text:id="IMark66000200"/><text:alphabetical-index-mark-start text:id="IMark67530952"/>syntax<text:alphabetical-index-mark-end text:id="IMark67530952"/><text:alphabetical-index-mark-end text:id="IMark66000200"/> for a <text:alphabetical-index-mark-start text:id="IMark66865720"/><text:alphabetical-index-mark-start text:id="IMark65693720"/>call<text:alphabetical-index-mark-end text:id="IMark65693720"/><text:alphabetical-index-mark-end text:id="IMark66865720"/> uses one more argument, which is the <text:alphabetical-index-mark-start text:id="IMark64451288"/><text:alphabetical-index-mark-start text:id="IMark65595288"/>macro<text:alphabetical-index-mark-end text:id="IMark65595288"/><text:alphabetical-index-mark-end text:id="IMark64451288"/> that you want to use, like:</text:p>
      <text:p text:style-name="P53"/>
      <text:p text:style-name="P55">./<text:alphabetical-index-mark-start text:id="IMark67627656"/><text:alphabetical-index-mark-start text:id="IMark68748808"/><text:alphabetical-index-mark-start text:id="IMark68736040"/><text:alphabetical-index-mark-start text:id="IMark63366968"/><text:alphabetical-index-mark-start text:id="IMark68792072"/><text:alphabetical-index-mark-start text:id="IMark67249752"/><text:alphabetical-index-mark-start text:id="IMark65945016"/><text:alphabetical-index-mark-start text:id="IMark65671688"/><text:alphabetical-index-mark-start text:id="IMark68686424"/><text:alphabetical-index-mark-start text:id="IMark68774088"/>sql<text:alphabetical-index-mark-end text:id="IMark68774088"/><text:alphabetical-index-mark-end text:id="IMark68686424"/><text:alphabetical-index-mark-end text:id="IMark65671688"/><text:alphabetical-index-mark-end text:id="IMark65945016"/><text:alphabetical-index-mark-end text:id="IMark67249752"/><text:alphabetical-index-mark-end text:id="IMark68792072"/><text:alphabetical-index-mark-end text:id="IMark63366968"/><text:alphabetical-index-mark-end text:id="IMark68736040"/><text:alphabetical-index-mark-end text:id="IMark68748808"/><text:alphabetical-index-mark-end text:id="IMark67627656"/>p [db] [<text:alphabetical-index-mark-start text:id="IMark65158632"/><text:alphabetical-index-mark-start text:id="IMark67398072"/><text:alphabetical-index-mark-start text:id="IMark68794600"/><text:alphabetical-index-mark-start text:id="IMark66958728"/><text:alphabetical-index-mark-start text:id="IMark67299080"/>query<text:alphabetical-index-mark-end text:id="IMark67299080"/><text:alphabetical-index-mark-end text:id="IMark66958728"/><text:alphabetical-index-mark-end text:id="IMark68794600"/><text:alphabetical-index-mark-end text:id="IMark67398072"/><text:alphabetical-index-mark-end text:id="IMark65158632"/>] <text:span text:style-name="T44">[</text:span><text:alphabetical-index-mark-start text:id="IMark65267960"/><text:alphabetical-index-mark-start text:id="IMark67625000"/><text:span text:style-name="T44">macro</text:span><text:alphabetical-index-mark-end text:id="IMark67625000"/><text:alphabetical-index-mark-end text:id="IMark65267960"/><text:span text:style-name="T44">]</text:span></text:p>
      <text:p text:style-name="P53"/>
      <text:p text:style-name="P53">Where <text:span text:style-name="T39">[</text:span><text:alphabetical-index-mark-start text:id="IMark67628984"/><text:alphabetical-index-mark-start text:id="IMark60326952"/><text:span text:style-name="T39">macro</text:span><text:alphabetical-index-mark-end text:id="IMark60326952"/><text:alphabetical-index-mark-end text:id="IMark67628984"/><text:span text:style-name="T39">]</text:span> represents the <text:alphabetical-index-mark-start text:id="IMark68776616"/><text:alphabetical-index-mark-start text:id="IMark66776152"/>macro<text:alphabetical-index-mark-end text:id="IMark66776152"/><text:alphabetical-index-mark-end text:id="IMark68776616"/> name that you intend to <text:alphabetical-index-mark-start text:id="IMark65607480"/><text:alphabetical-index-mark-start text:id="IMark65269272"/>call<text:alphabetical-index-mark-end text:id="IMark65269272"/><text:alphabetical-index-mark-end text:id="IMark65607480"/>. Currently there are two <text:alphabetical-index-mark-start text:id="IMark63205384"/><text:alphabetical-index-mark-start text:id="IMark67009320"/>macro<text:alphabetical-index-mark-end text:id="IMark67009320"/><text:alphabetical-index-mark-end text:id="IMark63205384"/>s:</text:p>
      <text:p text:style-name="P53"/>
      <text:h text:style-name="Heading_20_3" text:outline-level="3"><text:bookmark-start text:name="__RefHeading___Toc6740_413320909"/>5.<text:span text:style-name="T45">4</text:span>.1. <text:alphabetical-index-mark-start text:id="IMark67623672"/><text:alphabetical-index-mark-start text:id="IMark64833816"/>OPEN_<text:alphabetical-index-mark-start text:id="IMark68205432"/><text:alphabetical-index-mark-start text:id="IMark68697752"/>QUERY<text:alphabetical-index-mark-end text:id="IMark68697752"/><text:alphabetical-index-mark-end text:id="IMark68205432"/>_CLOSE<text:bookmark-end text:name="__RefHeading___Toc6740_413320909"/><text:alphabetical-index-mark-end text:id="IMark64833816"/><text:alphabetical-index-mark-end text:id="IMark67623672"/></text:h>
      <text:p text:style-name="P53"/>
      <text:p text:style-name="P53">This <text:alphabetical-index-mark-start text:id="IMark67455192"/><text:alphabetical-index-mark-start text:id="IMark68267800"/>macro<text:alphabetical-index-mark-end text:id="IMark68267800"/><text:alphabetical-index-mark-end text:id="IMark67455192"/> will open the <text:alphabetical-index-mark-start text:id="IMark66743192"/><text:alphabetical-index-mark-start text:id="IMark68543016"/>database<text:alphabetical-index-mark-end text:id="IMark68543016"/><text:alphabetical-index-mark-end text:id="IMark66743192"/>, perform the <text:alphabetical-index-mark-start text:id="IMark67656888"/><text:alphabetical-index-mark-start text:id="IMark66709880"/>query<text:alphabetical-index-mark-end text:id="IMark66709880"/><text:alphabetical-index-mark-end text:id="IMark67656888"/> you want, and then close the datbase.</text:p>
      <text:p text:style-name="P53"/>
      <text:p text:style-name="P53"/>
      <text:h text:style-name="Heading_20_3" text:outline-level="3"><text:bookmark-start text:name="__RefHeading___Toc6742_413320909"/>5.<text:span text:style-name="T45">4</text:span>.2. <text:alphabetical-index-mark-start text:id="IMark68713288"/><text:alphabetical-index-mark-start text:id="IMark66766440"/>TEST_DB<text:bookmark-end text:name="__RefHeading___Toc6742_413320909"/><text:alphabetical-index-mark-end text:id="IMark66766440"/><text:alphabetical-index-mark-end text:id="IMark68713288"/></text:h>
      <text:p text:style-name="P53"/>
      <text:p text:style-name="P53">This <text:alphabetical-index-mark-start text:id="IMark65599272"/><text:alphabetical-index-mark-start text:id="IMark66131336"/>macro<text:alphabetical-index-mark-end text:id="IMark66131336"/><text:alphabetical-index-mark-end text:id="IMark65599272"/> will not <text:alphabetical-index-mark-start text:id="IMark66533752"/><text:alphabetical-index-mark-start text:id="IMark66507192"/>execute<text:alphabetical-index-mark-end text:id="IMark66507192"/><text:alphabetical-index-mark-end text:id="IMark66533752"/> a <text:alphabetical-index-mark-start text:id="IMark65596904"/><text:alphabetical-index-mark-start text:id="IMark64454216"/>query<text:alphabetical-index-mark-end text:id="IMark64454216"/><text:alphabetical-index-mark-end text:id="IMark65596904"/>, but will test if the <text:alphabetical-index-mark-start text:id="IMark63221160"/><text:alphabetical-index-mark-start text:id="IMark68673752"/>database<text:alphabetical-index-mark-end text:id="IMark68673752"/><text:alphabetical-index-mark-end text:id="IMark63221160"/> is available or not.</text:p>
      <text:p text:style-name="P53"/>
      <text:p text:style-name="P53"/>
      <text:p text:style-name="P53">In effect, when you <text:alphabetical-index-mark-start text:id="IMark67130696"/><text:alphabetical-index-mark-start text:id="IMark67641928"/>call<text:alphabetical-index-mark-end text:id="IMark67641928"/><text:alphabetical-index-mark-end text:id="IMark67130696"/> <text:alphabetical-index-mark-start text:id="IMark64146120"/><text:alphabetical-index-mark-start text:id="IMark65595288"/><text:alphabetical-index-mark-start text:id="IMark64451288"/><text:alphabetical-index-mark-start text:id="IMark66865720"/>sql<text:alphabetical-index-mark-end text:id="IMark66865720"/><text:alphabetical-index-mark-end text:id="IMark64451288"/><text:alphabetical-index-mark-end text:id="IMark65595288"/><text:alphabetical-index-mark-end text:id="IMark64146120"/>p using two arguments and no <text:alphabetical-index-mark-start text:id="IMark65693720"/><text:alphabetical-index-mark-start text:id="IMark66000200"/>macro<text:alphabetical-index-mark-end text:id="IMark66000200"/><text:alphabetical-index-mark-end text:id="IMark65693720"/>, the <text:alphabetical-index-mark-start text:id="IMark67530952"/><text:alphabetical-index-mark-start text:id="IMark65489896"/>program<text:alphabetical-index-mark-end text:id="IMark65489896"/><text:alphabetical-index-mark-end text:id="IMark67530952"/> by default will <text:alphabetical-index-mark-start text:id="IMark66026776"/><text:alphabetical-index-mark-start text:id="IMark68539864"/>execute<text:alphabetical-index-mark-end text:id="IMark68539864"/><text:alphabetical-index-mark-end text:id="IMark66026776"/> with <text:alphabetical-index-mark-start text:id="IMark65614424"/><text:alphabetical-index-mark-start text:id="IMark68690568"/>OPEN_<text:alphabetical-index-mark-start text:id="IMark68751336"/><text:alphabetical-index-mark-start text:id="IMark65133528"/>QUERY<text:alphabetical-index-mark-end text:id="IMark65133528"/><text:alphabetical-index-mark-end text:id="IMark68751336"/>_CLOSE<text:alphabetical-index-mark-end text:id="IMark68690568"/><text:alphabetical-index-mark-end text:id="IMark65614424"/>. In the future other <text:alphabetical-index-mark-start text:id="IMark68797128"/><text:alphabetical-index-mark-start text:id="IMark64545816"/>macro<text:alphabetical-index-mark-end text:id="IMark64545816"/><text:alphabetical-index-mark-end text:id="IMark68797128"/>s might be designed.</text:p>
      <text:p text:style-name="P11"/>
      <text:p text:style-name="P6"/>
      <text:h text:style-name="P77" text:outline-level="1"><text:bookmark-start text:name="__RefHeading___Toc993_76759228"/>6. Sources<text:bookmark-end text:name="__RefHeading___Toc993_76759228"/></text:h>
      <text:p text:style-name="P5"/>
      <text:p text:style-name="P8"><text:span text:style-name="T9">6.</text:span><text:span text:style-name="T10">1</text:span><text:span text:style-name="T9">.</text:span><text:span text:style-name="T7"> </text:span><text:alphabetical-index-mark-start text:id="IMark67628984"/><text:alphabetical-index-mark-start text:id="IMark60326952"/><text:alphabetical-index-mark-start text:id="IMark67396840"/><text:alphabetical-index-mark-start text:id="IMark67009320"/><text:alphabetical-index-mark-start text:id="IMark63205384"/><text:alphabetical-index-mark-start text:id="IMark65607480"/><text:alphabetical-index-mark-start text:id="IMark65269272"/><text:alphabetical-index-mark-start text:id="IMark68776616"/><text:alphabetical-index-mark-start text:id="IMark66776152"/><text:alphabetical-index-mark-start text:id="IMark67132728"/><text:alphabetical-index-mark-start text:id="IMark68668968"/><text:alphabetical-index-mark-start text:id="IMark65000296"/><text:alphabetical-index-mark-start text:id="IMark67626328"/><text:alphabetical-index-mark-start text:id="IMark64833816"/><text:alphabetical-index-mark-start text:id="IMark67623672"/>Sql<text:alphabetical-index-mark-end text:id="IMark67623672"/><text:alphabetical-index-mark-end text:id="IMark64833816"/><text:alphabetical-index-mark-end text:id="IMark67626328"/><text:alphabetical-index-mark-end text:id="IMark65000296"/><text:alphabetical-index-mark-end text:id="IMark68668968"/><text:alphabetical-index-mark-end text:id="IMark67132728"/><text:alphabetical-index-mark-end text:id="IMark66776152"/><text:alphabetical-index-mark-end text:id="IMark68776616"/><text:alphabetical-index-mark-end text:id="IMark65269272"/><text:alphabetical-index-mark-end text:id="IMark65607480"/>ite<text:alphabetical-index-mark-end text:id="IMark63205384"/><text:alphabetical-index-mark-end text:id="IMark67009320"/><text:alphabetical-index-mark-end text:id="IMark67396840"/><text:alphabetical-index-mark-end text:id="IMark60326952"/><text:alphabetical-index-mark-end text:id="IMark67628984"/>.org. (2000). <text:alphabetical-index-mark-start text:id="IMark68205432"/><text:alphabetical-index-mark-start text:id="IMark68697752"/><text:alphabetical-index-mark-start text:id="IMark65266968"/><text:alphabetical-index-mark-start text:id="IMark63772184"/><text:alphabetical-index-mark-start text:id="IMark66709880"/><text:alphabetical-index-mark-start text:id="IMark67656888"/><text:alphabetical-index-mark-start text:id="IMark66743192"/><text:alphabetical-index-mark-start text:id="IMark68543016"/><text:alphabetical-index-mark-start text:id="IMark67455192"/><text:alphabetical-index-mark-start text:id="IMark68267800"/><text:alphabetical-index-mark-start text:id="IMark67622344"/><text:alphabetical-index-mark-start text:id="IMark68372296"/><text:alphabetical-index-mark-start text:id="IMark66807400"/><text:alphabetical-index-mark-start text:id="IMark63185672"/><text:alphabetical-index-mark-start text:id="IMark66731992"/>SQL<text:alphabetical-index-mark-end text:id="IMark66731992"/><text:alphabetical-index-mark-end text:id="IMark63185672"/><text:alphabetical-index-mark-end text:id="IMark66807400"/><text:alphabetical-index-mark-end text:id="IMark68372296"/><text:alphabetical-index-mark-end text:id="IMark67622344"/><text:alphabetical-index-mark-end text:id="IMark68267800"/><text:alphabetical-index-mark-end text:id="IMark67455192"/><text:alphabetical-index-mark-end text:id="IMark68543016"/><text:alphabetical-index-mark-end text:id="IMark66743192"/><text:alphabetical-index-mark-end text:id="IMark67656888"/>ite<text:alphabetical-index-mark-end text:id="IMark66709880"/><text:alphabetical-index-mark-end text:id="IMark63772184"/><text:alphabetical-index-mark-end text:id="IMark65266968"/><text:alphabetical-index-mark-end text:id="IMark68697752"/><text:alphabetical-index-mark-end text:id="IMark68205432"/> Home Page. [online] Available at: https://www<text:alphabetical-index-mark-start text:id="IMark64342312"/><text:alphabetical-index-mark-start text:id="IMark66766440"/><text:alphabetical-index-mark-start text:id="IMark68713288"/><text:alphabetical-index-mark-start text:id="IMark66453704"/><text:alphabetical-index-mark-start text:id="IMark60368696"/>.<text:alphabetical-index-mark-start text:id="IMark65971880"/><text:alphabetical-index-mark-start text:id="IMark65599272"/><text:alphabetical-index-mark-start text:id="IMark66131336"/><text:alphabetical-index-mark-start text:id="IMark66533752"/><text:alphabetical-index-mark-start text:id="IMark66507192"/><text:alphabetical-index-mark-start text:id="IMark65596904"/><text:alphabetical-index-mark-start text:id="IMark64454216"/><text:alphabetical-index-mark-start text:id="IMark63221160"/><text:alphabetical-index-mark-start text:id="IMark68673752"/><text:alphabetical-index-mark-start text:id="IMark63767384"/><text:alphabetical-index-mark-start text:id="IMark64445976"/><text:alphabetical-index-mark-start text:id="IMark64194264"/><text:alphabetical-index-mark-start text:id="IMark60271496"/><text:alphabetical-index-mark-start text:id="IMark65030840"/><text:alphabetical-index-mark-start text:id="IMark63380072"/><text:alphabetical-index-mark-start text:id="IMark68703176"/><text:alphabetical-index-mark-start text:id="IMark68733512"/><text:alphabetical-index-mark-start text:id="IMark68629576"/>sql<text:alphabetical-index-mark-end text:id="IMark68629576"/><text:alphabetical-index-mark-end text:id="IMark68733512"/><text:alphabetical-index-mark-end text:id="IMark68703176"/><text:alphabetical-index-mark-end text:id="IMark63380072"/><text:alphabetical-index-mark-end text:id="IMark65030840"/><text:alphabetical-index-mark-end text:id="IMark60271496"/><text:alphabetical-index-mark-end text:id="IMark64194264"/><text:alphabetical-index-mark-end text:id="IMark64445976"/><text:alphabetical-index-mark-end text:id="IMark63767384"/><text:alphabetical-index-mark-end text:id="IMark68673752"/><text:alphabetical-index-mark-end text:id="IMark63221160"/><text:alphabetical-index-mark-end text:id="IMark64454216"/><text:alphabetical-index-mark-end text:id="IMark65596904"/><text:alphabetical-index-mark-end text:id="IMark60368696"/><text:alphabetical-index-mark-end text:id="IMark66453704"/><text:alphabetical-index-mark-end text:id="IMark68713288"/><text:alphabetical-index-mark-end text:id="IMark66766440"/><text:alphabetical-index-mark-end text:id="IMark64342312"/>ite<text:alphabetical-index-mark-end text:id="IMark66507192"/><text:alphabetical-index-mark-end text:id="IMark66533752"/><text:alphabetical-index-mark-end text:id="IMark66131336"/><text:alphabetical-index-mark-end text:id="IMark65599272"/><text:alphabetical-index-mark-end text:id="IMark65971880"/>.org/index.html [Acc<text:alphabetical-index-mark-start text:id="IMark65355560"/>es<text:alphabetical-index-mark-end text:id="IMark65355560"/>sed 26 Aug. 2019].</text:p>
      <text:p text:style-name="P8"/>
      <text:p text:style-name="P5"/>
      <text:p text:style-name="P5"/>
      <text:p text:style-name="P5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77" text:outline-level="1">Alphabetical Index</text:h>
          </text:index-title>
          <text:p text:style-name="P78"/>
          <text:p text:style-name="P78">A</text:p>
          <text:p text:style-name="P74">advantage<text:tab/>5</text:p>
          <text:p text:style-name="P74">append<text:tab/>7p.</text:p>
          <text:p text:style-name="P74">application<text:tab/>1</text:p>
          <text:p text:style-name="P78"/>
          <text:p text:style-name="P78"/>
          <text:p text:style-name="P78">C</text:p>
          <text:p text:style-name="P74"/>
          <text:p text:style-name="P74">call<text:tab/>3, 7, 9pp., 16</text:p>
          <text:p text:style-name="P74">Call<text:tab/>3, 11, 15p.</text:p>
          <text:p text:style-name="P74">character<text:tab/>6p., 9, 15</text:p>
          <text:p text:style-name="P74">code<text:tab/>6p., 9</text:p>
          <text:p text:style-name="P74">common<text:tab/>1, 3, 5, 11</text:p>
          <text:p text:style-name="P74">composite<text:tab/>3, 6pp., 15</text:p>
          <text:p text:style-name="P74">Composite<text:tab/>6, 8</text:p>
          <text:p text:style-name="P74">contribute<text:tab/>2</text:p>
          <text:p text:style-name="P74">CONTRIBUTING<text:tab/>2</text:p>
          <text:p text:style-name="P74">COPYING<text:tab/>2</text:p>
          <text:p text:style-name="P78"/>
          <text:p text:style-name="P78"/>
          <text:p text:style-name="P78">D</text:p>
          <text:p text:style-name="P74"/>
          <text:p text:style-name="P74">database<text:tab/>1, 5, 8, 10p., 13, 15p.</text:p>
          <text:p text:style-name="P74">dataset<text:tab/>5, 11</text:p>
          <text:p text:style-name="P74">DBMS<text:tab/>6</text:p>
          <text:p text:style-name="P74">develop<text:tab/>1</text:p>
          <text:p text:style-name="P74">developer<text:tab/>1</text:p>
          <text:p text:style-name="P74">dialect<text:tab/>3, 6</text:p>
          <text:p text:style-name="P78"/>
          <text:p text:style-name="P78"/>
          <text:p text:style-name="P78">E</text:p>
          <text:p text:style-name="P74"/>
          <text:p text:style-name="P74">Edronkin<text:tab/>1</text:p>
          <text:p text:style-name="P74"><text:soft-page-break/>environment<text:tab/>3, 11p.</text:p>
          <text:p text:style-name="P74">es<text:tab/>1, 17</text:p>
          <text:p text:style-name="P74">execute<text:tab/>5, 16</text:p>
          <text:p text:style-name="P78"/>
          <text:p text:style-name="P78"/>
          <text:p text:style-name="P78">F</text:p>
          <text:p text:style-name="P74"/>
          <text:p text:style-name="P74">factor<text:tab/>6</text:p>
          <text:p text:style-name="P74">file<text:tab/>1, 3, 5pp., 11, 13pp.</text:p>
          <text:p text:style-name="P74">folder<text:tab/>8, 13pp.</text:p>
          <text:p text:style-name="P74">format<text:tab/>2, 5, 13</text:p>
          <text:p text:style-name="P74">Fortran<text:tab/>11</text:p>
          <text:p text:style-name="P78"/>
          <text:p text:style-name="P78"/>
          <text:p text:style-name="P78">G</text:p>
          <text:p text:style-name="P74"/>
          <text:p text:style-name="P74">g++<text:tab/>14</text:p>
          <text:p text:style-name="P74">gcc<text:tab/>12, 14</text:p>
          <text:p text:style-name="P78"/>
          <text:p text:style-name="P78"/>
          <text:p text:style-name="P78">H</text:p>
          <text:p text:style-name="P74"/>
          <text:p text:style-name="P74">handle<text:tab/>5</text:p>
          <text:p text:style-name="P78"/>
          <text:p text:style-name="P78"/>
          <text:p text:style-name="P78">I</text:p>
          <text:p text:style-name="P74"/>
          <text:p text:style-name="P74">independent<text:tab/>5</text:p>
          <text:p text:style-name="P74">information<text:tab/>2</text:p>
          <text:p text:style-name="P74">INSERT<text:tab/>7</text:p>
          <text:p text:style-name="P74">install<text:tab/>1, 3, 9, 14</text:p>
          <text:p text:style-name="P74">Install<text:tab/>3, 14</text:p>
          <text:p text:style-name="P74">instance<text:tab/>8</text:p>
          <text:p text:style-name="P78"/>
          <text:p text:style-name="P78"/>
          <text:p text:style-name="P78">L</text:p>
          <text:p text:style-name="P74"/>
          <text:p text:style-name="P74"><text:soft-page-break/>libraries<text:tab/>9, 11</text:p>
          <text:p text:style-name="P74">library<text:tab/>1, 11</text:p>
          <text:p text:style-name="P74">license<text:tab/>2, 13</text:p>
          <text:p text:style-name="P74">License<text:tab/>1, 3</text:p>
          <text:p text:style-name="P74">link<text:tab/>14</text:p>
          <text:p text:style-name="P74">Link<text:tab/>14</text:p>
          <text:p text:style-name="P74">Linux<text:tab/>12, 14p.</text:p>
          <text:p text:style-name="P74">listing<text:tab/>7p., 15</text:p>
          <text:p text:style-name="P74">lock<text:tab/>11p.</text:p>
          <text:p text:style-name="P74">locking<text:tab/>11p.</text:p>
          <text:p text:style-name="P74">lsqlite<text:tab/>14</text:p>
          <text:p text:style-name="P78"/>
          <text:p text:style-name="P78"/>
          <text:p text:style-name="P78">M</text:p>
          <text:p text:style-name="P74"/>
          <text:p text:style-name="P74">macro<text:tab/>15p.</text:p>
          <text:p text:style-name="P74">manage<text:tab/>6, 11</text:p>
          <text:p text:style-name="P74">MariaDB<text:tab/>5</text:p>
          <text:p text:style-name="P74">module<text:tab/>1</text:p>
          <text:p text:style-name="P74">mpi<text:tab/>3, 12, 14</text:p>
          <text:p text:style-name="P74">MPI<text:tab/>11p.</text:p>
          <text:p text:style-name="P74">multiple<text:tab/>15</text:p>
          <text:p text:style-name="P74">Mysql<text:tab/>5</text:p>
          <text:p text:style-name="P78"/>
          <text:p text:style-name="P78"/>
          <text:p text:style-name="P78">O</text:p>
          <text:p text:style-name="P74"/>
          <text:p text:style-name="P74">OPEN_QUERY_CLOSE<text:tab/>3, 16</text:p>
          <text:p text:style-name="P74">OpenMP<text:tab/>11p.</text:p>
          <text:p text:style-name="P74">operating<text:tab/>14</text:p>
          <text:p text:style-name="P74">Operating<text:tab/>3, 12</text:p>
          <text:p text:style-name="P74">operation<text:tab/>8</text:p>
          <text:p text:style-name="P74">orcid<text:tab/>1</text:p>
          <text:p text:style-name="P74"><text:soft-page-break/>overwrite<text:tab/>7p.</text:p>
          <text:p text:style-name="P78"/>
          <text:p text:style-name="P78"/>
          <text:p text:style-name="P78">P</text:p>
          <text:p text:style-name="P74"/>
          <text:p text:style-name="P74">parse<text:tab/>7, 15</text:p>
          <text:p text:style-name="P74">path<text:tab/>14, 16</text:p>
          <text:p text:style-name="P74">PATH<text:tab/>16</text:p>
          <text:p text:style-name="P74">PostgreSQL<text:tab/>5</text:p>
          <text:p text:style-name="P74">preparation<text:tab/>11</text:p>
          <text:p text:style-name="P74">program<text:tab/>1, 5p., 9, 11, 16</text:p>
          <text:p text:style-name="P74">project<text:tab/>1p.</text:p>
          <text:p text:style-name="P78"/>
          <text:p text:style-name="P78"/>
          <text:p text:style-name="P78">Q</text:p>
          <text:p text:style-name="P74"/>
          <text:p text:style-name="P74">queries<text:tab/>1, 5pp., 11, 15</text:p>
          <text:p text:style-name="P74">query<text:tab/>1, 3, 6pp., 11, 15p.</text:p>
          <text:p text:style-name="P74">Query<text:tab/>15</text:p>
          <text:p text:style-name="P74">QUERY<text:tab/>3, 16</text:p>
          <text:p text:style-name="P78"/>
          <text:p text:style-name="P78"/>
          <text:p text:style-name="P78">R</text:p>
          <text:p text:style-name="P74"/>
          <text:p text:style-name="P74">RDBMS<text:tab/>6</text:p>
          <text:p text:style-name="P74">README<text:tab/>1</text:p>
          <text:p text:style-name="P74">relational<text:tab/>5</text:p>
          <text:p text:style-name="P74">Relational<text:tab/>6</text:p>
          <text:p text:style-name="P74">repetitive<text:tab/>5, 11</text:p>
          <text:p text:style-name="P74">result<text:tab/>3, 7p., 14p.</text:p>
          <text:p text:style-name="P74">results<text:tab/>3, 7p., 14p.</text:p>
          <text:p text:style-name="P74">retrieve<text:tab/>7, 11</text:p>
          <text:p text:style-name="P74">return<text:tab/>7, 15</text:p>
          <text:p text:style-name="P78"/>
          <text:p text:style-name="P78"/>
          <text:p text:style-name="P78"><text:soft-page-break/>S</text:p>
          <text:p text:style-name="P74"/>
          <text:p text:style-name="P74">Scheme<text:tab/>10p.</text:p>
          <text:p text:style-name="P74">select<text:tab/>7</text:p>
          <text:p text:style-name="P74">SELECT<text:tab/>7p., 10, 15</text:p>
          <text:p text:style-name="P74">sentence<text:tab/>5</text:p>
          <text:p text:style-name="P74">server<text:tab/>5</text:p>
          <text:p text:style-name="P74">setting<text:tab/>1</text:p>
          <text:p text:style-name="P74">single<text:tab/>5, 8p., 11</text:p>
          <text:p text:style-name="P74">Single<text:tab/>8</text:p>
          <text:p text:style-name="P74">snippet<text:tab/>14</text:p>
          <text:p text:style-name="P74">sql<text:tab/>1, 3, 5pp.</text:p>
          <text:p text:style-name="P74">Sql<text:tab/>1, 3, 5pp., 11, 15, 17</text:p>
          <text:p text:style-name="P74">SQL<text:tab/>1, 3, 5pp., 9, 11p., 15, 17</text:p>
          <text:p text:style-name="P74">sqlite<text:tab/>1, 14, 17</text:p>
          <text:p text:style-name="P74">Sqlite<text:tab/>1, 5pp., 11, 15, 17</text:p>
          <text:p text:style-name="P74">SQLite<text:tab/>17</text:p>
          <text:p text:style-name="P74">Sqlite3<text:tab/>1</text:p>
          <text:p text:style-name="P74">string<text:tab/>9pp., 15</text:p>
          <text:p text:style-name="P74">syntax<text:tab/>3, 8, 10, 16</text:p>
          <text:p text:style-name="P74">system<text:tab/>1, 3, 5p., 9pp., 14p.</text:p>
          <text:p text:style-name="P74">System<text:tab/>3, 9</text:p>
          <text:p text:style-name="P78"/>
          <text:p text:style-name="P78"/>
          <text:p text:style-name="P78">T</text:p>
          <text:p text:style-name="P74"/>
          <text:p text:style-name="P74">table<text:tab/>8, 10pp., 15</text:p>
          <text:p text:style-name="P74">Table<text:tab/>3</text:p>
          <text:p text:style-name="P74">terminal<text:tab/>1, 9p., 15</text:p>
          <text:p text:style-name="P74">TEST_DB<text:tab/>4, 16</text:p>
          <text:p text:style-name="P74">thread<text:tab/>3, 11p.</text:p>
          <text:p text:style-name="P74">tool<text:tab/>5, 11</text:p>
          <text:p text:style-name="P74">trouble<text:tab/>14</text:p>
          <text:p text:style-name="P78"><text:soft-page-break/></text:p>
          <text:p text:style-name="P78"/>
          <text:p text:style-name="P78">W</text:p>
          <text:p text:style-name="P74"/>
          <text:p text:style-name="P74">Windows<text:tab/>12</text:p>
          <text:p text:style-name="P78"/>
          <text:p text:style-name="P78"/>
          <text:p text:style-name="P78">Y</text:p>
          <text:p text:style-name="P74"/>
          <text:p text:style-name="P74">your_database<text:tab/>8, 10, 15</text:p>
          <text:p text:style-name="P74">your_table<text:tab/>8, 10, 15</text:p>
          <text:p text:style-name="P78"/>
          <text:p text:style-name="P78"/>
          <text:p text:style-name="P78">.</text:p>
          <text:p text:style-name="P74"/>
          <text:p text:style-name="P74">.cpp<text:tab/>13p.</text:p>
          <text:p text:style-name="P74">.hpp<text:tab/>13p.</text:p>
          <text:p text:style-name="P74">.sql<text:tab/>1, 6p., 11, 13, 15pp.</text:p>
          <text:p text:style-name="P74">.txt<text:tab/>7p., 15</text:p>
          <text:p text:style-name="P78"/>
          <text:p text:style-name="P78"/>
          <text:p text:style-name="P78">/</text:p>
          <text:p text:style-name="P74"/>
          <text:p text:style-name="P74">/doc<text:tab/>3, 13</text:p>
          <text:p text:style-name="P74">/examples<text:tab/>3, 13, 15</text:p>
        </text:index-body>
      </text:alphabetical-index>
      <text:p text:style-name="P47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0-08T13:07:24.471045106</dc:date>
    <meta:editing-duration>P4DT15H14M4S</meta:editing-duration>
    <meta:editing-cycles>79</meta:editing-cycles>
    <meta:generator>LibreOffice/5.1.6.2$Linux_X86_64 LibreOffice_project/10m0$Build-2</meta:generator>
    <meta:document-statistic meta:table-count="0" meta:image-count="0" meta:object-count="0" meta:page-count="23" meta:paragraph-count="307" meta:word-count="2708" meta:character-count="15376" meta:non-whitespace-character-count="12971"/>
  </office:meta>
</office:document-meta>
</file>